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consol" svg:font-family="'Lucida cons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Lucida console" svg:font-family="'Lucida console'"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text-properties fo:language="en" fo:country="GB" style:font-name-asian="TimesNewRoman"/>
    </style:style>
    <style:style style:name="P4" style:family="paragraph" style:parent-style-name="Standard">
      <style:paragraph-properties fo:text-align="justify" style:justify-single-word="false"/>
      <style:text-properties fo:language="en" fo:country="GB" style:font-name-asian="TimesNewRoman"/>
    </style:style>
    <style:style style:name="P5" style:family="paragraph" style:parent-style-name="Standard">
      <style:paragraph-properties style:text-autospace="none"/>
      <style:text-properties fo:language="en" fo:country="GB" style:font-name-asian="TimesNewRoman"/>
    </style:style>
    <style:style style:name="P6" style:family="paragraph" style:parent-style-name="Standard">
      <style:paragraph-properties style:text-autospace="none"/>
      <style:text-properties fo:language="en" fo:country="GB" style:font-name-asian="TimesNewRoman" style:font-weight-complex="bold"/>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autospace="none"/>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text-autospace="none"/>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fo:text-align="justify" style:justify-single-word="false" style:text-autospace="none"/>
      <style:text-properties fo:language="en" fo:country="GB" fo:font-weight="bold" style:font-weight-asian="bold"/>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paragraph-properties fo:text-align="justify" style:justify-single-word="false"/>
      <style:text-properties fo:language="en" fo:country="GB" fo:font-weight="bold" style:font-weight-asian="bold" style:font-weight-complex="bold"/>
    </style:style>
    <style:style style:name="P15" style:family="paragraph" style:parent-style-name="Standard">
      <style:paragraph-properties style:text-autospace="none"/>
      <style:text-properties fo:language="en" fo:country="GB" fo:font-weight="bold" style:font-name-asian="TimesNewRoman" style:font-weight-asian="bold"/>
    </style:style>
    <style:style style:name="P16" style:family="paragraph" style:parent-style-name="Standard">
      <style:paragraph-properties style:text-autospace="none"/>
      <style:text-properties fo:language="en" fo:country="GB"/>
    </style:style>
    <style:style style:name="P17" style:family="paragraph" style:parent-style-name="Standard">
      <style:paragraph-properties fo:text-align="justify" style:justify-single-word="false"/>
      <style:text-properties fo:language="en" fo:country="GB" style:font-weight-complex="bold"/>
    </style:style>
    <style:style style:name="P18" style:family="paragraph" style:parent-style-name="Standard">
      <style:paragraph-properties fo:text-align="start" style:justify-single-word="false"/>
      <style:text-properties fo:language="en" fo:country="GB"/>
    </style:style>
    <style:style style:name="P19" style:family="paragraph" style:parent-style-name="Standard">
      <style:paragraph-properties fo:text-align="justify" style:justify-single-word="false"/>
      <style:text-properties fo:language="en" fo:country="GB" fo:font-weight="normal" style:font-weight-asian="normal" style:font-weight-complex="normal"/>
    </style:style>
    <style:style style:name="P20" style:family="paragraph" style:parent-style-name="Standard">
      <style:paragraph-properties fo:text-align="start" style:justify-single-word="false"/>
      <style:text-properties fo:language="en" fo:country="GB" fo:font-weight="normal" style:font-weight-asian="normal" style:font-weight-complex="normal"/>
    </style:style>
    <style:style style:name="P21" style:family="paragraph" style:parent-style-name="Standard">
      <style:paragraph-properties fo:text-align="justify" style:justify-single-word="false"/>
      <style:text-properties fo:language="en" fo:country="GB" style:text-underline-style="none"/>
    </style:style>
    <style:style style:name="P22" style:family="paragraph" style:parent-style-name="Standard">
      <style:paragraph-properties fo:text-align="justify" style:justify-single-word="false"/>
      <style:text-properties fo:language="en" fo:country="GB" style:text-underline-style="solid" style:text-underline-width="auto" style:text-underline-color="font-color"/>
    </style:style>
    <style:style style:name="P23" style:family="paragraph" style:parent-style-name="Standard">
      <style:text-properties fo:language="en" fo:country="GB" officeooo:paragraph-rsid="000a808b"/>
    </style:style>
    <style:style style:name="P24" style:family="paragraph" style:parent-style-name="Standard">
      <style:text-properties fo:language="en" fo:country="GB" officeooo:paragraph-rsid="0015b5f2"/>
    </style:style>
    <style:style style:name="P25" style:family="paragraph" style:parent-style-name="Standard">
      <style:text-properties fo:language="en" fo:country="GB" officeooo:paragraph-rsid="0012092d"/>
    </style:style>
    <style:style style:name="P26" style:family="paragraph" style:parent-style-name="Standard">
      <style:text-properties fo:language="en" fo:country="GB" officeooo:paragraph-rsid="001753c5"/>
    </style:style>
    <style:style style:name="P27" style:family="paragraph" style:parent-style-name="Standard">
      <style:paragraph-properties fo:text-align="justify" style:justify-single-word="false"/>
      <style:text-properties fo:language="en" fo:country="GB" fo:font-style="normal" fo:font-weight="normal" officeooo:paragraph-rsid="001f3a46" style:font-style-asian="normal" style:font-weight-asian="normal" style:font-style-complex="normal" style:font-weight-complex="normal"/>
    </style:style>
    <style:style style:name="P28" style:family="paragraph" style:parent-style-name="Standard">
      <style:text-properties fo:language="en" fo:country="GB" officeooo:paragraph-rsid="00186bc2"/>
    </style:style>
    <style:style style:name="P29" style:family="paragraph" style:parent-style-name="Standard">
      <style:text-properties fo:language="en" fo:country="GB" officeooo:paragraph-rsid="001d3a23"/>
    </style:style>
    <style:style style:name="P30" style:family="paragraph" style:parent-style-name="Standard">
      <style:text-properties fo:language="en" fo:country="GB" officeooo:paragraph-rsid="001daeaa"/>
    </style:style>
    <style:style style:name="P31" style:family="paragraph" style:parent-style-name="Standard">
      <style:paragraph-properties fo:text-align="center" style:justify-single-word="false"/>
      <style:text-properties fo:font-size="14pt" fo:language="en" fo:country="GB" style:font-size-asian="14pt" style:font-size-complex="14pt"/>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autospace="none"/>
    </style:style>
    <style:style style:name="P34" style:family="paragraph" style:parent-style-name="Standard">
      <style:paragraph-properties fo:text-align="justify" style:justify-single-word="false"/>
      <style:text-properties officeooo:paragraph-rsid="001a0bc1"/>
    </style:style>
    <style:style style:name="P35" style:family="paragraph" style:parent-style-name="Standard">
      <style:paragraph-properties fo:text-align="justify" style:justify-single-word="false"/>
      <style:text-properties officeooo:paragraph-rsid="001f13b6"/>
    </style:style>
    <style:style style:name="P36" style:family="paragraph" style:parent-style-name="Standard">
      <style:paragraph-properties fo:text-align="justify" style:justify-single-word="false"/>
      <style:text-properties officeooo:paragraph-rsid="002d96c1"/>
    </style:style>
    <style:style style:name="P37" style:family="paragraph" style:parent-style-name="Standard">
      <style:text-properties fo:font-weight="bold" style:font-weight-asian="bold"/>
    </style:style>
    <style:style style:name="P38" style:family="paragraph" style:parent-style-name="Standard">
      <style:paragraph-properties style:text-autospace="none"/>
    </style:style>
    <style:style style:name="P39" style:family="paragraph" style:parent-style-name="Standard">
      <style:text-properties fo:language="en" fo:country="US"/>
    </style:style>
    <style:style style:name="P40" style:family="paragraph" style:parent-style-name="Standard">
      <style:paragraph-properties fo:text-align="justify" style:justify-single-word="false"/>
      <style:text-properties fo:language="en" fo:country="US"/>
    </style:style>
    <style:style style:name="P41" style:family="paragraph" style:parent-style-name="Standard">
      <style:paragraph-properties fo:text-align="justify" style:justify-single-word="false"/>
      <style:text-properties fo:language="en" fo:country="US" officeooo:paragraph-rsid="002d96c1"/>
    </style:style>
    <style:style style:name="P42"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43" style:family="paragraph" style:parent-style-name="Standard">
      <style:paragraph-properties style:snap-to-layout-grid="false"/>
      <style:text-properties fo:language="en" fo:country="US" style:language-asian="zxx" style:country-asian="none"/>
    </style:style>
    <style:style style:name="P44" style:family="paragraph" style:parent-style-name="Standard">
      <style:paragraph-properties style:text-autospace="none"/>
      <style:text-properties fo:font-size="10pt" fo:language="en" fo:country="GB" style:font-size-asian="10pt" style:font-size-complex="10pt"/>
    </style:style>
    <style:style style:name="P45" style:family="paragraph" style:parent-style-name="Standard">
      <style:text-properties style:font-name="Courier New" fo:font-size="10pt" style:font-size-asian="10pt" style:font-name-complex="Courier New"/>
    </style:style>
    <style:style style:name="P46"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47" style:family="paragraph" style:parent-style-name="Standard">
      <style:text-properties style:font-name="Courier New" fo:font-size="10pt" fo:language="en" fo:country="US" style:font-size-asian="10pt" style:font-name-complex="Courier New" style:font-size-complex="10pt"/>
    </style:style>
    <style:style style:name="P48"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49" style:family="paragraph" style:parent-style-name="Standard">
      <style:text-properties style:font-name="Courier New" fo:font-size="10pt" fo:language="en" fo:country="US" officeooo:paragraph-rsid="0005222c" style:font-size-asian="10pt" style:font-name-complex="Courier New" style:font-size-complex="10pt"/>
    </style:style>
    <style:style style:name="P50" style:family="paragraph" style:parent-style-name="Standard">
      <style:paragraph-properties fo:text-align="justify" style:justify-single-word="false"/>
      <style:text-properties style:font-name="Courier New" fo:font-size="10pt" fo:language="en" fo:country="US" style:font-size-asian="10pt" style:font-name-complex="Courier New" style:font-size-complex="8pt"/>
    </style:style>
    <style:style style:name="P51" style:family="paragraph" style:parent-style-name="Standard">
      <style:text-properties style:font-name="Courier New" fo:font-size="10pt" fo:language="en" fo:country="GB" style:font-size-asian="10pt" style:font-name-complex="Courier New"/>
    </style:style>
    <style:style style:name="P52" style:family="paragraph" style:parent-style-name="Standard">
      <style:text-properties style:font-name="Courier New" fo:font-size="10pt" fo:language="en" fo:country="GB" style:font-size-asian="10pt" style:font-name-complex="Courier New" style:font-size-complex="10pt"/>
    </style:style>
    <style:style style:name="P53"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54" style:family="paragraph" style:parent-style-name="Standard">
      <style:paragraph-properties fo:text-align="justify" style:justify-single-word="false"/>
      <style:text-properties style:font-name="Courier New" fo:font-size="10pt" fo:language="en" fo:country="GB" officeooo:paragraph-rsid="00317cfe" style:font-size-asian="10pt" style:font-name-complex="Courier New" style:font-size-complex="10pt"/>
    </style:style>
    <style:style style:name="P55"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56"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8pt"/>
    </style:style>
    <style:style style:name="P57"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style>
    <style:style style:name="P58"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font-weight-complex="bold"/>
    </style:style>
    <style:style style:name="P59" style:family="paragraph" style:parent-style-name="Standard">
      <style:paragraph-properties fo:text-align="justify" style:justify-single-word="false"/>
      <style:text-properties style:font-name="Courier New" fo:font-size="10pt" fo:language="en" fo:country="GB" fo:font-weight="bold" style:font-size-asian="10pt" style:font-weight-asian="bold" style:font-name-complex="Courier New" style:font-size-complex="10pt"/>
    </style:style>
    <style:style style:name="P60" style:family="paragraph" style:parent-style-name="Standard">
      <style:paragraph-properties style:text-autospace="none"/>
      <style:text-properties style:font-name="Courier New" fo:font-size="10pt" fo:language="en" fo:country="GB" style:font-name-asian="TimesNewRoman" style:font-size-asian="10pt" style:font-name-complex="Courier New" style:font-size-complex="10pt"/>
    </style:style>
    <style:style style:name="P61" style:family="paragraph" style:parent-style-name="Standard">
      <style:paragraph-properties style:text-autospace="none"/>
      <style:text-properties style:font-name="Courier New" fo:font-size="10pt" fo:font-weight="bold" style:font-size-asian="10pt" style:font-weight-asian="bold" style:font-name-complex="Courier New" style:font-size-complex="10pt"/>
    </style:style>
    <style:style style:name="P62" style:family="paragraph" style:parent-style-name="Standard">
      <style:text-properties style:font-name="Courier New" fo:font-size="10pt" fo:language="nl" fo:country="NL" style:font-size-asian="10pt" style:font-name-complex="Courier New"/>
    </style:style>
    <style:style style:name="P63" style:family="paragraph" style:parent-style-name="Standard">
      <style:text-properties style:font-name="Courier New" fo:font-size="8pt" fo:language="en" fo:country="GB" style:font-size-asian="8pt" style:font-name-complex="Courier New"/>
    </style:style>
    <style:style style:name="P64"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P65" style:family="paragraph" style:parent-style-name="Standard">
      <style:paragraph-properties fo:text-align="justify" style:justify-single-word="false"/>
      <style:text-properties style:font-name="Courier New" fo:font-size="8pt" fo:language="en" fo:country="GB" officeooo:paragraph-rsid="001d3a23" style:font-size-asian="8pt" style:font-name-complex="Courier New"/>
    </style:style>
    <style:style style:name="P66" style:family="paragraph" style:parent-style-name="Standard">
      <style:text-properties style:font-name="Courier New" fo:font-size="8pt" fo:language="en" fo:country="GB" style:font-size-asian="8pt" style:font-name-complex="Courier New" style:font-size-complex="8pt"/>
    </style:style>
    <style:style style:name="P67" style:family="paragraph" style:parent-style-name="Standard">
      <style:paragraph-properties fo:text-align="justify" style:justify-single-word="false"/>
      <style:text-properties style:font-name="Courier New" fo:font-size="8pt" fo:language="en" fo:country="GB" style:font-size-asian="8pt" style:font-name-complex="Courier New" style:font-size-complex="8pt"/>
    </style:style>
    <style:style style:name="P68" style:family="paragraph" style:parent-style-name="Standard">
      <style:paragraph-properties style:text-autospace="none"/>
      <style:text-properties style:font-name="Courier New" fo:font-size="8pt" fo:language="en" fo:country="GB" style:font-size-asian="8pt" style:font-name-complex="Courier New" style:font-size-complex="8pt"/>
    </style:style>
    <style:style style:name="P69" style:family="paragraph" style:parent-style-name="Standard">
      <style:text-properties style:font-name="Courier New" fo:font-size="8pt" fo:language="en" fo:country="GB" officeooo:paragraph-rsid="001d3a23" style:font-size-asian="8pt" style:font-name-complex="Courier New"/>
    </style:style>
    <style:style style:name="P70" style:family="paragraph" style:parent-style-name="Standard">
      <style:text-properties style:font-name="Courier New" fo:font-size="8pt" fo:language="en" fo:country="GB" style:font-name-asian="TimesNewRoman" style:font-size-asian="8pt" style:font-name-complex="Courier New" style:font-size-complex="8pt"/>
    </style:style>
    <style:style style:name="P71" style:family="paragraph" style:parent-style-name="Standard">
      <style:text-properties style:font-name="Courier New" fo:font-size="8pt" fo:language="en" fo:country="GB" fo:font-weight="bold" style:font-size-asian="8pt" style:font-weight-asian="bold" style:font-name-complex="Courier New" style:font-size-complex="8pt"/>
    </style:style>
    <style:style style:name="P72" style:family="paragraph" style:parent-style-name="Standard">
      <style:text-properties style:font-name="Courier New" fo:font-size="8pt" fo:language="en" fo:country="US" style:font-size-asian="8pt" style:font-name-complex="Courier New" style:font-size-complex="10pt"/>
    </style:style>
    <style:style style:name="P73" style:family="paragraph" style:parent-style-name="Standard">
      <style:text-properties style:font-name="Courier New" fo:font-size="8pt" fo:language="en" fo:country="US" style:font-size-asian="8pt" style:font-name-complex="Courier New" style:font-size-complex="8pt"/>
    </style:style>
    <style:style style:name="P74" style:family="paragraph" style:parent-style-name="Standard">
      <style:paragraph-properties fo:text-align="justify" style:justify-single-word="false"/>
      <style:text-properties style:font-name="Courier New" fo:font-size="8pt" fo:language="en" fo:country="US" style:font-size-asian="8pt" style:font-name-complex="Courier New" style:font-size-complex="8pt"/>
    </style:style>
    <style:style style:name="P75" style:family="paragraph" style:parent-style-name="Standard">
      <style:text-properties style:font-name="Courier New" fo:font-size="9pt" fo:language="en" fo:country="US" style:font-size-asian="9pt" style:font-name-complex="Courier New" style:font-size-complex="10pt"/>
    </style:style>
    <style:style style:name="P76" style:family="paragraph" style:parent-style-name="Standard">
      <style:paragraph-properties fo:text-align="justify" style:justify-single-word="false"/>
      <style:text-properties style:font-name="Courier New" fo:font-size="9pt" fo:language="en" fo:country="US" style:font-size-asian="9pt" style:font-name-complex="Courier New" style:font-size-complex="8pt"/>
    </style:style>
    <style:style style:name="P77" style:family="paragraph" style:parent-style-name="Standard">
      <style:text-properties style:font-name="Courier New" fo:font-size="7pt" fo:language="en" fo:country="US" style:font-size-asian="7pt" style:font-name-complex="Courier New" style:font-size-complex="8pt"/>
    </style:style>
    <style:style style:name="P78" style:family="paragraph" style:parent-style-name="Standard">
      <style:text-properties style:font-name="Courier New" fo:language="en" fo:country="GB" style:font-name-complex="Courier New"/>
    </style:style>
    <style:style style:name="P79" style:family="paragraph" style:parent-style-name="Standard">
      <style:text-properties fo:font-size="8pt" fo:language="en" fo:country="GB" style:font-size-asian="8pt" style:font-size-complex="8pt"/>
    </style:style>
    <style:style style:name="P80" style:family="paragraph" style:parent-style-name="Standard">
      <style:paragraph-properties fo:text-align="justify" style:justify-single-word="false"/>
      <style:text-properties fo:font-size="8pt" fo:language="en" fo:country="GB" style:font-size-asian="8pt" style:font-size-complex="8pt"/>
    </style:style>
    <style:style style:name="P81" style:family="paragraph" style:parent-style-name="Standard">
      <style:paragraph-properties style:text-autospace="none"/>
      <style:text-properties style:font-name="Courier" fo:font-size="10pt" fo:language="en" fo:country="GB" fo:font-weight="bold" style:font-size-asian="10pt" style:font-weight-asian="bold" style:font-name-complex="Courier" style:font-size-complex="10pt" style:font-weight-complex="bold"/>
    </style:style>
    <style:style style:name="P82" style:family="paragraph" style:parent-style-name="Standard">
      <style:paragraph-properties style:text-autospace="none"/>
      <style:text-properties style:font-name="Courier" fo:font-size="10pt" fo:language="en" fo:country="GB" style:font-size-asian="10pt" style:font-name-complex="Courier" style:font-size-complex="10pt" style:font-weight-complex="bold"/>
    </style:style>
    <style:style style:name="P83"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84" style:family="paragraph" style:parent-style-name="Standard">
      <style:paragraph-properties fo:text-align="justify" style:justify-single-word="false"/>
      <style:text-properties style:font-name="Courier" fo:font-size="8pt" fo:language="en" fo:country="GB" style:font-size-asian="8pt" style:font-name-complex="Courier" style:font-size-complex="8pt"/>
    </style:style>
    <style:style style:name="P85" style:family="paragraph" style:parent-style-name="Standard">
      <style:paragraph-properties fo:text-align="justify" style:justify-single-word="false"/>
      <style:text-properties fo:color="#ff0000" fo:font-size="8pt" fo:language="en" fo:country="GB" style:font-size-asian="8pt" style:font-size-complex="8pt"/>
    </style:style>
    <style:style style:name="P86" style:family="paragraph" style:parent-style-name="Standard">
      <style:paragraph-properties style:snap-to-layout-grid="false"/>
    </style:style>
    <style:style style:name="P87" style:family="paragraph" style:parent-style-name="Standard">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88" style:family="paragraph" style:parent-style-name="Standard">
      <style:text-properties style:font-name="Courier 10 Pitch" fo:font-size="8pt" style:font-size-asian="8pt" style:font-size-complex="8pt"/>
    </style:style>
    <style:style style:name="P89" style:family="paragraph" style:parent-style-name="Standard">
      <style:text-properties style:font-name="Courier 10 Pitch" fo:font-size="8pt" fo:language="en" fo:country="GB" style:font-size-asian="8pt" style:font-size-complex="8pt"/>
    </style:style>
    <style:style style:name="P90" style:family="paragraph" style:parent-style-name="Standard">
      <style:paragraph-properties fo:text-align="justify" style:justify-single-word="false"/>
      <style:text-properties style:text-underline-style="none"/>
    </style:style>
    <style:style style:name="P91" style:family="paragraph" style:parent-style-name="Standard">
      <style:text-properties officeooo:paragraph-rsid="001d3a23"/>
    </style:style>
    <style:style style:name="P92" style:family="paragraph" style:parent-style-name="Standard">
      <style:text-properties officeooo:paragraph-rsid="000a808b"/>
    </style:style>
    <style:style style:name="P93" style:family="paragraph" style:parent-style-name="Standard">
      <style:text-properties officeooo:paragraph-rsid="000c41d5"/>
    </style:style>
    <style:style style:name="P94" style:family="paragraph" style:parent-style-name="Standard">
      <style:text-properties officeooo:paragraph-rsid="0015b5f2"/>
    </style:style>
    <style:style style:name="P95" style:family="paragraph" style:parent-style-name="Standard">
      <style:paragraph-properties fo:margin-left="1.249cm" fo:margin-right="0cm" fo:text-indent="0cm" style:auto-text-indent="false"/>
    </style:style>
    <style:style style:name="P96" style:family="paragraph" style:parent-style-name="Standard">
      <style:paragraph-properties fo:margin-left="1.249cm" fo:margin-right="0cm" fo:text-align="justify" style:justify-single-word="false" fo:text-indent="0cm" style:auto-text-indent="false"/>
    </style:style>
    <style:style style:name="P97" style:family="paragraph" style:parent-style-name="Standard">
      <style:paragraph-properties fo:margin-left="1.249cm" fo:margin-right="0cm" fo:text-indent="0cm" style:auto-text-indent="false"/>
      <style:text-properties fo:language="en" fo:country="US"/>
    </style:style>
    <style:style style:name="P98" style:family="paragraph" style:parent-style-name="Standard">
      <style:paragraph-properties fo:margin-left="1.249cm" fo:margin-right="0cm" fo:text-indent="0cm" style:auto-text-indent="false" style:text-autospace="none"/>
    </style:style>
    <style:style style:name="P99" style:family="paragraph" style:parent-style-name="Standard">
      <style:paragraph-properties fo:margin-left="1.249cm" fo:margin-right="0cm" fo:text-indent="0cm" style:auto-text-indent="false"/>
      <style:text-properties fo:language="en" fo:country="GB"/>
    </style:style>
    <style:style style:name="P100"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101" style:family="paragraph" style:parent-style-name="Standard">
      <style:paragraph-properties fo:margin-left="1.249cm" fo:margin-right="0cm" fo:text-indent="0cm" style:auto-text-indent="false" style:text-autospace="none"/>
      <style:text-properties style:font-name="Courier New" fo:font-size="10pt" fo:language="en" fo:country="GB" style:font-size-asian="10pt" style:font-name-complex="Courier New" style:font-size-complex="10pt"/>
    </style:style>
    <style:style style:name="P102" style:family="paragraph" style:parent-style-name="Standard">
      <style:paragraph-properties fo:margin-left="1.249cm" fo:margin-right="0cm" fo:text-align="justify" style:justify-single-word="false" fo:text-indent="0cm" style:auto-text-indent="false"/>
      <style:text-properties style:font-name="Courier New" fo:font-size="10pt" fo:language="en" fo:country="GB" style:font-size-asian="10pt" style:font-name-complex="Courier New" style:font-size-complex="10pt"/>
    </style:style>
    <style:style style:name="P103" style:family="paragraph" style:parent-style-name="Standard">
      <style:paragraph-properties fo:margin-left="1.249cm" fo:margin-right="0cm" fo:text-indent="0cm" style:auto-text-indent="false"/>
      <style:text-properties style:font-name="Courier New" fo:font-size="8pt" fo:language="en" fo:country="GB" style:font-size-asian="8pt" style:font-name-complex="Courier New" style:font-size-complex="8pt"/>
    </style:style>
    <style:style style:name="P104" style:family="paragraph" style:parent-style-name="Standard">
      <style:paragraph-properties fo:margin-left="1.249cm" fo:margin-right="0cm" fo:text-align="justify" style:justify-single-word="false" fo:text-indent="0cm" style:auto-text-indent="false"/>
      <style:text-properties style:font-name="Courier New" fo:font-size="8pt" fo:language="en" fo:country="GB" style:font-size-asian="8pt" style:font-name-complex="Courier New" style:font-size-complex="8pt"/>
    </style:style>
    <style:style style:name="P105" style:family="paragraph" style:parent-style-name="Standard">
      <style:paragraph-properties fo:margin-left="0.635cm" fo:margin-right="0cm" fo:text-indent="0cm" style:auto-text-indent="false"/>
    </style:style>
    <style:style style:name="P106" style:family="paragraph" style:parent-style-name="Standard">
      <style:paragraph-properties fo:margin-left="0.635cm" fo:margin-right="0cm" fo:text-indent="0cm" style:auto-text-indent="false"/>
      <style:text-properties fo:language="en" fo:country="GB"/>
    </style:style>
    <style:style style:name="P107" style:family="paragraph" style:parent-style-name="Standard">
      <style:paragraph-properties fo:margin-left="0.635cm" fo:margin-right="0cm" fo:text-align="justify" style:justify-single-word="false" fo:text-indent="0cm" style:auto-text-indent="false"/>
      <style:text-properties fo:language="en" fo:country="GB"/>
    </style:style>
    <style:style style:name="P108" style:family="paragraph" style:parent-style-name="Standard">
      <style:paragraph-properties fo:margin-left="0.635cm" fo:margin-right="0cm" fo:text-indent="0cm" style:auto-text-indent="false" style:text-autospace="none"/>
      <style:text-properties fo:language="en" fo:country="GB" style:font-name-asian="TimesNewRoman"/>
    </style:style>
    <style:style style:name="P109" style:family="paragraph" style:parent-style-name="Standard">
      <style:paragraph-properties fo:margin-left="0.635cm" fo:margin-right="0cm" fo:text-indent="0cm" style:auto-text-indent="false"/>
      <style:text-properties fo:language="en" fo:country="GB" fo:font-weight="bold" style:font-weight-asian="bold"/>
    </style:style>
    <style:style style:name="P110" style:family="paragraph" style:parent-style-name="Standard">
      <style:paragraph-properties fo:margin-left="0.635cm" fo:margin-right="0cm" fo:text-align="justify" style:justify-single-word="false" fo:text-indent="0cm" style:auto-text-indent="false"/>
      <style:text-properties fo:language="en" fo:country="GB" fo:font-weight="bold" style:font-weight-asian="bold"/>
    </style:style>
    <style:style style:name="P111" style:family="paragraph" style:parent-style-name="Standard">
      <style:paragraph-properties fo:margin-left="0.635cm" fo:margin-right="0cm" fo:text-indent="0cm" style:auto-text-indent="false" style:text-autospace="none"/>
      <style:text-properties fo:language="en" fo:country="GB" fo:font-weight="bold" style:font-name-asian="TimesNewRoman" style:font-weight-asian="bold"/>
    </style:style>
    <style:style style:name="P112" style:family="paragraph" style:parent-style-name="Standard">
      <style:paragraph-properties fo:margin-left="0.635cm" fo:margin-right="0cm" fo:text-indent="0cm" style:auto-text-indent="false"/>
      <style:text-properties fo:language="en" fo:country="GB" style:language-asian="zxx" style:country-asian="none"/>
    </style:style>
    <style:style style:name="P113"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114" style:family="paragraph" style:parent-style-name="Standard">
      <style:paragraph-properties fo:margin-left="0.635cm" fo:margin-right="0cm" fo:text-indent="0cm" style:auto-text-indent="false"/>
      <style:text-properties style:text-underline-style="solid" style:text-underline-width="auto" style:text-underline-color="font-color" style:font-name-asian="TimesNewRoman"/>
    </style:style>
    <style:style style:name="P115" style:family="paragraph" style:parent-style-name="Standard">
      <style:paragraph-properties fo:margin-left="0cm" fo:margin-right="0cm" fo:text-indent="1.249cm" style:auto-text-indent="false"/>
    </style:style>
    <style:style style:name="P116" style:family="paragraph" style:parent-style-name="Standard">
      <style:paragraph-properties fo:margin-left="0cm" fo:margin-right="0cm" fo:text-indent="1.249cm" style:auto-text-indent="false"/>
      <style:text-properties style:font-name="Courier New" fo:font-size="10pt" fo:language="en" fo:country="US"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US" style:font-size-asian="10pt" style:font-name-complex="Courier New"/>
    </style:style>
    <style:style style:name="P118"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style>
    <style:style style:name="P119"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120"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font-size-complex="10pt"/>
    </style:style>
    <style:style style:name="P121" style:family="paragraph" style:parent-style-name="Standard">
      <style:paragraph-properties fo:margin-left="0cm" fo:margin-right="0cm" fo:text-indent="1.249cm" style:auto-text-indent="false" style:text-autospace="none"/>
      <style:text-properties style:font-name="Courier New" fo:font-size="10pt" fo:language="en" fo:country="GB" style:font-size-asian="10pt" style:font-name-complex="Courier New" style:font-size-complex="10pt"/>
    </style:style>
    <style:style style:name="P122"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style>
    <style:style style:name="P123" style:family="paragraph" style:parent-style-name="Standard">
      <style:paragraph-properties fo:margin-left="0cm" fo:margin-right="0cm" fo:text-indent="1.249cm" style:auto-text-indent="false"/>
      <style:text-properties style:font-name="Courier New" fo:font-size="8pt" fo:language="en" fo:country="GB" style:font-size-asian="8pt" style:font-name-complex="Courier New" style:font-size-complex="8pt"/>
    </style:style>
    <style:style style:name="P124" style:family="paragraph" style:parent-style-name="Standard">
      <style:paragraph-properties fo:margin-left="0cm" fo:margin-right="0cm" fo:text-indent="1.249cm" style:auto-text-indent="false"/>
      <style:text-properties style:font-name="Courier New" style:font-name-complex="Courier New"/>
    </style:style>
    <style:style style:name="P125" style:family="paragraph" style:parent-style-name="Standard">
      <style:paragraph-properties fo:margin-left="0cm" fo:margin-right="0cm" fo:text-indent="1.249cm" style:auto-text-indent="false"/>
      <style:text-properties style:font-name="Courier New" fo:language="en" fo:country="GB" style:font-name-complex="Courier New"/>
    </style:style>
    <style:style style:name="P126" style:family="paragraph" style:parent-style-name="Standard">
      <style:paragraph-properties fo:margin-left="0cm" fo:margin-right="0cm" fo:text-align="justify" style:justify-single-word="false" fo:text-indent="1.249cm" style:auto-text-indent="false"/>
    </style:style>
    <style:style style:name="P127" style:family="paragraph" style:parent-style-name="Standard">
      <style:paragraph-properties fo:margin-left="0cm" fo:margin-right="0cm" fo:text-indent="1.249cm" style:auto-text-indent="false" style:text-autospace="none"/>
    </style:style>
    <style:style style:name="P128" style:family="paragraph" style:parent-style-name="Standard">
      <style:paragraph-properties fo:margin-left="0cm" fo:margin-right="0cm" fo:text-indent="1.249cm" style:auto-text-indent="false" style:text-autospace="none"/>
      <style:text-properties style:font-name="Courier" fo:font-size="8pt" fo:language="en" fo:country="GB" style:font-size-asian="8pt" style:font-name-complex="Courier" style:font-size-complex="8pt"/>
    </style:style>
    <style:style style:name="P129" style:family="paragraph" style:parent-style-name="Standard">
      <style:paragraph-properties fo:margin-left="0cm" fo:margin-right="0cm" fo:text-align="justify" style:justify-single-word="false" fo:text-indent="1.249cm" style:auto-text-indent="false"/>
      <style:text-properties style:font-name="Courier" fo:font-size="8pt" fo:language="en" fo:country="GB" style:font-size-asian="8pt" style:font-name-complex="Courier" style:font-size-complex="8pt"/>
    </style:style>
    <style:style style:name="P130" style:family="paragraph" style:parent-style-name="Standard">
      <style:paragraph-properties fo:margin-left="1.693cm" fo:margin-right="0cm" fo:text-indent="0cm" style:auto-text-indent="false" style:text-autospace="none"/>
    </style:style>
    <style:style style:name="P131" style:family="paragraph" style:parent-style-name="Standard">
      <style:paragraph-properties fo:margin-left="1.27cm" fo:margin-right="0cm" fo:text-indent="0cm" style:auto-text-indent="false"/>
      <style:text-properties fo:language="en" fo:country="GB" style:font-name-asian="TimesNewRoman"/>
    </style:style>
    <style:style style:name="P132" style:family="paragraph" style:parent-style-name="Standard">
      <style:paragraph-properties fo:margin-left="1.27cm" fo:margin-right="0cm" fo:text-align="justify" style:justify-single-word="false" fo:text-indent="0cm" style:auto-text-indent="false"/>
      <style:text-properties fo:language="en" fo:country="GB"/>
    </style:style>
    <style:style style:name="P133" style:family="paragraph" style:parent-style-name="Standard">
      <style:paragraph-properties fo:margin-left="1.27cm" fo:margin-right="0cm" fo:text-align="justify" style:justify-single-word="false" fo:text-indent="0cm" style:auto-text-indent="false"/>
    </style:style>
    <style:style style:name="P134" style:family="paragraph" style:parent-style-name="Standard">
      <style:paragraph-properties fo:margin-left="1.27cm" fo:margin-right="0cm" fo:text-align="justify" style:justify-single-word="false" fo:text-indent="0cm" style:auto-text-indent="false"/>
      <style:text-properties fo:language="en" fo:country="US" officeooo:paragraph-rsid="002d96c1"/>
    </style:style>
    <style:style style:name="P135" style:family="paragraph" style:parent-style-name="Standard">
      <style:paragraph-properties fo:margin-left="1.27cm" fo:margin-right="0cm" fo:text-align="justify" style:justify-single-word="false" fo:text-indent="0cm" style:auto-text-indent="false"/>
      <style:text-properties fo:language="en" fo:country="US" officeooo:paragraph-rsid="00317cfe"/>
    </style:style>
    <style:style style:name="P136" style:family="paragraph" style:parent-style-name="Standard">
      <style:paragraph-properties fo:margin-left="1.249cm" fo:margin-right="0cm" fo:text-indent="1.249cm" style:auto-text-indent="false"/>
    </style:style>
    <style:style style:name="P137" style:family="paragraph" style:parent-style-name="Standard">
      <style:paragraph-properties fo:margin-left="1.249cm" fo:margin-right="0cm" fo:text-indent="1.249cm" style:auto-text-indent="false"/>
      <style:text-properties style:font-name="Courier New" fo:font-size="8pt" fo:language="en" fo:country="GB" style:font-size-asian="8pt" style:font-name-complex="Courier New" style:font-size-complex="8pt"/>
    </style:style>
    <style:style style:name="P138" style:family="paragraph" style:parent-style-name="Standard">
      <style:paragraph-properties fo:margin-left="1.249cm" fo:margin-right="0cm" fo:text-indent="1.249cm" style:auto-text-indent="false"/>
      <style:text-properties style:font-name="Courier New" fo:font-size="8pt" fo:language="en" fo:country="GB" style:font-name-asian="Courier New" style:font-size-asian="8pt" style:font-name-complex="Courier New" style:font-size-complex="8pt"/>
    </style:style>
    <style:style style:name="P139" style:family="paragraph" style:parent-style-name="Standard">
      <style:paragraph-properties fo:margin-left="1.249cm" fo:margin-right="0cm" fo:text-align="justify" style:justify-single-word="false" fo:text-indent="1.249cm" style:auto-text-indent="false"/>
    </style:style>
    <style:style style:name="P140" style:family="paragraph" style:parent-style-name="Standard">
      <style:paragraph-properties fo:margin-left="0cm" fo:margin-right="0cm" fo:text-indent="1.016cm" style:auto-text-indent="false"/>
    </style:style>
    <style:style style:name="P141" style:family="paragraph" style:parent-style-name="Standard">
      <style:paragraph-properties fo:margin-left="0cm" fo:margin-right="0cm" fo:text-indent="1.016cm" style:auto-text-indent="false"/>
      <style:text-properties style:font-name="Courier New" fo:font-size="8pt" fo:language="en" fo:country="GB" style:font-size-asian="8pt" style:font-name-complex="Courier New"/>
    </style:style>
    <style:style style:name="P142" style:family="paragraph" style:parent-style-name="Standard">
      <style:paragraph-properties fo:margin-left="0.635cm" fo:margin-right="0cm" fo:text-indent="0.614cm" style:auto-text-indent="false"/>
    </style:style>
    <style:style style:name="P143" style:family="paragraph" style:parent-style-name="Standard">
      <style:paragraph-properties fo:margin-left="2.54cm" fo:margin-right="0cm" fo:text-indent="0cm" style:auto-text-indent="false"/>
    </style:style>
    <style:style style:name="P144" style:family="paragraph" style:parent-style-name="Standard">
      <style:paragraph-properties fo:margin-left="1.667cm" fo:margin-right="0cm" fo:text-indent="0cm" style:auto-text-indent="false" style:text-autospace="none"/>
    </style:style>
    <style:style style:name="P145" style:family="paragraph" style:parent-style-name="Paragraphe_20_de_20_liste">
      <style:text-properties fo:language="en" fo:country="GB" fo:font-weight="bold" style:font-weight-asian="bold"/>
    </style:style>
    <style:style style:name="P146" style:family="paragraph" style:parent-style-name="Paragraphe_20_de_20_liste">
      <style:text-properties fo:language="en" fo:country="GB" fo:font-weight="bold" style:font-name-asian="TimesNewRoman" style:font-weight-asian="bold"/>
    </style:style>
    <style:style style:name="P147" style:family="paragraph" style:parent-style-name="Courrier_20_new">
      <style:text-properties fo:font-size="8pt" style:font-size-asian="8pt" style:font-size-complex="8pt"/>
    </style:style>
    <style:style style:name="P148" style:family="paragraph" style:parent-style-name="Courrier_20_new">
      <style:text-properties fo:language="en" fo:country="GB"/>
    </style:style>
    <style:style style:name="P149" style:family="paragraph" style:parent-style-name="Courrier_20_new">
      <style:text-properties fo:language="en" fo:country="GB" fo:font-weight="bold" style:font-weight-asian="bold" style:font-weight-complex="bold"/>
    </style:style>
    <style:style style:name="P150" style:family="paragraph" style:parent-style-name="Standard">
      <style:paragraph-properties fo:margin-left="0cm" fo:margin-right="0cm" fo:text-align="justify" style:justify-single-word="false" fo:text-indent="0cm" style:auto-text-indent="false"/>
      <style:text-properties officeooo:paragraph-rsid="002b3f52"/>
    </style:style>
    <style:style style:name="P151" style:family="paragraph" style:parent-style-name="Standard">
      <style:paragraph-properties fo:margin-left="0cm" fo:margin-right="0cm" fo:text-align="justify" style:justify-single-word="false" fo:text-indent="0cm" style:auto-text-indent="false"/>
      <style:text-properties fo:language="en" fo:country="GB" officeooo:paragraph-rsid="000756cc"/>
    </style:style>
    <style:style style:name="P152" style:family="paragraph" style:parent-style-name="Standard">
      <style:paragraph-properties fo:margin-left="0cm" fo:margin-right="0cm" fo:text-align="justify" style:justify-single-word="false" fo:text-indent="0cm" style:auto-text-indent="false"/>
      <style:text-properties fo:language="en" fo:country="GB" officeooo:paragraph-rsid="00288da0"/>
    </style:style>
    <style:style style:name="P153"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54" style:family="paragraph" style:parent-style-name="Contents_20_2">
      <style:paragraph-properties>
        <style:tab-stops>
          <style:tab-stop style:position="16.002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Standard">
      <style:paragraph-properties fo:margin-left="0cm" fo:margin-right="0cm" fo:text-indent="-0.635cm" style:auto-text-indent="false"/>
      <style:text-properties fo:language="en" fo:country="GB" fo:font-weight="bold" officeooo:paragraph-rsid="004a0f24" style:font-weight-asian="bold" style:font-weight-complex="bold"/>
    </style:style>
    <style:style style:name="P157" style:family="paragraph" style:parent-style-name="Standard">
      <style:paragraph-properties fo:margin-left="0cm" fo:margin-right="0cm" fo:text-indent="-0.635cm" style:auto-text-indent="false"/>
      <style:text-properties fo:language="en" fo:country="GB" fo:font-weight="bold" officeooo:paragraph-rsid="0048f91c" style:font-name-asian="TimesNewRoman" style:font-weight-asian="bold" style:font-weight-complex="bold"/>
    </style:style>
    <style:style style:name="P158" style:family="paragraph" style:parent-style-name="Standard" style:list-style-name="WW8Num45"/>
    <style:style style:name="P159" style:family="paragraph" style:parent-style-name="Standard" style:list-style-name="WW8Num45">
      <style:paragraph-properties fo:text-align="justify" style:justify-single-word="false"/>
    </style:style>
    <style:style style:name="P160" style:family="paragraph" style:parent-style-name="Standard" style:list-style-name="WW8Num11">
      <style:paragraph-properties fo:text-align="justify" style:justify-single-word="false"/>
    </style:style>
    <style:style style:name="P161" style:family="paragraph" style:parent-style-name="Standard" style:list-style-name="WW8Num52">
      <style:paragraph-properties fo:text-align="justify" style:justify-single-word="false"/>
    </style:style>
    <style:style style:name="P162" style:family="paragraph" style:parent-style-name="Standard" style:list-style-name="WW8Num4">
      <style:paragraph-properties fo:text-align="justify" style:justify-single-word="false"/>
    </style:style>
    <style:style style:name="P163" style:family="paragraph" style:parent-style-name="Standard" style:list-style-name="WW8Num44">
      <style:paragraph-properties fo:text-align="justify" style:justify-single-word="false"/>
    </style:style>
    <style:style style:name="P164" style:family="paragraph" style:parent-style-name="Standard" style:list-style-name="WW8Num38">
      <style:paragraph-properties fo:text-align="justify" style:justify-single-word="false"/>
    </style:style>
    <style:style style:name="P165" style:family="paragraph" style:parent-style-name="Standard" style:list-style-name="WW8Num21">
      <style:paragraph-properties fo:text-align="justify" style:justify-single-word="false"/>
    </style:style>
    <style:style style:name="P166" style:family="paragraph" style:parent-style-name="Standard" style:list-style-name="WW8Num58">
      <style:paragraph-properties fo:text-align="justify" style:justify-single-word="false"/>
    </style:style>
    <style:style style:name="P167" style:family="paragraph" style:parent-style-name="Standard" style:list-style-name="WW8Num26">
      <style:paragraph-properties fo:text-align="justify" style:justify-single-word="false"/>
    </style:style>
    <style:style style:name="P168" style:family="paragraph" style:parent-style-name="Standard" style:list-style-name="WW8Num25">
      <style:paragraph-properties fo:text-align="justify" style:justify-single-word="false" style:text-autospace="none"/>
    </style:style>
    <style:style style:name="P169" style:family="paragraph" style:parent-style-name="Standard" style:list-style-name="WW8Num16">
      <style:paragraph-properties fo:text-align="justify" style:justify-single-word="false"/>
    </style:style>
    <style:style style:name="P170" style:family="paragraph" style:parent-style-name="Standard" style:list-style-name="WW8Num57">
      <style:paragraph-properties fo:text-align="justify" style:justify-single-word="false"/>
    </style:style>
    <style:style style:name="P171" style:family="paragraph" style:parent-style-name="Standard" style:list-style-name="WW8Num24">
      <style:paragraph-properties fo:text-align="justify" style:justify-single-word="false"/>
    </style:style>
    <style:style style:name="P172" style:family="paragraph" style:parent-style-name="Standard" style:list-style-name="WW8Num47">
      <style:paragraph-properties fo:text-align="justify" style:justify-single-word="false" style:text-autospace="none"/>
    </style:style>
    <style:style style:name="P173" style:family="paragraph" style:parent-style-name="Standard" style:list-style-name="WW8Num8">
      <style:paragraph-properties fo:text-align="justify" style:justify-single-word="false"/>
    </style:style>
    <style:style style:name="P174" style:family="paragraph" style:parent-style-name="Standard" style:list-style-name="WW8Num8">
      <style:paragraph-properties fo:text-align="justify" style:justify-single-word="false"/>
      <style:text-properties officeooo:paragraph-rsid="001a0bc1"/>
    </style:style>
    <style:style style:name="P175" style:family="paragraph" style:parent-style-name="Standard" style:list-style-name="WW8Num36">
      <style:paragraph-properties fo:text-align="justify" style:justify-single-word="false"/>
      <style:text-properties officeooo:paragraph-rsid="001d3a23"/>
    </style:style>
    <style:style style:name="P176" style:family="paragraph" style:parent-style-name="Standard" style:list-style-name="WW8Num23">
      <style:paragraph-properties fo:text-align="justify" style:justify-single-word="false"/>
    </style:style>
    <style:style style:name="P177" style:family="paragraph" style:parent-style-name="Standard" style:list-style-name="WW8Num19">
      <style:paragraph-properties fo:text-align="justify" style:justify-single-word="false"/>
    </style:style>
    <style:style style:name="P178" style:family="paragraph" style:parent-style-name="Standard" style:list-style-name="WW8Num13">
      <style:paragraph-properties fo:text-align="justify" style:justify-single-word="false"/>
    </style:style>
    <style:style style:name="P179" style:family="paragraph" style:parent-style-name="Standard" style:list-style-name="WW8Num13">
      <style:paragraph-properties fo:text-align="justify" style:justify-single-word="false"/>
      <style:text-properties officeooo:paragraph-rsid="006a31a3"/>
    </style:style>
    <style:style style:name="P180" style:family="paragraph" style:parent-style-name="Standard" style:list-style-name="WW8Num28">
      <style:paragraph-properties fo:text-align="justify" style:justify-single-word="false"/>
    </style:style>
    <style:style style:name="P181" style:family="paragraph" style:parent-style-name="Standard" style:list-style-name="WW8Num45">
      <style:paragraph-properties fo:text-align="justify" style:justify-single-word="false"/>
      <style:text-properties fo:language="en" fo:country="GB"/>
    </style:style>
    <style:style style:name="P182" style:family="paragraph" style:parent-style-name="Standard" style:list-style-name="WW8Num52">
      <style:paragraph-properties fo:text-align="justify" style:justify-single-word="false"/>
      <style:text-properties fo:language="en" fo:country="GB"/>
    </style:style>
    <style:style style:name="P183" style:family="paragraph" style:parent-style-name="Standard" style:list-style-name="WW8Num38">
      <style:paragraph-properties fo:text-align="justify" style:justify-single-word="false"/>
      <style:text-properties fo:language="en" fo:country="GB"/>
    </style:style>
    <style:style style:name="P184" style:family="paragraph" style:parent-style-name="Standard" style:list-style-name="WW8Num8">
      <style:paragraph-properties fo:text-align="justify" style:justify-single-word="false"/>
      <style:text-properties fo:language="en" fo:country="GB"/>
    </style:style>
    <style:style style:name="P185" style:family="paragraph" style:parent-style-name="Standard" style:list-style-name="WW8Num8">
      <style:paragraph-properties fo:text-align="justify" style:justify-single-word="false"/>
      <style:text-properties fo:language="en" fo:country="GB" officeooo:paragraph-rsid="001a0bc1"/>
    </style:style>
    <style:style style:name="P186" style:family="paragraph" style:parent-style-name="Standard" style:list-style-name="WW8Num23">
      <style:paragraph-properties fo:text-align="justify" style:justify-single-word="false"/>
      <style:text-properties fo:language="en" fo:country="GB"/>
    </style:style>
    <style:style style:name="P187" style:family="paragraph" style:parent-style-name="Standard" style:list-style-name="WW8Num19">
      <style:paragraph-properties fo:text-align="justify" style:justify-single-word="false"/>
      <style:text-properties fo:language="en" fo:country="GB"/>
    </style:style>
    <style:style style:name="P188" style:family="paragraph" style:parent-style-name="Standard" style:list-style-name="WW8Num13">
      <style:paragraph-properties fo:text-align="justify" style:justify-single-word="false"/>
      <style:text-properties fo:language="en" fo:country="GB"/>
    </style:style>
    <style:style style:name="P189" style:family="paragraph" style:parent-style-name="Standard" style:list-style-name="WW8Num15">
      <style:text-properties fo:language="en" fo:country="GB"/>
    </style:style>
    <style:style style:name="P190" style:family="paragraph" style:parent-style-name="Standard" style:list-style-name="WW8Num12">
      <style:text-properties fo:language="en" fo:country="GB"/>
    </style:style>
    <style:style style:name="P191" style:family="paragraph" style:parent-style-name="Standard" style:list-style-name="WW8Num20">
      <style:text-properties fo:language="en" fo:country="GB"/>
    </style:style>
    <style:style style:name="P192" style:family="paragraph" style:parent-style-name="Standard" style:list-style-name="WW8Num27">
      <style:text-properties fo:language="en" fo:country="GB"/>
    </style:style>
    <style:style style:name="P193" style:family="paragraph" style:parent-style-name="Standard" style:list-style-name="WW8Num5">
      <style:text-properties fo:language="en" fo:country="GB"/>
    </style:style>
    <style:style style:name="P194" style:family="paragraph" style:parent-style-name="Standard" style:list-style-name="WW8Num54">
      <style:text-properties fo:language="en" fo:country="GB"/>
    </style:style>
    <style:style style:name="P195" style:family="paragraph" style:parent-style-name="Standard" style:list-style-name="WW8Num21">
      <style:text-properties fo:language="en" fo:country="GB"/>
    </style:style>
    <style:style style:name="P196" style:family="paragraph" style:parent-style-name="Standard" style:list-style-name="WW8Num29">
      <style:text-properties fo:language="en" fo:country="GB" fo:font-weight="bold" officeooo:paragraph-rsid="0035c158" style:font-weight-asian="bold" style:font-weight-complex="bold"/>
    </style:style>
    <style:style style:name="P197" style:family="paragraph" style:parent-style-name="Standard" style:list-style-name="WW8Num29">
      <style:text-properties fo:language="en" fo:country="GB" fo:font-weight="bold" officeooo:paragraph-rsid="004847c4" style:font-weight-asian="bold" style:font-weight-complex="bold"/>
    </style:style>
    <style:style style:name="P198" style:family="paragraph" style:parent-style-name="Standard" style:list-style-name="WW8Num38">
      <style:text-properties fo:language="en" fo:country="GB" fo:font-weight="bold" style:font-weight-asian="bold"/>
    </style:style>
    <style:style style:name="P199" style:family="paragraph" style:parent-style-name="Standard" style:list-style-name="WW8Num53">
      <style:text-properties fo:language="en" fo:country="GB"/>
    </style:style>
    <style:style style:name="P200" style:family="paragraph" style:parent-style-name="Standard" style:list-style-name="WW8Num48">
      <style:text-properties fo:language="en" fo:country="GB"/>
    </style:style>
    <style:style style:name="P201" style:family="paragraph" style:parent-style-name="Standard" style:list-style-name="WW8Num51">
      <style:text-properties fo:language="en" fo:country="GB"/>
    </style:style>
    <style:style style:name="P202" style:family="paragraph" style:parent-style-name="Standard" style:list-style-name="L2">
      <style:text-properties fo:language="en" fo:country="GB"/>
    </style:style>
    <style:style style:name="P203" style:family="paragraph" style:parent-style-name="Standard" style:list-style-name="WW8Num59">
      <style:text-properties fo:language="en" fo:country="GB"/>
    </style:style>
    <style:style style:name="P204" style:family="paragraph" style:parent-style-name="Standard" style:list-style-name="WW8Num28">
      <style:text-properties fo:language="en" fo:country="GB"/>
    </style:style>
    <style:style style:name="P205" style:family="paragraph" style:parent-style-name="Standard" style:list-style-name="WW8Num15"/>
    <style:style style:name="P206" style:family="paragraph" style:parent-style-name="Standard" style:list-style-name="WW8Num1"/>
    <style:style style:name="P207" style:family="paragraph" style:parent-style-name="Standard" style:list-style-name="WW8Num12"/>
    <style:style style:name="P208" style:family="paragraph" style:parent-style-name="Standard" style:list-style-name="WW8Num22"/>
    <style:style style:name="P209" style:family="paragraph" style:parent-style-name="Standard" style:list-style-name="WW8Num22">
      <style:text-properties fo:language="en" fo:country="US"/>
    </style:style>
    <style:style style:name="P210" style:family="paragraph" style:parent-style-name="Standard" style:list-style-name="WW8Num20"/>
    <style:style style:name="P211" style:family="paragraph" style:parent-style-name="Standard" style:list-style-name="WW8Num10"/>
    <style:style style:name="P212" style:family="paragraph" style:parent-style-name="Standard" style:list-style-name="WW8Num10">
      <style:paragraph-properties style:text-autospace="none"/>
    </style:style>
    <style:style style:name="P213" style:family="paragraph" style:parent-style-name="Standard" style:list-style-name="WW8Num3"/>
    <style:style style:name="P214" style:family="paragraph" style:parent-style-name="Standard" style:list-style-name="WW8Num42"/>
    <style:style style:name="P215" style:family="paragraph" style:parent-style-name="Standard" style:list-style-name="WW8Num9"/>
    <style:style style:name="P216" style:family="paragraph" style:parent-style-name="Standard" style:list-style-name="WW8Num27"/>
    <style:style style:name="P217" style:family="paragraph" style:parent-style-name="Standard" style:list-style-name="WW8Num34">
      <style:paragraph-properties style:text-autospace="none"/>
    </style:style>
    <style:style style:name="P218" style:family="paragraph" style:parent-style-name="Standard" style:list-style-name="WW8Num54"/>
    <style:style style:name="P219" style:family="paragraph" style:parent-style-name="Standard" style:list-style-name="WW8Num39">
      <style:paragraph-properties style:text-autospace="none"/>
    </style:style>
    <style:style style:name="P220" style:family="paragraph" style:parent-style-name="Standard" style:list-style-name="WW8Num44"/>
    <style:style style:name="P221" style:family="paragraph" style:parent-style-name="Standard" style:list-style-name="WW8Num2"/>
    <style:style style:name="P222" style:family="paragraph" style:parent-style-name="Standard" style:list-style-name="WW8Num21"/>
    <style:style style:name="P223" style:family="paragraph" style:parent-style-name="Standard" style:list-style-name="WW8Num29"/>
    <style:style style:name="P224" style:family="paragraph" style:parent-style-name="Standard" style:list-style-name="WW8Num38"/>
    <style:style style:name="P225" style:family="paragraph" style:parent-style-name="Standard" style:list-style-name="WW8Num35"/>
    <style:style style:name="P226" style:family="paragraph" style:parent-style-name="Standard" style:list-style-name="WW8Num56"/>
    <style:style style:name="P227" style:family="paragraph" style:parent-style-name="Standard" style:list-style-name="WW8Num53"/>
    <style:style style:name="P228" style:family="paragraph" style:parent-style-name="Standard" style:list-style-name="WW8Num25"/>
    <style:style style:name="P229" style:family="paragraph" style:parent-style-name="Standard" style:list-style-name="WW8Num25">
      <style:paragraph-properties style:text-autospace="none"/>
    </style:style>
    <style:style style:name="P230" style:family="paragraph" style:parent-style-name="Standard" style:list-style-name="WW8Num59"/>
    <style:style style:name="P231" style:family="paragraph" style:parent-style-name="Standard" style:list-style-name="WW8Num40"/>
    <style:style style:name="P232" style:family="paragraph" style:parent-style-name="Standard" style:list-style-name="WW8Num57"/>
    <style:style style:name="P233" style:family="paragraph" style:parent-style-name="Standard" style:list-style-name="WW8Num43">
      <style:paragraph-properties style:text-autospace="none"/>
    </style:style>
    <style:style style:name="P234" style:family="paragraph" style:parent-style-name="Standard" style:list-style-name="WW8Num14">
      <style:paragraph-properties style:text-autospace="none"/>
    </style:style>
    <style:style style:name="P235" style:family="paragraph" style:parent-style-name="Standard" style:list-style-name="WW8Num28"/>
    <style:style style:name="P236" style:family="paragraph" style:parent-style-name="Standard" style:list-style-name="WW8Num47"/>
    <style:style style:name="P237" style:family="paragraph" style:parent-style-name="Standard" style:list-style-name="WW8Num7"/>
    <style:style style:name="P238" style:family="paragraph" style:parent-style-name="Standard" style:list-style-name="WW8Num51"/>
    <style:style style:name="P239" style:family="paragraph" style:parent-style-name="Standard" style:list-style-name="WW8Num8">
      <style:text-properties officeooo:paragraph-rsid="001c11f5"/>
    </style:style>
    <style:style style:name="P240" style:family="paragraph" style:parent-style-name="Standard" style:list-style-name="WW8Num36">
      <style:text-properties officeooo:paragraph-rsid="001d3a23"/>
    </style:style>
    <style:style style:name="P241" style:family="paragraph" style:parent-style-name="Standard" style:list-style-name="L1">
      <style:paragraph-properties fo:text-align="start" style:justify-single-word="false"/>
    </style:style>
    <style:style style:name="P242" style:family="paragraph" style:parent-style-name="Standard" style:list-style-name="L3"/>
    <style:style style:name="P243" style:family="paragraph" style:parent-style-name="Standard" style:list-style-name="L4"/>
    <style:style style:name="P244" style:family="paragraph" style:parent-style-name="Standard" style:list-style-name="L5"/>
    <style:style style:name="P245" style:family="paragraph" style:parent-style-name="Standard" style:list-style-name="WW8Num18"/>
    <style:style style:name="P246" style:family="paragraph" style:parent-style-name="Standard" style:list-style-name="WW8Num17"/>
    <style:style style:name="P247" style:family="paragraph" style:parent-style-name="Standard" style:list-style-name="WW8Num50"/>
    <style:style style:name="P248" style:family="paragraph" style:parent-style-name="Standard" style:list-style-name="WW8Num37"/>
    <style:style style:name="P249" style:family="paragraph" style:parent-style-name="Standard">
      <style:text-properties style:font-name="Courier New" fo:font-size="8pt" fo:language="en" fo:country="GB" style:font-size-asian="8pt" style:font-name-complex="Courier New" style:font-size-complex="8pt"/>
    </style:style>
    <style:style style:name="P250" style:family="paragraph" style:parent-style-name="Standard">
      <style:text-properties style:font-name="Courier New" fo:font-size="8pt" fo:language="en" fo:country="GB" officeooo:paragraph-rsid="005ef126" style:font-size-asian="8pt" style:font-name-complex="Courier New" style:font-size-complex="8pt"/>
    </style:style>
    <style:style style:name="P251" style:family="paragraph" style:parent-style-name="Standard">
      <style:text-properties style:font-name="Courier New" fo:font-size="8pt" fo:language="en" fo:country="GB" officeooo:paragraph-rsid="005f5182" style:font-size-asian="8pt" style:font-name-complex="Courier New" style:font-size-complex="8pt"/>
    </style:style>
    <style:style style:name="P252" style:family="paragraph" style:parent-style-name="Standard">
      <style:text-properties style:font-name="Courier New" fo:font-size="8pt" fo:language="en" fo:country="GB" officeooo:paragraph-rsid="0062471e" style:font-size-asian="8pt" style:font-name-complex="Courier New" style:font-size-complex="8pt"/>
    </style:style>
    <style:style style:name="P253" style:family="paragraph" style:parent-style-name="Standard">
      <style:paragraph-properties fo:text-align="justify" style:justify-single-word="false"/>
      <style:text-properties style:font-name="Courier New" fo:font-size="8pt" fo:language="en" fo:country="GB" officeooo:paragraph-rsid="00665959" style:font-size-asian="8pt" style:font-name-complex="Courier New" style:font-size-complex="8pt"/>
    </style:style>
    <style:style style:name="P254" style:family="paragraph" style:parent-style-name="Standard">
      <style:text-properties style:font-name="Courier New" fo:font-size="8pt" fo:language="en" fo:country="GB" officeooo:paragraph-rsid="0067e4ea" style:font-size-asian="8pt" style:font-name-complex="Courier New" style:font-size-complex="8pt"/>
    </style:style>
    <style:style style:name="P255" style:family="paragraph" style:parent-style-name="Standard">
      <style:text-properties style:font-name="Courier New" fo:font-size="8pt" fo:language="en" fo:country="GB" fo:font-weight="bold" officeooo:paragraph-rsid="005f5182" style:font-size-asian="8pt" style:font-weight-asian="bold" style:font-name-complex="Courier New" style:font-size-complex="8pt" style:font-weight-complex="bold"/>
    </style:style>
    <style:style style:name="P256" style:family="paragraph" style:parent-style-name="Standard">
      <style:text-properties officeooo:paragraph-rsid="005b8e96"/>
    </style:style>
    <style:style style:name="P257" style:family="paragraph" style:parent-style-name="Standard">
      <style:text-properties style:text-underline-style="none" officeooo:paragraph-rsid="005b8e96"/>
    </style:style>
    <style:style style:name="P258" style:family="paragraph" style:parent-style-name="Standard">
      <style:text-properties style:text-underline-style="none" fo:font-weight="bold" officeooo:paragraph-rsid="005e025c" style:font-weight-asian="bold" style:font-weight-complex="bold"/>
    </style:style>
    <style:style style:name="P259" style:family="paragraph" style:parent-style-name="Standard">
      <style:text-properties officeooo:paragraph-rsid="005ef126"/>
    </style:style>
    <style:style style:name="P260" style:family="paragraph" style:parent-style-name="Standard">
      <style:text-properties fo:font-weight="bold" style:font-weight-asian="bold" style:font-weight-complex="bold"/>
    </style:style>
    <style:style style:name="P261" style:family="paragraph" style:parent-style-name="Standard" style:list-style-name="WW8Num29">
      <style:paragraph-properties fo:margin-left="0cm" fo:margin-right="0cm" fo:text-indent="-0.635cm" style:auto-text-indent="false"/>
      <style:text-properties fo:language="en" fo:country="GB" fo:font-weight="bold" officeooo:paragraph-rsid="00377f46" style:font-weight-asian="bold" style:font-weight-complex="bold"/>
    </style:style>
    <style:style style:name="P262" style:family="paragraph" style:parent-style-name="Standard" style:list-style-name="WW8Num29">
      <style:paragraph-properties fo:margin-left="0cm" fo:margin-right="0cm" fo:text-indent="-0.635cm" style:auto-text-indent="false"/>
      <style:text-properties fo:language="en" fo:country="GB" fo:font-weight="bold" officeooo:paragraph-rsid="003ce89e" style:font-weight-asian="bold" style:font-weight-complex="bold"/>
    </style:style>
    <style:style style:name="P263" style:family="paragraph" style:parent-style-name="Standard" style:list-style-name="WW8Num29">
      <style:paragraph-properties fo:margin-left="0cm" fo:margin-right="0cm" fo:text-indent="-0.635cm" style:auto-text-indent="false"/>
      <style:text-properties fo:language="en" fo:country="GB" fo:font-weight="bold" officeooo:paragraph-rsid="0039b3b2" style:font-weight-asian="bold"/>
    </style:style>
    <style:style style:name="P264" style:family="paragraph" style:parent-style-name="Standard" style:list-style-name="WW8Num29">
      <style:paragraph-properties fo:margin-left="0cm" fo:margin-right="0cm" fo:text-indent="-0.635cm" style:auto-text-indent="false"/>
      <style:text-properties fo:language="en" fo:country="GB" fo:font-weight="normal" officeooo:paragraph-rsid="003ce89e" style:font-weight-asian="normal" style:font-weight-complex="normal"/>
    </style:style>
    <style:style style:name="P265" style:family="paragraph" style:parent-style-name="Standard" style:list-style-name="WW8Num29">
      <style:paragraph-properties fo:margin-left="1.249cm" fo:margin-right="0cm" fo:text-indent="-0.635cm" style:auto-text-indent="false"/>
      <style:text-properties fo:language="en" fo:country="GB" fo:font-weight="bold" officeooo:paragraph-rsid="004847c4" style:font-weight-asian="bold" style:font-weight-complex="bold"/>
    </style:style>
    <style:style style:name="P266" style:family="paragraph" style:parent-style-name="Heading_20_2">
      <style:text-properties fo:language="en" fo:country="GB"/>
    </style:style>
    <style:style style:name="P267" style:family="paragraph" style:parent-style-name="Heading_20_2">
      <style:paragraph-properties fo:margin-left="0.7cm" fo:margin-right="0cm" fo:text-indent="-0.7cm" style:auto-text-indent="false">
        <style:tab-stops>
          <style:tab-stop style:position="0.7cm"/>
        </style:tab-stops>
      </style:paragraph-properties>
    </style:style>
    <style:style style:name="P268" style:family="paragraph" style:parent-style-name="Heading_20_2">
      <style:paragraph-properties fo:margin-left="0.7cm" fo:margin-right="0cm" fo:text-indent="-0.7cm" style:auto-text-indent="false">
        <style:tab-stops>
          <style:tab-stop style:position="0.7cm"/>
        </style:tab-stops>
      </style:paragraph-properties>
      <style:text-properties fo:language="en" fo:country="GB"/>
    </style:style>
    <style:style style:name="P269" style:family="paragraph" style:parent-style-name="Heading_20_2">
      <style:paragraph-properties fo:margin-left="1.016cm" fo:margin-right="0cm" fo:text-indent="-1.016cm" style:auto-text-indent="false"/>
      <style:text-properties fo:language="en" fo:country="GB"/>
    </style:style>
    <style:style style:name="P270" style:family="paragraph" style:parent-style-name="Heading_20_2">
      <style:paragraph-properties fo:margin-left="0cm" fo:margin-right="0cm" fo:text-align="justify" style:justify-single-word="false" fo:text-indent="0cm" style:auto-text-indent="false"/>
      <style:text-properties fo:language="en" fo:country="GB" officeooo:paragraph-rsid="00254528"/>
    </style:style>
    <style:style style:name="P271" style:family="paragraph" style:parent-style-name="Heading_20_1">
      <style:paragraph-properties fo:text-align="center" style:justify-single-word="false"/>
      <style:text-properties fo:font-size="22pt" fo:language="en" fo:country="GB" style:font-size-asian="22pt" style:font-size-complex="22pt"/>
    </style:style>
    <style:style style:name="P272" style:family="paragraph" style:parent-style-name="Heading_20_1">
      <style:paragraph-properties fo:text-align="center" style:justify-single-word="false"/>
    </style:style>
    <style:style style:name="P273" style:family="paragraph" style:parent-style-name="Heading_20_1">
      <style:text-properties fo:language="en" fo:country="GB"/>
    </style:style>
    <style:style style:name="P274" style:family="paragraph" style:parent-style-name="Heading_20_1">
      <style:paragraph-properties fo:text-align="justify" style:justify-single-word="false"/>
      <style:text-properties fo:language="en" fo:country="GB"/>
    </style:style>
    <style:style style:name="P275" style:family="paragraph" style:parent-style-name="Heading_20_1">
      <style:paragraph-properties fo:text-align="justify" style:justify-single-word="false"/>
      <style:text-properties fo:language="en" fo:country="GB" style:text-underline-style="none"/>
    </style:style>
    <style:style style:name="P276" style:family="paragraph" style:parent-style-name="Heading_20_1" style:master-page-name="Standard">
      <style:paragraph-properties fo:margin-left="2.498cm" fo:margin-right="0cm" fo:text-align="center" style:justify-single-word="false" fo:text-indent="-0.762cm" style:auto-text-indent="false" style:page-number="auto"/>
      <style:text-properties fo:font-size="22pt" fo:language="en" fo:country="GB" style:font-size-asian="22pt" style:font-size-complex="22pt"/>
    </style:style>
    <style:style style:name="P277" style:family="paragraph" style:parent-style-name="Heading_20_1">
      <style:paragraph-properties fo:break-before="page"/>
    </style:style>
    <style:style style:name="P278" style:family="paragraph" style:parent-style-name="Heading_20_1">
      <style:paragraph-properties fo:break-before="page"/>
      <style:text-properties fo:language="en" fo:country="GB"/>
    </style:style>
    <style:style style:name="P279" style:family="paragraph" style:parent-style-name="Heading_20_1">
      <style:paragraph-properties fo:margin-left="0.635cm" fo:margin-right="0cm" fo:text-indent="-0.635cm" style:auto-text-indent="false">
        <style:tab-stops>
          <style:tab-stop style:position="0.635cm"/>
        </style:tab-stops>
      </style:paragraph-properties>
    </style:style>
    <style:style style:name="P280" style:family="paragraph" style:parent-style-name="Heading_20_3">
      <style:text-properties fo:language="en" fo:country="GB"/>
    </style:style>
    <style:style style:name="P281" style:family="paragraph" style:parent-style-name="Heading_20_3">
      <style:paragraph-properties fo:margin-left="1.27cm" fo:margin-right="0cm" fo:text-indent="-1.27cm" style:auto-text-indent="false"/>
    </style:style>
    <style:style style:name="P282"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fo:language="en" fo:country="GB"/>
    </style:style>
    <style:style style:name="T4" style:family="text">
      <style:text-properties fo:language="en" fo:country="GB" style:font-name-asian="Arial"/>
    </style:style>
    <style:style style:name="T5" style:family="text">
      <style:text-properties fo:language="en" fo:country="GB" style:font-name-asian="TimesNewRoman"/>
    </style:style>
    <style:style style:name="T6" style:family="text">
      <style:text-properties fo:language="en" fo:country="GB" style:font-name-asian="TimesNewRoman" style:font-weight-complex="bold"/>
    </style:style>
    <style:style style:name="T7" style:family="text">
      <style:text-properties fo:language="en" fo:country="GB" style:font-name-asian="Times New Roman"/>
    </style:style>
    <style:style style:name="T8" style:family="text">
      <style:text-properties fo:language="en" fo:country="GB" style:font-name-asian="Times New Roman" style:font-weight-complex="bold"/>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language="en" fo:country="GB" fo:font-weight="bold" style:font-name-asian="TimesNewRoman" style:font-weight-asian="bold"/>
    </style:style>
    <style:style style:name="T12" style:family="text">
      <style:text-properties fo:language="en" fo:country="GB" fo:font-weight="bold" style:font-name-asian="Times New Roman" style:font-weight-asian="bold"/>
    </style:style>
    <style:style style:name="T13" style:family="text">
      <style:text-properties fo:language="en" fo:country="GB" style:text-underline-style="solid" style:text-underline-width="auto" style:text-underline-color="font-color"/>
    </style:style>
    <style:style style:name="T14" style:family="text">
      <style:text-properties fo:language="en" fo:country="GB" style:text-underline-style="solid" style:text-underline-width="auto" style:text-underline-color="font-color" fo:font-weight="bold" style:font-weight-asian="bold" style:font-weight-complex="bold"/>
    </style:style>
    <style:style style:name="T15" style:family="text">
      <style:text-properties fo:language="en" fo:country="GB" style:font-weight-complex="bold"/>
    </style:style>
    <style:style style:name="T16" style:family="text">
      <style:text-properties fo:language="en" fo:country="GB" fo:font-style="italic" style:font-style-asian="italic"/>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style:font-name-asian="TimesNewRoman" style:font-style-asian="italic"/>
    </style:style>
    <style:style style:name="T19" style:family="text">
      <style:text-properties fo:language="en" fo:country="GB" fo:font-style="italic" fo:font-weight="bold" style:font-style-asian="italic" style:font-weight-asian="bold"/>
    </style:style>
    <style:style style:name="T20" style:family="text">
      <style:text-properties fo:language="en" fo:country="GB" fo:font-style="italic" style:text-underline-style="none"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weight="normal" style:font-weight-asian="normal" style:font-weight-complex="normal"/>
    </style:style>
    <style:style style:name="T23" style:family="text">
      <style:text-properties fo:language="en" fo:country="GB" style:text-underline-style="none"/>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language="en" fo:country="GB" fo:font-style="normal" style:font-style-asian="normal" style:font-style-complex="normal"/>
    </style:style>
    <style:style style:name="T27" style:family="text">
      <style:text-properties fo:language="en" fo:country="GB" style:font-name-complex="Courier New"/>
    </style:style>
    <style:style style:name="T28" style:family="text">
      <style:text-properties style:font-name-asian="Arial"/>
    </style:style>
    <style:style style:name="T29" style:family="text">
      <style:text-properties style:font-name-asian="TimesNewRoman"/>
    </style:style>
    <style:style style:name="T30" style:family="text">
      <style:text-properties style:font-name-asian="Times New Roman"/>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style:font-name-asian="Courier New" style:font-weight-asian="bold"/>
    </style:style>
    <style:style style:name="T34" style:family="text">
      <style:text-properties fo:language="en" fo:country="US"/>
    </style:style>
    <style:style style:name="T35" style:family="text">
      <style:text-properties fo:language="en" fo:country="US" fo:font-weight="bold" style:font-name-asian="TimesNewRoman" style:font-weight-asian="bold"/>
    </style:style>
    <style:style style:name="T36" style:family="text">
      <style:text-properties fo:language="en" fo:country="US" fo:font-weight="bold" style:font-weight-asian="bold"/>
    </style:style>
    <style:style style:name="T37" style:family="text">
      <style:text-properties fo:language="en" fo:country="US" fo:font-weight="bold" style:font-name-asian="Times New Roman" style:font-weight-asian="bold"/>
    </style:style>
    <style:style style:name="T38" style:family="text">
      <style:text-properties fo:language="en" fo:country="US" style:font-name-asian="TimesNewRoman"/>
    </style:style>
    <style:style style:name="T39" style:family="text">
      <style:text-properties fo:language="en" fo:country="US" style:font-name-asian="Times New Roman"/>
    </style:style>
    <style:style style:name="T40" style:family="text">
      <style:text-properties fo:language="en" fo:country="US" style:font-name-asian="Arial"/>
    </style:style>
    <style:style style:name="T41" style:family="text">
      <style:text-properties fo:font-size="10pt" fo:language="en" fo:country="GB" style:font-size-asian="10pt" style:font-size-complex="10pt"/>
    </style:style>
    <style:style style:name="T42" style:family="text">
      <style:text-properties fo:font-size="10pt" fo:language="en" fo:country="GB" style:font-size-asian="10pt" style:font-size-complex="8pt"/>
    </style:style>
    <style:style style:name="T43" style:family="text">
      <style:text-properties style:font-name="Courier New" fo:font-size="10pt" style:font-size-asian="10pt" style:font-name-complex="Courier New"/>
    </style:style>
    <style:style style:name="T44" style:family="text">
      <style:text-properties style:font-name="Courier New" fo:font-size="10pt" style:font-size-asian="10pt" style:font-name-complex="Courier New" style:font-size-complex="10pt"/>
    </style:style>
    <style:style style:name="T45" style:family="text">
      <style:text-properties style:font-name="Courier New" fo:font-size="10pt" fo:language="en" fo:country="US" style:font-size-asian="10pt" style:font-name-complex="Courier New"/>
    </style:style>
    <style:style style:name="T46" style:family="text">
      <style:text-properties style:font-name="Courier New" fo:font-size="10pt" fo:language="en" fo:country="US" style:font-size-asian="10pt" style:font-name-complex="Courier New" style:font-size-complex="10pt"/>
    </style:style>
    <style:style style:name="T47" style:family="text">
      <style:text-properties style:font-name="Courier New" fo:font-size="10pt" fo:language="en" fo:country="US" style:font-name-asian="Courier New" style:font-size-asian="10pt" style:font-name-complex="Courier New"/>
    </style:style>
    <style:style style:name="T48" style:family="text">
      <style:text-properties style:font-name="Courier New" fo:font-size="10pt" fo:language="en" fo:country="US" style:font-name-asian="Courier New" style:font-size-asian="10pt" style:font-name-complex="Courier New" style:font-size-complex="10pt"/>
    </style:style>
    <style:style style:name="T49" style:family="text">
      <style:text-properties style:font-name="Courier New" fo:font-size="10pt" fo:language="en" fo:country="GB" style:font-size-asian="10pt" style:font-name-complex="Courier New"/>
    </style:style>
    <style:style style:name="T50" style:family="text">
      <style:text-properties style:font-name="Courier New" fo:font-size="10pt" fo:language="en" fo:country="GB" style:font-size-asian="10pt" style:font-name-complex="Courier New" style:font-size-complex="10pt"/>
    </style:style>
    <style:style style:name="T51" style:family="text">
      <style:text-properties style:font-name="Courier New" fo:font-size="10pt" fo:language="en" fo:country="GB" style:font-size-asian="10pt" style:font-name-complex="Courier New" style:font-size-complex="10pt" style:font-weight-complex="bold"/>
    </style:style>
    <style:style style:name="T52" style:family="text">
      <style:text-properties style:font-name="Courier New" fo:font-size="10pt" fo:language="en" fo:country="GB" style:font-size-asian="10pt" style:font-name-complex="Courier New" style:font-size-complex="8pt"/>
    </style:style>
    <style:style style:name="T53" style:family="text">
      <style:text-properties style:font-name="Courier New" fo:font-size="10pt" fo:language="en" fo:country="GB" style:font-name-asian="Courier New" style:font-size-asian="10pt" style:font-name-complex="Courier New"/>
    </style:style>
    <style:style style:name="T54" style:family="text">
      <style:text-properties style:font-name="Courier New" fo:font-size="10pt" fo:language="en" fo:country="GB" style:font-name-asian="Courier New" style:font-size-asian="10pt" style:font-name-complex="Courier New" style:font-size-complex="10pt"/>
    </style:style>
    <style:style style:name="T55" style:family="text">
      <style:text-properties style:font-name="Courier New" fo:font-size="10pt" fo:language="en" fo:country="GB" style:font-name-asian="Courier New" style:font-size-asian="10pt" style:font-name-complex="Courier New" style:font-size-complex="10pt" style:font-weight-complex="bold"/>
    </style:style>
    <style:style style:name="T56" style:family="text">
      <style:text-properties style:font-name="Courier New" fo:font-size="10pt" fo:language="en" fo:country="GB" style:font-name-asian="Courier New" style:font-size-asian="10pt" style:font-name-complex="Courier New" style:font-size-complex="8pt"/>
    </style:style>
    <style:style style:name="T57" style:family="text">
      <style:text-properties style:font-name="Courier New" fo:font-size="10pt" fo:language="en" fo:country="GB" fo:font-weight="bold" style:font-size-asian="10pt" style:font-weight-asian="bold" style:font-name-complex="Courier New"/>
    </style:style>
    <style:style style:name="T58" style:family="text">
      <style:text-properties style:font-name="Courier New" fo:font-size="10pt" fo:language="en" fo:country="GB" fo:font-weight="bold" style:font-size-asian="10pt" style:font-weight-asian="bold" style:font-name-complex="Courier New" style:font-size-complex="10pt"/>
    </style:style>
    <style:style style:name="T59" style:family="text">
      <style:text-properties style:font-name="Courier New" fo:font-size="10pt" fo:language="en" fo:country="GB" fo:font-weight="bold" style:font-size-asian="10pt" style:font-weight-asian="bold" style:font-name-complex="Courier New" style:font-size-complex="10pt" style:font-weight-complex="bold"/>
    </style:style>
    <style:style style:name="T60" style:family="text">
      <style:text-properties style:font-name="Courier New" fo:font-size="10pt" fo:language="en" fo:country="GB" fo:font-weight="bold" style:font-name-asian="Courier New" style:font-size-asian="10pt" style:font-weight-asian="bold" style:font-name-complex="Courier New" style:font-size-complex="10pt"/>
    </style:style>
    <style:style style:name="T61" style:family="text">
      <style:text-properties style:font-name="Courier New" fo:font-size="10pt" fo:language="en" fo:country="GB" fo:font-weight="bold" style:font-name-asian="Courier New" style:font-size-asian="10pt" style:font-weight-asian="bold" style:font-name-complex="Courier New" style:font-size-complex="10pt" style:font-weight-complex="bold"/>
    </style:style>
    <style:style style:name="T62" style:family="text">
      <style:text-properties style:font-name="Courier New" fo:font-size="10pt" fo:language="en" fo:country="GB" fo:font-weight="bold" style:font-name-asian="TimesNewRoman" style:font-size-asian="10pt" style:font-weight-asian="bold" style:font-name-complex="Courier New" style:font-size-complex="10pt" style:font-weight-complex="bold"/>
    </style:style>
    <style:style style:name="T63" style:family="text">
      <style:text-properties style:font-name="Courier New" fo:font-size="10pt" fo:language="en" fo:country="GB" style:text-underline-style="solid" style:text-underline-width="auto" style:text-underline-color="font-color" style:font-size-asian="10pt" style:font-name-complex="Courier New"/>
    </style:style>
    <style:style style:name="T64" style:family="text">
      <style:text-properties style:font-name="Courier New" fo:font-size="10pt" fo:language="en" fo:country="GB" style:text-underline-style="solid" style:text-underline-width="auto" style:text-underline-color="font-color" style:font-size-asian="10pt" style:font-name-complex="Courier New" style:font-size-complex="10pt"/>
    </style:style>
    <style:style style:name="T65"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size-complex="10pt" style:font-weight-complex="normal"/>
    </style:style>
    <style:style style:name="T66"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weight-complex="normal"/>
    </style:style>
    <style:style style:name="T67" style:family="text">
      <style:text-properties style:font-name="Courier New" fo:font-size="10pt" fo:language="en" fo:country="GB" fo:font-style="italic" style:font-size-asian="10pt" style:font-style-asian="italic" style:font-name-complex="Courier New"/>
    </style:style>
    <style:style style:name="T68" style:family="text">
      <style:text-properties style:font-name="Courier New" fo:font-size="10pt" fo:language="en" fo:country="GB" fo:font-style="italic" style:font-size-asian="10pt" style:font-style-asian="italic" style:font-name-complex="Courier New" style:font-size-complex="10pt"/>
    </style:style>
    <style:style style:name="T69" style:family="text">
      <style:text-properties style:font-name="Courier New" fo:font-size="10pt" fo:language="en" fo:country="GB" fo:font-style="italic" style:font-size-asian="10pt" style:font-style-asian="italic" style:font-name-complex="Courier New" style:font-size-complex="10pt" style:font-style-complex="italic"/>
    </style:style>
    <style:style style:name="T70" style:family="text">
      <style:text-properties style:font-name="Courier New" fo:font-size="10pt" fo:language="en" fo:country="GB" fo:font-style="italic" style:font-name-asian="Courier New" style:font-size-asian="10pt" style:font-style-asian="italic" style:font-name-complex="Courier New"/>
    </style:style>
    <style:style style:name="T71" style:family="text">
      <style:text-properties style:font-name="Courier New" fo:font-size="10pt" fo:language="en" fo:country="GB" fo:font-style="italic" style:font-name-asian="Courier New" style:font-size-asian="10pt" style:font-style-asian="italic" style:font-name-complex="Courier New" style:font-size-complex="10pt"/>
    </style:style>
    <style:style style:name="T72" style:family="text">
      <style:text-properties style:font-name="Courier New" fo:font-size="10pt" fo:language="en" fo:country="GB" style:font-name-asian="TimesNewRoman" style:font-size-asian="10pt" style:font-name-complex="Courier New"/>
    </style:style>
    <style:style style:name="T73" style:family="text">
      <style:text-properties style:font-name="Courier New" fo:font-size="10pt" fo:language="en" fo:country="GB" style:font-name-asian="TimesNewRoman" style:font-size-asian="10pt" style:font-name-complex="Courier New" style:font-size-complex="10pt"/>
    </style:style>
    <style:style style:name="T74" style:family="text">
      <style:text-properties style:font-name="Courier New" fo:font-size="10pt" fo:language="en" fo:country="GB" fo:font-weight="normal" style:font-size-asian="10pt" style:font-weight-asian="normal" style:font-name-complex="Courier New" style:font-size-complex="10pt" style:font-weight-complex="normal"/>
    </style:style>
    <style:style style:name="T75" style:family="text">
      <style:text-properties style:font-name="Courier New" fo:font-size="10pt" fo:language="en" fo:country="GB" fo:font-weight="normal" style:font-size-asian="10pt" style:font-weight-asian="normal" style:font-name-complex="Courier New" style:font-weight-complex="normal"/>
    </style:style>
    <style:style style:name="T76" style:family="text">
      <style:text-properties style:font-name="Courier New" fo:font-size="10pt" fo:language="en" fo:country="GB" style:text-underline-style="none" fo:font-weight="bold" style:font-size-asian="10pt" style:font-weight-asian="bold" style:font-name-complex="Courier New" style:font-size-complex="10pt" style:font-weight-complex="bold"/>
    </style:style>
    <style:style style:name="T77" style:family="text">
      <style:text-properties style:font-name="Courier New" fo:font-size="10pt" style:font-name-asian="Courier New" style:font-size-asian="10pt" style:font-name-complex="Courier New"/>
    </style:style>
    <style:style style:name="T78" style:family="text">
      <style:text-properties style:font-name="Courier New" fo:font-size="10pt" style:font-name-asian="Courier New" style:font-size-asian="10pt" style:font-name-complex="Courier New" style:font-size-complex="10pt"/>
    </style:style>
    <style:style style:name="T79" style:family="text">
      <style:text-properties style:font-name="Courier New" fo:font-size="10pt" fo:font-weight="bold" style:font-size-asian="10pt" style:font-weight-asian="bold" style:font-name-complex="Courier New" style:font-size-complex="10pt"/>
    </style:style>
    <style:style style:name="T80" style:family="text">
      <style:text-properties style:font-name="Courier New" fo:font-size="10pt" fo:font-weight="bold" style:font-name-asian="Courier New" style:font-size-asian="10pt" style:font-weight-asian="bold" style:font-name-complex="Courier New" style:font-size-complex="10pt"/>
    </style:style>
    <style:style style:name="T81" style:family="text">
      <style:text-properties style:font-name="Courier New" fo:font-size="10pt" style:text-underline-style="solid" style:text-underline-width="auto" style:text-underline-color="font-color" style:font-size-asian="10pt" style:font-name-complex="Courier New" style:font-size-complex="10pt"/>
    </style:style>
    <style:style style:name="T82" style:family="text">
      <style:text-properties style:font-name="Courier New" fo:font-size="10pt" fo:font-style="italic" style:font-size-asian="10pt" style:font-style-asian="italic" style:font-name-complex="Courier New" style:font-size-complex="10pt" style:font-style-complex="italic"/>
    </style:style>
    <style:style style:name="T83" style:family="text">
      <style:text-properties style:font-name="Courier New" fo:font-size="10pt" fo:language="nl" fo:country="NL" style:font-name-asian="TimesNewRoman" style:font-size-asian="10pt" style:font-name-complex="Courier New" style:font-size-complex="10pt"/>
    </style:style>
    <style:style style:name="T84" style:family="text">
      <style:text-properties style:font-name="Courier New" fo:font-size="10pt" fo:language="nl" fo:country="NL" style:font-size-asian="10pt" style:font-name-complex="Courier New"/>
    </style:style>
    <style:style style:name="T85" style:family="text">
      <style:text-properties style:font-name="Courier New" fo:font-size="10pt" fo:language="nl" fo:country="NL" style:font-size-asian="10pt" style:font-name-complex="Courier New" style:font-size-complex="10pt"/>
    </style:style>
    <style:style style:name="T86" style:family="text">
      <style:text-properties style:font-name="Courier New" fo:font-size="10pt" fo:language="nl" fo:country="NL" style:font-name-asian="Courier New" style:font-size-asian="10pt" style:font-name-complex="Courier New"/>
    </style:style>
    <style:style style:name="T87" style:family="text">
      <style:text-properties style:font-name="Courier New" fo:font-size="10pt" fo:language="nl" fo:country="NL" style:font-name-asian="Courier New" style:font-size-asian="10pt" style:font-name-complex="Courier New" style:font-size-complex="10pt"/>
    </style:style>
    <style:style style:name="T88" style:family="text">
      <style:text-properties style:font-name="Courier New" fo:font-size="10pt" fo:font-weight="normal" style:font-size-asian="10pt" style:font-weight-asian="normal" style:font-name-complex="Courier New" style:font-weight-complex="normal"/>
    </style:style>
    <style:style style:name="T89" style:family="text">
      <style:text-properties style:font-name="Courier New" fo:font-size="8pt" fo:language="en" fo:country="GB" style:font-size-asian="8pt" style:font-name-complex="Courier New"/>
    </style:style>
    <style:style style:name="T90" style:family="text">
      <style:text-properties style:font-name="Courier New" fo:font-size="8pt" fo:language="en" fo:country="GB" style:font-size-asian="8pt" style:font-name-complex="Courier New" style:font-size-complex="8pt"/>
    </style:style>
    <style:style style:name="T91" style:family="text">
      <style:text-properties style:font-name="Courier New" fo:font-size="8pt" fo:language="en" fo:country="GB" style:font-name-asian="Courier New" style:font-size-asian="8pt" style:font-name-complex="Courier New"/>
    </style:style>
    <style:style style:name="T92" style:family="text">
      <style:text-properties style:font-name="Courier New" fo:font-size="8pt" fo:language="en" fo:country="GB" style:font-name-asian="Courier New" style:font-size-asian="8pt" style:font-name-complex="Courier New" style:font-size-complex="8pt"/>
    </style:style>
    <style:style style:name="T93" style:family="text">
      <style:text-properties style:font-name="Courier New" fo:font-size="8pt" fo:language="en" fo:country="GB" style:font-name-asian="TimesNewRoman" style:font-size-asian="8pt" style:font-name-complex="Courier New" style:font-size-complex="8pt"/>
    </style:style>
    <style:style style:name="T94" style:family="text">
      <style:text-properties style:font-name="Courier New" fo:font-size="8pt" fo:language="en" fo:country="GB" fo:font-weight="bold" style:font-size-asian="8pt" style:font-weight-asian="bold" style:font-name-complex="Courier New" style:font-size-complex="8pt"/>
    </style:style>
    <style:style style:name="T95" style:family="text">
      <style:text-properties style:font-name="Courier New" fo:font-size="8pt" fo:language="en" fo:country="GB" fo:font-weight="bold" style:font-size-asian="8pt" style:font-weight-asian="bold" style:font-name-complex="Courier New" style:font-size-complex="8pt" style:font-weight-complex="bold"/>
    </style:style>
    <style:style style:name="T96" style:family="text">
      <style:text-properties style:font-name="Courier New" fo:font-size="8pt" fo:language="en" fo:country="GB" fo:font-weight="bold" style:font-name-asian="Courier New" style:font-size-asian="8pt" style:font-weight-asian="bold" style:font-name-complex="Courier New" style:font-size-complex="8pt"/>
    </style:style>
    <style:style style:name="T97" style:family="text">
      <style:text-properties style:font-name="Courier New" fo:font-size="8pt" fo:language="en" fo:country="GB" fo:font-weight="bold" style:font-name-asian="Courier New" style:font-size-asian="8pt" style:font-weight-asian="bold" style:font-name-complex="Courier New" style:font-size-complex="8pt" style:font-weight-complex="bold"/>
    </style:style>
    <style:style style:name="T98" style:family="text">
      <style:text-properties style:font-name="Courier New" fo:font-size="8pt" fo:language="en" fo:country="GB" style:text-underline-style="solid" style:text-underline-width="auto" style:text-underline-color="font-color" style:font-size-asian="8pt" style:font-name-complex="Courier New" style:font-size-complex="8pt"/>
    </style:style>
    <style:style style:name="T99" style:family="text">
      <style:text-properties style:font-name="Courier New" fo:font-size="8pt" fo:language="en" fo:country="GB" style:text-underline-style="solid" style:text-underline-width="auto" style:text-underline-color="font-color" fo:font-weight="normal" style:font-size-asian="8pt" style:font-weight-asian="normal" style:font-name-complex="Courier New" style:font-size-complex="8pt" style:font-weight-complex="normal"/>
    </style:style>
    <style:style style:name="T100" style:family="text">
      <style:text-properties style:font-name="Courier New" fo:font-size="8pt" fo:language="en" fo:country="US" style:font-size-asian="8pt" style:font-name-complex="Courier New" style:font-size-complex="8pt"/>
    </style:style>
    <style:style style:name="T101" style:family="text">
      <style:text-properties style:font-name="Courier New" fo:font-size="8pt" fo:language="en" fo:country="US" style:font-name-asian="Courier New" style:font-size-asian="8pt" style:font-name-complex="Courier New" style:font-size-complex="8pt"/>
    </style:style>
    <style:style style:name="T102" style:family="text">
      <style:text-properties style:font-name="Courier New" fo:font-size="8pt" fo:language="de" fo:country="DE" style:font-size-asian="8pt" style:font-name-complex="Courier New" style:font-size-complex="8pt"/>
    </style:style>
    <style:style style:name="T103" style:family="text">
      <style:text-properties style:font-name="Courier New" fo:font-size="8pt" fo:language="de" fo:country="DE" style:font-name-asian="Courier New" style:font-size-asian="8pt" style:font-name-complex="Courier New" style:font-size-complex="8pt"/>
    </style:style>
    <style:style style:name="T104" style:family="text">
      <style:text-properties style:font-name="Courier New" fo:font-size="9pt" fo:language="en" fo:country="US" style:font-size-asian="9pt" style:font-name-complex="Courier New" style:font-size-complex="10pt"/>
    </style:style>
    <style:style style:name="T105" style:family="text">
      <style:text-properties style:font-name="Courier New" fo:font-size="9pt" fo:language="en" fo:country="US" style:font-size-asian="9pt" style:font-name-complex="Courier New" style:font-size-complex="8pt"/>
    </style:style>
    <style:style style:name="T106" style:family="text">
      <style:text-properties style:font-name="Courier New" fo:font-size="9pt" fo:language="en" fo:country="US" style:font-name-asian="Courier New" style:font-size-asian="9pt" style:font-name-complex="Courier New" style:font-size-complex="10pt"/>
    </style:style>
    <style:style style:name="T107" style:family="text">
      <style:text-properties style:font-name="Courier New" fo:font-size="9pt" fo:language="en" fo:country="US" style:font-name-asian="Courier New" style:font-size-asian="9pt" style:font-name-complex="Courier New" style:font-size-complex="8pt"/>
    </style:style>
    <style:style style:name="T108" style:family="text">
      <style:text-properties style:font-name="Courier New" fo:font-size="11pt" fo:language="en" fo:country="US" style:font-size-asian="11pt" style:font-name-complex="Courier New"/>
    </style:style>
    <style:style style:name="T109" style:family="text">
      <style:text-properties style:font-name="Courier New" fo:font-size="11pt" fo:language="en" fo:country="US" style:font-name-asian="Courier New" style:font-size-asian="11pt" style:font-name-complex="Courier New"/>
    </style:style>
    <style:style style:name="T110" style:family="text">
      <style:text-properties style:font-name="Courier New" fo:font-size="11pt" fo:language="en" fo:country="US" style:font-name-asian="Courier New" style:font-size-asian="11pt" style:font-name-complex="Courier New" style:font-size-complex="10pt"/>
    </style:style>
    <style:style style:name="T111" style:family="text">
      <style:text-properties style:font-name="Courier New" fo:font-size="6pt" fo:language="en" fo:country="GB" style:font-size-asian="6pt" style:font-name-complex="Courier New" style:font-size-complex="8pt"/>
    </style:style>
    <style:style style:name="T112" style:family="text">
      <style:text-properties style:font-name="Courier New" fo:font-size="6pt" fo:language="en" fo:country="GB" style:font-name-asian="Courier New" style:font-size-asian="6pt" style:font-name-complex="Courier New" style:font-size-complex="8pt"/>
    </style:style>
    <style:style style:name="T113" style:family="text">
      <style:text-properties style:font-name="Courier New" fo:font-size="6pt" fo:language="en" fo:country="GB" fo:font-weight="bold" style:font-size-asian="6pt" style:font-weight-asian="bold" style:font-name-complex="Courier New" style:font-size-complex="8pt"/>
    </style:style>
    <style:style style:name="T114" style:family="text">
      <style:text-properties style:font-name="Courier New" fo:font-size="6pt" fo:language="en" fo:country="GB" fo:font-weight="bold" style:font-name-asian="Courier New" style:font-size-asian="6pt" style:font-weight-asian="bold" style:font-name-complex="Courier New" style:font-size-complex="8pt"/>
    </style:style>
    <style:style style:name="T115" style:family="text">
      <style:text-properties style:font-name="Courier New" fo:language="en" fo:country="GB" style:font-name-complex="Courier New"/>
    </style:style>
    <style:style style:name="T116" style:family="text">
      <style:text-properties style:font-name="Courier New" fo:language="en" fo:country="GB" style:font-name-asian="Courier New" style:font-name-complex="Courier New"/>
    </style:style>
    <style:style style:name="T117" style:family="text">
      <style:text-properties style:font-name="Wingdings" fo:language="en" fo:country="GB"/>
    </style:style>
    <style:style style:name="T118" style:family="text">
      <style:text-properties style:font-name-asian="Courier New"/>
    </style:style>
    <style:style style:name="T119" style:family="text">
      <style:text-properties fo:language="nl" fo:country="NL" style:font-name-asian="TimesNewRoman"/>
    </style:style>
    <style:style style:name="T120" style:family="text">
      <style:text-properties fo:language="nl" fo:country="NL" style:font-name-asian="Times New Roman"/>
    </style:style>
    <style:style style:name="T121" style:family="text">
      <style:text-properties fo:font-size="8pt" fo:language="en" fo:country="GB" style:font-size-asian="8pt" style:font-name-complex="Courier New" style:font-size-complex="8pt"/>
    </style:style>
    <style:style style:name="T122" style:family="text">
      <style:text-properties style:font-name="Courier" fo:font-size="10pt" fo:language="en" fo:country="GB" style:font-size-asian="10pt" style:font-name-complex="Courier" style:font-size-complex="10pt"/>
    </style:style>
    <style:style style:name="T123" style:family="text">
      <style:text-properties style:font-name="Courier" fo:font-size="10pt" fo:language="en" fo:country="GB" style:font-size-asian="10pt" style:font-name-complex="Courier" style:font-size-complex="10pt" style:font-weight-complex="bold"/>
    </style:style>
    <style:style style:name="T124" style:family="text">
      <style:text-properties style:font-name="Courier" fo:font-size="10pt" fo:language="en" fo:country="GB" style:font-name-asian="Courier" style:font-size-asian="10pt" style:font-name-complex="Courier" style:font-size-complex="10pt"/>
    </style:style>
    <style:style style:name="T125" style:family="text">
      <style:text-properties style:font-name="Courier" fo:font-size="10pt" fo:language="en" fo:country="GB" fo:font-weight="bold" style:font-size-asian="10pt" style:font-weight-asian="bold" style:font-name-complex="Courier" style:font-size-complex="10pt" style:font-weight-complex="bold"/>
    </style:style>
    <style:style style:name="T126" style:family="text">
      <style:text-properties style:font-name="Courier" fo:font-size="10pt" fo:language="en" fo:country="GB" fo:font-weight="bold" style:font-name-asian="Courier" style:font-size-asian="10pt" style:font-weight-asian="bold" style:font-name-complex="Courier" style:font-size-complex="10pt" style:font-weight-complex="bold"/>
    </style:style>
    <style:style style:name="T127" style:family="text">
      <style:text-properties style:font-name="Courier" fo:font-size="10pt" fo:language="en" fo:country="GB" style:text-underline-style="solid" style:text-underline-width="auto" style:text-underline-color="font-color" style:font-size-asian="10pt" style:font-name-complex="Courier" style:font-size-complex="10pt" style:font-weight-complex="bold"/>
    </style:style>
    <style:style style:name="T128" style:family="text">
      <style:text-properties style:font-name="Courier" fo:font-size="10pt" fo:language="en" fo:country="GB" fo:font-weight="normal" style:font-size-asian="10pt" style:font-weight-asian="normal" style:font-name-complex="Courier" style:font-size-complex="10pt" style:font-weight-complex="normal"/>
    </style:style>
    <style:style style:name="T129" style:family="text">
      <style:text-properties style:font-name="Courier" fo:language="en" fo:country="GB" style:font-name-complex="Courier"/>
    </style:style>
    <style:style style:name="T130" style:family="text">
      <style:text-properties style:font-name="Courier" fo:font-size="8pt" fo:language="en" fo:country="GB" style:font-size-asian="8pt" style:font-name-complex="Courier" style:font-size-complex="8pt"/>
    </style:style>
    <style:style style:name="T131" style:family="text">
      <style:text-properties style:font-name="Courier" fo:font-size="8pt" fo:language="en" fo:country="GB" style:font-name-asian="Courier" style:font-size-asian="8pt" style:font-name-complex="Courier" style:font-size-complex="8pt"/>
    </style:style>
    <style:style style:name="T132" style:family="text">
      <style:text-properties style:font-name-asian="Courier"/>
    </style:style>
    <style:style style:name="T133" style:family="text">
      <style:text-properties fo:font-size="12pt" fo:language="en" fo:country="GB" style:font-size-asian="12pt"/>
    </style:style>
    <style:style style:name="T134" style:family="text">
      <style:text-properties fo:font-size="12pt" fo:language="en" fo:country="GB" style:font-name-asian="Arial" style:font-size-asian="12pt"/>
    </style:style>
    <style:style style:name="T135" style:family="text">
      <style:text-properties fo:font-size="18pt" fo:language="en" fo:country="GB" style:font-size-asian="18pt" style:font-size-complex="18pt"/>
    </style:style>
    <style:style style:name="T136" style:family="text">
      <style:text-properties fo:font-size="18pt" fo:language="en" fo:country="GB" style:font-name-asian="Arial" style:font-size-asian="18pt" style:font-size-complex="18pt"/>
    </style:style>
    <style:style style:name="T137" style:family="text">
      <style:text-properties style:text-underline-style="solid" style:text-underline-width="auto" style:text-underline-color="font-color"/>
    </style:style>
    <style:style style:name="T138" style:family="text">
      <style:text-properties fo:font-weight="normal" style:font-weight-asian="normal" style:font-weight-complex="normal"/>
    </style:style>
    <style:style style:name="T139" style:family="text">
      <style:text-properties style:text-underline-style="none"/>
    </style:style>
    <style:style style:name="T140" style:family="text">
      <style:text-properties style:font-name="Courier 10 Pitch"/>
    </style:style>
    <style:style style:name="T141" style:family="text">
      <style:text-properties style:font-name="Courier 10 Pitch" fo:language="en" fo:country="GB"/>
    </style:style>
    <style:style style:name="T142" style:family="text">
      <style:text-properties style:font-name="Courier 10 Pitch" fo:language="en" fo:country="GB" fo:font-weight="bold" style:font-weight-asian="bold" style:font-weight-complex="bold"/>
    </style:style>
    <style:style style:name="T143" style:family="text">
      <style:text-properties style:font-name="Courier 10 Pitch" fo:font-weight="bold" style:font-weight-asian="bold" style:font-weight-complex="bold"/>
    </style:style>
    <style:style style:name="T144" style:family="text">
      <style:text-properties style:font-name="Courier1" fo:font-size="9pt" style:font-name-asian="Courier1" style:font-size-asian="9pt" style:font-name-complex="Courier1" style:font-size-complex="9pt"/>
    </style:style>
    <style:style style:name="T145" style:family="text">
      <style:text-properties fo:font-size="9pt" style:font-size-asian="9pt" style:font-size-complex="9pt"/>
    </style:style>
    <style:style style:name="T146" style:family="text">
      <style:text-properties fo:color="#000000" style:font-name="Courier1" fo:font-size="9pt" style:font-name-asian="Courier1" style:font-size-asian="9pt" style:font-name-complex="Courier1" style:font-size-complex="9pt"/>
    </style:style>
    <style:style style:name="T147" style:family="text">
      <style:text-properties fo:color="#000000" style:font-name="Courier-Bold" fo:font-size="9pt" style:font-name-asian="Courier-Bold" style:font-size-asian="9pt" style:font-name-complex="Courier-Bold" style:font-size-complex="9pt"/>
    </style:style>
    <style:style style:name="T148" style:family="text">
      <style:text-properties style:font-name="times new roman" fo:language="en" fo:country="GB"/>
    </style:style>
    <style:style style:name="T149" style:family="text">
      <style:text-properties style:font-name="times new roman" fo:language="en" fo:country="GB" fo:font-style="italic" style:font-style-asian="italic" style:font-style-complex="italic"/>
    </style:style>
    <style:style style:name="T150" style:family="text">
      <style:text-properties style:font-name="times new roman" fo:language="en" fo:country="GB" fo:font-style="normal" style:font-style-asian="normal" style:font-style-complex="normal"/>
    </style:style>
    <style:style style:name="T151" style:family="text">
      <style:text-properties style:font-name="Standard Symbols L" fo:language="en" fo:country="GB" style:font-name-asian="Times New Roman" style:font-name-complex="Times New Roman"/>
    </style:style>
    <style:style style:name="T152" style:family="text">
      <style:text-properties style:font-name="Courier New1" fo:font-size="10pt" fo:language="en" fo:country="GB" style:font-size-asian="10pt" style:font-size-complex="10pt"/>
    </style:style>
    <style:style style:name="T153" style:family="text">
      <style:text-properties style:font-name="Lucida consol" fo:font-size="10pt" fo:font-weight="normal" style:font-size-asian="10pt" style:font-weight-asian="normal" style:font-size-complex="10pt" style:font-weight-complex="normal"/>
    </style:style>
    <style:style style:name="T154" style:family="text">
      <style:text-properties style:font-name="Lucida console" fo:font-size="10pt" fo:font-weight="normal" style:font-size-asian="10pt" style:font-weight-asian="normal" style:font-size-complex="10pt" style:font-weight-complex="normal"/>
    </style:style>
    <style:style style:name="T155" style:family="text">
      <style:text-properties style:font-name="Courier 10 Pitch" fo:language="en" fo:country="GB" style:font-name-complex="Courier New"/>
    </style:style>
    <style:style style:name="T156" style:family="text">
      <style:text-properties style:font-name="Courier 10 Pitch" fo:font-size="12pt" fo:language="en" fo:country="GB" style:font-size-asian="12pt" style:font-name-complex="Courier New" style:font-size-complex="12pt"/>
    </style:style>
    <style:style style:name="T157" style:family="text">
      <style:text-properties style:font-name="times new roman" fo:font-size="12pt" fo:language="en" fo:country="GB" style:font-size-asian="12pt" style:font-name-complex="Courier New" style:font-size-complex="12pt"/>
    </style:style>
    <style:style style:name="T158" style:family="text">
      <style:text-properties style:font-name="times new roman" fo:font-size="12pt" fo:language="en" fo:country="GB" fo:font-weight="bold" style:font-size-asian="12pt" style:font-weight-asian="bold" style:font-name-complex="Courier New" style:font-size-complex="12pt"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6" text:outline-level="1" text:is-list-header="true"/>
      <text:h text:style-name="P271" text:outline-level="1" text:is-list-header="true"/>
      <text:h text:style-name="P271" text:outline-level="1" text:is-list-header="true"/>
      <text:h text:style-name="P272" text:outline-level="1" text:is-list-header="true"><text:bookmark-start text:name="__RefHeading__9_2004689950"/><text:span text:style-name="T1">Robinhood</text:span><text:span text:style-name="T2"> </text:span><text:span text:style-name="T1">PolicyEngine<text:line-break/><text:line-break/>Admin</text:span><text:span text:style-name="T2"> </text:span><text:span text:style-name="T1">Guide<text:line-break/><text:line-break/></text:span><text:span text:style-name="T135">Temporary</text:span><text:span text:style-name="T136"> </text:span><text:span text:style-name="T135">Filesystem</text:span><text:span text:style-name="T136"> </text:span><text:span text:style-name="T135">Manager</text:span><text:span text:style-name="T1"><text:line-break/></text:span><text:bookmark-end text:name="__RefHeading__9_2004689950"/></text:h>
      <text:p text:style-name="P2"/>
      <text:p text:style-name="P31"/>
      <text:p text:style-name="P2">Thomas LEIBOVICI</text:p>
      <text:p text:style-name="P2">CEA/DAM</text:p>
      <text:p text:style-name="P2"/>
      <text:p text:style-name="P2">&lt;thomas.leibovici@cea.fr&gt;</text:p>
      <text:p text:style-name="P31"/>
      <text:p text:style-name="P31">V2.5.1</text:p>
      <text:p text:style-name="P31"/>
      <text:p text:style-name="P2">March 14th, 2014</text:p>
      <text:h text:style-name="P278" text:outline-level="1" text:is-list-header="true"/>
      <text:h text:style-name="P273" text:outline-level="1" text:is-list-header="true"><text:bookmark-start text:name="__RefHeading__11_2004689950"/>Table<text:span text:style-name="T28"> </text:span>of<text:span text:style-name="T28"> </text:span>contents<text:bookmark-end text:name="__RefHeading__11_2004689950"/></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53"><text:a xlink:type="simple" xlink:href="#__RefHeading__13_2004689950">1 Software presentation<text:tab/>4</text:a></text:p>
          <text:p text:style-name="P154"><text:a xlink:type="simple" xlink:href="#__RefHeading__15_2004689950">1.1 Overview<text:tab/>4</text:a></text:p>
          <text:p text:style-name="P154"><text:a xlink:type="simple" xlink:href="#__RefHeading__17_2004689950">1.2 Execution modes<text:tab/>5</text:a></text:p>
          <text:p text:style-name="P154"><text:a xlink:type="simple" xlink:href="#__RefHeading__19_2004689950">1.3 Internal architecture overview<text:tab/>5</text:a></text:p>
          <text:p text:style-name="P153"><text:a xlink:type="simple" xlink:href="#__RefHeading__21_2004689950">2 First steps with Robinhood<text:tab/>6</text:a></text:p>
          <text:p text:style-name="P154"><text:a xlink:type="simple" xlink:href="#__RefHeading__23_2004689950">2.1 <text:s/>Compiling and installing<text:tab/>6</text:a></text:p>
          <text:p text:style-name="P155"><text:a xlink:type="simple" xlink:href="#__RefHeading__25_2004689950">2.1.1 Install from RPM<text:tab/>6</text:a></text:p>
          <text:p text:style-name="P155"><text:a xlink:type="simple" xlink:href="#__RefHeading__27_2004689950">2.1.2 Build and install from the source tarball<text:tab/>6</text:a></text:p>
          <text:p text:style-name="P154"><text:a xlink:type="simple" xlink:href="#__RefHeading__29_2004689950">2.2 Robinhood service<text:tab/>7</text:a></text:p>
          <text:p text:style-name="P154"><text:a xlink:type="simple" xlink:href="#__RefHeading__31_2004689950">2.3 Command line options<text:tab/>8</text:a></text:p>
          <text:p text:style-name="P154"><text:a xlink:type="simple" xlink:href="#__RefHeading__33_2004689950">2.4 Signals<text:tab/>9</text:a></text:p>
          <text:p text:style-name="P154"><text:a xlink:type="simple" xlink:href="#__RefHeading__35_2004689950">2.5 Creating the database<text:tab/>10</text:a></text:p>
          <text:p text:style-name="P154"><text:a xlink:type="simple" xlink:href="#__RefHeading__37_2004689950">2.6 Enabling Lustre Changelogs<text:tab/>11</text:a></text:p>
          <text:p text:style-name="P153"><text:a xlink:type="simple" xlink:href="#__RefHeading__39_2004689950">3 Writing configuration file<text:tab/>11</text:a></text:p>
          <text:p text:style-name="P154"><text:a xlink:type="simple" xlink:href="#__RefHeading__41_2004689950">3.1 Syntax<text:tab/>11</text:a></text:p>
          <text:p text:style-name="P154"><text:a xlink:type="simple" xlink:href="#__RefHeading__43_2004689950">3.2 Configuration template and default parameters<text:tab/>15</text:a></text:p>
          <text:p text:style-name="P154"><text:a xlink:type="simple" xlink:href="#__RefHeading__45_2004689950">3.3 General parameters<text:tab/>16</text:a></text:p>
          <text:p text:style-name="P154"><text:a xlink:type="simple" xlink:href="#__RefHeading__47_2004689950">3.4 Log and alerts parameters<text:tab/>16</text:a></text:p>
          <text:p text:style-name="P154"><text:a xlink:type="simple" xlink:href="#__RefHeading__49_2004689950">3.5 File classes<text:tab/>17</text:a></text:p>
          <text:p text:style-name="P154"><text:a xlink:type="simple" xlink:href="#__RefHeading__51_2004689950">3.6 Purge policies<text:tab/>18</text:a></text:p>
          <text:p text:style-name="P154"><text:a xlink:type="simple" xlink:href="#__RefHeading__53_2004689950">3.7 Purge triggers<text:tab/>20</text:a></text:p>
          <text:p text:style-name="P154"><text:a xlink:type="simple" xlink:href="#__RefHeading__55_2004689950">3.8 Purge parameters<text:tab/>22</text:a></text:p>
          <text:p text:style-name="P154"><text:a xlink:type="simple" xlink:href="#__RefHeading__57_2004689950">3.9 Specifying ‘rmdir’ policy<text:tab/>23</text:a></text:p>
          <text:p text:style-name="P154"><text:a xlink:type="simple" xlink:href="#__RefHeading__59_2004689950">3.10 ‘Rmdir’ parameters<text:tab/>23</text:a></text:p>
          <text:p text:style-name="P154"><text:a xlink:type="simple" xlink:href="#__RefHeading__61_2004689950">3.11 Periodic fileclass matching<text:tab/>24</text:a></text:p>
          <text:p text:style-name="P154"><text:a xlink:type="simple" xlink:href="#__RefHeading__63_2004689950">3.12 Periodic information update when handling Lustre changelogs<text:tab/>24</text:a></text:p>
          <text:p text:style-name="P154"><text:a xlink:type="simple" xlink:href="#__RefHeading__65_2004689950">3.13 Database parameters<text:tab/>25</text:a></text:p>
          <text:p text:style-name="P154"><text:a xlink:type="simple" xlink:href="#__RefHeading__67_2004689950">3.14 Filesystem scan parameters<text:tab/>26</text:a></text:p>
          <text:p text:style-name="P154"><text:a xlink:type="simple" xlink:href="#__RefHeading__69_2004689950">3.15 Lustre 2.x changelog parameters<text:tab/>27</text:a></text:p>
          <text:p text:style-name="P155"><text:a xlink:type="simple" xlink:href="#__RefHeading__71_2004689950"><text:s/>[new 2.5] Lustre Changelog batching (optimization)<text:tab/>28</text:a></text:p>
          <text:p text:style-name="P155"><text:a xlink:type="simple" xlink:href="#__RefHeading__73_2004689950"><text:s text:c="2"/>[new 2.5] Reading Changelogs with Lustre DNE<text:tab/>28</text:a></text:p>
          <text:p text:style-name="P155"><text:a xlink:type="simple" xlink:href="#__RefHeading__75_2004689950"><text:s/>[new 2.5] Dealing with old Changelogs bugs<text:tab/>28</text:a></text:p>
          <text:p text:style-name="P154"><text:a xlink:type="simple" xlink:href="#__RefHeading__77_2004689950">3.16 Entry processor pipeline options<text:tab/>29</text:a></text:p>
          <text:p text:style-name="P153"><text:a xlink:type="simple" xlink:href="#__RefHeading__79_2004689950">4 Reporting tool (rbh-report)<text:tab/>31</text:a></text:p>
          <text:p text:style-name="P154"><text:a xlink:type="simple" xlink:href="#__RefHeading__81_2004689950">4.1 Overview<text:tab/>31</text:a></text:p>
          <text:p text:style-name="P154"><text:a xlink:type="simple" xlink:href="#__RefHeading__83_2004689950">4.2 Command line<text:tab/>32</text:a></text:p>
          <text:p text:style-name="P154"><text:a xlink:type="simple" xlink:href="#__RefHeading__85_2004689950">4.3 Reports<text:tab/>33</text:a></text:p>
          <text:p text:style-name="P153"><text:a xlink:type="simple" xlink:href="#__RefHeading__87_2004689950">5 rbh-find<text:tab/>37</text:a></text:p>
          <text:p text:style-name="P154"><text:a xlink:type="simple" xlink:href="#__RefHeading__89_2004689950">5.1 Overview<text:tab/>37</text:a></text:p>
          <text:p text:style-name="P154"><text:a xlink:type="simple" xlink:href="#__RefHeading__91_2004689950">5.2 Syntax<text:tab/>38</text:a></text:p>
          <text:p text:style-name="P154"><text:a xlink:type="simple" xlink:href="#__RefHeading__93_2004689950">5.3 Performance<text:tab/>39</text:a></text:p>
          <text:p text:style-name="P153"><text:soft-page-break/><text:a xlink:type="simple" xlink:href="#__RefHeading__95_2004689950">6 rbh-du<text:tab/>40</text:a></text:p>
          <text:p text:style-name="P154"><text:a xlink:type="simple" xlink:href="#__RefHeading__97_2004689950">6.1 Overview<text:tab/>40</text:a></text:p>
          <text:p text:style-name="P154"><text:a xlink:type="simple" xlink:href="#__RefHeading__99_2004689950">6.2 Syntax<text:tab/>40</text:a></text:p>
          <text:p text:style-name="P154"><text:a xlink:type="simple" xlink:href="#__RefHeading__101_2004689950">6.3 Performance<text:tab/>40</text:a></text:p>
          <text:p text:style-name="P153"><text:a xlink:type="simple" xlink:href="#__RefHeading__16330_104978877">7 [new 2.5] rbh-diff<text:tab/>41</text:a></text:p>
          <text:p text:style-name="P154"><text:a xlink:type="simple" xlink:href="#__RefHeading__16332_104978877">7.1 Overview<text:tab/>41</text:a></text:p>
          <text:p text:style-name="P154"><text:a xlink:type="simple" xlink:href="#__RefHeading__16334_104978877">7.2 Syntax<text:tab/>41</text:a></text:p>
          <text:p text:style-name="P154"><text:a xlink:type="simple" xlink:href="#__RefHeading__16336_104978877">7.3 Output overview<text:tab/>42</text:a></text:p>
          <text:p text:style-name="P153"><text:a xlink:type="simple" xlink:href="#__RefHeading__103_2004689950">8 <text:s/>Web interface<text:tab/>42</text:a></text:p>
          <text:p text:style-name="P154"><text:a xlink:type="simple" xlink:href="#__RefHeading__105_2004689950">8.1 Overview<text:tab/>42</text:a></text:p>
          <text:p text:style-name="P154"><text:a xlink:type="simple" xlink:href="#__RefHeading__107_2004689950">8.2 Installation and configuration<text:tab/>43</text:a></text:p>
          <text:p text:style-name="P153"><text:a xlink:type="simple" xlink:href="#__RefHeading__109_2004689950">9 Configuration and admin helper (rbh-config)<text:tab/>43</text:a></text:p>
          <text:p text:style-name="P153"><text:a xlink:type="simple" xlink:href="#__RefHeading__111_2004689950">10 Performance tunings<text:tab/>44</text:a></text:p>
          <text:p text:style-name="P154"><text:a xlink:type="simple" xlink:href="#__RefHeading__113_2004689950">10.1 Lustre tunings and workarounds<text:tab/>44</text:a></text:p>
          <text:p text:style-name="P154"><text:a xlink:type="simple" xlink:href="#__RefHeading__115_2004689950">10.2 Linux kernel tunings<text:tab/>44</text:a></text:p>
          <text:p text:style-name="P154"><text:a xlink:type="simple" xlink:href="#__RefHeading__117_2004689950">10.3 Optimize scanning <text:s/>vs reporting speed<text:tab/>44</text:a></text:p>
          <text:p text:style-name="P154"><text:a xlink:type="simple" xlink:href="#__RefHeading__119_2004689950">10.4 Database tunings<text:tab/>45</text:a></text:p>
          <text:p text:style-name="P154"><text:a xlink:type="simple" xlink:href="#__RefHeading__16222_306650062">10.5 DB operation batching vs. multi-threading<text:tab/>46</text:a></text:p>
          <text:p text:style-name="P153"><text:a xlink:type="simple" xlink:href="#__RefHeading__16338_104978877">11 Getting help<text:tab/>46</text:a></text:p>
        </text:index-body>
      </text:table-of-content>
      <text:h text:style-name="P273" text:outline-level="1" text:is-list-header="true"/>
      <text:h text:style-name="P277" text:outline-level="1" text:restart-numbering="true" text:start-value="-1"><text:bookmark-start text:name="__RefHeading__13_2004689950"/><text:span text:style-name="T3">Software</text:span><text:span text:style-name="T4"> presentation</text:span><text:bookmark-end text:name="__RefHeading__13_2004689950"/></text:h>
      <text:p text:style-name="P1"/>
      <text:h text:style-name="P266" text:outline-level="2"><text:bookmark-start text:name="__RefHeading__15_2004689950"/>Overview<text:bookmark-end text:name="__RefHeading__15_2004689950"/></text:h>
      <text:p text:style-name="P1"/>
      <text:p text:style-name="P32"><text:span text:style-name="T3">“Robinhood Policy Engine” is an Open-Source software developed at CEA/DAM for monitoring and purging large temporary filesystems. </text:span><text:span text:style-name="T5">It</text:span><text:span text:style-name="T7"> </text:span><text:span text:style-name="T3">is designed in order to </text:span><text:span text:style-name="T5">perform</text:span><text:span text:style-name="T7"> </text:span><text:span text:style-name="T3">all</text:span><text:span text:style-name="T7"> </text:span><text:span text:style-name="T5">its</text:span><text:span text:style-name="T7"> </text:span><text:span text:style-name="T3">tasks in parallel, so it is particularly adapted for </text:span><text:span text:style-name="T5">managing</text:span><text:span text:style-name="T7"> </text:span><text:span text:style-name="T3">large file systems with millions</text:span><text:span text:style-name="T7"> </text:span><text:span text:style-name="T5">of</text:span><text:span text:style-name="T7"> </text:span><text:span text:style-name="T3">entries and petabytes</text:span><text:span text:style-name="T7"> </text:span><text:span text:style-name="T5">of</text:span><text:span text:style-name="T7"> </text:span><text:span text:style-name="T3">data.</text:span><text:span text:style-name="T7"> </text:span><text:span text:style-name="T5">Moreover,</text:span><text:span text:style-name="T7"> </text:span><text:span text:style-name="T5">i</text:span><text:span text:style-name="T3">t is Lustre capable i.e. it can monitor usage per OST and also purge files per OST and/or OST pools.</text:span></text:p>
      <text:p text:style-name="P4"/>
      <text:p text:style-name="P32"><text:span text:style-name="T5">A</text:span><text:span text:style-name="T7"> </text:span><text:span text:style-name="T3">specific mode of </text:span><text:span text:style-name="T5">Robinhood</text:span><text:span text:style-name="T7"> </text:span><text:span text:style-name="T5">also</text:span><text:span text:style-name="T7"> </text:span><text:span text:style-name="T5">makes</text:span><text:span text:style-name="T7"> </text:span><text:span text:style-name="T3">it possible to synchronize a cluster filesystem with a HSM by applying admin-defined migration and purge policies. However, this document only deals with temporary filesystem management purpose.</text:span></text:p>
      <text:p text:style-name="P1"/>
      <text:p text:style-name="Standard"><text:span text:style-name="T3">Temporary filesystem management </text:span><text:span text:style-name="T3">mainly consists of the following aspects:</text:span></text:p>
      <text:p text:style-name="P1"/>
      <text:list xml:id="list833362598866764288" text:style-name="WW8Num45">
        <text:list-item>
          <text:p text:style-name="P159"><text:span text:style-name="T3">Scan a large filesystem quickly, to build</text:span><text:span text:style-name="T3">/update a list of candidate files in a database. This persistent storage ensures that a list of candidates is always available if a purge is needed (for freeing space in filesystem). Scanning is done using a parallel algorithm for best efficiency;</text:span></text:p>
        </text:list-item>
      </text:list>
      <text:p text:style-name="P96"><text:span text:style-name="T9">With Lustre v2, scanning is no </text:span><text:span text:style-name="T9">longer needed </text:span><text:span text:style-name="T3">thanks to Lustre MDT Changelog mechanism. </text:span><text:span text:style-name="T9">Robinhood’s database is updated in soft real-time and you can use<text:line-break/>‘rbh-find’ and ‘rbh-du’ commands to query your file system faster than ever!</text:span></text:p>
      <text:p text:style-name="P107"/>
      <text:list xml:id="list777470299" text:continue-numbering="true" text:style-name="WW8Num45">
        <text:list-item>
          <text:p text:style-name="P181">Monitor filesystem and Lustre OST usage, in order to maintain them below a given threshold. If a storage unit exceeds the threshold, it then takes the most recent list of files and purges them in the order of their last access/modification time. It can also only purge the files of a given OST. Purge operations are also performed in parallel so it can quickly free disk space;</text:p>
        </text:list-item>
      </text:list>
      <text:p text:style-name="P7"/>
      <text:list xml:id="list391271656" text:continue-numbering="true" text:style-name="WW8Num45">
        <text:list-item>
          <text:p text:style-name="P158"><text:span text:style-name="T3">Remov</text:span><text:span text:style-name="T3">e empty directories that have not be used for a long time, if the administrator wants so;</text:span></text:p>
        </text:list-item>
      </text:list>
      <text:p text:style-name="P1"/>
      <text:list xml:id="list1684540624" text:continue-numbering="true" text:style-name="WW8Num45">
        <text:list-item>
          <text:p text:style-name="P159"><text:span text:style-name="T3">Raise</text:span><text:span text:style-name="T3"> alerts, search for entries, generate accounting information and all kind of statistics about the filesystem...</text:span></text:p>
        </text:list-item>
      </text:list>
      <text:p text:style-name="P1"/>
      <text:p text:style-name="P1"/>
      <text:p text:style-name="P32"><text:span text:style-name="T3">All </text:span><text:span text:style-name="T3">those actions are done according to very customizable policies. Thus, i</text:span><text:span text:style-name="T5">t</text:span><text:span text:style-name="T7"> </text:span><text:span text:style-name="T3">makes </text:span><text:span text:style-name="T5">it</text:span><text:span text:style-name="T7"> </text:span><text:span text:style-name="T3">possible </text:span><text:span text:style-name="T5">for</text:span><text:span text:style-name="T7"> </text:span><text:span text:style-name="T3">you </text:span><text:span text:style-name="T5">to</text:span><text:span text:style-name="T7"> </text:span><text:span text:style-name="T3">preserve data </text:span><text:span text:style-name="T5">of</text:span><text:span text:style-name="T7"> </text:span><text:span text:style-name="T3">nice and responsible users, </text:span><text:span text:style-name="T5">and</text:span><text:span text:style-name="T7"> </text:span><text:span text:style-name="T3">penalize </text:span><text:span text:style-name="T7">“</text:span><text:span text:style-name="T3">abusers” and harmful behaviors…</text:span><text:span text:style-name="T7"> </text:span><text:span text:style-name="T5">That</text:span><text:span text:style-name="T7">’</text:span><text:span text:style-name="T3">s why it is</text:span><text:span text:style-name="T7"> </text:span><text:span text:style-name="T5">called</text:span><text:span text:style-name="T7"> </text:span><text:span text:style-name="T3">Robinhood ;-)</text:span></text:p>
      <text:p text:style-name="P1"/>
      <text:p text:style-name="P32"><text:span text:style-name="T5">Thanks</text:span><text:span text:style-name="T7"> </text:span><text:span text:style-name="T3">to all of its features</text:span><text:span text:style-name="T5">,</text:span><text:span text:style-name="T7"> </text:span><text:span text:style-name="T5">Robinhood</text:span><text:span text:style-name="T7"> </text:span><text:span text:style-name="T5">will</text:span><text:span text:style-name="T7"> </text:span><text:span text:style-name="T3">help you</text:span><text:span text:style-name="T7"> </text:span><text:span text:style-name="T3">to preserve the quality of service</text:span><text:span text:style-name="T7"> </text:span><text:span text:style-name="T3">of your filesystem</text:span><text:span text:style-name="T7"> </text:span><text:span text:style-name="T3">and avoid </text:span><text:span text:style-name="T5">problematic</text:span><text:span text:style-name="T7"> </text:span><text:span text:style-name="T3">situations</text:span><text:span text:style-name="T5">.</text:span></text:p>
      <text:p text:style-name="P1"/>
      <text:p text:style-name="P1"/>
      <text:p text:style-name="P1"/>
      <text:h text:style-name="Heading_20_2" text:outline-level="2"><text:bookmark-start text:name="__RefHeading__17_2004689950"/><text:soft-page-break/><text:span text:style-name="T3">E</text:span><text:span text:style-name="T3">xecution</text:span><text:span text:style-name="T4"> </text:span><text:span text:style-name="T3">modes</text:span><text:bookmark-end text:name="__RefHeading__17_2004689950"/></text:h>
      <text:p text:style-name="P1"/>
      <text:p text:style-name="Standard"><text:span text:style-name="T3">Robinhood </text:span><text:span text:style-name="T3">can be executed in 2 modes:</text:span></text:p>
      <text:list xml:id="list1442026402385665600" text:style-name="WW8Num15">
        <text:list-item>
          <text:p text:style-name="P189">As an ever-running daemon.</text:p>
        </text:list-item>
        <text:list-item>
          <text:p text:style-name="P205"><text:span text:style-name="T3">A</text:span><text:span text:style-name="T3">s a “one-shot” command you can execute whenever you want.</text:span></text:p>
        </text:list-item>
      </text:list>
      <text:p text:style-name="P1"/>
      <text:p text:style-name="Standard"><text:span text:style-name="T3">In the daemon mode</text:span><text:span text:style-name="T3">: </text:span></text:p>
      <text:list xml:id="list5602496940893417266" text:style-name="WW8Num1">
        <text:list-item>
          <text:p text:style-name="P206"><text:span text:style-name="T3">Robinhood regularly refreshe</text:span><text:span text:style-name="T3">s its list of filesystem entries by scanning the filesystem it manages, and populating a database with this information.<text:line-break/>If you run it on a Lustre v2 file system, it continuously reads MDT changelogs to update its database in soft real-time.</text:span></text:p>
        </text:list-item>
        <text:list-item>
          <text:p text:style-name="P206"><text:span text:style-name="T3">It </text:span><text:span text:style-name="T3">regularly monitors filesystem and OST usage, and purge entries whenever needed;</text:span></text:p>
        </text:list-item>
        <text:list-item>
          <text:p text:style-name="P206"><text:span text:style-name="T3">It also regularly </text:span><text:span text:style-name="T3">checks empty, unused directories, if you enabled this feature.</text:span></text:p>
        </text:list-item>
      </text:list>
      <text:p text:style-name="P1"/>
      <text:p text:style-name="Standard"><text:span text:style-name="T3">In one-shot mode, </text:span><text:span text:style-name="T3">each action is made once, and then the program exits:</text:span></text:p>
      <text:list xml:id="list2500040682656444975" text:style-name="WW8Num12">
        <text:list-item>
          <text:p text:style-name="P207"><text:span text:style-name="T3">It scans the filesystem once</text:span><text:span text:style-name="T3"> and update its database;<text:line-break/>With Lustre v2, it reads MDT Changelogs currently stacked;</text:span></text:p>
        </text:list-item>
        <text:list-item>
          <text:p text:style-name="P207"><text:span text:style-name="T3">It c</text:span><text:span text:style-name="T3">hecks filesystem and OST usage, and purge entries only if needed;</text:span></text:p>
        </text:list-item>
        <text:list-item>
          <text:p text:style-name="P190">It checks empty directories, if you enabled this feature.</text:p>
        </text:list-item>
      </text:list>
      <text:p text:style-name="P106"/>
      <text:p text:style-name="P32"><text:span text:style-name="T3">Note that </text:span><text:span text:style-name="T3">you can use any combination of actions in daemon and one-shot mode. For example, you can make a daily scan of the filesystem (as a one-shot scan) and have a Robinhood daemon that only checks for filesystem and OST usage and purge entries when needed.</text:span></text:p>
      <text:p text:style-name="P1"/>
      <text:h text:style-name="Heading_20_2" text:outline-level="2"><text:bookmark-start text:name="__RefHeading__19_2004689950"/><text:span text:style-name="T3">Internal</text:span><text:span text:style-name="T4"> </text:span><text:span text:style-name="T3">architecture</text:span><text:span text:style-name="T4"> </text:span><text:span text:style-name="T3">overview</text:span><text:bookmark-end text:name="__RefHeading__19_2004689950"/></text:h>
      <text:p text:style-name="P1"/>
      <text:p text:style-name="P32"><text:span text:style-name="T3">Robinhood v2</text:span><text:span text:style-name="T3"> uses a database engine for managing its list of filesystem entries, which offers a lot of benefits:</text:span></text:p>
      <text:list xml:id="list3671288643703777758" text:style-name="WW8Num11">
        <text:list-item>
          <text:p text:style-name="P160"><text:span text:style-name="T3">I</text:span><text:span text:style-name="T3">t can manage larger filesystems, because the size of its list is not limited by the memory of the machine.</text:span></text:p>
        </text:list-item>
        <text:list-item>
          <text:p text:style-name="P160"><text:span text:style-name="T3">The list it build</text:span><text:span text:style-name="T3">s is persistent, so it can immediately purge filesystem entries, even after the daemon restarted. This also makes ‘one-shot’ runs possible.</text:span></text:p>
        </text:list-item>
        <text:list-item>
          <text:p text:style-name="P160"><text:span text:style-name="T3">Scan</text:span><text:span text:style-name="T3"> and purge actions can be run on different nodes: no direct communication is needed between them; they only need to be database clients.</text:span></text:p>
        </text:list-item>
        <text:list-item>
          <text:p text:style-name="P160"><text:span text:style-name="T3">Administrator can collect custom</text:span><text:span text:style-name="T3"> and complex statistics about filesystem content using a very standard language (SQL).</text:span></text:p>
        </text:list-item>
      </text:list>
      <text:p text:style-name="P1"/>
      <text:p text:style-name="P32"><text:span text:style-name="T3">Filesystem entry processing is highly parallelized: </text:span><text:span text:style-name="T3">a pool of threads is dedicated to scanning the namespace (readdir operations). Those threads then push listed entries to a pipeline. Then, other operations are performed asynchronously by another pool of threads:</text:span></text:p>
      <text:list xml:id="list3353298860948057777" text:style-name="WW8Num52">
        <text:list-item>
          <text:p text:style-name="P182">Getting attributes;</text:p>
        </text:list-item>
        <text:list-item>
          <text:p text:style-name="P182">Checking if entry is up-to-date in database;</text:p>
        </text:list-item>
        <text:list-item>
          <text:p text:style-name="P161"><text:span text:style-name="T3">Getting stripe info if it </text:span><text:span text:style-name="T3">is not already known;</text:span></text:p>
        </text:list-item>
        <text:list-item>
          <text:p text:style-name="P182">Checking alert rules and sending alerts;</text:p>
        </text:list-item>
        <text:list-item>
          <text:p text:style-name="P161"><text:span text:style-name="T3">I</text:span><text:span text:style-name="T3">nsert/update the entry in the database.</text:span></text:p>
        </text:list-item>
      </text:list>
      <text:p text:style-name="P9"/>
      <text:p text:style-name="P7"><text:soft-page-break/>Thanks to its Boolean expression engine, Robinhood policies and alert rules are flexible and easy to configure. A large range of attributes can be tested: name, path, type, owner, group, size, access or modification time, extended attributes, depth in namespace tree, number of entries in directory…</text:p>
      <text:p text:style-name="P32"><text:span text:style-name="T3">Various ways of </text:span><text:span text:style-name="T3">triggering purges, to fit everyone’s need:</text:span></text:p>
      <text:list xml:id="list7400444042016581040" text:style-name="WW8Num4">
        <text:list-item>
          <text:p text:style-name="P162"><text:span text:style-name="T3">P</text:span><text:span text:style-name="T3">urge triggers can be based on thresholds on OST usage or filesystem usage;</text:span></text:p>
        </text:list-item>
        <text:list-item>
          <text:p text:style-name="P162"><text:span text:style-name="T3">Q</text:span><text:span text:style-name="T3">uota-like triggers can also be specified: if a given user or group exceeds a specified volume of data, then a purge is triggered on its files;</text:span></text:p>
        </text:list-item>
        <text:list-item>
          <text:p text:style-name="P162"><text:span text:style-name="T3">Purge can be triggered when the inode count of a filesystem exceed a </text:span><text:span text:style-name="T3">threshold.</text:span></text:p>
        </text:list-item>
      </text:list>
      <text:p text:style-name="P1"/>
      <text:h text:style-name="Heading_20_1" text:outline-level="1"><text:bookmark-start text:name="__RefHeading__21_2004689950"/><text:span text:style-name="T3">First</text:span><text:span text:style-name="T4"> </text:span><text:span text:style-name="T3">steps</text:span><text:span text:style-name="T4"> </text:span><text:span text:style-name="T3">with</text:span><text:span text:style-name="T4"> </text:span><text:span text:style-name="T3">Robinhood</text:span><text:bookmark-end text:name="__RefHeading__21_2004689950"/></text:h>
      <text:h text:style-name="Heading_20_2" text:outline-level="2"><text:bookmark-start text:name="__RefHeading__23_2004689950"/><text:span text:style-name="T4"><text:s/></text:span><text:span text:style-name="T3">Compiling</text:span><text:span text:style-name="T4"> </text:span><text:span text:style-name="T3">and</text:span><text:span text:style-name="T4"> </text:span><text:span text:style-name="T3">installing</text:span><text:bookmark-end text:name="__RefHeading__23_2004689950"/></text:h>
      <text:h text:style-name="P280" text:outline-level="3"><text:bookmark-start text:name="__RefHeading__25_2004689950"/>Install<text:span text:style-name="T28"> </text:span>from<text:span text:style-name="T28"> </text:span>RPM<text:bookmark-end text:name="__RefHeading__25_2004689950"/></text:h>
      <text:p text:style-name="P16"/>
      <text:p text:style-name="P39">Pre-generated RPMs can be downloaded on sourceforge, for the following configurations:</text:p>
      <text:list xml:id="list3489348463837789880" text:style-name="WW8Num22">
        <text:list-item>
          <text:p text:style-name="P208">x86_64 architecture , RedHat 5/6 Linux family</text:p>
        </text:list-item>
        <text:list-item>
          <text:p text:style-name="P208">MySQL database 5.x</text:p>
        </text:list-item>
        <text:list-item>
          <text:p text:style-name="P208">Posix filesystems, Lustre 1.8, 2.1, 2.2, 2.3, 2.4, 2.5<text:line-break/></text:p>
        </text:list-item>
      </text:list>
      <text:p text:style-name="Standard"><text:span text:style-name="T34">Purpose specific RPM: </text:span><text:span text:style-name="T46">robinhood-tmpfs<text:line-break/></text:span><text:span text:style-name="T34">It includes:</text:span></text:p>
      <text:list xml:id="list1067223413" text:continue-numbering="true" text:style-name="WW8Num22">
        <text:list-item>
          <text:p text:style-name="P209">‘robinhood’ daemon</text:p>
        </text:list-item>
        <text:list-item>
          <text:p text:style-name="P209">Reporting and other commands: ‘rbh-report’, ‘rbh-find’, ‘rbh-du’ and 'rbh-diff'</text:p>
        </text:list-item>
        <text:list-item>
          <text:p text:style-name="P209">configuration templates</text:p>
        </text:list-item>
        <text:list-item>
          <text:p text:style-name="P208"><text:span text:style-name="T34">/etc/init.d/r</text:span>obinhood init script</text:p>
        </text:list-item>
      </text:list>
      <text:p text:style-name="Standard"/>
      <text:p text:style-name="Standard"><text:span text:style-name="T34">A</text:span><text:span text:style-name="T34">dmin RPM (all purposes): </text:span><text:span text:style-name="T46">robinhood-adm</text:span></text:p>
      <text:p text:style-name="P39">Includes ‘rbh-config’ configuration helper</text:p>
      <text:p text:style-name="P40"/>
      <text:p text:style-name="P32"><text:span text:style-name="T46">robinhood-webgui</text:span><text:span text:style-name="T34"> RPM installs a web interface to visualize stats from Robinhood database. See section </text:span><text:bookmark-ref text:reference-format="chapter" text:ref-name="_Ref301863147">8</text:bookmark-ref><text:span text:style-name="T34"> for more details about this interface.</text:span></text:p>
      <text:p text:style-name="P40"/>
      <text:h text:style-name="P280" text:outline-level="3"><text:bookmark-start text:name="__RefHeading__27_2004689950"/>Build<text:span text:style-name="T28"> </text:span>and<text:span text:style-name="T28"> </text:span>install<text:span text:style-name="T28"> </text:span>from<text:span text:style-name="T28"> </text:span>the<text:span text:style-name="T28"> </text:span>source<text:span text:style-name="T28"> </text:span>tarball<text:bookmark-end text:name="__RefHeading__27_2004689950"/></text:h>
      <text:p text:style-name="P1"/>
      <text:p text:style-name="P32"><text:span text:style-name="T3">It is advised to </text:span><text:span text:style-name="T3">build a RPM from sources on your target system, so the program will have a better compatibility with your local Lustre and database version.</text:span></text:p>
      <text:p text:style-name="P1"/>
      <text:p text:style-name="Standard"><text:span text:style-name="T3">First, </text:span><text:span text:style-name="T3">make sure the following packages are installed on your machine:</text:span></text:p>
      <text:list xml:id="list2687528350807872034" text:style-name="WW8Num20">
        <text:list-item>
          <text:p text:style-name="P191">mysql-devel</text:p>
        </text:list-item>
        <text:list-item>
          <text:p text:style-name="P210"><text:span text:style-name="T3">lustre API library (if Robinhood is to be run on a Lustre filesystem):<text:line-break/>‘/usr/include/liblustreapi.h’ and ‘/usr/lib/liblustreapi.a’ are installed by Lustre rpm</text:span><text:span text:style-name="T3">.</text:span></text:p>
        </text:list-item>
      </text:list>
      <text:p text:style-name="P9"/>
      <text:p text:style-name="Standard"><text:span text:style-name="T34">Retrieve Robinhood tarball from sourceforge: </text:span><text:a xlink:type="simple" xlink:href="http://sourceforge.net/projects/robinhood/"><text:span text:style-name="Internet_20_link"><text:span text:style-name="T34">http://sourceforge.net/projects/robinhood</text:span></text:span></text:a><text:span text:style-name="Internet_20_link"><text:span text:style-name="T34">/files</text:span></text:span></text:p>
      <text:p text:style-name="P39"/>
      <text:p text:style-name="P39">Unzip and untar the sources:</text:p>
      <text:p text:style-name="P97"><text:soft-page-break/></text:p>
      <text:p text:style-name="P115"><text:span text:style-name="T46">tar</text:span><text:span text:style-name="T48"> </text:span><text:span text:style-name="T46">zxvf</text:span><text:span text:style-name="T48"> <text:s/></text:span><text:span text:style-name="T46">robinhood-2.5.1.tar.gz</text:span></text:p>
      <text:p text:style-name="P115"><text:span text:style-name="T46">cd</text:span><text:span text:style-name="T48"> </text:span><text:span text:style-name="T46">robinhood-2.5.1</text:span></text:p>
      <text:p text:style-name="P39"/>
      <text:p text:style-name="P39">Then, use the “configure” script to generate Makefiles:</text:p>
      <text:list xml:id="list8367158857179684801" text:style-name="WW8Num10">
        <text:list-item>
          <text:p text:style-name="P211"><text:span text:style-name="T34">use the </text:span><text:span text:style-name="T46">--with-purpose=TMPFS</text:span><text:span text:style-name="T34"> option for using it as a temporary filesystem manager;<text:line-break/></text:span></text:p>
        </text:list-item>
      </text:list>
      <text:p text:style-name="P116">./configure<text:span text:style-name="T118"> </text:span>--with-purpose=TMPFS</text:p>
      <text:p text:style-name="P47"/>
      <text:p text:style-name="Standard"><text:span text:style-name="T34">Other ‘</text:span><text:span text:style-name="T45">./configure</text:span><text:span text:style-name="T34">’ options:</text:span></text:p>
      <text:list xml:id="list862170785" text:continue-numbering="true" text:style-name="WW8Num10">
        <text:list-item>
          <text:p text:style-name="P211"><text:span text:style-name="T34">You can change the default prefix of installation path (default is /usr) using:<text:line-break/>‘</text:span><text:span text:style-name="T46">--prefix=&lt;path&gt;</text:span><text:span text:style-name="T34">’</text:span></text:p>
        </text:list-item>
        <text:list-item>
          <text:p text:style-name="P211"><text:span text:style-name="T34">If you want to disable Lustre specific features (getting stripe info, purge by OST…), use the ‘</text:span><text:span text:style-name="T45">--disable-lustre</text:span><text:span text:style-name="T34">’ option.</text:span></text:p>
        </text:list-item>
      </text:list>
      <text:p text:style-name="P47"/>
      <text:p text:style-name="P39">Finally, build the RPMs:</text:p>
      <text:p text:style-name="P116">make<text:span text:style-name="T118"> </text:span>rpm</text:p>
      <text:p text:style-name="P47"/>
      <text:p text:style-name="P40">RPMs are generated in the ‘rpms/RPMS/&lt;arch&gt;’ directory. RPM is eventually tagged with the lustre version it was built for.</text:p>
      <text:p text:style-name="P42"/>
      <text:p text:style-name="P32"><text:span text:style-name="T13">NOTE</text:span><text:span text:style-name="T13">: rpmbuild compatibility</text:span></text:p>
      <text:p text:style-name="P7"/>
      <text:p text:style-name="P7">Robinhood spec file (used for generating the RPM) is written for recent Linux distributions (RH5 and later). If you have troubles generating robinhood RPM (e.g. undefined rpm macros), you can switch to the older spec file (provided in the distribution tarball):</text:p>
      <text:p text:style-name="P53">&gt;<text:span text:style-name="T118"> </text:span>mv<text:span text:style-name="T118"> </text:span>robinhood.old_spec.in<text:span text:style-name="T118"> </text:span>robinhood.spec.in</text:p>
      <text:p text:style-name="P46">&gt;<text:span text:style-name="T118"> </text:span>./configure<text:span text:style-name="T118"> …</text:span>.</text:p>
      <text:p text:style-name="P46">&gt;<text:span text:style-name="T118"> </text:span>make<text:span text:style-name="T118"> </text:span>rpm</text:p>
      <text:p text:style-name="P1"/>
      <text:h text:style-name="P266" text:outline-level="2"><text:bookmark-start text:name="__RefHeading__29_2004689950"/>Robinhood<text:span text:style-name="T28"> </text:span>service<text:bookmark-end text:name="__RefHeading__29_2004689950"/></text:h>
      <text:p text:style-name="P1"/>
      <text:p text:style-name="Standard"><text:span text:style-name="T3">Installing the rpm creates a ‘</text:span><text:span text:style-name="T50">robinhood</text:span><text:span text:style-name="T3">’ service. You can enable it like this:</text:span></text:p>
      <text:p text:style-name="Standard"><text:span text:style-name="T3"><text:line-break/></text:span><text:span text:style-name="T50">&gt;</text:span><text:span text:style-name="T54"> </text:span><text:span text:style-name="T50">chkconfig</text:span><text:span text:style-name="T54"> </text:span><text:span text:style-name="T50">robinhood</text:span><text:span text:style-name="T54"> </text:span><text:span text:style-name="T50">on</text:span></text:p>
      <text:p text:style-name="P7"/>
      <text:p text:style-name="P32"><text:span text:style-name="T3">This </text:span><text:span text:style-name="T3">service starts one ‘robinhood’ instance for each configuration file it finds in ‘/etc/robinhood.d/tmpfs’ directory.</text:span></text:p>
      <text:p text:style-name="P32"><text:span text:style-name="T3">Thus, if you want to monitor several filesystems, create one confi</text:span><text:span text:style-name="T3">guration file for each of them. If there are common configuration blocks for those filesystems, you can use the ‘</text:span><text:span text:style-name="T50">%include</text:span><text:span text:style-name="T3">’ directive in configuration files.</text:span></text:p>
      <text:p text:style-name="P7"/>
      <text:p text:style-name="P32"><text:span text:style-name="T13">NOTE: Su</text:span><text:span text:style-name="T13">se Linux operating system</text:span></text:p>
      <text:p text:style-name="P7"/>
      <text:p text:style-name="Standard"><text:span text:style-name="T3">On SLES systems, the default dependency for boot scheduling is on "mysql" service. However, in many cases, it </text:span><text:span text:style-name="T3">could be too early for starting robinhood daemon, especially if the filesystem it manages is not yet mounted. In such case, you have to modify the following lines in </text:span><text:span text:style-name="T50">scripts/robinhood.init.sles.in</text:span><text:span text:style-name="T3"> before you run </text:span><text:span text:style-name="T50">./configure</text:span><text:span text:style-name="T3">:<text:line-break/></text:span></text:p>
      <text:p text:style-name="Standard"><text:span text:style-name="T44">#</text:span><text:span text:style-name="T78"> </text:span><text:span text:style-name="T44">Required-Start:</text:span><text:span text:style-name="T78"> <text:s text:c="3"/></text:span><text:span text:style-name="T44">&lt;required</text:span><text:span text:style-name="T78"> </text:span><text:span text:style-name="T44">service&gt;</text:span></text:p>
      <text:h text:style-name="Heading_20_2" text:outline-level="2"><text:bookmark-start text:name="__RefHeading__31_2004689950"/><text:soft-page-break/><text:span text:style-name="T3">Co</text:span><text:span text:style-name="T3">mmand</text:span><text:span text:style-name="T4"> </text:span><text:span text:style-name="T3">line</text:span><text:span text:style-name="T4"> </text:span><text:span text:style-name="T3">options</text:span><text:bookmark-end text:name="__RefHeading__31_2004689950"/></text:h>
      <text:p text:style-name="P1"/>
      <text:p text:style-name="P1">Legend:</text:p>
      <text:p text:style-name="Standard"><text:span text:style-name="T3"><text:tab/></text:span><text:span text:style-name="T142">*&gt;</text:span><text:span text:style-name="T3"> = new in robinhood 2.5<text:line-break/><text:tab/></text:span><text:span text:style-name="T142">~&gt;</text:span><text:span text:style-name="T3"> = changes in robinhood 2.5</text:span></text:p>
      <text:p text:style-name="P1"/>
      <text:p text:style-name="P38"><text:span text:style-name="T58">Usage</text:span><text:span text:style-name="T58">:</text:span><text:span text:style-name="T60"> </text:span><text:span text:style-name="T50">robinhood</text:span><text:span text:style-name="T54"> </text:span><text:span text:style-name="T50">[options]</text:span></text:p>
      <text:p text:style-name="P55"/>
      <text:p text:style-name="P57">Action<text:span text:style-name="T118"> </text:span>switches:</text:p>
      <text:p text:style-name="P38"><text:span text:style-name="T61">~&gt;</text:span><text:span text:style-name="T54"> <text:s/></text:span><text:span text:style-name="T58">-S</text:span><text:span text:style-name="T50">,</text:span><text:span text:style-name="T54"> </text:span><text:span text:style-name="T58">--scan</text:span><text:span text:style-name="T74">[=</text:span><text:span text:style-name="T65">dir</text:span><text:span text:style-name="T74">]</text:span></text:p>
      <text:p text:style-name="P55"><text:span text:style-name="T118"><text:s text:c="8"/></text:span>Scan<text:span text:style-name="T118"> </text:span>filesystem<text:span text:style-name="T118"> </text:span>namespace.<text:line-break/><text:tab/> <text:s/>If <text:span text:style-name="T137">dir</text:span> is specified, only scan the specified sub-directory.</text:p>
      <text:p text:style-name="P38"><text:span text:style-name="T54"><text:s text:c="4"/></text:span><text:span text:style-name="T58">-P</text:span><text:span text:style-name="T50">,</text:span><text:span text:style-name="T54"> </text:span><text:span text:style-name="T58">--purge</text:span></text:p>
      <text:p text:style-name="P55"><text:span text:style-name="T118"><text:s text:c="8"/></text:span>Purge<text:span text:style-name="T118"> </text:span>non-directory<text:span text:style-name="T118"> </text:span>entries<text:span text:style-name="T118"> </text:span>according<text:span text:style-name="T118"> </text:span>to<text:span text:style-name="T118"> </text:span>policy.</text:p>
      <text:p text:style-name="P38"><text:span text:style-name="T54"><text:s text:c="4"/></text:span><text:span text:style-name="T58">-C</text:span><text:span text:style-name="T50">,</text:span><text:span text:style-name="T54"> </text:span><text:span text:style-name="T58">--check-thresholds</text:span></text:p>
      <text:p text:style-name="P38"><text:span text:style-name="T54"><text:s text:c="8"/></text:span><text:span text:style-name="T50">Only</text:span><text:span text:style-name="T54"> </text:span><text:span text:style-name="T50">check</text:span><text:span text:style-name="T54"> </text:span><text:span text:style-name="T50">thresholds</text:span><text:span text:style-name="T54"> </text:span><text:span text:style-name="T50">of</text:span><text:span text:style-name="T54"> </text:span><text:span text:style-name="T50">purge</text:span><text:span text:style-name="T54"> </text:span><text:span text:style-name="T50">triggers</text:span><text:span text:style-name="T54"> </text:span><text:span text:style-name="T50">without</text:span><text:span text:style-name="T54"> </text:span><text:span text:style-name="T50">purging.</text:span></text:p>
      <text:p text:style-name="P38"><text:span text:style-name="T54"><text:s text:c="4"/></text:span><text:span text:style-name="T58">-R</text:span><text:span text:style-name="T50">,</text:span><text:span text:style-name="T54"> </text:span><text:span text:style-name="T58">--rmdir</text:span></text:p>
      <text:p text:style-name="Standard"><text:span text:style-name="T54"><text:s text:c="8"/></text:span><text:span text:style-name="T50">Remove</text:span><text:span text:style-name="T54"> </text:span><text:span text:style-name="T50">directories</text:span><text:span text:style-name="T54"> </text:span><text:span text:style-name="T50">according</text:span><text:span text:style-name="T54"> </text:span><text:span text:style-name="T50">to</text:span><text:span text:style-name="T54"> </text:span><text:span text:style-name="T50">policy.<text:line-break/></text:span><text:span text:style-name="T59">~&gt;</text:span><text:span text:style-name="T53"> <text:s/></text:span><text:span text:style-name="T57">-r</text:span><text:span text:style-name="T49">,</text:span><text:span text:style-name="T53"> </text:span><text:span text:style-name="T57">--readlog</text:span><text:span text:style-name="T75">[=</text:span><text:span text:style-name="T66">mdt_idx</text:span><text:span text:style-name="T75">]</text:span><text:span text:style-name="T53"> <text:s/></text:span><text:span text:style-name="T49">(Lustre</text:span><text:span text:style-name="T53"> </text:span><text:span text:style-name="T49">2.x</text:span><text:span text:style-name="T53"> </text:span><text:span text:style-name="T49">only)</text:span></text:p>
      <text:p text:style-name="Standard"><text:span text:style-name="T53"><text:s text:c="8"/></text:span><text:span text:style-name="T49">Handle</text:span><text:span text:style-name="T53"> </text:span><text:span text:style-name="T49">events</text:span><text:span text:style-name="T53"> </text:span><text:span text:style-name="T49">from</text:span><text:span text:style-name="T53"> </text:span><text:span text:style-name="T49">Lustre</text:span><text:span text:style-name="T53"> </text:span><text:span text:style-name="T49">MDT</text:span><text:span text:style-name="T53"> </text:span><text:span text:style-name="T49">ChangeLog.<text:line-break/> <text:s text:c="7"/>If </text:span><text:span text:style-name="T63">mdt_idx</text:span><text:span text:style-name="T49"> is specified, only read ChangeLogs for the given MDT. </text:span></text:p>
      <text:p text:style-name="P51"><text:s text:c="8"/>Else, start 1 changelog reader thread per MDT (with DNE).</text:p>
      <text:p text:style-name="P51"/>
      <text:p text:style-name="P38"><text:span text:style-name="T54"><text:s text:c="4"/></text:span><text:span text:style-name="T50">Default</text:span><text:span text:style-name="T54"> </text:span><text:span text:style-name="T50">mode</text:span><text:span text:style-name="T54"> </text:span><text:span text:style-name="T50">is:</text:span><text:span text:style-name="T54"> </text:span><text:span text:style-name="T50">--scan</text:span><text:span text:style-name="T54"> </text:span><text:span text:style-name="T50">--purge</text:span><text:span text:style-name="T54"> –</text:span><text:span text:style-name="T50">-rmdir<text:line-break/><text:line-break/></text:span><text:span text:style-name="T54"> <text:s text:c="3"/></text:span><text:span text:style-name="T50">On</text:span><text:span text:style-name="T54"> </text:span><text:span text:style-name="T50">Lustre</text:span><text:span text:style-name="T54"> </text:span><text:span text:style-name="T50">2:</text:span></text:p>
      <text:p text:style-name="P38"><text:span text:style-name="T54"><text:s text:c="4"/></text:span><text:span text:style-name="T50">Default</text:span><text:span text:style-name="T54"> </text:span><text:span text:style-name="T50">mode</text:span><text:span text:style-name="T54"> </text:span><text:span text:style-name="T50">is:</text:span><text:span text:style-name="T54"> </text:span><text:span text:style-name="T50">--read-log</text:span><text:span text:style-name="T54"> </text:span><text:span text:style-name="T50">--purge</text:span><text:span text:style-name="T54"> –</text:span><text:span text:style-name="T50">-rmdir</text:span></text:p>
      <text:p text:style-name="P55"/>
      <text:p text:style-name="Courrier_20_new"><text:span text:style-name="T32">*&gt;</text:span> <text:s/><text:span text:style-name="T32">--diff</text:span>=<text:span text:style-name="T137">attrset</text:span> : when scanning or reading changelogs, </text:p>
      <text:p text:style-name="Courrier_20_new"><text:s text:c="8"/>display changes for the given set of attributes (to stdout). </text:p>
      <text:p text:style-name="Courrier_20_new"><text:s text:c="8"/><text:span text:style-name="T137">attrset</text:span> is a list of options in:<text:line-break/><text:tab/> <text:s/>path,posix,stripe,all,notimes,noatime. </text:p>
      <text:p text:style-name="Courrier_20_new"/>
      <text:p text:style-name="P57">Manual<text:span text:style-name="T118"> </text:span>purge<text:span text:style-name="T118"> </text:span>actions:</text:p>
      <text:p text:style-name="P38"><text:span text:style-name="T54"><text:s text:c="4"/></text:span><text:span text:style-name="T58">--purge-ost</text:span><text:span text:style-name="T50">=</text:span><text:span text:style-name="T64">ost_index</text:span><text:span text:style-name="T50">,</text:span><text:span text:style-name="T64">target_usage_pct</text:span></text:p>
      <text:p text:style-name="P38"><text:span text:style-name="T54"><text:s text:c="8"/></text:span><text:span text:style-name="T50">Purge</text:span><text:span text:style-name="T54"> </text:span><text:span text:style-name="T50">files</text:span><text:span text:style-name="T54"> </text:span><text:span text:style-name="T50">on</text:span><text:span text:style-name="T54"> </text:span><text:span text:style-name="T50">the</text:span><text:span text:style-name="T54"> </text:span><text:span text:style-name="T50">OST</text:span><text:span text:style-name="T54"> </text:span><text:span text:style-name="T50">specified</text:span><text:span text:style-name="T54"> </text:span><text:span text:style-name="T50">by</text:span><text:span text:style-name="T54"> </text:span><text:span text:style-name="T50">ost_index</text:span><text:span text:style-name="T54"> </text:span><text:span text:style-name="T50">until</text:span><text:span text:style-name="T54"> </text:span><text:span text:style-name="T50">it</text:span><text:span text:style-name="T54"> </text:span><text:span text:style-name="T50">reaches</text:span><text:span text:style-name="T54"> </text:span><text:span text:style-name="T50">the</text:span></text:p>
      <text:p text:style-name="P98"><text:span text:style-name="T54"><text:s text:c="2"/></text:span><text:span text:style-name="T50">specified</text:span><text:span text:style-name="T54"> </text:span><text:span text:style-name="T50">usage.</text:span></text:p>
      <text:p text:style-name="P38"><text:span text:style-name="T54"><text:s text:c="4"/></text:span><text:span text:style-name="T58">--purge-fs</text:span><text:span text:style-name="T50">=</text:span><text:span text:style-name="T64">target_usage_pct</text:span></text:p>
      <text:p text:style-name="P55"><text:span text:style-name="T118"><text:s text:c="8"/></text:span>Purge<text:span text:style-name="T118"> </text:span>files<text:span text:style-name="T118"> </text:span>until<text:span text:style-name="T118"> </text:span>the<text:span text:style-name="T118"> </text:span>filesystem<text:span text:style-name="T118"> </text:span>usage<text:span text:style-name="T118"> </text:span>reaches<text:span text:style-name="T118"> </text:span>the<text:span text:style-name="T118"> </text:span>specified<text:span text:style-name="T118"> </text:span>value.</text:p>
      <text:p text:style-name="P38"><text:span text:style-name="T54"><text:s text:c="4"/></text:span><text:span text:style-name="T58">--purge-class</text:span><text:span text:style-name="T50">=</text:span><text:span text:style-name="T64">fileclass</text:span></text:p>
      <text:p text:style-name="P38"><text:span text:style-name="T54"><text:s text:c="8"/></text:span><text:span text:style-name="T50">Apply</text:span><text:span text:style-name="T54"> </text:span><text:span text:style-name="T50">purge</text:span><text:span text:style-name="T54"> </text:span><text:span text:style-name="T50">policies</text:span><text:span text:style-name="T54"> </text:span><text:span text:style-name="T50">to</text:span><text:span text:style-name="T54"> </text:span><text:span text:style-name="T50">files</text:span><text:span text:style-name="T54"> </text:span><text:span text:style-name="T50">in</text:span><text:span text:style-name="T54"> </text:span><text:span text:style-name="T50">the</text:span><text:span text:style-name="T54"> </text:span><text:span text:style-name="T50">given</text:span><text:span text:style-name="T54"> </text:span><text:span text:style-name="T50">class.</text:span></text:p>
      <text:p text:style-name="P55"/>
      <text:p text:style-name="P57">Behavior<text:span text:style-name="T118"> </text:span>options:</text:p>
      <text:p text:style-name="P38"><text:span text:style-name="T60"><text:s text:c="4"/></text:span><text:span text:style-name="T58">--dry-run</text:span></text:p>
      <text:p text:style-name="P130"><text:span text:style-name="T50">Only</text:span><text:span text:style-name="T54"> </text:span><text:span text:style-name="T50">report</text:span><text:span text:style-name="T54"> </text:span><text:span text:style-name="T50">actions</text:span><text:span text:style-name="T54"> </text:span><text:span text:style-name="T50">that</text:span><text:span text:style-name="T54"> </text:span><text:span text:style-name="T50">would</text:span><text:span text:style-name="T54"> </text:span><text:span text:style-name="T50">be</text:span><text:span text:style-name="T54"> </text:span><text:span text:style-name="T50">performed</text:span><text:span text:style-name="T54"> </text:span><text:span text:style-name="T50">(rmdir,</text:span><text:span text:style-name="T54"> </text:span><text:span text:style-name="T50">purge)<text:line-break/>without</text:span><text:span text:style-name="T54"> </text:span><text:span text:style-name="T50">really</text:span><text:span text:style-name="T54"> </text:span><text:span text:style-name="T50">doing</text:span><text:span text:style-name="T54"> </text:span><text:span text:style-name="T50">them.</text:span></text:p>
      <text:p text:style-name="P57"><text:span text:style-name="T118"><text:s text:c="4"/></text:span>-i,<text:span text:style-name="T118"> </text:span>--ignore-policies</text:p>
      <text:p text:style-name="P38"><text:span text:style-name="T54"><text:s text:c="8"/></text:span><text:span text:style-name="T50">Force</text:span><text:span text:style-name="T54"> </text:span><text:span text:style-name="T50">purging</text:span><text:span text:style-name="T54"> </text:span><text:span text:style-name="T50">all</text:span><text:span text:style-name="T54"> </text:span><text:span text:style-name="T50">eligible</text:span><text:span text:style-name="T54"> </text:span><text:span text:style-name="T50">files,</text:span><text:span text:style-name="T54"> </text:span><text:span text:style-name="T50">ignoring</text:span><text:span text:style-name="T54"> </text:span><text:span text:style-name="T50">policy</text:span><text:span text:style-name="T54"> </text:span><text:span text:style-name="T50">conditions.</text:span></text:p>
      <text:p text:style-name="P38"><text:span text:style-name="T54"><text:s text:c="4"/></text:span><text:span text:style-name="T58">-O</text:span><text:span text:style-name="T50">,</text:span><text:span text:style-name="T54"> </text:span><text:span text:style-name="T58">--once</text:span></text:p>
      <text:p text:style-name="P55"><text:span text:style-name="T118"><text:s text:c="8"/></text:span>Perform<text:span text:style-name="T118"> </text:span>only<text:span text:style-name="T118"> </text:span>one<text:span text:style-name="T118"> </text:span>pass<text:span text:style-name="T118"> </text:span>of<text:span text:style-name="T118"> </text:span>the<text:span text:style-name="T118"> </text:span>specified<text:span text:style-name="T118"> </text:span>action<text:span text:style-name="T118"> </text:span>and<text:span text:style-name="T118"> </text:span>exit.</text:p>
      <text:p text:style-name="P38"><text:span text:style-name="T54"><text:s text:c="4"/></text:span><text:span text:style-name="T58">-d</text:span><text:span text:style-name="T50">,</text:span><text:span text:style-name="T54"> </text:span><text:span text:style-name="T58">--detach</text:span></text:p>
      <text:p text:style-name="P38"><text:span text:style-name="T54"><text:s text:c="8"/></text:span><text:span text:style-name="T50">Daemonize</text:span><text:span text:style-name="T54"> </text:span><text:span text:style-name="T50">the</text:span><text:span text:style-name="T54"> </text:span><text:span text:style-name="T50">process</text:span><text:span text:style-name="T54"> </text:span><text:span text:style-name="T50">(detach</text:span><text:span text:style-name="T54"> </text:span><text:span text:style-name="T50">from</text:span><text:span text:style-name="T54"> </text:span><text:span text:style-name="T50">parent</text:span><text:span text:style-name="T54"> </text:span><text:span text:style-name="T50">process).</text:span></text:p>
      <text:p text:style-name="P55"><text:span text:style-name="T32">*&gt;</text:span> <text:s/><text:span text:style-name="T32">--no-gc </text:span></text:p>
      <text:p text:style-name="P55"><text:tab/> <text:s/>Garbage collection of entries in DB is a long operation when<text:line-break/><text:tab/> <text:s/>terminating a scan.<text:line-break/><text:tab/> <text:s/>This option skips this operation if you don't care about removed<text:line-break/><text:tab/> <text:s/>entries (or don't expect entries to be removed).<text:line-break/><text:tab/> <text:s/>This is also recommended for partial scanning<text:line-break/><text:tab/> <text:s/>(see –scan=<text:span text:style-name="T137">dir</text:span><text:span text:style-name="T139"> option</text:span>).</text:p>
      <text:p text:style-name="P55"><text:soft-page-break/></text:p>
      <text:p text:style-name="P57">Config<text:span text:style-name="T118"> </text:span>file<text:span text:style-name="T118"> </text:span>options:</text:p>
      <text:p text:style-name="P38"><text:span text:style-name="T54"><text:s text:c="4"/></text:span><text:span text:style-name="T58">-f</text:span><text:span text:style-name="T54"> </text:span><text:span text:style-name="T64">file</text:span><text:span text:style-name="T50">,</text:span><text:span text:style-name="T54"> </text:span><text:span text:style-name="T58">--config-file</text:span><text:span text:style-name="T50">=</text:span><text:span text:style-name="T64">file</text:span></text:p>
      <text:p text:style-name="P38"><text:span text:style-name="T54"><text:s/></text:span><text:span text:style-name="T54"><text:s text:c="7"/></text:span><text:span text:style-name="T50">Path</text:span><text:span text:style-name="T54"> </text:span><text:span text:style-name="T50">to</text:span><text:span text:style-name="T54"> </text:span><text:span text:style-name="T50">configuration</text:span><text:span text:style-name="T54"> </text:span><text:span text:style-name="T50">file</text:span><text:span text:style-name="T54"> </text:span><text:span text:style-name="T50">(or</text:span><text:span text:style-name="T54"> </text:span><text:span text:style-name="T50">short</text:span><text:span text:style-name="T54"> </text:span><text:span text:style-name="T50">name).</text:span></text:p>
      <text:p text:style-name="P38"><text:span text:style-name="T54"><text:s text:c="4"/></text:span><text:span text:style-name="T58">-T</text:span><text:span text:style-name="T54"> </text:span><text:span text:style-name="T64">file</text:span><text:span text:style-name="T50">,</text:span><text:span text:style-name="T54"> </text:span><text:span text:style-name="T58">--template</text:span><text:span text:style-name="T50">=</text:span><text:span text:style-name="T64">file</text:span></text:p>
      <text:p text:style-name="P55"><text:span text:style-name="T118"><text:s text:c="8"/></text:span>Write<text:span text:style-name="T118"> </text:span>a<text:span text:style-name="T118"> </text:span>configuration<text:span text:style-name="T118"> </text:span>file<text:span text:style-name="T118"> </text:span>template<text:span text:style-name="T118"> </text:span>to<text:span text:style-name="T118"> </text:span>the<text:span text:style-name="T118"> </text:span>specified<text:span text:style-name="T118"> </text:span>file.</text:p>
      <text:p text:style-name="P38"><text:span text:style-name="T54"><text:s text:c="4"/></text:span><text:span text:style-name="T58">-D</text:span><text:span text:style-name="T50">,</text:span><text:span text:style-name="T54"> </text:span><text:span text:style-name="T58">--defaults</text:span></text:p>
      <text:p text:style-name="P55"><text:span text:style-name="T118"><text:s text:c="8"/></text:span>Display<text:span text:style-name="T118"> </text:span>default<text:span text:style-name="T118"> </text:span>configuration<text:span text:style-name="T118"> </text:span>values.</text:p>
      <text:p text:style-name="P38"><text:span text:style-name="T54"><text:s text:c="4"/></text:span><text:span text:style-name="T59">--test-syntax</text:span></text:p>
      <text:p text:style-name="P55"><text:span text:style-name="T118"><text:s text:c="8"/></text:span>Check<text:span text:style-name="T118"> </text:span>configuration<text:span text:style-name="T118"> </text:span>file<text:span text:style-name="T118"> </text:span>and<text:span text:style-name="T118"> </text:span>exit.</text:p>
      <text:p text:style-name="P55"/>
      <text:p text:style-name="P57">Filesystem<text:span text:style-name="T118"> </text:span>options:</text:p>
      <text:p text:style-name="P38"><text:span text:style-name="T54"><text:s text:c="4"/></text:span><text:span text:style-name="T58">-F</text:span><text:span text:style-name="T54"> </text:span><text:span text:style-name="T64">path</text:span><text:span text:style-name="T50">,</text:span><text:span text:style-name="T54"> </text:span><text:span text:style-name="T58">--fs-path</text:span><text:span text:style-name="T50">=</text:span><text:span text:style-name="T64">path</text:span></text:p>
      <text:p text:style-name="P38"><text:span text:style-name="T54"><text:s text:c="8"/></text:span><text:span text:style-name="T50">Force</text:span><text:span text:style-name="T54"> </text:span><text:span text:style-name="T50">the</text:span><text:span text:style-name="T54"> </text:span><text:span text:style-name="T50">path</text:span><text:span text:style-name="T54"> </text:span><text:span text:style-name="T50">of</text:span><text:span text:style-name="T54"> </text:span><text:span text:style-name="T50">the</text:span><text:span text:style-name="T54"> </text:span><text:span text:style-name="T50">filesystem</text:span><text:span text:style-name="T54"> </text:span><text:span text:style-name="T50">to</text:span><text:span text:style-name="T54"> </text:span><text:span text:style-name="T50">be</text:span><text:span text:style-name="T54"> </text:span><text:span text:style-name="T50">managed<text:line-break/></text:span><text:span text:style-name="T54"> <text:s text:c="7"/></text:span><text:span text:style-name="T50">(overides</text:span><text:span text:style-name="T54"> </text:span><text:span text:style-name="T50">configuration</text:span><text:span text:style-name="T54"> </text:span><text:span text:style-name="T50">value).</text:span></text:p>
      <text:p text:style-name="P38"><text:span text:style-name="T54"><text:s text:c="4"/></text:span><text:span text:style-name="T58">-t</text:span><text:span text:style-name="T54"> </text:span><text:span text:style-name="T64">type</text:span><text:span text:style-name="T50">,</text:span><text:span text:style-name="T54"> </text:span><text:span text:style-name="T58">--fs-type</text:span><text:span text:style-name="T50">=</text:span><text:span text:style-name="T64">type</text:span></text:p>
      <text:p text:style-name="P38"><text:span text:style-name="T54"><text:s text:c="8"/></text:span><text:span text:style-name="T50">Force</text:span><text:span text:style-name="T54"> </text:span><text:span text:style-name="T50">the</text:span><text:span text:style-name="T54"> </text:span><text:span text:style-name="T50">type</text:span><text:span text:style-name="T54"> </text:span><text:span text:style-name="T50">of</text:span><text:span text:style-name="T54"> </text:span><text:span text:style-name="T50">filesystem</text:span><text:span text:style-name="T54"> </text:span><text:span text:style-name="T50">to</text:span><text:span text:style-name="T54"> </text:span><text:span text:style-name="T50">be</text:span><text:span text:style-name="T54"> </text:span><text:span text:style-name="T50">managed<text:line-break/></text:span><text:span text:style-name="T54"> <text:s text:c="7"/></text:span><text:span text:style-name="T50">(overides</text:span><text:span text:style-name="T54"> </text:span><text:span text:style-name="T50">configuration</text:span><text:span text:style-name="T54"> </text:span><text:span text:style-name="T50">value).</text:span></text:p>
      <text:p text:style-name="P55"/>
      <text:p text:style-name="P61">Log<text:span text:style-name="T118"> </text:span>options:</text:p>
      <text:p text:style-name="P38"><text:span text:style-name="T78"><text:s text:c="4"/></text:span><text:span text:style-name="T79">-L</text:span><text:span text:style-name="T78"> </text:span><text:span text:style-name="T81">logfile</text:span><text:span text:style-name="T44">,</text:span><text:span text:style-name="T78"> </text:span><text:span text:style-name="T79">--log-file</text:span><text:span text:style-name="T44">=</text:span><text:span text:style-name="T81">logfile</text:span></text:p>
      <text:p text:style-name="P38"><text:span text:style-name="T78"><text:s text:c="8"/></text:span><text:span text:style-name="T50">Force</text:span><text:span text:style-name="T54"> </text:span><text:span text:style-name="T50">the</text:span><text:span text:style-name="T54"> </text:span><text:span text:style-name="T50">path</text:span><text:span text:style-name="T54"> </text:span><text:span text:style-name="T50">to</text:span><text:span text:style-name="T54"> </text:span><text:span text:style-name="T50">the</text:span><text:span text:style-name="T54"> </text:span><text:span text:style-name="T50">log</text:span><text:span text:style-name="T54"> </text:span><text:span text:style-name="T50">file</text:span><text:span text:style-name="T54"> </text:span><text:span text:style-name="T50">(overides</text:span><text:span text:style-name="T54"> </text:span><text:span text:style-name="T50">configuration</text:span><text:span text:style-name="T54"> </text:span><text:span text:style-name="T50">value).<text:line-break/><text:tab/></text:span><text:span text:style-name="T54"> <text:s/></text:span><text:span text:style-name="T50">Special</text:span><text:span text:style-name="T54"> </text:span><text:span text:style-name="T50">values</text:span><text:span text:style-name="T54"> “</text:span><text:span text:style-name="T50">stdout</text:span><text:span text:style-name="T54">” </text:span><text:span text:style-name="T50">and</text:span><text:span text:style-name="T54"> “</text:span><text:span text:style-name="T50">stderr</text:span><text:span text:style-name="T54">” </text:span><text:span text:style-name="T50">can</text:span><text:span text:style-name="T54"> </text:span><text:span text:style-name="T50">be</text:span><text:span text:style-name="T54"> </text:span><text:span text:style-name="T50">used.</text:span></text:p>
      <text:p text:style-name="P38"><text:span text:style-name="T54"><text:s text:c="4"/></text:span><text:span text:style-name="T58">-l</text:span><text:span text:style-name="T54"> </text:span><text:span text:style-name="T64">level</text:span><text:span text:style-name="T50">,</text:span><text:span text:style-name="T54"> </text:span><text:span text:style-name="T58">--log-level</text:span><text:span text:style-name="T50">=</text:span><text:span text:style-name="T64">level</text:span></text:p>
      <text:p text:style-name="P55"><text:span text:style-name="T118"><text:s text:c="8"/></text:span>Force<text:span text:style-name="T118"> </text:span>the<text:span text:style-name="T118"> </text:span>log<text:span text:style-name="T118"> </text:span>verbosity<text:span text:style-name="T118"> </text:span>level<text:span text:style-name="T118"> </text:span>(overides<text:span text:style-name="T118"> </text:span>configuration<text:span text:style-name="T118"> </text:span>value).</text:p>
      <text:p text:style-name="P55"><text:span text:style-name="T118"><text:s text:c="8"/></text:span>Allowed<text:span text:style-name="T118"> </text:span>values:<text:span text:style-name="T118"> </text:span>CRIT,<text:span text:style-name="T118"> </text:span>MAJOR,<text:span text:style-name="T118"> </text:span>EVENT,<text:span text:style-name="T118"> </text:span>VERB,<text:span text:style-name="T118"> </text:span>DEBUG,<text:span text:style-name="T118"> </text:span>FULL.</text:p>
      <text:p text:style-name="P55"/>
      <text:p text:style-name="P57">Miscellaneous<text:span text:style-name="T118"> </text:span>options:</text:p>
      <text:p text:style-name="P38"><text:span text:style-name="T54"><text:s text:c="4"/></text:span><text:span text:style-name="T58">-h</text:span><text:span text:style-name="T50">,</text:span><text:span text:style-name="T54"> </text:span><text:span text:style-name="T58">--help</text:span></text:p>
      <text:p text:style-name="P55"><text:span text:style-name="T118"><text:s text:c="8"/></text:span>Display<text:span text:style-name="T118"> </text:span>a<text:span text:style-name="T118"> </text:span>short<text:span text:style-name="T118"> </text:span>help<text:span text:style-name="T118"> </text:span>about<text:span text:style-name="T118"> </text:span>command<text:span text:style-name="T118"> </text:span>line<text:span text:style-name="T118"> </text:span>options.</text:p>
      <text:p text:style-name="P38"><text:span text:style-name="T54"><text:s text:c="4"/></text:span><text:span text:style-name="T58">-V</text:span><text:span text:style-name="T50">,</text:span><text:span text:style-name="T54"> </text:span><text:span text:style-name="T58">--version</text:span></text:p>
      <text:p text:style-name="P55"><text:span text:style-name="T118"><text:s text:c="8"/></text:span>Display<text:span text:style-name="T118"> </text:span>version<text:span text:style-name="T118"> </text:span>info</text:p>
      <text:p text:style-name="P38"><text:span text:style-name="T54"><text:s text:c="4"/></text:span><text:span text:style-name="T58">-p</text:span><text:span text:style-name="T54"> </text:span><text:span text:style-name="T64">pidfile</text:span><text:span text:style-name="T50">,</text:span><text:span text:style-name="T54"> </text:span><text:span text:style-name="T58">--pid-file</text:span><text:span text:style-name="T50">=</text:span><text:span text:style-name="T64">pidfile</text:span></text:p>
      <text:p text:style-name="P55"><text:span text:style-name="T118"><text:s text:c="8"/></text:span>Pid<text:span text:style-name="T118"> </text:span>file<text:span text:style-name="T118"> </text:span>(used<text:span text:style-name="T118"> </text:span>for<text:span text:style-name="T118"> </text:span>service<text:span text:style-name="T118"> </text:span>management).</text:p>
      <text:p text:style-name="P55"/>
      <text:p text:style-name="P38"><text:span text:style-name="T13">Note</text:span><text:span text:style-name="T13">s about the ‘-f’ option:</text:span></text:p>
      <text:list xml:id="list98253135" text:continue-numbering="true" text:style-name="WW8Num10">
        <text:list-item>
          <text:p text:style-name="P212"><text:span text:style-name="T3">If no ‘-f’ option is specified</text:span><text:span text:style-name="T3">:</text:span></text:p>
          <text:list>
            <text:list-item>
              <text:p text:style-name="P212"><text:span text:style-name="T3">robinhood </text:span><text:span text:style-name="T3">first looks for RBH_CFG_DEFAULT environment variable.</text:span></text:p>
            </text:list-item>
            <text:list-item>
              <text:p text:style-name="P212"><text:span text:style-name="T3">I</text:span><text:span text:style-name="T3">f this variable is not set, it searches for a config file in the directory ‘/etc/robinhood.d/tmpfs’;</text:span></text:p>
            </text:list-item>
          </text:list>
        </text:list-item>
        <text:list-item>
          <text:p text:style-name="P212"><text:span text:style-name="T3">you </text:span><text:span text:style-name="T3">can specify a short name (e.g. ‘foo’) for a config file: it will first search for files named ‘foo.conf’or ‘foo.cfg’ in ‘/etc/robinhood.d/tmpfs’. If none is found, it will search it in the current directory;</text:span></text:p>
        </text:list-item>
        <text:list-item>
          <text:p text:style-name="P212"><text:span text:style-name="T3">You can </text:span><text:span text:style-name="T3">specify a full path to the config file (eg. ‘–f /etc/robinhood.d/tmpfs/foo.conf’)<text:line-break/></text:span></text:p>
        </text:list-item>
      </text:list>
      <text:h text:style-name="P266" text:outline-level="2"><text:bookmark-start text:name="__RefHeading__33_2004689950"/>Signals<text:bookmark-end text:name="__RefHeading__33_2004689950"/></text:h>
      <text:p text:style-name="P1"/>
      <text:p text:style-name="P1">Robinhood traps the following signals:</text:p>
      <text:p text:style-name="P1"/>
      <text:list xml:id="list2187441606636005400" text:style-name="WW8Num3">
        <text:list-item>
          <text:p text:style-name="P213"><text:span text:style-name="T9">SIGTERM</text:span><text:span text:style-name="T3"> (kill &lt;pid&gt;) and SIGINT: perform a clean shutdown;</text:span></text:p>
        </text:list-item>
        <text:list-item>
          <text:p text:style-name="P213"><text:span text:style-name="T9">SIGHUP</text:span><text:span text:style-name="T3"> (kill –HUP &lt;pid&gt;): reload dynamic parameters from config file;</text:span></text:p>
        </text:list-item>
        <text:list-item>
          <text:p text:style-name="P213"><text:span text:style-name="T9">SIGUSR1</text:span><text:span text:style-name="T3"> (kill –USR1 &lt;pid&gt;): dump process stats to its log file</text:span></text:p>
        </text:list-item>
      </text:list>
      <text:p text:style-name="P106"/>
      <text:h text:style-name="Heading_20_2" text:outline-level="2"><text:bookmark-start text:name="__RefHeading__35_2004689950"/><text:soft-page-break/><text:span text:style-name="T3">C</text:span><text:span text:style-name="T3">reating</text:span><text:span text:style-name="T4"> </text:span><text:span text:style-name="T3">the</text:span><text:span text:style-name="T4"> </text:span><text:span text:style-name="T3">database</text:span><text:bookmark-end text:name="__RefHeading__35_2004689950"/></text:h>
      <text:p text:style-name="P1"/>
      <text:p text:style-name="Standard"><text:span text:style-name="T3">Before running Robinhood for the first time, you must </text:span><text:span text:style-name="T3">create its database.</text:span></text:p>
      <text:p text:style-name="P1"/>
      <text:list xml:id="list2764944785133111264" text:style-name="WW8Num42">
        <text:list-item>
          <text:p text:style-name="P214"><text:span text:style-name="T3">Install MySQL </text:span><text:span text:style-name="T3">(mysql and mysql-server packages) on the node where you want to run the database engine.</text:span></text:p>
        </text:list-item>
      </text:list>
      <text:p text:style-name="P106"/>
      <text:list xml:id="list2086108769" text:continue-numbering="true" text:style-name="WW8Num42">
        <text:list-item>
          <text:p text:style-name="P214"><text:span text:style-name="T3">Start the database engine :<text:line-break/></text:span><text:span text:style-name="T50">service</text:span><text:span text:style-name="T54"> </text:span><text:span text:style-name="T50">mysqld</text:span><text:span text:style-name="T54"> </text:span><text:span text:style-name="T50">start</text:span></text:p>
        </text:list-item>
      </text:list>
      <text:p text:style-name="P1"/>
      <text:list xml:id="list1075179757" text:continue-numbering="true" text:style-name="WW8Num42">
        <text:list-item>
          <text:p text:style-name="P214"><text:span text:style-name="T3">Use the ‘r</text:span><text:span text:style-name="T3">bh-config’ command to check your configuration and create Robinhood database:<text:line-break/></text:span></text:p>
        </text:list-item>
      </text:list>
      <text:p text:style-name="P120">#<text:span text:style-name="T118"> </text:span>check<text:span text:style-name="T118"> </text:span>database<text:span text:style-name="T118"> </text:span>requirements:</text:p>
      <text:p text:style-name="P126"><text:span text:style-name="T50">r</text:span><text:span text:style-name="T50">bh-config</text:span><text:span text:style-name="T54"> </text:span><text:span text:style-name="T50">precheck_db</text:span></text:p>
      <text:p text:style-name="P96"><text:span text:style-name="T50"><text:line-break/></text:span><text:span text:style-name="T50">#</text:span><text:span text:style-name="T54"> </text:span><text:span text:style-name="T50">create</text:span><text:span text:style-name="T54"> </text:span><text:span text:style-name="T50">the</text:span><text:span text:style-name="T54"> </text:span><text:span text:style-name="T50">database:</text:span></text:p>
      <text:p text:style-name="P126"><text:span text:style-name="T50">r</text:span><text:span text:style-name="T50">bh-config</text:span><text:span text:style-name="T54"> </text:span><text:span text:style-name="T50">create_db</text:span></text:p>
      <text:p text:style-name="P120"/>
      <text:list xml:id="list1393141101" text:continue-numbering="true" text:style-name="WW8Num42">
        <text:list-item>
          <text:p text:style-name="P214"><text:span text:style-name="T3">If no option is given to </text:span><text:span text:style-name="T50">rbh-config</text:span><text:span text:style-name="T3">, it prompts for configuration parameters (interactive mode). Else, if you specify parameters on command line, it runs in batch mode.</text:span></text:p>
        </text:list-item>
      </text:list>
      <text:p text:style-name="P1"/>
      <text:p text:style-name="P1">Alternatively, you can perform the following steps of your own, without using<text:line-break/>the ‘rbh-config’ script:</text:p>
      <text:p text:style-name="P1"/>
      <text:list xml:id="list2038492672" text:continue-numbering="true" text:style-name="WW8Num42">
        <text:list-item>
          <text:p text:style-name="P214"><text:span text:style-name="T3">Create the database (one per filesystem) using the </text:span><text:span text:style-name="T50">mysqladmin</text:span><text:span text:style-name="T3"> command:<text:line-break/></text:span><text:span text:style-name="T50">mysqladmin</text:span><text:span text:style-name="T54"> </text:span><text:span text:style-name="T50">create</text:span><text:span text:style-name="T54"> </text:span><text:span text:style-name="T68">&lt;robinhood_db_name&gt;</text:span></text:p>
        </text:list-item>
      </text:list>
      <text:p text:style-name="P1"/>
      <text:list xml:id="list758680609" text:continue-numbering="true" text:style-name="WW8Num42">
        <text:list-item>
          <text:p text:style-name="P214"><text:span text:style-name="T3">Connect to the database:<text:line-break/></text:span><text:span text:style-name="T50">mysql</text:span><text:span text:style-name="T54"> </text:span><text:span text:style-name="T68">&lt;robinhood_db_name&gt;</text:span></text:p>
        </text:list-item>
      </text:list>
      <text:p text:style-name="P99"/>
      <text:p text:style-name="P95"><text:span text:style-name="T3">Then execute the following commands</text:span><text:span text:style-name="T3"> in the MySQL session:</text:span></text:p>
      <text:p text:style-name="P99"/>
      <text:list xml:id="list1260717057" text:continue-numbering="true" text:style-name="WW8Num42">
        <text:list-item>
          <text:list>
            <text:list-item>
              <text:p text:style-name="P214"><text:span text:style-name="T3">Create a robinhood user and set its password</text:span><text:span text:style-name="T3"> (MySQL 5+ only):<text:line-break/></text:span><text:span text:style-name="T50">create</text:span><text:span text:style-name="T54"> </text:span><text:span text:style-name="T50">user</text:span><text:span text:style-name="T54"> </text:span><text:span text:style-name="T68">robinhood</text:span><text:span text:style-name="T54"> </text:span><text:span text:style-name="T50">identified</text:span><text:span text:style-name="T54"> </text:span><text:span text:style-name="T50">by</text:span><text:span text:style-name="T54"> ‘</text:span><text:span text:style-name="T68">password</text:span><text:span text:style-name="T54">’</text:span><text:span text:style-name="T50">;</text:span></text:p>
            </text:list-item>
            <text:list-item>
              <text:p text:style-name="P214"><text:span text:style-name="T3">Give </text:span><text:span text:style-name="T3">access rights on database to this user (you can restrict client host access by replacing ‘%’ by the node where robinhood will be running):<text:line-break/>Mysql 5:<text:line-break/></text:span><text:span text:style-name="T50">GRANT</text:span><text:span text:style-name="T54"> </text:span><text:span text:style-name="T50">USAGE</text:span><text:span text:style-name="T54"> </text:span><text:span text:style-name="T50">ON</text:span><text:span text:style-name="T54"> </text:span><text:span text:style-name="T68">robinhood_db_name.*</text:span><text:span text:style-name="T71"> </text:span><text:span text:style-name="T68">TO</text:span><text:span text:style-name="T71"> ‘</text:span><text:span text:style-name="T68">robinhood</text:span><text:span text:style-name="T71">’</text:span><text:span text:style-name="T68">@</text:span><text:span text:style-name="T71">’</text:span><text:span text:style-name="T68">%</text:span><text:span text:style-name="T71">’</text:span><text:span text:style-name="T54"> </text:span><text:span text:style-name="T50">;</text:span><text:span text:style-name="T3"><text:line-break/></text:span><text:span text:style-name="T50">GRANT</text:span><text:span text:style-name="T54"> </text:span><text:span text:style-name="T50">ALL</text:span><text:span text:style-name="T54"> </text:span><text:span text:style-name="T50">PRIVILEGES</text:span><text:span text:style-name="T54"> </text:span><text:span text:style-name="T50">ON</text:span><text:span text:style-name="T54"> </text:span><text:span text:style-name="T68">robinhood_db_name.*</text:span><text:span text:style-name="T71"> </text:span><text:span text:style-name="T68">TO</text:span><text:span text:style-name="T71"> ‘</text:span><text:span text:style-name="T68">robinhood</text:span><text:span text:style-name="T71">’</text:span><text:span text:style-name="T68">@</text:span><text:span text:style-name="T71">’</text:span><text:span text:style-name="T68">%</text:span><text:span text:style-name="T71">’</text:span><text:span text:style-name="T50">;</text:span><text:span text:style-name="T3"><text:line-break/>Mysql 4.1:<text:line-break/></text:span><text:span text:style-name="T50">GRANT</text:span><text:span text:style-name="T54"> </text:span><text:span text:style-name="T50">USAGE</text:span><text:span text:style-name="T54"> </text:span><text:span text:style-name="T50">ON</text:span><text:span text:style-name="T54"> </text:span><text:span text:style-name="T68">robinhood_db_name.*</text:span><text:span text:style-name="T71"> </text:span><text:span text:style-name="T68">TO</text:span><text:span text:style-name="T71"> ‘</text:span><text:span text:style-name="T68">robinhood</text:span><text:span text:style-name="T71">’</text:span><text:span text:style-name="T68">@</text:span><text:span text:style-name="T71">’</text:span><text:span text:style-name="T68">%</text:span><text:span text:style-name="T71">’</text:span><text:span text:style-name="T54"> </text:span><text:span text:style-name="T50">identified</text:span><text:span text:style-name="T54"> </text:span><text:span text:style-name="T50">by</text:span><text:span text:style-name="T54"> ‘</text:span><text:span text:style-name="T50">password</text:span><text:span text:style-name="T54">’</text:span><text:span text:style-name="T50">;</text:span><text:span text:style-name="T3"><text:line-break/></text:span><text:span text:style-name="T50">GRANT</text:span><text:span text:style-name="T54"> </text:span><text:span text:style-name="T50">ALL</text:span><text:span text:style-name="T54"> </text:span><text:span text:style-name="T50">PRIVILEGES</text:span><text:span text:style-name="T54"> </text:span><text:span text:style-name="T50">ON</text:span><text:span text:style-name="T54"> </text:span><text:span text:style-name="T68">robinhood_db_name.*</text:span><text:span text:style-name="T71"> </text:span><text:span text:style-name="T68">TO</text:span><text:span text:style-name="T71"> ‘</text:span><text:span text:style-name="T68">robinhood</text:span><text:span text:style-name="T71">’</text:span><text:span text:style-name="T68">@</text:span><text:span text:style-name="T71">’</text:span><text:span text:style-name="T68">%</text:span><text:span text:style-name="T71">’</text:span><text:span text:style-name="T50">;</text:span></text:p>
            </text:list-item>
            <text:list-item>
              <text:p text:style-name="P214"><text:span text:style-name="T3">The ‘super’ privilege is required for creating DB triggers (needed for accounting optimizations):<text:line-break/></text:span><text:span text:style-name="T50">GRANT</text:span><text:span text:style-name="T54"> </text:span><text:span text:style-name="T50">SUPER</text:span><text:span text:style-name="T54"> </text:span><text:span text:style-name="T50">ON</text:span><text:span text:style-name="T54"> </text:span><text:span text:style-name="T50">*.*</text:span><text:span text:style-name="T54"> </text:span><text:span text:style-name="T44">TO</text:span><text:span text:style-name="T78"> </text:span><text:span text:style-name="T44">'robinhood'@'%'</text:span><text:span text:style-name="T78"> </text:span><text:span text:style-name="T44">IDENTIFIED</text:span><text:span text:style-name="T78"> </text:span><text:span text:style-name="T44">BY</text:span><text:span text:style-name="T78"> </text:span><text:span text:style-name="T44">'</text:span><text:span text:style-name="T82">password</text:span><text:span text:style-name="T44">'</text:span><text:span text:style-name="T78"> </text:span><text:span text:style-name="T44">;</text:span></text:p>
            </text:list-item>
            <text:list-item>
              <text:p text:style-name="P214"><text:span text:style-name="T3">Refresh server access settings:<text:line-break/></text:span><text:span text:style-name="T50">FLUSH</text:span><text:span text:style-name="T54"> </text:span><text:span text:style-name="T50">PRIVILEGES</text:span><text:span text:style-name="T54"> </text:span><text:span text:style-name="T50">;</text:span></text:p>
            </text:list-item>
            <text:list-item>
              <text:p text:style-name="P214"><text:soft-page-break/><text:span text:style-name="T3">You can check user privileges using:<text:line-break/></text:span><text:span text:style-name="T50">SHOW</text:span><text:span text:style-name="T54"> </text:span><text:span text:style-name="T50">GRANTS</text:span><text:span text:style-name="T54"> </text:span><text:span text:style-name="T50">FOR</text:span><text:span text:style-name="T54"> </text:span><text:span text:style-name="T50">robinhood</text:span><text:span text:style-name="T54"> </text:span><text:span text:style-name="T50">;</text:span></text:p>
            </text:list-item>
          </text:list>
        </text:list-item>
      </text:list>
      <text:p text:style-name="P52"/>
      <text:p text:style-name="P52"/>
      <text:list xml:id="list1810478982" text:continue-numbering="true" text:style-name="WW8Num42">
        <text:list-item>
          <text:p text:style-name="P214"><text:span text:style-name="T3">For testing access to</text:span><text:span text:style-name="T3"> database, execute the following command on the machine where robinhood will be running :<text:line-break/></text:span><text:span text:style-name="T50">mysql</text:span><text:span text:style-name="T54"> </text:span><text:span text:style-name="T50">--user=</text:span><text:span text:style-name="T68">robinhood</text:span><text:span text:style-name="T54"> </text:span><text:span text:style-name="T50">--password=</text:span><text:span text:style-name="T68">password</text:span><text:span text:style-name="T54"> </text:span><text:span text:style-name="T50">--host=</text:span><text:span text:style-name="T68">db_host</text:span><text:span text:style-name="T71"> </text:span><text:span text:style-name="T68">robinhood_db_name</text:span></text:p>
        </text:list-item>
      </text:list>
      <text:p text:style-name="P95"><text:span text:style-name="T3">If the command is successful, a SQL shell </text:span><text:span text:style-name="T3">is started. Else, you will get a ‘permission denied’ error.</text:span><text:span text:style-name="T50"><text:line-break/></text:span></text:p>
      <text:list xml:id="list696162228432853185" text:style-name="WW8Num9">
        <text:list-item>
          <text:p text:style-name="P215"><text:span text:style-name="T3">For now, the database schema is empty. </text:span><text:span text:style-name="T3">Robinhood will automatically create it the first time it is launched.</text:span></text:p>
        </text:list-item>
      </text:list>
      <text:p text:style-name="P106"/>
      <text:h text:style-name="P266" text:outline-level="2"><text:bookmark-start text:name="__RefHeading__37_2004689950"/><text:bookmark-start text:name="_Ref247443044"/>Enabling<text:span text:style-name="T28"> </text:span>Lustre<text:span text:style-name="T28"> </text:span>Changelogs<text:bookmark-end text:name="__RefHeading__37_2004689950"/><text:bookmark-end text:name="_Ref247443044"/></text:h>
      <text:p text:style-name="P1"/>
      <text:p text:style-name="Standard"><text:span text:style-name="T3">With</text:span><text:span text:style-name="T3"> Lustre 2.x, file system scans are no longer required to update robinhood’s database: it can collect events from Lustre using Lustre’s ChangeLog mechanism. This avoids over-loading the filesystem with namespace scans!</text:span></text:p>
      <text:p text:style-name="P1"/>
      <text:p text:style-name="P32"><text:span text:style-name="T3">If the MDS and the MGS are on the same host, y</text:span><text:span text:style-name="T3">ou can simply enable this feature by running ‘rbh-config’ on this host:</text:span></text:p>
      <text:p text:style-name="P126"><text:span text:style-name="T50">&gt;</text:span><text:span text:style-name="T54"> </text:span><text:span text:style-name="T50">rbh-config</text:span><text:span text:style-name="T54"> </text:span><text:span text:style-name="T50">enable_chglogs</text:span></text:p>
      <text:p text:style-name="P7"/>
      <text:p text:style-name="Standard"><text:span text:style-name="T3">Alternatively, </text:span><text:span text:style-name="T3">this can be done by running the following commands: </text:span></text:p>
      <text:p text:style-name="P1"/>
      <text:p text:style-name="P1">On the MGS:</text:p>
      <text:list xml:id="list1293548596635150347" text:style-name="WW8Num27">
        <text:list-item>
          <text:p text:style-name="P216"><text:span text:style-name="T3">Enable all changelog events (except ATIME, which is not to be used in production): <text:line-break/></text:span><text:span text:style-name="T49">lctl</text:span><text:span text:style-name="T53"> </text:span><text:span text:style-name="T49">conf_param</text:span><text:span text:style-name="T53"> <text:s/></text:span><text:span text:style-name="T49">mdd.*.changelog_mask</text:span><text:span text:style-name="T53"> </text:span><text:span text:style-name="T49">all-ATIME</text:span></text:p>
        </text:list-item>
      </text:list>
      <text:p text:style-name="P113"/>
      <text:p text:style-name="Standard"><text:span text:style-name="T3">O</text:span><text:span text:style-name="T3">n the MDS:</text:span></text:p>
      <text:list xml:id="list1679679032" text:continue-numbering="true" text:style-name="WW8Num27">
        <text:list-item>
          <text:p text:style-name="P192">Changelogs consumers must be registered to Lustre to manage log records transactions properly. To do this, get a changelog reader id with the ‘lctl’ command:</text:p>
        </text:list-item>
      </text:list>
      <text:p text:style-name="P118">&gt;lctl</text:p>
      <text:p text:style-name="P115"><text:span text:style-name="T49">lctl</text:span><text:span text:style-name="T53"> </text:span><text:span text:style-name="T49">&gt;</text:span><text:span text:style-name="T53"> </text:span><text:span text:style-name="T49">device</text:span><text:span text:style-name="T53"> </text:span><text:span text:style-name="T67">lustre</text:span><text:span text:style-name="T49">-MDT0000</text:span></text:p>
      <text:p text:style-name="P118">lctl<text:span text:style-name="T118"> </text:span>&gt;<text:span text:style-name="T118"> </text:span>changelog_register</text:p>
      <text:p text:style-name="P115"><text:span text:style-name="T67">lustre</text:span><text:span text:style-name="T49">-MDT0000:</text:span><text:span text:style-name="T53"> </text:span><text:span text:style-name="T49">Registered</text:span><text:span text:style-name="T53"> </text:span><text:span text:style-name="T49">changelog</text:span><text:span text:style-name="T53"> </text:span><text:span text:style-name="T49">userid</text:span><text:span text:style-name="T53"> </text:span><text:span text:style-name="T49">'cl1'<text:line-break/></text:span></text:p>
      <text:p text:style-name="P32"><text:span text:style-name="T3"><text:tab/></text:span><text:span text:style-name="T3">Remember this id; it will be needed for writing PolicyEngine configuration file.</text:span></text:p>
      <text:h text:style-name="Heading_20_1" text:outline-level="1"><text:bookmark-start text:name="__RefHeading__39_2004689950"/><text:span text:style-name="T3">Writing</text:span><text:span text:style-name="T4"> </text:span><text:span text:style-name="T3">configuration</text:span><text:span text:style-name="T4"> </text:span><text:span text:style-name="T3">file</text:span><text:bookmark-end text:name="__RefHeading__39_2004689950"/></text:h>
      <text:h text:style-name="P266" text:outline-level="2"><text:bookmark-start text:name="__RefHeading__41_2004689950"/><text:bookmark-start text:name="_Ref221604936"/><text:bookmark-start text:name="_Ref221604928"/><text:bookmark-start text:name="_Ref221604874"/>Syntax<text:bookmark-end text:name="__RefHeading__41_2004689950"/><text:bookmark-end text:name="_Ref221604936"/><text:bookmark-end text:name="_Ref221604928"/><text:bookmark-end text:name="_Ref221604874"/></text:h>
      <text:p text:style-name="P5"/>
      <text:p text:style-name="P38"><text:span text:style-name="T11">G</text:span><text:span text:style-name="T11">eneral</text:span><text:span text:style-name="T12"> </text:span><text:span text:style-name="T9">structure</text:span></text:p>
      <text:p text:style-name="P15"/>
      <text:p text:style-name="P33"><text:span text:style-name="T5">The</text:span><text:span text:style-name="T7"> </text:span><text:span text:style-name="T3">configuration file consists of several blocks</text:span><text:span text:style-name="T5">.</text:span><text:span text:style-name="T7"> </text:span><text:span text:style-name="T5">They</text:span><text:span text:style-name="T7"> </text:span><text:span text:style-name="T3">can contain</text:span><text:span text:style-name="T7"> </text:span><text:span text:style-name="T3">ke</text:span><text:span text:style-name="T5">y/value</text:span><text:span text:style-name="T7"> </text:span><text:span text:style-name="T3">pai</text:span><text:span text:style-name="T5">rs</text:span><text:span text:style-name="T7"> </text:span><text:span text:style-name="T3">(separated by semi-colons)</text:span><text:span text:style-name="T5">,</text:span><text:span text:style-name="T7"> </text:span><text:span text:style-name="T5">sub-blocks,</text:span><text:span text:style-name="T7"> </text:span><text:span text:style-name="T3">Boolean expression</text:span><text:span text:style-name="T5">s</text:span><text:span text:style-name="T7"> </text:span><text:span text:style-name="T3">or set definition</text:span><text:span text:style-name="T5">s</text:span><text:span text:style-name="T7"> </text:span><text:span text:style-name="T5">(see</text:span><text:span text:style-name="T7"> ‘</text:span><text:span text:style-name="T11">set</text:span><text:span text:style-name="T12"> </text:span><text:span text:style-name="T9">definitions’</text:span><text:span text:style-name="T12"> </text:span><text:span text:style-name="T5">below).</text:span></text:p>
      <text:p text:style-name="P8"><text:span text:style-name="T29">In</text:span><text:span text:style-name="T30"> </text:span>some cases, blocks have an identifier.</text:p>
      <text:p text:style-name="P44"/>
      <text:p text:style-name="P38"><text:soft-page-break/><text:span text:style-name="T50">BLOCK_1</text:span><text:span text:style-name="T54"> </text:span><text:span text:style-name="T50">bloc_id {</text:span></text:p>
      <text:p text:style-name="P127"><text:span text:style-name="T50">Key</text:span><text:span text:style-name="T54"> </text:span><text:span text:style-name="T50">=</text:span><text:span text:style-name="T54"> </text:span><text:span text:style-name="T50">value;</text:span></text:p>
      <text:p text:style-name="P127"><text:span text:style-name="T50">Key</text:span><text:span text:style-name="T54"> </text:span><text:span text:style-name="T50">=</text:span><text:span text:style-name="T54"> </text:span><text:span text:style-name="T50">value(opt1,</text:span><text:span text:style-name="T54"> </text:span><text:span text:style-name="T50">opt2);</text:span></text:p>
      <text:p text:style-name="P127"><text:span text:style-name="T50">Key</text:span><text:span text:style-name="T54"> </text:span><text:span text:style-name="T50">=</text:span><text:span text:style-name="T54"> </text:span><text:span text:style-name="T50">value;</text:span></text:p>
      <text:p text:style-name="P121">SUBBLOCK1<text:span text:style-name="T118"> </text:span>{</text:p>
      <text:p text:style-name="P121"><text:tab/>Key=value;</text:p>
      <text:p text:style-name="P121">}</text:p>
      <text:p text:style-name="P55">}</text:p>
      <text:p text:style-name="P55">BLOCK_2<text:span text:style-name="T118"> </text:span>{</text:p>
      <text:p text:style-name="P121">(Key<text:span text:style-name="T118"> </text:span>&gt;<text:span text:style-name="T118"> </text:span>value)</text:p>
      <text:p text:style-name="P101">and<text:span text:style-name="T118"> </text:span></text:p>
      <text:p text:style-name="P127"><text:span text:style-name="T50">(</text:span><text:span text:style-name="T54"> </text:span><text:span text:style-name="T50">key</text:span><text:span text:style-name="T54"> </text:span><text:span text:style-name="T50">==</text:span><text:span text:style-name="T54"> </text:span><text:span text:style-name="T50">value</text:span><text:span text:style-name="T54"> </text:span><text:span text:style-name="T50">or</text:span><text:span text:style-name="T54"> </text:span><text:span text:style-name="T50">key</text:span><text:span text:style-name="T54"> </text:span><text:span text:style-name="T50">!=</text:span><text:span text:style-name="T54"> </text:span><text:span text:style-name="T50">value</text:span><text:span text:style-name="T54"> </text:span><text:span text:style-name="T50">)</text:span></text:p>
      <text:p text:style-name="P55">}</text:p>
      <text:p text:style-name="P55">CLASS_DEF<text:span text:style-name="T118"> </text:span>{</text:p>
      <text:p text:style-name="P55"><text:tab/>Set1<text:span text:style-name="T118"> </text:span>union<text:span text:style-name="T118"> </text:span>Set2</text:p>
      <text:p text:style-name="P55">}</text:p>
      <text:p text:style-name="P44"/>
      <text:p text:style-name="P10"><text:span text:style-name="T29">Type</text:span><text:span text:style-name="T30"> </text:span>of values</text:p>
      <text:p text:style-name="P15"/>
      <text:p text:style-name="P16"><text:span text:style-name="T29">A</text:span><text:span text:style-name="T30"> </text:span>value can be:</text:p>
      <text:p text:style-name="P5"/>
      <text:list xml:id="list4107905837070606136" text:style-name="WW8Num34">
        <text:list-item>
          <text:p text:style-name="P217"><text:span text:style-name="T5">A</text:span><text:span text:style-name="T7"> </text:span><text:span text:style-name="T11">string</text:span><text:span text:style-name="T7"> </text:span><text:span text:style-name="T3">delimited by sing</text:span><text:span text:style-name="T5">le</text:span><text:span text:style-name="T7"> </text:span><text:span text:style-name="T3">or double quotes ( ‘ or “ ).</text:span></text:p>
        </text:list-item>
        <text:list-item>
          <text:p text:style-name="P217"><text:span text:style-name="T11">[new</text:span><text:span text:style-name="T12"> </text:span><text:span text:style-name="T9">2.5]</text:span><text:span text:style-name="T7"> </text:span><text:span text:style-name="T3">An </text:span><text:span text:style-name="T11">environment</text:span><text:span text:style-name="T12"> </text:span><text:span text:style-name="T9">variable</text:span><text:span text:style-name="T5">,</text:span><text:span text:style-name="T7"> </text:span><text:span text:style-name="T3">starting with $</text:span><text:span text:style-name="T7"> </text:span><text:span text:style-name="T3">(</text:span><text:span text:style-name="T5">e.g.</text:span><text:span text:style-name="T7"> </text:span><text:span text:style-name="T3">$ROOT_PATH).</text:span></text:p>
        </text:list-item>
        <text:list-item>
          <text:p text:style-name="P217"><text:span text:style-name="T5">A</text:span><text:span text:style-name="T7"> </text:span><text:span text:style-name="T11">Boolean</text:span><text:span text:style-name="T7"> </text:span><text:span text:style-name="T3">constant</text:span><text:span text:style-name="T5">.</text:span><text:span text:style-name="T7"> </text:span><text:span text:style-name="T3">Both of the following values are accepted and the case is not significant:</text:span><text:span text:style-name="T7"> </text:span><text:span text:style-name="T5">TRUE,</text:span><text:span text:style-name="T7"> </text:span><text:span text:style-name="T3">FALSE, YE</text:span><text:span text:style-name="T5">S,</text:span><text:span text:style-name="T7"> </text:span><text:span text:style-name="T3">NO, 0, 1, ENABLED, DISABLED.</text:span></text:p>
        </text:list-item>
        <text:list-item>
          <text:p text:style-name="P217"><text:span text:style-name="T5">A</text:span><text:span text:style-name="T7"> </text:span><text:span text:style-name="T11">numerical</text:span><text:span text:style-name="T12"> </text:span><text:span text:style-name="T9">value</text:span><text:span text:style-name="T7"> </text:span><text:span text:style-name="T3">(decimal representation).</text:span></text:p>
        </text:list-item>
        <text:list-item>
          <text:p text:style-name="P217"><text:span text:style-name="T5">A</text:span><text:span text:style-name="T7"> </text:span><text:span text:style-name="T11">duration</text:span><text:span text:style-name="T5">,</text:span><text:span text:style-name="T7"> </text:span><text:span text:style-name="T3">i.e. a numerical value followed by one of those suffixes: </text:span><text:span text:style-name="T7">‘</text:span><text:span text:style-name="T3">w’ for weeks, ‘</text:span><text:span text:style-name="T5">d</text:span><text:span text:style-name="T7">’ </text:span><text:span text:style-name="T3">for days, </text:span><text:span text:style-name="T7">‘</text:span><text:span text:style-name="T5">h</text:span><text:span text:style-name="T7">’ </text:span><text:span text:style-name="T3">for</text:span><text:span text:style-name="T7"> </text:span><text:span text:style-name="T5">hours,</text:span><text:span text:style-name="T7"> ‘</text:span><text:span text:style-name="T5">min</text:span><text:span text:style-name="T7">’ </text:span><text:span text:style-name="T3">for minutes, </text:span><text:span text:style-name="T7">‘</text:span><text:span text:style-name="T5">s</text:span><text:span text:style-name="T7">’ </text:span><text:span text:style-name="T3">for seconds. E</text:span><text:span text:style-name="T5">.g.:</text:span><text:span text:style-name="T7"> </text:span><text:span text:style-name="T3">1s ; 1min</text:span><text:span text:style-name="T7"> </text:span><text:span text:style-name="T5">;</text:span><text:span text:style-name="T7"> </text:span><text:span text:style-name="T3">3h ; …</text:span><text:span text:style-name="T5"><text:line-break/>NB:</text:span><text:span text:style-name="T7"> </text:span><text:span text:style-name="T3">if you do not </text:span><text:span text:style-name="T5">specify</text:span><text:span text:style-name="T7"> </text:span><text:span text:style-name="T3">a suffix, the duration is interpreted as seconds.</text:span><text:span text:style-name="T5"><text:line-break/>E.g.:</text:span><text:span text:style-name="T7"> </text:span><text:span text:style-name="T3">60 will be interpreted at 60s, i.e.1 min.</text:span></text:p>
        </text:list-item>
        <text:list-item>
          <text:p text:style-name="P217"><text:span text:style-name="T5">A</text:span><text:span text:style-name="T7"> </text:span><text:span text:style-name="T11">size</text:span><text:span text:style-name="T5">,</text:span><text:span text:style-name="T7"> </text:span><text:span text:style-name="T3">i.e. a numerical value followed by one of those suffixes: PB for petabytes, TB</text:span><text:span text:style-name="T7"> </text:span><text:span text:style-name="T5">for</text:span><text:span text:style-name="T7"> </text:span><text:span text:style-name="T3">terabytes, GB for gigabytes, MB for megabytes, </text:span><text:span text:style-name="T5">KB</text:span><text:span text:style-name="T7"> </text:span><text:span text:style-name="T3">for kilobytes. No suffix is</text:span><text:span text:style-name="T7"> </text:span><text:span text:style-name="T5">needed</text:span><text:span text:style-name="T7"> </text:span><text:span text:style-name="T3">for bytes.</text:span></text:p>
        </text:list-item>
        <text:list-item>
          <text:p text:style-name="P217"><text:span text:style-name="T5">A</text:span><text:span text:style-name="T7"> </text:span><text:span text:style-name="T11">percentage</text:span><text:span text:style-name="T5">:</text:span><text:span text:style-name="T7"> </text:span><text:span text:style-name="T5">float</text:span><text:span text:style-name="T7"> </text:span><text:span text:style-name="T3">value terminated by ‘%’.</text:span><text:span text:style-name="T7"> </text:span><text:span text:style-name="T3">E.g.: 87.5%</text:span></text:p>
        </text:list-item>
      </text:list>
      <text:p text:style-name="P108"/>
      <text:p text:style-name="P108"/>
      <text:p text:style-name="P10"><text:span text:style-name="T29">Boolean</text:span><text:span text:style-name="T30"> </text:span>expressions</text:p>
      <text:p text:style-name="P5"/>
      <text:p text:style-name="P38"><text:span text:style-name="T5">Some</text:span><text:span text:style-name="T7"> </text:span><text:span text:style-name="T3">blocks of configuration file are expected to be Boolean expressions</text:span><text:span text:style-name="T7"> </text:span><text:span text:style-name="T3">on file attributes</text:span><text:span text:style-name="T5">:</text:span></text:p>
      <text:p text:style-name="P5"/>
      <text:list xml:id="list4045550446165060964" text:style-name="WW8Num5">
        <text:list-item>
          <text:p text:style-name="P193">AND, OR and NOT can be used in Boolean expressions.</text:p>
        </text:list-item>
        <text:list-item>
          <text:p text:style-name="P193">Brackets can be used for including sub-expressions.</text:p>
        </text:list-item>
        <text:list-item>
          <text:p text:style-name="P193">Conditions on attributes are specified with the following format:<text:line-break/>&lt;attribute&gt; &lt;comparator&gt; &lt;value&gt;.</text:p>
        </text:list-item>
        <text:list-item>
          <text:p text:style-name="P193">Allowed comparators are ‘==’, ‘&lt;&gt;’ or ‘!=’, ‘&gt;’, ‘&gt;=’, ‘&lt;’, ‘&lt;=’.</text:p>
        </text:list-item>
      </text:list>
      <text:p text:style-name="P1">The following properties can be used in Boolean expressions:</text:p>
      <text:p text:style-name="P1"/>
      <text:list xml:id="list3855289613889571276" text:style-name="WW8Num54">
        <text:list-item>
          <text:p text:style-name="P218"><text:span text:style-name="T9">tree</text:span><text:span text:style-name="T9">:</text:span><text:span text:style-name="T3"> entry is in the given filesystem tree. Shell-like wildcards are allowed.<text:line-break/>Example:<text:line-break/>tree == “/tmp/subdir/*/dir1” matches entry “/tmp/subdir/foo/dir1/dir2/foo” because “/tmp/subdir/foo/dir1/dir2/foo” is in the “/tmp/subdir/foo/dir1” tree, that matches “/tmp/subdir/*/dir1” expression.</text:span></text:p>
        </text:list-item>
      </text:list>
      <text:p text:style-name="P1"><text:soft-page-break/></text:p>
      <text:p text:style-name="P99">A tree can be specified using an absolute path (recommanded) or a relative path (root path is the “fs_path” parameter in configuration).</text:p>
      <text:p text:style-name="P99"/>
      <text:p text:style-name="P95"><text:span text:style-name="T3">The special wildcard “**” match</text:span><text:span text:style-name="T3">es any count of directory levels:</text:span></text:p>
      <text:p text:style-name="P99">E.g: tree == “**/.trash” matches any part of a filesystem under a “.trash” entry.</text:p>
      <text:p text:style-name="P106"/>
      <text:list xml:id="list1117564993" text:continue-numbering="true" text:style-name="WW8Num54">
        <text:list-item>
          <text:p text:style-name="P218"><text:span text:style-name="T9">p</text:span><text:span text:style-name="T9">ath:</text:span><text:span text:style-name="T3"> entry exactly matches the path. Shell-like wildcards are allowed.</text:span><text:span text:style-name="T9"><text:line-break/></text:span><text:span text:style-name="T3">E.g: path == “/tmp/*/foo*” matches entry “/tmp/subdir/foo123”.</text:span></text:p>
        </text:list-item>
      </text:list>
      <text:p text:style-name="P99"/>
      <text:p text:style-name="P99">A path can be absolute (recommanded) or relative (root is given by the “fs_path” parameter in configuration).</text:p>
      <text:p text:style-name="P99"/>
      <text:p text:style-name="P99">The special wildcard “**” matches any count of directory levels:</text:p>
      <text:p text:style-name="P99">E.g: path == “**/.trash/**/file” matches any entry called “file” located somewhere under a “.trash” directory (at any depth).</text:p>
      <text:p text:style-name="P1"/>
      <text:list xml:id="list1989833958" text:continue-numbering="true" text:style-name="WW8Num54">
        <text:list-item>
          <text:p text:style-name="P218"><text:span text:style-name="T9">name:</text:span><text:span text:style-name="T3"> entry name matches the given regexp.</text:span><text:span text:style-name="T9"><text:line-break/></text:span><text:span text:style-name="T3">E.g: name == “*.log” matches entry “/tmp/dir/foo/abc.log”.</text:span></text:p>
        </text:list-item>
      </text:list>
      <text:p text:style-name="P9"/>
      <text:list xml:id="list748478666" text:continue-numbering="true" text:style-name="WW8Num54">
        <text:list-item>
          <text:p text:style-name="P218"><text:span text:style-name="T9">type: </text:span><text:span text:style-name="T3">entry has the given type (</text:span><text:span text:style-name="T9">directory</text:span><text:span text:style-name="T3">, </text:span><text:span text:style-name="T9">file</text:span><text:span text:style-name="T3">, </text:span><text:span text:style-name="T9">symlink</text:span><text:span text:style-name="T3">,</text:span><text:span text:style-name="T9"> chr</text:span><text:span text:style-name="T3">,</text:span><text:span text:style-name="T9"> blk</text:span><text:span text:style-name="T3">,</text:span><text:span text:style-name="T9"> fifo </text:span><text:span text:style-name="T3">or</text:span><text:span text:style-name="T9"> sock</text:span><text:span text:style-name="T3">).</text:span><text:span text:style-name="T9"><text:line-break/></text:span><text:span text:style-name="T3">E.g: type == “symlink”.</text:span></text:p>
        </text:list-item>
      </text:list>
      <text:p text:style-name="P9"/>
      <text:list xml:id="list1465636707" text:continue-numbering="true" text:style-name="WW8Num54">
        <text:list-item>
          <text:p text:style-name="P218"><text:span text:style-name="T9">owner: </text:span><text:span text:style-name="T3">entry has the given owner (owner name expected).<text:line-break/>E.g: owner == “root”.</text:span></text:p>
        </text:list-item>
      </text:list>
      <text:p text:style-name="P9"/>
      <text:list xml:id="list2037491923" text:continue-numbering="true" text:style-name="WW8Num54">
        <text:list-item>
          <text:p text:style-name="P218"><text:span text:style-name="T9">group: </text:span><text:span text:style-name="T3">entry is owned by the given group (group name expected).</text:span></text:p>
        </text:list-item>
      </text:list>
      <text:p text:style-name="P9"/>
      <text:list xml:id="list2030934012" text:continue-numbering="true" text:style-name="WW8Num54">
        <text:list-item>
          <text:p text:style-name="P218"><text:span text:style-name="T9">size: </text:span><text:span text:style-name="T3">entry has the specified size. Value can be suffixed with KB, MB, GB…<text:line-break/>E.g: size &gt;= 100MB matches file whose size equals 100x1024x1024 bytes or more.</text:span></text:p>
        </text:list-item>
      </text:list>
      <text:p text:style-name="P9"/>
      <text:list xml:id="list800176736" text:continue-numbering="true" text:style-name="WW8Num54">
        <text:list-item>
          <text:p text:style-name="P218"><text:span text:style-name="T9">last_access: </text:span><text:span text:style-name="T3">condition</text:span><text:span text:style-name="T9"> </text:span><text:span text:style-name="T3">based on the last access time to a file (for reading or writing). This is the difference between current time and max(atime, mtime, ctime). Value can be suffixed by ‘sec’, ‘min’, ‘hour’, ‘day’, ‘week’…<text:line-break/>E.g: last_access &lt; 1h matches files that have been read or written within the last hour.</text:span></text:p>
        </text:list-item>
      </text:list>
      <text:p text:style-name="P106"/>
      <text:list xml:id="list899002845" text:continue-numbering="true" text:style-name="WW8Num54">
        <text:list-item>
          <text:p text:style-name="P218"><text:span text:style-name="T9">last_mod: </text:span><text:span text:style-name="T3">condition</text:span><text:span text:style-name="T9"> </text:span><text:span text:style-name="T3">based on the last modification time to a file. This is the difference between current time and max(mtime, ctime).<text:line-break/>E.g: last_mod &gt; 1d matches files that have not been modified for more than a day.</text:span></text:p>
        </text:list-item>
      </text:list>
      <text:p text:style-name="P145"/>
      <text:list xml:id="list784421365" text:continue-numbering="true" text:style-name="WW8Num54">
        <text:list-item>
          <text:p text:style-name="P218"><text:span text:style-name="T9">creation: </text:span><text:span text:style-name="T3">condition</text:span><text:span text:style-name="T9"> </text:span><text:span text:style-name="T3">based on file creation time. With scanning mode, this value is an estimation based on the time when robinhood sees a file for the first time and ctime.<text:line-break/>E.g.: creation &gt; 1h matches files created more than 1 hour ago.</text:span></text:p>
        </text:list-item>
      </text:list>
      <text:p text:style-name="P145"/>
      <text:list xml:id="list2014433004" text:continue-numbering="true" text:style-name="WW8Num54">
        <text:list-item>
          <text:p text:style-name="P218"><text:span text:style-name="T9">last_archive </text:span><text:span text:style-name="T3">(HSM and backup modes only): condition on the last time the file has been archived. The special value of 0 matches files that have never been archived.<text:line-break/>E.g. last_archive &gt; 1d matches files that have been archived more than 1 day ago.</text:span></text:p>
        </text:list-item>
      </text:list>
      <text:p text:style-name="P145"/>
      <text:list xml:id="list1244720010" text:continue-numbering="true" text:style-name="WW8Num54">
        <text:list-item>
          <text:p text:style-name="P218"><text:soft-page-break/><text:span text:style-name="T9">last_restore </text:span><text:span text:style-name="T3">(HSM mode only): condition on the last time the file has been restore from the backend storage. E.g. last_restore &lt; 1d matches files that have been restored in the last 24 hours.</text:span></text:p>
        </text:list-item>
      </text:list>
      <text:p text:style-name="P9"/>
      <text:list xml:id="list102599873" text:continue-numbering="true" text:style-name="WW8Num54">
        <text:list-item>
          <text:p text:style-name="P218"><text:span text:style-name="T9">ost_index</text:span><text:span text:style-name="T9">: </text:span><text:span text:style-name="T15">condition on OSTs where a file is stored. A file can be striped on several OSTs, thus:<text:line-break/></text:span><text:span text:style-name="T3">“ost_index == </text:span><text:span text:style-name="T17">N</text:span><text:span text:style-name="T3">” is true if </text:span><text:span text:style-name="T13">at least one part</text:span><text:span text:style-name="T3"> of the file is stored in OST index #</text:span><text:span text:style-name="T17">N</text:span><text:span text:style-name="T3">.<text:line-break/>“ost_index != </text:span><text:span text:style-name="T17">N</text:span><text:span text:style-name="T3">” is true if </text:span><text:span text:style-name="T13">no</text:span><text:span text:style-name="T3"> part of the file is stored in OST index #</text:span><text:span text:style-name="T17">N</text:span><text:span text:style-name="T3">.<text:line-break/>(Note: &lt; and &gt; are not allowed for this criteria).</text:span></text:p>
        </text:list-item>
      </text:list>
      <text:p text:style-name="P1"/>
      <text:list xml:id="list2144137845" text:continue-numbering="true" text:style-name="WW8Num54">
        <text:list-item>
          <text:p text:style-name="P218"><text:span text:style-name="T9">ost_pool: </text:span><text:span text:style-name="T3">condition about the OST pool name where the file was created. Wildcarded expressions are allowed.<text:line-break/>E.g. ost_pool == “pool*”.</text:span></text:p>
        </text:list-item>
      </text:list>
      <text:p text:style-name="P9"/>
      <text:list xml:id="list639992400" text:continue-numbering="true" text:style-name="WW8Num54">
        <text:list-item>
          <text:p text:style-name="P218"><text:span text:style-name="T9">xattr.</text:span><text:span text:style-name="T3">xxx: test the value of a user-defined extended attribute of the file.<text:line-break/>E.g: xattr.user.tag_no_purge == “1”</text:span></text:p>
          <text:list>
            <text:list-item>
              <text:p text:style-name="P218"><text:span text:style-name="T3">xattr values are interpreted as text string</text:span><text:span text:style-name="T3">;</text:span></text:p>
            </text:list-item>
            <text:list-item>
              <text:p text:style-name="P194">regular expressions can be used to match xattr values;<text:line-break/>E.g: xattr.user.foo == "abc.[1-5].*" matches file having xattr user.foo = "abc.2.xyz"</text:p>
            </text:list-item>
            <text:list-item>
              <text:p text:style-name="P218"><text:span text:style-name="T3">if an extended attribute is not set for a file, it matches empty string.<text:line-break/>Eg. xattr.user.foo == "" </text:span><text:span text:style-name="T117"></text:span><text:span text:style-name="T3"> xattr 'user.foo' is not defined<text:line-break/></text:span></text:p>
            </text:list-item>
          </text:list>
        </text:list-item>
        <text:list-item>
          <text:p text:style-name="P218"><text:span text:style-name="T9">d</text:span><text:span text:style-name="T9">ircount </text:span><text:span text:style-name="T3">(for directories only): the directory has the specified number of entries (except ‘.’ and ‘..’).<text:line-break/>E.g: dircount &gt; 10000 matches directories with more that 10 thousand child entries.</text:span></text:p>
        </text:list-item>
      </text:list>
      <text:p text:style-name="P109"/>
      <text:p text:style-name="P9"/>
      <text:p text:style-name="P38"><text:span text:style-name="T5">E</text:span><text:span text:style-name="T5">xample</text:span><text:span text:style-name="T7"> </text:span><text:span text:style-name="T3">of Boolean expression</text:span><text:span text:style-name="T5">:</text:span></text:p>
      <text:p text:style-name="P60"/>
      <text:p text:style-name="P38"><text:span text:style-name="T73">ignore</text:span><text:span text:style-name="T54"> </text:span><text:span text:style-name="T50">{</text:span></text:p>
      <text:p text:style-name="P98"><text:span text:style-name="T50">(</text:span><text:span text:style-name="T54"> </text:span><text:span text:style-name="T50">na</text:span><text:span text:style-name="T73">me</text:span><text:span text:style-name="T54"> </text:span><text:span text:style-name="T73">==</text:span><text:span text:style-name="T54"> “</text:span><text:span text:style-name="T50">*.log</text:span><text:span text:style-name="T54">” <text:s/></text:span><text:span text:style-name="T50">and</text:span><text:span text:style-name="T54"> </text:span><text:span text:style-name="T50">size</text:span><text:span text:style-name="T54"> </text:span><text:span text:style-name="T50">&lt;</text:span><text:span text:style-name="T54"> </text:span><text:span text:style-name="T50">15GB</text:span><text:span text:style-name="T54"> </text:span><text:span text:style-name="T50">)<text:line-break/></text:span><text:span text:style-name="T73">or</text:span><text:span text:style-name="T54"> </text:span><text:span text:style-name="T50">(</text:span><text:span text:style-name="T54"> </text:span><text:span text:style-name="T50">owner</text:span><text:span text:style-name="T54"> </text:span><text:span text:style-name="T50">=</text:span><text:span text:style-name="T73">=</text:span><text:span text:style-name="T54"> “</text:span><text:span text:style-name="T50">root</text:span><text:span text:style-name="T54">” </text:span><text:span text:style-name="T50">and</text:span><text:span text:style-name="T54"> </text:span><text:span text:style-name="T50">last_access</text:span><text:span text:style-name="T54"> </text:span><text:span text:style-name="T73">&lt;</text:span><text:span text:style-name="T54"> </text:span><text:span text:style-name="T50">2d</text:span><text:span text:style-name="T54"> </text:span><text:span text:style-name="T50">)</text:span></text:p>
      <text:p text:style-name="P98"><text:span text:style-name="T73">or</text:span><text:span text:style-name="T54"> </text:span><text:span text:style-name="T50">not</text:span><text:span text:style-name="T54"> </text:span><text:span text:style-name="T50">tree</text:span><text:span text:style-name="T54"> </text:span><text:span text:style-name="T50">=</text:span><text:span text:style-name="T73">=</text:span><text:span text:style-name="T54"> “</text:span><text:span text:style-name="T50">/fs/dir</text:span><text:span text:style-name="T54">”</text:span></text:p>
      <text:p text:style-name="P60">}</text:p>
      <text:p text:style-name="P60"/>
      <text:p text:style-name="P60"/>
      <text:p text:style-name="P38"><text:span text:style-name="T11">Set</text:span><text:span text:style-name="T12"> </text:span><text:span text:style-name="T9">definition</text:span><text:span text:style-name="T11">s</text:span></text:p>
      <text:p text:style-name="P15"/>
      <text:p text:style-name="P33"><text:span text:style-name="T6">In</text:span><text:span text:style-name="T8"> </text:span><text:span text:style-name="T15">the case of </text:span><text:span text:style-name="T6">FileClass</text:span><text:span text:style-name="T8"> </text:span><text:span text:style-name="T15">definitions,</text:span><text:span text:style-name="T8"> </text:span><text:span text:style-name="T15">you can define FileClasses as the union or intersection of other FileClasses previously defined.</text:span><text:span text:style-name="T8"> </text:span><text:span text:style-name="T15">This can be done using </text:span><text:span text:style-name="T8">“</text:span><text:span text:style-name="T11">union</text:span><text:span text:style-name="T8">”</text:span><text:span text:style-name="T6">,</text:span><text:span text:style-name="T8"> </text:span><text:span text:style-name="T15">“</text:span><text:span text:style-name="T11">inter</text:span><text:span text:style-name="T8">” </text:span><text:span text:style-name="T15">and “</text:span><text:span text:style-name="T11">not</text:span><text:span text:style-name="T8">” </text:span><text:span text:style-name="T15">keyworks.</text:span><text:span text:style-name="T8"> </text:span><text:span text:style-name="T15">Such expressions can be encapsulated between parenthesis.</text:span></text:p>
      <text:p text:style-name="P6"/>
      <text:p text:style-name="P38"><text:span text:style-name="T6">Example:</text:span><text:span text:style-name="T6"><text:line-break/></text:span></text:p>
      <text:p text:style-name="P38"><text:span text:style-name="T73">FileClass</text:span><text:span text:style-name="T54"> </text:span><text:span text:style-name="T50">my_</text:span><text:span text:style-name="T73">set_union</text:span><text:span text:style-name="T54"> </text:span><text:span text:style-name="T50">{</text:span></text:p>
      <text:p text:style-name="P38"><text:span text:style-name="T73"><text:tab/>definition</text:span><text:span text:style-name="T54"> </text:span><text:span text:style-name="T50">{</text:span><text:span text:style-name="T54"> </text:span><text:span text:style-name="T50">(</text:span><text:span text:style-name="T54"> </text:span><text:span text:style-name="T50">Class1</text:span><text:span text:style-name="T54"> </text:span><text:span text:style-name="T62">union</text:span><text:span text:style-name="T54"> </text:span><text:span text:style-name="T50">Class2</text:span><text:span text:style-name="T54"> </text:span><text:span text:style-name="T50">)</text:span><text:span text:style-name="T54"> </text:span><text:span text:style-name="T62">inter</text:span><text:span text:style-name="T54"> </text:span><text:span text:style-name="T73">(</text:span><text:span text:style-name="T54"> </text:span><text:span text:style-name="T62">not</text:span><text:span text:style-name="T54"> </text:span><text:span text:style-name="T73">Class3</text:span><text:span text:style-name="T54"> </text:span><text:span text:style-name="T73">)</text:span><text:span text:style-name="T54"> </text:span><text:span text:style-name="T50">}</text:span></text:p>
      <text:p text:style-name="P60">}</text:p>
      <text:p text:style-name="P15"/>
      <text:p text:style-name="P15">Comments</text:p>
      <text:p text:style-name="P38"><text:soft-page-break/><text:span text:style-name="T5"><text:line-break/></text:span><text:span text:style-name="T5">The</text:span><text:span text:style-name="T7"> ‘</text:span><text:span text:style-name="T3">#’</text:span><text:span text:style-name="T7"> </text:span><text:span text:style-name="T3">and ‘//’</text:span><text:span text:style-name="T7"> </text:span><text:span text:style-name="T3">sign</text:span><text:span text:style-name="T5">s</text:span><text:span text:style-name="T7"> </text:span><text:span text:style-name="T3">indicate the beginning of a comment (except if </text:span><text:span text:style-name="T5">there</text:span><text:span text:style-name="T7"> </text:span><text:span text:style-name="T3">are</text:span><text:span text:style-name="T7"> </text:span><text:span text:style-name="T3">in a </text:span><text:span text:style-name="T5">quoted</text:span><text:span text:style-name="T7"> </text:span><text:span text:style-name="T5">string).</text:span><text:span text:style-name="T7"> </text:span><text:span text:style-name="T5">The</text:span><text:span text:style-name="T7"> </text:span><text:span text:style-name="T3">comment ends at the end of </text:span><text:span text:style-name="T5">the</text:span><text:span text:style-name="T7"> </text:span><text:span text:style-name="T5">line.</text:span></text:p>
      <text:p text:style-name="P5">E.g.:</text:p>
      <text:p text:style-name="P55">#<text:span text:style-name="T118"> </text:span>this<text:span text:style-name="T118"> </text:span>is<text:span text:style-name="T118"> </text:span>only<text:span text:style-name="T118"> </text:span>a<text:span text:style-name="T118"> </text:span>comment<text:span text:style-name="T118"> </text:span>line</text:p>
      <text:p text:style-name="Standard"><text:span text:style-name="T50">x</text:span><text:span text:style-name="T54"> </text:span><text:span text:style-name="T50">=</text:span><text:span text:style-name="T54"> </text:span><text:span text:style-name="T50">32</text:span><text:span text:style-name="T54"> </text:span><text:span text:style-name="T50">;</text:span><text:span text:style-name="T54"> </text:span><text:span text:style-name="T50">#</text:span><text:span text:style-name="T54"> </text:span><text:span text:style-name="T50">a</text:span><text:span text:style-name="T54"> </text:span><text:span text:style-name="T50">comment</text:span><text:span text:style-name="T54"> </text:span><text:span text:style-name="T50">can</text:span><text:span text:style-name="T54"> </text:span><text:span text:style-name="T50">also</text:span><text:span text:style-name="T54"> </text:span><text:span text:style-name="T50">be</text:span><text:span text:style-name="T54"> </text:span><text:span text:style-name="T50">placed</text:span><text:span text:style-name="T54"> </text:span><text:span text:style-name="T50">after</text:span><text:span text:style-name="T54"> </text:span><text:span text:style-name="T50">a</text:span><text:span text:style-name="T54"> </text:span><text:span text:style-name="T50">significant</text:span><text:span text:style-name="T54"> </text:span><text:span text:style-name="T50">line</text:span></text:p>
      <text:p text:style-name="P1"/>
      <text:p text:style-name="P9">Includes</text:p>
      <text:p text:style-name="P1"/>
      <text:p text:style-name="Standard"><text:span text:style-name="T3">A configuration file can be included from another</text:span><text:span text:style-name="T3"> file using the ‘</text:span><text:span text:style-name="T50">%include</text:span><text:span text:style-name="T3">’ directive. Both relative and absolute paths can be used.</text:span></text:p>
      <text:p text:style-name="P1">E.g.:</text:p>
      <text:p text:style-name="Standard"><text:span text:style-name="T50"><text:tab/></text:span><text:span text:style-name="T58">%include</text:span><text:span text:style-name="T54"> “</text:span><text:span text:style-name="T50">subdir/common.conf</text:span><text:span text:style-name="T54">”</text:span></text:p>
      <text:p text:style-name="P1"/>
      <text:p text:style-name="P38"><text:span text:style-name="T11">Configuration</text:span><text:span text:style-name="T12"> </text:span><text:span text:style-name="T9">blocks</text:span></text:p>
      <text:p text:style-name="P10"/>
      <text:p text:style-name="P38"><text:span text:style-name="T5">The</text:span><text:span text:style-name="T7"> </text:span><text:span text:style-name="T5">main</text:span><text:span text:style-name="T7"> </text:span><text:span text:style-name="T3">blocks </text:span><text:span text:style-name="T5">in</text:span><text:span text:style-name="T7"> </text:span><text:span text:style-name="T3">a</text:span><text:span text:style-name="T7"> </text:span><text:span text:style-name="T5">configuration</text:span><text:span text:style-name="T7"> </text:span><text:span text:style-name="T3">file</text:span><text:span text:style-name="T7"> </text:span><text:span text:style-name="T3">are</text:span><text:span text:style-name="T5">:</text:span></text:p>
      <text:p text:style-name="P55"/>
      <text:list xml:id="list2188245892035664467" text:style-name="WW8Num39">
        <text:list-item>
          <text:p text:style-name="P219"><text:span text:style-name="T9">General</text:span><text:span text:style-name="T3"> (mandatory): main parameters.</text:span></text:p>
        </text:list-item>
        <text:list-item>
          <text:p text:style-name="P219"><text:span text:style-name="T9">Log</text:span><text:span text:style-name="T3">: log and alert parameters (log files, log level…).</text:span></text:p>
        </text:list-item>
        <text:list-item>
          <text:p text:style-name="P219"><text:span text:style-name="T9">Filesets</text:span><text:span text:style-name="T3">: definition of file classes</text:span></text:p>
        </text:list-item>
        <text:list-item>
          <text:p text:style-name="P219"><text:span text:style-name="T9">Purge_Polic</text:span><text:span text:style-name="T9">ies</text:span><text:span text:style-name="T3">: defines purge policies.</text:span></text:p>
        </text:list-item>
        <text:list-item>
          <text:p text:style-name="P219"><text:span text:style-name="T9">Purge_</text:span><text:span text:style-name="T9">Trigger</text:span><text:span text:style-name="T3">: specifies conditions for starting purges.</text:span></text:p>
        </text:list-item>
        <text:list-item>
          <text:p text:style-name="P219"><text:span text:style-name="T9">Purge_Parameters</text:span><text:span text:style-name="T3">: general options for purge.</text:span></text:p>
        </text:list-item>
        <text:list-item>
          <text:p text:style-name="P219"><text:span text:style-name="T9">Rmdir_Policy</text:span><text:span text:style-name="T3">: defines empty directory removal policy. </text:span></text:p>
        </text:list-item>
        <text:list-item>
          <text:p text:style-name="P219"><text:span text:style-name="T9">Rmdir_Parameters</text:span><text:span text:style-name="T9">: </text:span><text:span text:style-name="T3">options about empty directory removal.</text:span></text:p>
        </text:list-item>
        <text:list-item>
          <text:p text:style-name="P219"><text:span text:style-name="T9">ListManager</text:span><text:span text:style-name="T3"> (mandatory): database access configuration.</text:span></text:p>
        </text:list-item>
        <text:list-item>
          <text:p text:style-name="P219"><text:span text:style-name="T9">FS_Scan</text:span><text:span text:style-name="T3">: options about scanning the filesystem.</text:span></text:p>
        </text:list-item>
        <text:list-item>
          <text:p text:style-name="P219"><text:span text:style-name="T9">d</text:span><text:span text:style-name="T9">b_update_policy:</text:span><text:span text:style-name="T15"> parameters about file class periodic matching, and entry information update interval.</text:span></text:p>
        </text:list-item>
        <text:list-item>
          <text:p text:style-name="P219"><text:span text:style-name="T9">ChangeLog</text:span><text:span text:style-name="T3">: parameters related to Lustre 2.x changelogs.</text:span></text:p>
        </text:list-item>
        <text:list-item>
          <text:p text:style-name="P219"><text:span text:style-name="T9">EntryProcessor</text:span><text:span text:style-name="T3">: configuration of entry processing pipeline (for FS scan).</text:span></text:p>
        </text:list-item>
      </text:list>
      <text:p text:style-name="P111"/>
      <text:p text:style-name="Standard"><text:span text:style-name="T3">T</text:span><text:span text:style-name="T3">hose blocks are described in the following sections.</text:span></text:p>
      <text:p text:style-name="P1"/>
      <text:h text:style-name="Heading_20_2" text:outline-level="2"><text:bookmark-start text:name="__RefHeading__43_2004689950"/><text:span text:style-name="T3">Configuration</text:span><text:span text:style-name="T4"> </text:span><text:span text:style-name="T3">template</text:span><text:span text:style-name="T4"> </text:span><text:span text:style-name="T3">and</text:span><text:span text:style-name="T4"> </text:span><text:span text:style-name="T3">default</text:span><text:span text:style-name="T4"> </text:span><text:span text:style-name="T3">parameters</text:span><text:bookmark-end text:name="__RefHeading__43_2004689950"/></text:h>
      <text:p text:style-name="P1"/>
      <text:p text:style-name="P9">Template file</text:p>
      <text:p text:style-name="P9"/>
      <text:p text:style-name="P33"><text:span text:style-name="T5">To</text:span><text:span text:style-name="T7"> </text:span><text:span text:style-name="T3">easily create a configuration file, you can </text:span><text:span text:style-name="T5">generate</text:span><text:span text:style-name="T7"> </text:span><text:span text:style-name="T3">a documented template using the</text:span></text:p>
      <text:p text:style-name="P33"><text:span text:style-name="T50">--</text:span><text:span text:style-name="T50">template</text:span><text:span text:style-name="T7"> </text:span><text:span text:style-name="T3">option of</text:span><text:span text:style-name="T7"> </text:span><text:span text:style-name="T3">robinhood, and edit this file to set the values for your system:</text:span></text:p>
      <text:p text:style-name="P1"/>
      <text:p text:style-name="P115"><text:span text:style-name="T50">robinhood</text:span><text:span text:style-name="T54"> </text:span><text:span text:style-name="T50">--template=&lt;template</text:span><text:span text:style-name="T54"> </text:span><text:span text:style-name="T50">file&gt;</text:span></text:p>
      <text:p text:style-name="P1"/>
      <text:p text:style-name="P9">Default configuration values</text:p>
      <text:p text:style-name="Standard"><text:span text:style-name="T3"><text:line-break/></text:span><text:span text:style-name="T3">To know the default values of configuration parameters use the </text:span><text:span text:style-name="T50">--defaults</text:span><text:span text:style-name="T3"> option:</text:span></text:p>
      <text:p text:style-name="P1"/>
      <text:p text:style-name="P115"><text:span text:style-name="T50">robinhood</text:span><text:span text:style-name="T54"> </text:span><text:span text:style-name="T50">--defaults</text:span></text:p>
      <text:p text:style-name="P119"><text:soft-page-break/></text:p>
      <text:h text:style-name="P266" text:outline-level="2"><text:bookmark-start text:name="__RefHeading__45_2004689950"/>General<text:span text:style-name="T28"> </text:span>parameters<text:bookmark-end text:name="__RefHeading__45_2004689950"/></text:h>
      <text:p text:style-name="P1"/>
      <text:p text:style-name="Standard"><text:span text:style-name="T3">General parameters are </text:span><text:span text:style-name="T3">set in a configuration block whose name is ‘</text:span><text:span text:style-name="T9">General</text:span><text:span text:style-name="T3">’.</text:span></text:p>
      <text:p text:style-name="P3"/>
      <text:p text:style-name="P1"><text:span text:style-name="T29">The</text:span><text:span text:style-name="T30"> </text:span>following parameters can be specified in this block:</text:p>
      <text:p text:style-name="P1"/>
      <text:list xml:id="list3634937314704975151" text:style-name="WW8Num44">
        <text:list-item>
          <text:p text:style-name="P220"><text:span text:style-name="T11">fs_path</text:span><text:span text:style-name="T7"> </text:span><text:span text:style-name="T3">(string</text:span><text:span text:style-name="T5">,</text:span><text:span text:style-name="T7"> </text:span><text:span text:style-name="T3">mandatory</text:span><text:span text:style-name="T5">):</text:span><text:span text:style-name="T7"> </text:span><text:span text:style-name="T3">the path of the file system to be managed.</text:span><text:span text:style-name="T7"> </text:span><text:span text:style-name="T3">This must be an absolute path.</text:span><text:span text:style-name="T7"> </text:span><text:span text:style-name="T3">This parameter can be overridden by “</text:span><text:span text:style-name="T72">--fs-path</text:span><text:span text:style-name="T7">”</text:span><text:span text:style-name="T3"> parameter on command line.</text:span><text:span text:style-name="T5"><text:line-break/>E.g.:</text:span><text:span text:style-name="T7"> </text:span><text:span text:style-name="T72">fs_path</text:span><text:span text:style-name="T53"> </text:span><text:span text:style-name="T49">=</text:span><text:span text:style-name="T53"> “</text:span><text:span text:style-name="T49">/tmp</text:span><text:span text:style-name="T72">_fs</text:span><text:span text:style-name="T53">”</text:span><text:span text:style-name="T72">;</text:span></text:p>
        </text:list-item>
      </text:list>
      <text:p text:style-name="P131"/>
      <text:list xml:id="list892913627" text:continue-numbering="true" text:style-name="WW8Num44">
        <text:list-item>
          <text:p text:style-name="P163"><text:span text:style-name="T11">fs_type</text:span><text:span text:style-name="T7"> </text:span><text:span text:style-name="T3">(string</text:span><text:span text:style-name="T5">,</text:span><text:span text:style-name="T7"> </text:span><text:span text:style-name="T3">mandatory</text:span><text:span text:style-name="T5">):</text:span><text:span text:style-name="T7"> </text:span><text:span text:style-name="T3">the type of the filesystem to be managed (as displayed by mount).</text:span><text:span text:style-name="T7"> </text:span><text:span text:style-name="T5">This</text:span><text:span text:style-name="T7"> </text:span><text:span text:style-name="T3">is mainly used </text:span><text:span text:style-name="T5">for</text:span><text:span text:style-name="T7"> </text:span><text:span text:style-name="T3">check</text:span><text:span text:style-name="T5">ing</text:span><text:span text:style-name="T7"> </text:span><text:span text:style-name="T3">if the filesystem is mounted.</text:span><text:span text:style-name="T7"> </text:span><text:span text:style-name="T3">This parameter </text:span><text:span text:style-name="T3">can be overridden by “</text:span><text:span text:style-name="T72">--fs-type</text:span><text:span text:style-name="T7">”</text:span><text:span text:style-name="T3"> parameter on command line.</text:span><text:span text:style-name="T5"><text:line-break/>E.g.:</text:span><text:span text:style-name="T7"> </text:span><text:span text:style-name="T72">fs_type</text:span><text:span text:style-name="T53"> </text:span><text:span text:style-name="T49">=</text:span><text:span text:style-name="T53"> “</text:span><text:span text:style-name="T49">lustre</text:span><text:span text:style-name="T53">”</text:span><text:span text:style-name="T72">;</text:span></text:p>
        </text:list-item>
      </text:list>
      <text:p text:style-name="P145"/>
      <text:list xml:id="list621231388" text:continue-numbering="true" text:style-name="WW8Num44">
        <text:list-item>
          <text:p text:style-name="P163"><text:span text:style-name="T9">fs_key</text:span><text:span text:style-name="T3">: this indicates the filesystem property used as </text:span><text:span text:style-name="T13">unique</text:span><text:span text:style-name="T3"> and </text:span><text:span text:style-name="T13">persistent </text:span><text:span text:style-name="T3">file system identifier. Possible values are: ‘fsname’, ‘devid’ or ‘fsid’ (‘fsid’ is NOT recommended as it may change at each </text:span><text:span text:style-name="T16">mount</text:span><text:span text:style-name="T3">).</text:span></text:p>
        </text:list-item>
      </text:list>
      <text:p text:style-name="P133"><text:span text:style-name="T9">E</text:span><text:span text:style-name="T3">.g.: </text:span><text:span text:style-name="T50">fs_key</text:span><text:span text:style-name="T54"> </text:span><text:span text:style-name="T50">=</text:span><text:span text:style-name="T54"> </text:span><text:span text:style-name="T50">fsname;</text:span><text:span text:style-name="T3"> </text:span></text:p>
      <text:p text:style-name="P132"/>
      <text:list xml:id="list1032944534" text:continue-numbering="true" text:style-name="WW8Num44">
        <text:list-item>
          <text:p text:style-name="P163"><text:span text:style-name="T11">stay_in_fs</text:span><text:span text:style-name="T12"> </text:span><text:span text:style-name="T5">(Boolean):</text:span><text:span text:style-name="T7"> </text:span><text:span text:style-name="T5">if</text:span><text:span text:style-name="T7"> </text:span><text:span text:style-name="T3">this parameter is TRUE, </text:span><text:span text:style-name="T5">robinhood</text:span><text:span text:style-name="T7"> </text:span><text:span text:style-name="T3">check</text:span><text:span text:style-name="T5">s</text:span><text:span text:style-name="T7"> </text:span><text:span text:style-name="T3">that the entries i</text:span><text:span text:style-name="T5">t</text:span><text:span text:style-name="T7"> </text:span><text:span text:style-name="T3">handles are in the same device as </text:span><text:span text:style-name="T18">fs_path</text:span><text:span text:style-name="T5">,</text:span><text:span text:style-name="T7"> </text:span><text:span text:style-name="T3">which prevents from traversing mount points.</text:span><text:span text:style-name="T5"><text:line-break/>E.g.:</text:span><text:span text:style-name="T7"> </text:span><text:span text:style-name="T72">stay_in_fs</text:span><text:span text:style-name="T53"> </text:span><text:span text:style-name="T49">=</text:span><text:span text:style-name="T53"> </text:span><text:span text:style-name="T49">TRUE</text:span><text:span text:style-name="T72">;</text:span></text:p>
        </text:list-item>
      </text:list>
      <text:p text:style-name="P132"/>
      <text:list xml:id="list1634968108" text:continue-numbering="true" text:style-name="WW8Num44">
        <text:list-item>
          <text:p text:style-name="P163"><text:span text:style-name="T11">check_mounted</text:span><text:span text:style-name="T12"> </text:span><text:span text:style-name="T5">(Boolean):</text:span><text:span text:style-name="T7"> </text:span><text:span text:style-name="T3">if this parameter is TRUE, robinhood checks that the filesystem </text:span><text:span text:style-name="T5">of</text:span><text:span text:style-name="T7"> </text:span><text:span text:style-name="T18">fs_path</text:span><text:span text:style-name="T7"> </text:span><text:span text:style-name="T5">is</text:span><text:span text:style-name="T7"> </text:span><text:span text:style-name="T3">mounted.</text:span><text:span text:style-name="T5"><text:line-break/>E.g.:</text:span><text:span text:style-name="T7"> </text:span><text:span text:style-name="T72">check_mounted</text:span><text:span text:style-name="T53"> </text:span><text:span text:style-name="T49">=</text:span><text:span text:style-name="T53"> </text:span><text:span text:style-name="T49">TRUE</text:span><text:span text:style-name="T72">;</text:span></text:p>
        </text:list-item>
      </text:list>
      <text:p text:style-name="P146"/>
      <text:list xml:id="list977087225" text:continue-numbering="true" text:style-name="WW8Num44">
        <text:list-item>
          <text:p text:style-name="P163"><text:span text:style-name="T11">lock_file</text:span><text:span text:style-name="T7"> </text:span><text:span text:style-name="T3">(string): robinhood suspends its activity when this file exists.<text:line-break/>E.g.: </text:span><text:span text:style-name="T72">lock_file</text:span><text:span text:style-name="T53"> </text:span><text:span text:style-name="T49">=</text:span><text:span text:style-name="T53"> “</text:span><text:span text:style-name="T49">/var/lock/robinhood.lock</text:span><text:span text:style-name="T53">”</text:span><text:span text:style-name="T49">;</text:span></text:p>
        </text:list-item>
      </text:list>
      <text:p text:style-name="P7"/>
      <text:h text:style-name="Heading_20_2" text:outline-level="2"><text:bookmark-start text:name="__RefHeading__47_2004689950"/><text:span text:style-name="T3">Log</text:span><text:span text:style-name="T4"> </text:span><text:span text:style-name="T3">and</text:span><text:span text:style-name="T4"> </text:span><text:span text:style-name="T3">alerts</text:span><text:span text:style-name="T4"> </text:span><text:span text:style-name="T3">parameters</text:span><text:bookmark-end text:name="__RefHeading__47_2004689950"/></text:h>
      <text:p text:style-name="P1"/>
      <text:p text:style-name="Standard"><text:span text:style-name="T5">The</text:span><text:span text:style-name="T7"> </text:span><text:span text:style-name="T3">parameters described in this section can be specified in the '</text:span><text:span text:style-name="T10">Log</text:span><text:span text:style-name="T3">' block. They control logging, reporting and alerts.</text:span></text:p>
      <text:p text:style-name="P3"/>
      <text:p text:style-name="P157"><text:tab/>Logging parameters</text:p>
      <text:list xml:id="list5614805011201435717" text:style-name="WW8Num2">
        <text:list-item>
          <text:p text:style-name="P221"><text:span text:style-name="T11">debug_level</text:span><text:span text:style-name="T12"> </text:span><text:span text:style-name="T5">(string):</text:span><text:span text:style-name="T7"> </text:span><text:span text:style-name="T5">verbosity</text:span><text:span text:style-name="T7"> </text:span><text:span text:style-name="T5">level</text:span><text:span text:style-name="T7"> </text:span><text:span text:style-name="T3">of logs</text:span><text:span text:style-name="T5">.</text:span><text:span text:style-name="T7"> </text:span><text:span text:style-name="T5">This</text:span><text:span text:style-name="T7"> </text:span><text:span text:style-name="T3">parameter can be overridden by</text:span><text:span text:style-name="T5"><text:line-break/></text:span><text:span text:style-name="T7">“</text:span><text:span text:style-name="T73">--</text:span><text:span text:style-name="T72">log-level</text:span><text:span text:style-name="T7">”</text:span><text:span text:style-name="T3"> parameter on command line.</text:span><text:span text:style-name="T5"><text:line-break/>Allowed</text:span><text:span text:style-name="T7"> </text:span><text:span text:style-name="T3">values are</text:span><text:span text:style-name="T5"> :</text:span></text:p>
        </text:list-item>
      </text:list>
      <text:list xml:id="list4582217693076222398" text:style-name="WW8Num21">
        <text:list-item>
          <text:list>
            <text:list-item>
              <text:p text:style-name="P222"><text:span text:style-name="T5">FULL:</text:span><text:span text:style-name="T7"> </text:span><text:span text:style-name="T3">highest level of verbosity. </text:span><text:span text:style-name="T5">Trace</text:span><text:span text:style-name="T7"> </text:span><text:span text:style-name="T3">everything.</text:span></text:p>
            </text:list-item>
            <text:list-item>
              <text:p text:style-name="P222"><text:span text:style-name="T5">DEBUG:</text:span><text:span text:style-name="T7"> </text:span><text:span text:style-name="T3">trace information for debugging</text:span><text:span text:style-name="T5">.</text:span></text:p>
            </text:list-item>
            <text:list-item>
              <text:p text:style-name="P195"><text:span text:style-name="T29">VERB:</text:span><text:span text:style-name="T30"> </text:span>high level of traces (but usable in production).</text:p>
            </text:list-item>
            <text:list-item>
              <text:p text:style-name="P222"><text:span text:style-name="T5">EVENT:</text:span><text:span text:style-name="T7"> </text:span><text:span text:style-name="T3">standard production log level</text:span><text:span text:style-name="T5">.</text:span></text:p>
            </text:list-item>
            <text:list-item>
              <text:p text:style-name="P195"><text:soft-page-break/><text:span text:style-name="T29">MAJOR:</text:span><text:span text:style-name="T30"> </text:span>only trace major events.</text:p>
            </text:list-item>
            <text:list-item>
              <text:p text:style-name="P195"><text:span text:style-name="T29">CRIT:</text:span><text:span text:style-name="T30"> </text:span>only trace critical events.</text:p>
            </text:list-item>
          </text:list>
        </text:list-item>
      </text:list>
      <text:p text:style-name="P95"><text:span text:style-name="T119">E.g.:</text:span><text:span text:style-name="T120"> </text:span><text:span text:style-name="T83">debug_level</text:span><text:span text:style-name="T87"> </text:span><text:span text:style-name="T85">=</text:span><text:span text:style-name="T87"> </text:span><text:span text:style-name="T85">VERB</text:span><text:span text:style-name="T83">;</text:span></text:p>
      <text:list xml:id="list8481327432797908927" text:style-name="WW8Num29">
        <text:list-item>
          <text:p text:style-name="P223"><text:span text:style-name="T9">log_file</text:span><text:span text:style-name="T3"> (string): file where logs are written.</text:span><text:span text:style-name="T7"> </text:span><text:span text:style-name="T5">This</text:span><text:span text:style-name="T7"> </text:span><text:span text:style-name="T3">parameter can be overridden by<text:line-break/>“</text:span><text:span text:style-name="T73">--</text:span><text:span text:style-name="T72">log-file</text:span><text:span text:style-name="T7">”</text:span><text:span text:style-name="T3"> parameter on command line.</text:span><text:span text:style-name="T5"><text:line-break/>E.g.:</text:span><text:span text:style-name="T7"> </text:span><text:span text:style-name="T73">log_file</text:span><text:span text:style-name="T54"> </text:span><text:span text:style-name="T50">=</text:span><text:span text:style-name="T54"> “</text:span><text:span text:style-name="T50">/var/logs/</text:span><text:span text:style-name="T73">robinhood/robinhood.log</text:span><text:span text:style-name="T54">”</text:span><text:span text:style-name="T73">;</text:span></text:p>
        </text:list-item>
        <text:list-item>
          <text:p text:style-name="P223"><text:span text:style-name="T9">report_file </text:span><text:span text:style-name="T3">(string): file where purge and rmdir operations are logged.<text:line-break/></text:span><text:span text:style-name="T5">E.g.:</text:span><text:span text:style-name="T7"> </text:span><text:span text:style-name="T73">report_file</text:span><text:span text:style-name="T54"> </text:span><text:span text:style-name="T50">=</text:span><text:span text:style-name="T54"> “</text:span><text:span text:style-name="T50">/var/logs/</text:span><text:span text:style-name="T73">robinhood/purge_report.log</text:span><text:span text:style-name="T54">”</text:span><text:span text:style-name="T73">;</text:span></text:p>
        </text:list-item>
      </text:list>
      <text:p text:style-name="P9"/>
      <text:p text:style-name="Standard"><text:span text:style-name="T15">Notes</text:span><text:span text:style-name="T15"> about </text:span><text:span text:style-name="T9">log_file</text:span><text:span text:style-name="T15"> and </text:span><text:span text:style-name="T9">report_file</text:span><text:span text:style-name="T15">:</text:span></text:p>
      <text:list xml:id="list5099150663444378186" text:style-name="WW8Num38">
        <text:list-item>
          <text:p text:style-name="P183">Make sure the log directory exists.</text:p>
        </text:list-item>
        <text:list-item>
          <text:p text:style-name="P183">robinhood is compliant with log rotation (if its log file is renamed, it will automatically open a new file).</text:p>
        </text:list-item>
        <text:list-item>
          <text:p text:style-name="P164"><text:span text:style-name="T3">The following special values can be used </text:span><text:span text:style-name="T3">as log files:</text:span></text:p>
          <text:list>
            <text:list-item>
              <text:p text:style-name="P164"><text:span text:style-name="T3">‘</text:span><text:span text:style-name="T10">stdout</text:span><text:span text:style-name="T3">’: log to standard output</text:span></text:p>
            </text:list-item>
            <text:list-item>
              <text:p text:style-name="P164"><text:span text:style-name="T3">‘</text:span><text:span text:style-name="T10">stderr</text:span><text:span text:style-name="T3">’: log to standard error</text:span></text:p>
            </text:list-item>
            <text:list-item>
              <text:p text:style-name="P164"><text:span text:style-name="T3">‘</text:span><text:span text:style-name="T10">syslog</text:span><text:span text:style-name="T3">’: log using syslog</text:span></text:p>
            </text:list-item>
          </text:list>
        </text:list-item>
        <text:list-item>
          <text:p text:style-name="P224"><text:span text:style-name="T3">For syslog, you can select the syslog facility </text:span><text:span text:style-name="T3">using the ‘</text:span><text:span text:style-name="T10">syslog_facility</text:span><text:span text:style-name="T3">’ parameter.<text:line-break/>E.g:<text:line-break/></text:span><text:span text:style-name="T50">log_file</text:span><text:span text:style-name="T54"> </text:span><text:span text:style-name="T50">=</text:span><text:span text:style-name="T54"> </text:span><text:span text:style-name="T50">syslog</text:span><text:span text:style-name="T54"> </text:span><text:span text:style-name="T50">;<text:line-break/>syslog_facility</text:span><text:span text:style-name="T54"> </text:span><text:span text:style-name="T50">=</text:span><text:span text:style-name="T54"> </text:span><text:span text:style-name="T50">local1.info</text:span><text:span text:style-name="T54"> </text:span><text:span text:style-name="T50">;</text:span></text:p>
        </text:list-item>
      </text:list>
      <text:list xml:id="list534585691" text:continue-list="list8481327432797908927" text:style-name="WW8Num29">
        <text:list-header>
          <text:p text:style-name="P196"/>
          <text:p text:style-name="P261">[new 2.5.1] Log header control</text:p>
          <text:p text:style-name="P261"><text:span text:style-name="T138">In the previous versions of robinhood, log lines always had the following format:<text:line-break/></text:span><text:span text:style-name="T153">&lt;date&gt; &lt;time&gt; &lt;process name&gt;@&lt;hostname&gt;[pid/thrd]: &lt;module&gt; | &lt;log msg&gt;</text:span></text:p>
          <text:p text:style-name="P262"><text:span text:style-name="T138">Now the default log header is shorter:<text:line-break/></text:span><text:span text:style-name="T154">&lt;date&gt; &lt;time&gt; [pid/thrd] &lt;module&gt; | &lt;log msg&gt;</text:span></text:p>
          <text:p text:style-name="P264">but you can still add additional info in the log using new configuration parameters:</text:p>
        </text:list-header>
        <text:list-item>
          <text:p text:style-name="P265">log_procname <text:span text:style-name="T138">(boolean): display the process name in the log header (default : 'no').</text:span></text:p>
        </text:list-item>
        <text:list-item>
          <text:p text:style-name="P197">log_hostname <text:span text:style-name="T138">(boolean): display the host name in the log header (default : 'no').</text:span></text:p>
        </text:list-item>
        <text:list-item>
          <text:p text:style-name="P197">log_module <text:span text:style-name="T138">(boolean): display the module name in the log header (default : 'yes').</text:span></text:p>
          <text:p text:style-name="P263"/>
        </text:list-item>
      </text:list>
      <text:p text:style-name="P156"><text:tab/>Alert parameters</text:p>
      <text:p text:style-name="Standard"><text:span text:style-name="T3">Two methods ca</text:span><text:span text:style-name="T3">n be used for raising alerts: sending a mail, writing to a file, or both.</text:span></text:p>
      <text:p text:style-name="P1">This is set by the following parameters:</text:p>
      <text:p text:style-name="P1"/>
      <text:list xml:id="list5123373343848801228" text:style-name="WW8Num35">
        <text:list-item>
          <text:p text:style-name="P225"><text:span text:style-name="T9">alert_file</text:span><text:span text:style-name="T3"> (string): if this parameter is set, alerts are written to the specified file.<text:line-break/>E.g.: </text:span><text:span text:style-name="T49">alert</text:span><text:span text:style-name="T73">_file</text:span><text:span text:style-name="T54"> </text:span><text:span text:style-name="T50">=</text:span><text:span text:style-name="T54"> “</text:span><text:span text:style-name="T50">/var/logs/</text:span><text:span text:style-name="T73">robinhood/alerts.log</text:span><text:span text:style-name="T54">”</text:span><text:span text:style-name="T73">;</text:span></text:p>
        </text:list-item>
        <text:list-item>
          <text:p text:style-name="P225"><text:span text:style-name="T9">alert_mail</text:span><text:span text:style-name="T3"> (string): if this parameter is set, mail alerts are sent to the specified recipient.<text:line-break/>E.g.: </text:span><text:span text:style-name="T49">alert</text:span><text:span text:style-name="T73">_mail</text:span><text:span text:style-name="T54"> </text:span><text:span text:style-name="T50">=</text:span><text:span text:style-name="T54"> “</text:span><text:span text:style-name="T73">admin@localdomain</text:span><text:span text:style-name="T54">”</text:span><text:span text:style-name="T73">;</text:span></text:p>
        </text:list-item>
      </text:list>
      <text:p text:style-name="P1"/>
      <text:p text:style-name="Standard"><text:span text:style-name="T3">A</text:span><text:span text:style-name="T15">lert parameters:</text:span></text:p>
      <text:list xml:id="list519292054" text:continue-numbering="true" text:style-name="WW8Num35">
        <text:list-item>
          <text:p text:style-name="P225"><text:span text:style-name="T9">alert_show_attrs</text:span><text:span text:style-name="T3"> (Boolean): If true, details entry attributes in alerts.</text:span></text:p>
        </text:list-item>
        <text:list-item>
          <text:p text:style-name="P225"><text:span text:style-name="T9">batch_alert_max</text:span><text:span text:style-name="T15"> (integer): this controls alert batching (sending 1 alert summary instead of 1 per entry):</text:span></text:p>
        </text:list-item>
      </text:list>
      <text:list xml:id="list4216387159527827691" text:style-name="WW8Num56">
        <text:list-item>
          <text:list>
            <text:list-item>
              <text:p text:style-name="P226"><text:span text:style-name="T15">If the value is 0, there is no limit in batching alerts</text:span><text:span text:style-name="T15">. 1 summary is send after each scan.</text:span></text:p>
            </text:list-item>
            <text:list-item>
              <text:p text:style-name="P226"><text:span text:style-name="T15">If the value is 1, </text:span><text:span text:style-name="T15">alerts are not batched.</text:span></text:p>
            </text:list-item>
            <text:list-item>
              <text:p text:style-name="P226"><text:soft-page-break/><text:span text:style-name="T15">If the value is </text:span><text:span text:style-name="T15">N &gt; 1, a summary is sent every N alerts.</text:span></text:p>
            </text:list-item>
          </text:list>
        </text:list-item>
      </text:list>
      <text:p text:style-name="P1"/>
      <text:h text:style-name="P266" text:outline-level="2"><text:bookmark-start text:name="__RefHeading__49_2004689950"/><text:bookmark-start text:name="_Ref235438027"/>File<text:span text:style-name="T28"> </text:span>classes<text:bookmark-end text:name="__RefHeading__49_2004689950"/><text:bookmark-end text:name="_Ref235438027"/></text:h>
      <text:p text:style-name="P1"/>
      <text:p text:style-name="Standard"><text:span text:style-name="T3">Y</text:span><text:span text:style-name="T3">ou may need to apply different purge policies depending on file properties. To do this, you can define file classes.</text:span></text:p>
      <text:p text:style-name="P32"><text:span text:style-name="T3">A f</text:span><text:span text:style-name="T3">ile class is defined by a ‘FileClass’ block. All file class definitions must be grouped in the ‘Filesets’ block of the configuration file.</text:span></text:p>
      <text:p text:style-name="Standard"><text:span text:style-name="T3">Each file class has a</text:span><text:span text:style-name="T3">n identifier (that you can use for addressing it in policies) and a definition (a condition for entries to be in this file class).<text:line-break/></text:span><text:span text:style-name="T3">FileClasses can be defined as the union or the intersection of other FileClasses, using ‘inter’ and ‘union’ keywords in fileclass definition.</text:span></text:p>
      <text:p text:style-name="P1"/>
      <text:p text:style-name="Standard"><text:span text:style-name="T3">File</text:span><text:span text:style-name="T3"> classes definition overview:</text:span></text:p>
      <text:p text:style-name="P1"/>
      <text:p text:style-name="P32"><text:span text:style-name="T89">File</text:span><text:span text:style-name="T89">sets</text:span><text:span text:style-name="T91"> </text:span><text:span text:style-name="T89">{</text:span></text:p>
      <text:p text:style-name="P32"><text:span text:style-name="T89"><text:tab/>FileClass</text:span><text:span text:style-name="T91"> <text:s/></text:span><text:span text:style-name="T89">my_class_1</text:span><text:span text:style-name="T91"> </text:span><text:span text:style-name="T89"><text:tab/>{</text:span></text:p>
      <text:p text:style-name="P32"><text:span text:style-name="T89"><text:tab/><text:tab/>Definition</text:span><text:span text:style-name="T91"> </text:span><text:span text:style-name="T89">{</text:span></text:p>
      <text:p text:style-name="P64"><text:tab/><text:tab/><text:tab/>tree<text:span text:style-name="T118"> </text:span>==<text:span text:style-name="T118"> “</text:span>/fs/dir_A<text:span text:style-name="T118">”</text:span></text:p>
      <text:p text:style-name="P64"><text:tab/><text:tab/><text:tab/>and</text:p>
      <text:p text:style-name="P64"><text:tab/><text:tab/><text:tab/>owner<text:span text:style-name="T118"> </text:span>==<text:span text:style-name="T118"> </text:span>root<text:span text:style-name="T118"> </text:span></text:p>
      <text:p text:style-name="P64"><text:tab/><text:tab/>}</text:p>
      <text:p text:style-name="P64"><text:tab/>}</text:p>
      <text:p text:style-name="P64"><text:tab/></text:p>
      <text:p text:style-name="P32"><text:span text:style-name="T89"><text:tab/>FileClass</text:span><text:span text:style-name="T91"> </text:span><text:span text:style-name="T89">my_class_2<text:tab/>{</text:span></text:p>
      <text:p text:style-name="P64"><text:tab/><text:tab/><text:span text:style-name="T118">…</text:span></text:p>
      <text:p text:style-name="P64"><text:tab/>}</text:p>
      <text:p text:style-name="P64"/>
      <text:p text:style-name="P32"><text:span text:style-name="T89"><text:tab/>FileClass</text:span><text:span text:style-name="T91"> </text:span><text:span text:style-name="T89">my_inter_class</text:span><text:span text:style-name="T91"> </text:span><text:span text:style-name="T89">{</text:span></text:p>
      <text:p text:style-name="P32"><text:span text:style-name="T89"><text:tab/><text:tab/>Definition</text:span><text:span text:style-name="T91"> </text:span><text:span text:style-name="T89">{</text:span><text:span text:style-name="T91"> </text:span><text:span text:style-name="T89">my_class_1</text:span><text:span text:style-name="T91"> </text:span><text:span text:style-name="T89">inter</text:span><text:span text:style-name="T91"> </text:span><text:span text:style-name="T89">my_class_3</text:span><text:span text:style-name="T91"> </text:span><text:span text:style-name="T89">}</text:span></text:p>
      <text:p text:style-name="P64"><text:tab/>}</text:p>
      <text:p text:style-name="P64"/>
      <text:p text:style-name="P64"><text:tab/><text:span text:style-name="T118">…</text:span></text:p>
      <text:p text:style-name="P64">}</text:p>
      <text:p text:style-name="P64"/>
      <text:p text:style-name="P1"/>
      <text:p text:style-name="Standard"><text:span text:style-name="T10">Important note:</text:span><text:span text:style-name="T3"> if you modify fileclass definitions or target fileclasses of policies, you need to reset fileclass information in Robinhood database.</text:span></text:p>
      <text:p text:style-name="Standard"><text:span text:style-name="T3">To do so, run</text:span><text:span text:style-name="T3"> the following command:</text:span></text:p>
      <text:p text:style-name="P52">rbh-config<text:span text:style-name="T118"> </text:span>reset_classes</text:p>
      <text:p text:style-name="P64"/>
      <text:p text:style-name="P64"/>
      <text:h text:style-name="Heading_20_2" text:outline-level="2"><text:bookmark-start text:name="__RefHeading__51_2004689950"/><text:span text:style-name="T3">P</text:span><text:span text:style-name="T3">urge</text:span><text:span text:style-name="T4"> </text:span><text:span text:style-name="T3">policies</text:span><text:bookmark-end text:name="__RefHeading__51_2004689950"/></text:h>
      <text:p text:style-name="P1"/>
      <text:p text:style-name="P32"><text:span text:style-name="T3">In general, </text:span><text:span text:style-name="T3">files are purged in the order of their last access time (LRU list). You can however specify conditions to allow/avoid entries to be purged, depending on their file class, and file properties.</text:span></text:p>
      <text:p text:style-name="P7"/>
      <text:p text:style-name="P32"><text:span text:style-name="T3">T</text:span><text:span text:style-name="T3">o define purge policies, you can specify:</text:span></text:p>
      <text:list xml:id="list3458684616461799249" text:style-name="WW8Num53">
        <text:list-item>
          <text:p text:style-name="P199">Sets of entries that must never be purged (ignored).</text:p>
        </text:list-item>
        <text:list-item>
          <text:p text:style-name="P227"><text:span text:style-name="T3">Purge polic</text:span><text:span text:style-name="T3">ies to be applied to file classes.</text:span></text:p>
        </text:list-item>
        <text:list-item>
          <text:p text:style-name="P227"><text:span text:style-name="T3">A default purge policy for </text:span><text:span text:style-name="T3">entries that don’t match any file class.</text:span></text:p>
        </text:list-item>
      </text:list>
      <text:p text:style-name="P1"/>
      <text:p text:style-name="P32"><text:span text:style-name="T3">In config</text:span><text:span text:style-name="T3">uration file, all those parameters are grouped in a ‘</text:span><text:span text:style-name="T9">Purge_Policies</text:span><text:span text:style-name="T3">’ block that consists in:</text:span></text:p>
      <text:list xml:id="list1803842192" text:continue-list="list4582217693076222398" text:style-name="WW8Num21">
        <text:list-item>
          <text:p text:style-name="P222"><text:soft-page-break/><text:span text:style-name="T3">‘</text:span><text:span text:style-name="T9">Ignore</text:span><text:span text:style-name="T3">’ sub-blocks: Boolean expressions to “white-list” filesystem entries depending on their properties.<text:line-break/>E.g.: </text:span><text:span text:style-name="T93">Ignore</text:span><text:span text:style-name="T92"> </text:span><text:span text:style-name="T90">{</text:span><text:span text:style-name="T92"> </text:span><text:span text:style-name="T90">size</text:span><text:span text:style-name="T92"> </text:span><text:span text:style-name="T90">==</text:span><text:span text:style-name="T92"> </text:span><text:span text:style-name="T90">0</text:span><text:span text:style-name="T92"> </text:span><text:span text:style-name="T93">or</text:span><text:span text:style-name="T92"> </text:span><text:span text:style-name="T93">type</text:span><text:span text:style-name="T92"> </text:span><text:span text:style-name="T90">==</text:span><text:span text:style-name="T92"> “</text:span><text:span text:style-name="T90">symlink</text:span><text:span text:style-name="T92">” </text:span><text:span text:style-name="T90">}</text:span><text:span text:style-name="T93"><text:line-break/></text:span></text:p>
        </text:list-item>
        <text:list-item>
          <text:p text:style-name="P222"><text:span text:style-name="T9">‘Ignore_fileclass</text:span><text:span text:style-name="T3">’: “white-list” all entries of a fileclass (see section </text:span><text:span text:style-name="T3"><text:bookmark-ref text:reference-format="chapter" text:ref-name="_Ref235438027">3.5</text:bookmark-ref></text:span><text:span text:style-name="T3"> about defining </text:span><text:span text:style-name="T3"><text:bookmark-ref text:reference-format="text" text:ref-name="_Ref235438027">File classes</text:bookmark-ref></text:span><text:span text:style-name="T3">).<text:line-break/>E.g.: </text:span><text:span text:style-name="T93">Ignore_FileClass</text:span><text:span text:style-name="T92"> </text:span><text:span text:style-name="T90">=</text:span><text:span text:style-name="T92"> </text:span><text:span text:style-name="T93">my_class_1;<text:line-break/></text:span></text:p>
        </text:list-item>
        <text:list-item>
          <text:p text:style-name="P222"><text:span text:style-name="T3">‘</text:span><text:span text:style-name="T9">Policy</text:span><text:span text:style-name="T3">’ sub-blocks: specify conditions for purging entries of file classes.<text:line-break/>A policy has a custom name, one or several target file classes, and a condition for </text:span><text:span text:style-name="T3">purging files.<text:line-break/>E.g:</text:span></text:p>
        </text:list-item>
      </text:list>
      <text:p text:style-name="P95"><text:span text:style-name="T93">Policy</text:span><text:span text:style-name="T92"> </text:span><text:span text:style-name="T90">purge_class</text:span><text:span text:style-name="T93">es_2and3<text:line-break/>{</text:span></text:p>
      <text:p text:style-name="P136"><text:span text:style-name="T93">t</text:span><text:span text:style-name="T93">arget_fileclass</text:span><text:span text:style-name="T92"> </text:span><text:span text:style-name="T90">=</text:span><text:span text:style-name="T92"> </text:span><text:span text:style-name="T93">class_2;</text:span></text:p>
      <text:p text:style-name="P137"><text:span text:style-name="T29">target_fileclass</text:span><text:span text:style-name="T118"> </text:span>=<text:span text:style-name="T118"> </text:span>class_3;</text:p>
      <text:p text:style-name="P137"/>
      <text:p text:style-name="P137">condition</text:p>
      <text:p text:style-name="P137">{</text:p>
      <text:p text:style-name="P137"><text:tab/>Last_access<text:span text:style-name="T118"> </text:span>&gt;<text:span text:style-name="T118"> </text:span>1h</text:p>
      <text:p text:style-name="P136"><text:span text:style-name="T90">}<text:line-break/>}</text:span><text:span text:style-name="T93"><text:line-break/></text:span></text:p>
      <text:list xml:id="list597423007" text:continue-numbering="true" text:style-name="WW8Num21">
        <text:list-item>
          <text:p text:style-name="P165"><text:span text:style-name="T3">A default policy that applies to </text:span><text:span text:style-name="T3">files that don’t match any previous file class or ‘ignore’ directive. It is a special ‘Policy’ block whose name is ‘default’ and with no target_fileclass.<text:line-break/>E.g:</text:span></text:p>
        </text:list-item>
      </text:list>
      <text:p text:style-name="P103"><text:span text:style-name="T29">Policy</text:span><text:span text:style-name="T118"> </text:span>default<text:line-break/>{</text:p>
      <text:p text:style-name="P137">condition</text:p>
      <text:p text:style-name="P137">{</text:p>
      <text:p text:style-name="P137"><text:tab/>last_access<text:span text:style-name="T118"> </text:span>&gt;<text:span text:style-name="T118"> </text:span>30min</text:p>
      <text:p text:style-name="P137">}<text:line-break/>}</text:p>
      <text:p text:style-name="P1"/>
      <text:p text:style-name="Standard"><text:span text:style-name="T3">As </text:span><text:span text:style-name="T3">a summary, the ‘purge_policies’ block will look like this:</text:span></text:p>
      <text:p text:style-name="P1"/>
      <text:p text:style-name="Standard"><text:span text:style-name="T90">p</text:span><text:span text:style-name="T90">urge_policies</text:span></text:p>
      <text:p text:style-name="Standard"><text:span text:style-name="T90">{<text:line-break/></text:span><text:span text:style-name="T92"> </text:span><text:span text:style-name="T90"><text:tab/>#</text:span><text:span text:style-name="T92"> </text:span><text:span text:style-name="T90">don</text:span><text:span text:style-name="T92">’</text:span><text:span text:style-name="T90">t</text:span><text:span text:style-name="T92"> </text:span><text:span text:style-name="T90">purge</text:span><text:span text:style-name="T92"> </text:span><text:span text:style-name="T90">symlinks</text:span><text:span text:style-name="T92"> </text:span><text:span text:style-name="T90">and</text:span><text:span text:style-name="T92"> </text:span><text:span text:style-name="T90">entries</text:span><text:span text:style-name="T92"> </text:span><text:span text:style-name="T90">owned</text:span><text:span text:style-name="T92"> </text:span><text:span text:style-name="T90">by</text:span><text:span text:style-name="T92"> </text:span><text:span text:style-name="T90">root</text:span></text:p>
      <text:p text:style-name="Standard"><text:span text:style-name="T90"><text:tab/>Ignore<text:tab/>{</text:span><text:span text:style-name="T92"> </text:span><text:span text:style-name="T90">owner</text:span><text:span text:style-name="T92"> </text:span><text:span text:style-name="T90">==</text:span><text:span text:style-name="T92"> “</text:span><text:span text:style-name="T90">root</text:span><text:span text:style-name="T92">” </text:span><text:span text:style-name="T90">or</text:span><text:span text:style-name="T92"> </text:span><text:span text:style-name="T90">type</text:span><text:span text:style-name="T92"> </text:span><text:span text:style-name="T90">==</text:span><text:span text:style-name="T92"> </text:span><text:span text:style-name="T90">symlink</text:span><text:span text:style-name="T92"> </text:span><text:span text:style-name="T90">}</text:span></text:p>
      <text:p text:style-name="P66"/>
      <text:p text:style-name="Standard"><text:span text:style-name="T90"><text:tab/>#</text:span><text:span text:style-name="T92"> </text:span><text:span text:style-name="T90">don</text:span><text:span text:style-name="T92">’</text:span><text:span text:style-name="T90">t</text:span><text:span text:style-name="T92"> </text:span><text:span text:style-name="T90">purge</text:span><text:span text:style-name="T92"> </text:span><text:span text:style-name="T90">files</text:span><text:span text:style-name="T92"> </text:span><text:span text:style-name="T90">of</text:span><text:span text:style-name="T92"> </text:span><text:span text:style-name="T90">classes</text:span><text:span text:style-name="T92"> ‘</text:span><text:span text:style-name="T90">class_xxx</text:span><text:span text:style-name="T92">’ </text:span><text:span text:style-name="T90">and</text:span><text:span text:style-name="T92"> ‘</text:span><text:span text:style-name="T90">class_yyy</text:span><text:span text:style-name="T92">’</text:span></text:p>
      <text:p text:style-name="Standard"><text:span text:style-name="T90"><text:tab/></text:span><text:span text:style-name="T90">Ignore_FileClass</text:span><text:span text:style-name="T92"> </text:span><text:span text:style-name="T90">=</text:span><text:span text:style-name="T92"> </text:span><text:span text:style-name="T90">class_xxx</text:span><text:span text:style-name="T92"> </text:span><text:span text:style-name="T90">;</text:span></text:p>
      <text:p text:style-name="P123">Ignore_FileClass<text:span text:style-name="T118"> </text:span>=<text:span text:style-name="T118"> </text:span>class_yyy<text:span text:style-name="T118"> </text:span>;</text:p>
      <text:p text:style-name="P66"/>
      <text:p text:style-name="P66"><text:tab/>#<text:span text:style-name="T118"> </text:span>purge<text:span text:style-name="T118"> </text:span>policy<text:span text:style-name="T118"> </text:span>for<text:span text:style-name="T118"> </text:span>files<text:span text:style-name="T118"> </text:span>of<text:span text:style-name="T118"> ‘</text:span>my_class1<text:span text:style-name="T118">’ </text:span>and<text:span text:style-name="T118"> ‘</text:span>my_class2<text:span text:style-name="T118">’</text:span></text:p>
      <text:p text:style-name="P115"><text:span text:style-name="T90">policy</text:span><text:span text:style-name="T92"> </text:span><text:span text:style-name="T90">my_purge_policy1</text:span></text:p>
      <text:p text:style-name="P123">{</text:p>
      <text:p text:style-name="P115"><text:span text:style-name="T90"><text:tab/>target_fileclass</text:span><text:span text:style-name="T92"> </text:span><text:span text:style-name="T90">=</text:span><text:span text:style-name="T92"> </text:span><text:span text:style-name="T90">my_class1;</text:span></text:p>
      <text:p text:style-name="P137">target_fileclass<text:span text:style-name="T118"> </text:span>=<text:span text:style-name="T118"> </text:span>my_class2;</text:p>
      <text:p text:style-name="P123"><text:tab/>condition<text:span text:style-name="T118"> </text:span>{<text:span text:style-name="T118"> </text:span>last_access<text:span text:style-name="T118"> </text:span>&gt;<text:span text:style-name="T118"> </text:span>1h<text:span text:style-name="T118"> </text:span>and<text:span text:style-name="T118"> </text:span>last_mod<text:span text:style-name="T118"> </text:span>&gt;<text:span text:style-name="T118"> </text:span>2h<text:span text:style-name="T118"> </text:span>}</text:p>
      <text:p text:style-name="P123">}</text:p>
      <text:p text:style-name="P66"><text:tab/><text:span text:style-name="T118">…</text:span></text:p>
      <text:p text:style-name="Standard"><text:span text:style-name="T90"><text:tab/>#</text:span><text:span text:style-name="T92"> </text:span><text:span text:style-name="T90">purge</text:span><text:span text:style-name="T92"> </text:span><text:span text:style-name="T90">policy</text:span><text:span text:style-name="T92"> </text:span><text:span text:style-name="T90">for</text:span><text:span text:style-name="T92"> </text:span><text:span text:style-name="T90">other</text:span><text:span text:style-name="T92"> </text:span><text:span text:style-name="T90">files</text:span></text:p>
      <text:p text:style-name="P123">policy<text:span text:style-name="T118"> </text:span>default</text:p>
      <text:p text:style-name="P123">{</text:p>
      <text:p text:style-name="P123"><text:tab/>condition<text:span text:style-name="T118"> </text:span>{<text:span text:style-name="T118"> </text:span>last_access<text:span text:style-name="T118"> </text:span>&gt;<text:span text:style-name="T118"> </text:span>10min<text:span text:style-name="T118"> </text:span>}</text:p>
      <text:p text:style-name="P103">}</text:p>
      <text:p text:style-name="P66"/>
      <text:p text:style-name="P66">}</text:p>
      <text:p text:style-name="P1"/>
      <text:p text:style-name="P1">Note: the target fileclasses are matched in the order they appear in the purge_policies block,</text:p>
      <text:p text:style-name="P1"><text:soft-page-break/>so make sure to specify the more restrictive classes first.<text:line-break/>Thus, in the following example, the second policy can’t never be matched, because A already matches all entries in A_inter_B: </text:p>
      <text:p text:style-name="P1"/>
      <text:p text:style-name="P66"><text:span text:style-name="T29">Filesets</text:span><text:span text:style-name="T118"> </text:span>{</text:p>
      <text:p text:style-name="P66"><text:tab/>Fileclass<text:span text:style-name="T118"> </text:span>A<text:span text:style-name="T118"> </text:span>{<text:tab/><text:span text:style-name="T118">… </text:span>}</text:p>
      <text:p text:style-name="P66"><text:tab/>Fileclass<text:span text:style-name="T118"> </text:span>B<text:span text:style-name="T118"> </text:span>{<text:tab/><text:span text:style-name="T118">… </text:span>}</text:p>
      <text:p text:style-name="P66"><text:tab/>Fileclass<text:span text:style-name="T118"> </text:span>A_inter_B<text:span text:style-name="T118"> </text:span>{<text:tab/>definition<text:span text:style-name="T118"> </text:span>{<text:span text:style-name="T118"> </text:span>A<text:span text:style-name="T118"> </text:span>inter<text:span text:style-name="T118"> </text:span>B<text:span text:style-name="T118"> </text:span>}<text:span text:style-name="T118"> </text:span>}</text:p>
      <text:p text:style-name="P66">}</text:p>
      <text:p text:style-name="P1"/>
      <text:p text:style-name="P70">purge_policies</text:p>
      <text:p text:style-name="P70">{</text:p>
      <text:p text:style-name="P115"><text:span text:style-name="T93">policy</text:span><text:span text:style-name="T92"> </text:span><text:span text:style-name="T90">purge_</text:span><text:span text:style-name="T93">1<text:line-break/><text:tab/>{</text:span></text:p>
      <text:p text:style-name="P137"><text:span text:style-name="T29">target_fileclass</text:span><text:span text:style-name="T118"> </text:span>=<text:span text:style-name="T118"> </text:span>A;<text:span text:style-name="T118"> </text:span>#<text:span text:style-name="T118"> </text:span>all<text:span text:style-name="T118"> </text:span>entries<text:span text:style-name="T118"> </text:span>of<text:span text:style-name="T118"> </text:span>fileclass<text:span text:style-name="T118"> </text:span>A</text:p>
      <text:p text:style-name="P138">…</text:p>
      <text:p text:style-name="P66"><text:tab/>}</text:p>
      <text:p text:style-name="P115"><text:span text:style-name="T93">p</text:span><text:span text:style-name="T93">olicy</text:span><text:span text:style-name="T92"> </text:span><text:span text:style-name="T90">purge_</text:span><text:span text:style-name="T93">2<text:line-break/><text:tab/>{</text:span></text:p>
      <text:p text:style-name="P137"><text:span text:style-name="T29">target_fileclass</text:span><text:span text:style-name="T118"> </text:span>=<text:span text:style-name="T118"> </text:span>A_inter_B;<text:span text:style-name="T118"> </text:span>#<text:span text:style-name="T118"> </text:span>never<text:span text:style-name="T118"> </text:span>matched!!!</text:p>
      <text:p text:style-name="P138">…</text:p>
      <text:p text:style-name="P66"><text:tab/>}</text:p>
      <text:p text:style-name="P66">}</text:p>
      <text:p text:style-name="P70"/>
      <text:h text:style-name="Heading_20_2" text:outline-level="2"><text:bookmark-start text:name="__RefHeading__53_2004689950"/><text:span text:style-name="T3">Purge</text:span><text:span text:style-name="T4"> </text:span><text:span text:style-name="T3">triggers</text:span><text:bookmark-end text:name="__RefHeading__53_2004689950"/></text:h>
      <text:p text:style-name="P1"/>
      <text:p text:style-name="P7">Triggers describe conditions for starting/stopping purges. They are defined by ‘purge_trigger’ blocks. Each trigger consists of:</text:p>
      <text:list xml:id="list5601356691621844684" text:style-name="WW8Num48">
        <text:list-item>
          <text:p text:style-name="P200">The type of condition (on global filesystem usage, on OST usage, on volume used by a user or a group…);</text:p>
        </text:list-item>
        <text:list-item>
          <text:p text:style-name="P200">A purge start condition ;</text:p>
        </text:list-item>
        <text:list-item>
          <text:p text:style-name="P200">A purge target condition ;</text:p>
        </text:list-item>
        <text:list-item>
          <text:p text:style-name="P200">An interval for checking start condition.</text:p>
        </text:list-item>
        <text:list-item>
          <text:p text:style-name="P200">Notification options </text:p>
        </text:list-item>
      </text:list>
      <text:p text:style-name="P1"/>
      <text:p text:style-name="P1">Several triggers can be specified.</text:p>
      <text:p text:style-name="P1"/>
      <text:p text:style-name="Standard"><text:span text:style-name="T9">Type of</text:span><text:span text:style-name="T9"> condition</text:span></text:p>
      <text:p text:style-name="P1"/>
      <text:p text:style-name="Standard"><text:span text:style-name="T3">The type of condition is specified by “</text:span><text:span text:style-name="T9">trigger_on</text:span><text:span text:style-name="T3">” parameter.<text:line-break/>Possible values are:</text:span></text:p>
      <text:list xml:id="list9212184215750653298" text:style-name="WW8Num58">
        <text:list-item>
          <text:p text:style-name="P166"><text:span text:style-name="T9">global_usage: </text:span><text:span text:style-name="T3">purge start/stop condition is based on the spaced used in the whole filesystem (based on </text:span><text:span text:style-name="T16">df </text:span><text:span text:style-name="T3">return). All entries in filesystem are considered for such a purge.</text:span></text:p>
        </text:list-item>
        <text:list-item>
          <text:p text:style-name="P166"><text:span text:style-name="T9">OST_usage</text:span><text:span text:style-name="T9">: </text:span><text:span text:style-name="T3">purge start/stop condition is based on the space used on each OST (based on </text:span><text:span text:style-name="T16">lfs df</text:span><text:span text:style-name="T3">). Only files stored in an OST are considered for such a purge.</text:span></text:p>
        </text:list-item>
        <text:list-item>
          <text:p text:style-name="P166"><text:span text:style-name="T9">user_usage[(user1, user2…)]: </text:span><text:span text:style-name="T3">purge start/stop condition is based on the space used by a user (kind of quota). Only files that are owned by a user over the limit are considered for such a purge. If it is used with no arguments, all users will be affected by this policy.</text:span></text:p>
        </text:list-item>
      </text:list>
      <text:p text:style-name="P96"><text:span text:style-name="T3">A</text:span><text:span text:style-name="T3"> list of users can also be specified for restricting the policy to a given set of users (coma-separated list of users between brackets). [Fully implemented since Robinhood 2.2].</text:span></text:p>
      <text:list xml:id="list422501357" text:continue-numbering="true" text:style-name="WW8Num58">
        <text:list-item>
          <text:p text:style-name="P166"><text:span text:style-name="T9">group_usage[(grp1, grp2…)]: </text:span><text:span text:style-name="T3">purge start/stop condition is based on the space used by a group (kind of quota). Only files that are owned by a group over the limit are </text:span><text:soft-page-break/><text:span text:style-name="T3">considered for purge. If it is used with no arguments, all groups will be affected by this policy.</text:span></text:p>
        </text:list-item>
      </text:list>
      <text:p text:style-name="P96"><text:span text:style-name="T3">A</text:span><text:span text:style-name="T3"> list of groups can also be specified for restricting the policy to a given set of groups (coma-separated list of groups between brackets). [Fully implemented since Robinhood 2.2].</text:span></text:p>
      <text:list xml:id="list696122482" text:continue-numbering="true" text:style-name="WW8Num58">
        <text:list-item>
          <text:p text:style-name="P166"><text:span text:style-name="T9">periodic</text:span><text:span text:style-name="T9">: </text:span><text:span text:style-name="T15">purge runs at scheduled interval, with no condition on filesystem usage.</text:span></text:p>
        </text:list-item>
      </text:list>
      <text:p text:style-name="P110"/>
      <text:p text:style-name="Standard"><text:span text:style-name="T9">Start c</text:span><text:span text:style-name="T9">ondition</text:span></text:p>
      <text:p text:style-name="P1"/>
      <text:p text:style-name="P1">This is mandatory for all types of conditions.</text:p>
      <text:p text:style-name="P1">A purge start condition can be specified by two ways: percentage or volume.</text:p>
      <text:list xml:id="list87439327990862284" text:style-name="WW8Num26">
        <text:list-item>
          <text:p text:style-name="P167"><text:span text:style-name="T9">h</text:span><text:span text:style-name="T9">igh_threshold_pct </text:span><text:span text:style-name="T3">(percentage):</text:span><text:span text:style-name="T9"> </text:span><text:span text:style-name="T3">specifies a percentage of space used over which a purge is launched.</text:span></text:p>
        </text:list-item>
        <text:list-item>
          <text:p text:style-name="P167"><text:span text:style-name="T9">h</text:span><text:span text:style-name="T9">igh_threshold_vol (</text:span><text:span text:style-name="T3">size):</text:span><text:span text:style-name="T9"> </text:span><text:span text:style-name="T3">specifies a volume of space used over which a purge is launched. The value for this parameter can be suffixed by KB, MB, GB, TB…</text:span></text:p>
        </text:list-item>
        <text:list-item>
          <text:p text:style-name="P167"><text:span text:style-name="T9">high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Standard"><text:span text:style-name="T3"><text:line-break/></text:span><text:span text:style-name="T3">No threshold is expected for ‘periodic’ triggers.</text:span></text:p>
      <text:p text:style-name="P1"/>
      <text:p text:style-name="Standard"><text:span text:style-name="T9">Stop c</text:span><text:span text:style-name="T9">ondition</text:span></text:p>
      <text:p text:style-name="P1"/>
      <text:p text:style-name="P1">This is mandatory for all types of conditions.</text:p>
      <text:p text:style-name="P1">A purge stop condition can also be specified by two ways: percentage or volume.</text:p>
      <text:list xml:id="list1955148290" text:continue-numbering="true" text:style-name="WW8Num26">
        <text:list-item>
          <text:p text:style-name="P167"><text:span text:style-name="T9">l</text:span><text:span text:style-name="T9">ow_threshold_pct: </text:span><text:span text:style-name="T3">specifies a percentage of space used under which a purge stops.</text:span></text:p>
        </text:list-item>
        <text:list-item>
          <text:p text:style-name="P167"><text:span text:style-name="T9">l</text:span><text:span text:style-name="T9">ow_threshold_vol: </text:span><text:span text:style-name="T3">specifies a volume of space used under which a purge stops. The value for this parameter can be suffixed by KB, MB, TB… (the value is interpreted as bytes if no suffix is specified).</text:span></text:p>
        </text:list-item>
        <text:list-item>
          <text:p text:style-name="P167"><text:span text:style-name="T9">low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P110"/>
      <text:p text:style-name="Standard"><text:span text:style-name="T3">No </text:span><text:span text:style-name="T15">threshold</text:span><text:span text:style-name="T3"> is expected for ‘periodic’ triggers.</text:span></text:p>
      <text:p text:style-name="P7"/>
      <text:p text:style-name="P32"><text:span text:style-name="T9">Runtime</text:span><text:span text:style-name="T9"> interval</text:span></text:p>
      <text:p text:style-name="P11"/>
      <text:p text:style-name="P32"><text:span text:style-name="T3">The time interval for checking a condition is set by parameter “</text:span><text:span text:style-name="T9">check_interval</text:span><text:span text:style-name="T3">”. The value for this parameter can be suffixed by ‘sec’, ‘min’, ‘hour’, ‘day’, ‘week’, ‘year’… (the value is interpreted as seconds if no suffix is specified).</text:span></text:p>
      <text:p text:style-name="P9"/>
      <text:p text:style-name="P32"><text:span text:style-name="T9">Raise alert when high </text:span><text:span text:style-name="T9">threshold is reached</text:span></text:p>
      <text:p text:style-name="P11"/>
      <text:p text:style-name="Standard"><text:span text:style-name="T15">Optionally, an alert can be raised each time the high </text:span><text:span text:style-name="T15">threshold is reached. This can be done by setting <text:s/>the “</text:span><text:span text:style-name="T9">alert_high</text:span><text:span text:style-name="T15">” parameter (Boolean) in the trigger:</text:span></text:p>
      <text:p text:style-name="P32"><text:span text:style-name="T15"><text:tab/></text:span><text:span text:style-name="T51">alert_high</text:span><text:span text:style-name="T55"> </text:span><text:span text:style-name="T51">=</text:span><text:span text:style-name="T55"> </text:span><text:span text:style-name="T51">TRUE;</text:span></text:p>
      <text:p text:style-name="P9"/>
      <text:p text:style-name="P32"><text:span text:style-name="T9">Don’t r</text:span><text:span text:style-name="T9">aise alert when low threshold cannot be reached</text:span></text:p>
      <text:p text:style-name="Standard"><text:span text:style-name="T3">By default, robinhood raises an alert if it can’t purge enough data to reach the low </text:span><text:span text:style-name="T3">threshold.</text:span></text:p>
      <text:p text:style-name="P1">You can disable these alerts by adding this in a trigger definition:</text:p>
      <text:p text:style-name="P115"><text:soft-page-break/><text:span text:style-name="T46">alert_l</text:span><text:span text:style-name="T46">ow</text:span><text:span text:style-name="T48"> </text:span><text:span text:style-name="T46">=</text:span><text:span text:style-name="T48"> </text:span><text:span text:style-name="T46">FALSE</text:span><text:span text:style-name="T48"> </text:span><text:span text:style-name="T46">;</text:span></text:p>
      <text:p text:style-name="P9"/>
      <text:p text:style-name="Standard"><text:span text:style-name="T9">Ex</text:span><text:span text:style-name="T9">amples</text:span></text:p>
      <text:p text:style-name="P1"/>
      <text:p text:style-name="P1">Check ‘df’ every 5 minutes, start a purge if space used &gt; 85% of filesystem and stop purging when space used reaches 84.5%:</text:p>
      <text:p text:style-name="P1"/>
      <text:p text:style-name="Standard"><text:span text:style-name="T89">Purge_</text:span><text:span text:style-name="T89">Trigger</text:span></text:p>
      <text:p text:style-name="P63">{</text:p>
      <text:p text:style-name="P115"><text:span text:style-name="T89">trigger_on</text:span><text:span text:style-name="T91"> </text:span><text:span text:style-name="T89">=</text:span><text:span text:style-name="T91"> </text:span><text:span text:style-name="T89">global_usage</text:span><text:span text:style-name="T91"> </text:span><text:span text:style-name="T89">;</text:span></text:p>
      <text:p text:style-name="P115"><text:span text:style-name="T89">high_threshold_pct</text:span><text:span text:style-name="T91"> </text:span><text:span text:style-name="T89">=</text:span><text:span text:style-name="T91"> </text:span><text:span text:style-name="T89">85%</text:span><text:span text:style-name="T91"> </text:span><text:span text:style-name="T89">;</text:span></text:p>
      <text:p text:style-name="P115"><text:span text:style-name="T89">low_threshold</text:span><text:span text:style-name="T89">_pct</text:span><text:span text:style-name="T91"> </text:span><text:span text:style-name="T89">=</text:span><text:span text:style-name="T91"> </text:span><text:span text:style-name="T89">84.5%</text:span><text:span text:style-name="T91"> </text:span><text:span text:style-name="T89">;</text:span></text:p>
      <text:p text:style-name="P115"><text:span text:style-name="T89">check_interval</text:span><text:span text:style-name="T91"> </text:span><text:span text:style-name="T89">=</text:span><text:span text:style-name="T91"> </text:span><text:span text:style-name="T89">5min</text:span><text:span text:style-name="T91"> </text:span><text:span text:style-name="T89">;</text:span></text:p>
      <text:p text:style-name="P63">}</text:p>
      <text:p text:style-name="P9"/>
      <text:p text:style-name="P1">Check OST usage every 5 minutes, start a purge of files on an OST if it space used is over 90% and stop purging when space used on the OST falls to 85%:</text:p>
      <text:p text:style-name="P9"/>
      <text:p text:style-name="Standard"><text:span text:style-name="T89">Purge_</text:span><text:span text:style-name="T89">Trigger</text:span></text:p>
      <text:p text:style-name="P63">{</text:p>
      <text:p text:style-name="P115"><text:span text:style-name="T89">trigger_on</text:span><text:span text:style-name="T91"> </text:span><text:span text:style-name="T89">=</text:span><text:span text:style-name="T91"> </text:span><text:span text:style-name="T89">OST_usage</text:span><text:span text:style-name="T91"> </text:span><text:span text:style-name="T89">;</text:span></text:p>
      <text:p text:style-name="P115"><text:span text:style-name="T89">high_threshold_pct</text:span><text:span text:style-name="T91"> </text:span><text:span text:style-name="T89">=</text:span><text:span text:style-name="T91"> </text:span><text:span text:style-name="T89">90%</text:span><text:span text:style-name="T91"> </text:span><text:span text:style-name="T89">;</text:span></text:p>
      <text:p text:style-name="P115"><text:span text:style-name="T89">low_threshold_pct</text:span><text:span text:style-name="T91"> </text:span><text:span text:style-name="T89">=</text:span><text:span text:style-name="T91"> </text:span><text:span text:style-name="T89">85%</text:span><text:span text:style-name="T91"> </text:span><text:span text:style-name="T89">;</text:span></text:p>
      <text:p text:style-name="P115"><text:span text:style-name="T89">check_interval</text:span><text:span text:style-name="T91"> </text:span><text:span text:style-name="T89">=</text:span><text:span text:style-name="T91"> </text:span><text:span text:style-name="T89">5min</text:span><text:span text:style-name="T91"> </text:span><text:span text:style-name="T89">;</text:span></text:p>
      <text:p text:style-name="P63">}</text:p>
      <text:p text:style-name="P1"/>
      <text:p text:style-name="P1">Daily check the space used by each user of a given list. If one of them uses more than 1TB, its files are purged until it uses less than 800GB. Also send an alert in this case.</text:p>
      <text:p text:style-name="P1"/>
      <text:p text:style-name="Standard"><text:span text:style-name="T89">Purge_</text:span><text:span text:style-name="T89">Trigger</text:span></text:p>
      <text:p text:style-name="P63">{</text:p>
      <text:p text:style-name="P115"><text:span text:style-name="T89">trigger_on</text:span><text:span text:style-name="T91"> </text:span><text:span text:style-name="T89">=</text:span><text:span text:style-name="T91"> </text:span><text:span text:style-name="T89">user_usage(foo,</text:span><text:span text:style-name="T91"> </text:span><text:span text:style-name="T89">charlie,</text:span><text:span text:style-name="T91"> </text:span><text:span text:style-name="T89">roger,</text:span><text:span text:style-name="T91"> </text:span><text:span text:style-name="T89">project*)</text:span><text:span text:style-name="T91"> </text:span><text:span text:style-name="T89">;</text:span></text:p>
      <text:p text:style-name="P115"><text:span text:style-name="T89">high_threshold_vol</text:span><text:span text:style-name="T91"> </text:span><text:span text:style-name="T89">=</text:span><text:span text:style-name="T91"> </text:span><text:span text:style-name="T89">1TB</text:span><text:span text:style-name="T91"> </text:span><text:span text:style-name="T89">;</text:span></text:p>
      <text:p text:style-name="P115"><text:span text:style-name="T89">low_threshold_vol</text:span><text:span text:style-name="T91"> <text:s/></text:span><text:span text:style-name="T89">=</text:span><text:span text:style-name="T91"> </text:span><text:span text:style-name="T89">800GB</text:span><text:span text:style-name="T91"> </text:span><text:span text:style-name="T89">;</text:span></text:p>
      <text:p text:style-name="P115"><text:span text:style-name="T89">check_interval</text:span><text:span text:style-name="T91"> </text:span><text:span text:style-name="T89">=</text:span><text:span text:style-name="T91"> </text:span><text:span text:style-name="T89">1day</text:span><text:span text:style-name="T91"> </text:span><text:span text:style-name="T89">;<text:line-break/><text:tab/>alert_high</text:span><text:span text:style-name="T91"> </text:span><text:span text:style-name="T89">=</text:span><text:span text:style-name="T91"> </text:span><text:span text:style-name="T89">TRUE</text:span><text:span text:style-name="T91"> </text:span><text:span text:style-name="T89">;</text:span></text:p>
      <text:p text:style-name="P63">}</text:p>
      <text:p text:style-name="P63"/>
      <text:p text:style-name="P1">Check that user inode usage is less than 100k entries (and send a notification in this case):</text:p>
      <text:p text:style-name="Standard"><text:span text:style-name="T89">Purge_</text:span><text:span text:style-name="T89">Trigger</text:span></text:p>
      <text:p text:style-name="P63">{</text:p>
      <text:p text:style-name="P115"><text:span text:style-name="T89">trigger_on</text:span><text:span text:style-name="T91"> </text:span><text:span text:style-name="T89">=</text:span><text:span text:style-name="T91"> </text:span><text:span text:style-name="T89">user_usage</text:span><text:span text:style-name="T91"> </text:span><text:span text:style-name="T89">;</text:span></text:p>
      <text:p text:style-name="P115"><text:span text:style-name="T89">high_threshold_cnt</text:span><text:span text:style-name="T91"> </text:span><text:span text:style-name="T89">=</text:span><text:span text:style-name="T91"> </text:span><text:span text:style-name="T89">100k</text:span><text:span text:style-name="T91"> </text:span><text:span text:style-name="T89">;</text:span></text:p>
      <text:p text:style-name="P115"><text:span text:style-name="T89">low_threshold_cnt</text:span><text:span text:style-name="T91"> <text:s/></text:span><text:span text:style-name="T89">=</text:span><text:span text:style-name="T91"> </text:span><text:span text:style-name="T89">100k</text:span><text:span text:style-name="T91"> </text:span><text:span text:style-name="T89">;</text:span></text:p>
      <text:p text:style-name="P115"><text:span text:style-name="T89">check_interval</text:span><text:span text:style-name="T91"> </text:span><text:span text:style-name="T89">=</text:span><text:span text:style-name="T91"> </text:span><text:span text:style-name="T89">1day</text:span><text:span text:style-name="T91"> </text:span><text:span text:style-name="T89">;<text:line-break/><text:tab/>alert_high</text:span><text:span text:style-name="T91"> </text:span><text:span text:style-name="T89">=</text:span><text:span text:style-name="T91"> </text:span><text:span text:style-name="T89">TRUE</text:span><text:span text:style-name="T91"> </text:span><text:span text:style-name="T89">;</text:span></text:p>
      <text:p text:style-name="P63">}</text:p>
      <text:p text:style-name="P1"/>
      <text:p text:style-name="Standard"><text:span text:style-name="T3">Apply purge policies</text:span><text:span text:style-name="T3"> twice a day (whatever the filesystem usage):</text:span></text:p>
      <text:p text:style-name="P1"/>
      <text:p text:style-name="Standard"><text:span text:style-name="T89">Purge_</text:span><text:span text:style-name="T89">Trigger</text:span></text:p>
      <text:p text:style-name="P63">{</text:p>
      <text:p text:style-name="P140"><text:span text:style-name="T89">trigger_on</text:span><text:span text:style-name="T91"> </text:span><text:span text:style-name="T89">=</text:span><text:span text:style-name="T91"> </text:span><text:span text:style-name="T89">periodic;</text:span></text:p>
      <text:p text:style-name="P141">check_interval<text:span text:style-name="T118"> </text:span>=<text:span text:style-name="T118"> </text:span>12h;</text:p>
      <text:p text:style-name="P63">}</text:p>
      <text:p text:style-name="P1"/>
      <text:p text:style-name="Standard"><text:span text:style-name="T10">Note: c</text:span><text:span text:style-name="T10">heck triggers conditions without purging</text:span></text:p>
      <text:p text:style-name="Standard"><text:span text:style-name="T3">I</text:span><text:span text:style-name="T3">f robinhood is started with the ‘</text:span><text:span text:style-name="T50">--check-thresholds</text:span><text:span text:style-name="T3">’ option instead of ‘</text:span><text:span text:style-name="T50">--purge</text:span><text:span text:style-name="T3">’, it will only check for trigger conditions and eventually send notifications, without purging data. </text:span></text:p>
      <text:p text:style-name="P1"/>
      <text:h text:style-name="P266" text:outline-level="2"><text:bookmark-start text:name="__RefHeading__55_2004689950"/>Purge<text:span text:style-name="T28"> </text:span>parameters<text:bookmark-end text:name="__RefHeading__55_2004689950"/></text:h>
      <text:p text:style-name="P1"/>
      <text:p text:style-name="Standard"><text:soft-page-break/><text:span text:style-name="T3">Purge parameters are specified in a ‘</text:span><text:span text:style-name="T3">purge_parameters’ block.</text:span></text:p>
      <text:p text:style-name="P1">The following options can be set:</text:p>
      <text:p text:style-name="P1"/>
      <text:list xml:id="list8068617373086316371" text:style-name="WW8Num25">
        <text:list-item>
          <text:p text:style-name="P228"><text:span text:style-name="T9">nb_threads_purge</text:span><text:span text:style-name="T3"> (integer): this determines the number of purge operations that can be performed in parallel.<text:line-break/>E.g.: <text:s/></text:span><text:span text:style-name="T49">nb_threads_purge</text:span><text:span text:style-name="T53"> </text:span><text:span text:style-name="T49">=</text:span><text:span text:style-name="T53"> </text:span><text:span text:style-name="T49">8</text:span><text:span text:style-name="T53"> </text:span><text:span text:style-name="T49">;</text:span></text:p>
        </text:list-item>
        <text:list-item>
          <text:p text:style-name="P229"><text:span text:style-name="T9">post_purge_df_latency</text:span><text:span text:style-name="T3"> (duration):</text:span><text:span text:style-name="T41"> </text:span><text:span text:style-name="T3">immediately after purging data, </text:span><text:span text:style-name="T16">df </text:span><text:span text:style-name="T3">and </text:span><text:span text:style-name="T16">ost df</text:span><text:span text:style-name="T3"> may return a wrong value, especially if freeing disk space is asynchronous. So, it is necessary to wait for a while before issuing a new </text:span><text:span text:style-name="T16">df </text:span><text:span text:style-name="T3">or </text:span><text:span text:style-name="T16">ost df</text:span><text:span text:style-name="T3"> command after a purge. This duration is set by this parameter.<text:line-break/>E.g.:</text:span><text:span text:style-name="T54"> <text:s/></text:span><text:span text:style-name="T50">post_purge_df_latency</text:span><text:span text:style-name="T54"> </text:span><text:span text:style-name="T50">=</text:span><text:span text:style-name="T54"> </text:span><text:span text:style-name="T50">1min</text:span><text:span text:style-name="T54"> </text:span><text:span text:style-name="T50">;</text:span></text:p>
        </text:list-item>
        <text:list-item>
          <text:p text:style-name="P229"><text:span text:style-name="T9">purge_queue_size </text:span><text:span text:style-name="T3">(integer): this advanced parameter is for leveraging purge thread load.</text:span></text:p>
        </text:list-item>
        <text:list-item>
          <text:p text:style-name="P168"><text:span text:style-name="T9">db_result_size_max </text:span><text:span text:style-name="T3">(integer): this impacts memory usage of MySQL server and Robinhood daemon. The higher it is, the more memory they will use, but less DB requests will be needed.</text:span></text:p>
        </text:list-item>
        <text:list-item>
          <text:p text:style-name="P168"><text:span text:style-name="T9">recheck_ignored_classes </text:span><text:span text:style-name="T3">(Boolean): this results in checking previously ignored entries when applying purge policies (default behavior). Disable it to speed-up policy application.</text:span></text:p>
        </text:list-item>
      </text:list>
      <text:p text:style-name="P55"/>
      <text:h text:style-name="P266" text:outline-level="2"><text:bookmark-start text:name="__RefHeading__57_2004689950"/>Specifying<text:span text:style-name="T28"> ‘</text:span>rmdir<text:span text:style-name="T28">’ </text:span>policy<text:bookmark-end text:name="__RefHeading__57_2004689950"/></text:h>
      <text:p text:style-name="P7"/>
      <text:p text:style-name="Standard"><text:span text:style-name="T3">Directory removal </text:span><text:span text:style-name="T3">is driven by the ‘rmdir_policy’ section in the configuration file:<text:line-break/></text:span></text:p>
      <text:list xml:id="list3548930288756476101" text:style-name="WW8Num16">
        <text:list-item>
          <text:p text:style-name="P169"><text:span text:style-name="T9">age_rm_empty_dirs</text:span><text:span text:style-name="T3"> (duration): indicates the time after which an empty directory is removed. If set to 0, empty directory removal is disabled.</text:span></text:p>
        </text:list-item>
        <text:list-item>
          <text:p text:style-name="P169"><text:span text:style-name="T3">You can specify one or several ‘</text:span><text:span text:style-name="T10">ignore</text:span><text:span text:style-name="T3">’ condition for directories you never want to be removed.</text:span></text:p>
        </text:list-item>
        <text:list-item>
          <text:p text:style-name="P169"><text:span text:style-name="T10">‘</text:span><text:span text:style-name="T10">recursive_rmdir’</text:span><text:span text:style-name="T3"> sub-blocks indicates that the matching directories must be removed recursively. /!\In this case, the whole directories content is removed without checking policies on their content (whitelist rules…).</text:span></text:p>
        </text:list-item>
      </text:list>
      <text:p text:style-name="P7"/>
      <text:p text:style-name="P7">Example:</text:p>
      <text:p text:style-name="P107"/>
      <text:p text:style-name="Standard"><text:span text:style-name="T49">r</text:span><text:span text:style-name="T49">mdir_policy</text:span></text:p>
      <text:p text:style-name="P51">{</text:p>
      <text:p text:style-name="P51"><text:tab/>#<text:span text:style-name="T118"> </text:span>remove<text:span text:style-name="T118"> </text:span>empty<text:span text:style-name="T118"> </text:span>directories<text:span text:style-name="T118"> </text:span>after<text:span text:style-name="T118"> </text:span>15<text:span text:style-name="T118"> </text:span>days</text:p>
      <text:p text:style-name="P51"><text:tab/>age_rm_empty_dirs<text:span text:style-name="T118"> </text:span>=<text:span text:style-name="T118"> </text:span>15d;</text:p>
      <text:p text:style-name="P51"/>
      <text:p text:style-name="P51"><text:tab/>#<text:span text:style-name="T118"> </text:span>recursively<text:span text:style-name="T118"> </text:span>remove<text:span text:style-name="T118"> “</text:span>.trash<text:span text:style-name="T118">” </text:span>directories<text:span text:style-name="T118"> </text:span>after<text:span text:style-name="T118"> </text:span>15<text:span text:style-name="T118"> </text:span>days</text:p>
      <text:p text:style-name="P51"><text:tab/>recursive_rmdir</text:p>
      <text:p text:style-name="P51"><text:tab/>{</text:p>
      <text:p text:style-name="P51"><text:tab/><text:tab/>name<text:span text:style-name="T118"> </text:span>==<text:span text:style-name="T118"> “</text:span>.trash<text:span text:style-name="T118">” </text:span>and<text:span text:style-name="T118"> </text:span>last_mod<text:span text:style-name="T118"> </text:span>&gt;<text:span text:style-name="T118"> </text:span>15d</text:p>
      <text:p text:style-name="P51"><text:tab/>}</text:p>
      <text:p text:style-name="P51"/>
      <text:p text:style-name="P51"><text:tab/>#<text:span text:style-name="T118"> </text:span>whitelist<text:span text:style-name="T118"> </text:span>directories<text:span text:style-name="T118"> </text:span>matching<text:span text:style-name="T118"> </text:span>the<text:span text:style-name="T118"> </text:span>following<text:span text:style-name="T118"> </text:span>condition</text:p>
      <text:p text:style-name="P51"><text:tab/>ignore</text:p>
      <text:p text:style-name="P51"><text:tab/>{</text:p>
      <text:p text:style-name="P51"><text:tab/><text:tab/>depth<text:span text:style-name="T118"> </text:span>&lt;<text:span text:style-name="T118"> </text:span>2</text:p>
      <text:p text:style-name="P51"><text:tab/><text:tab/>or</text:p>
      <text:p text:style-name="P51"><text:tab/><text:tab/>owner<text:span text:style-name="T118"> </text:span>==<text:span text:style-name="T118"> ‘</text:span>foo<text:span text:style-name="T118">’</text:span></text:p>
      <text:p text:style-name="P51"><text:tab/><text:tab/>or</text:p>
      <text:p text:style-name="Standard"><text:soft-page-break/><text:span text:style-name="T49"><text:tab/><text:tab/></text:span><text:span text:style-name="T43">tree</text:span><text:span text:style-name="T77"> </text:span><text:span text:style-name="T43">==</text:span><text:span text:style-name="T77"> </text:span><text:span text:style-name="T43">/fs/subdir/A</text:span></text:p>
      <text:p text:style-name="P45"><text:tab/>}</text:p>
      <text:p text:style-name="P45">}</text:p>
      <text:p text:style-name="P7"/>
      <text:h text:style-name="Heading_20_2" text:outline-level="2"><text:bookmark-start text:name="__RefHeading__59_2004689950"/><text:span text:style-name="T4">‘</text:span><text:span text:style-name="T3">Rmdir</text:span><text:span text:style-name="T4">’ </text:span><text:span text:style-name="T3">parameters</text:span><text:bookmark-end text:name="__RefHeading__59_2004689950"/></text:h>
      <text:p text:style-name="P1"/>
      <text:p text:style-name="Standard"><text:span text:style-name="T3">D</text:span><text:span text:style-name="T3">irectory removal parameters are specified in the ‘rmdir_parameters’ block.</text:span></text:p>
      <text:p text:style-name="P1"/>
      <text:p text:style-name="P1">The following options can be set:</text:p>
      <text:p text:style-name="P1"/>
      <text:list xml:id="list278094662" text:continue-list="list8068617373086316371" text:style-name="WW8Num25">
        <text:list-item>
          <text:p text:style-name="P228"><text:span text:style-name="T9">runtime_interval </text:span><text:span text:style-name="T3">(duration): interval for performing empty directory removal.</text:span></text:p>
        </text:list-item>
        <text:list-item>
          <text:p text:style-name="P228"><text:span text:style-name="T9">nb_threads_rmdir</text:span><text:span text:style-name="T3"> (integer): this determines the number of ‘rmdir’ operations that can be performed in parallel.<text:line-break/>E.g.: <text:s/></text:span><text:span text:style-name="T49">nb_threads_rmdir</text:span><text:span text:style-name="T53"> </text:span><text:span text:style-name="T49">=</text:span><text:span text:style-name="T53"> </text:span><text:span text:style-name="T49">4;</text:span></text:p>
        </text:list-item>
        <text:list-item>
          <text:p text:style-name="P228"><text:span text:style-name="T9">rmdir</text:span><text:span text:style-name="T9">_op_timeout</text:span><text:span text:style-name="T3"> (duration): this specifies the timeout for ‘rmdir’ operations. If a thread is stuck in a filesystem operation during this time, it is cancelled.<text:line-break/>E.g.: <text:s/></text:span><text:span text:style-name="T49">rmdir_op_timeout</text:span><text:span text:style-name="T53"> </text:span><text:span text:style-name="T49">=</text:span><text:span text:style-name="T53"> </text:span><text:span text:style-name="T49">15min;</text:span></text:p>
        </text:list-item>
        <text:list-item>
          <text:p text:style-name="P229"><text:span text:style-name="T9">rmdir</text:span><text:span text:style-name="T9">_queue_size </text:span><text:span text:style-name="T3">(integer): this advanced parameter is for leveraging rmdir thread load.</text:span></text:p>
        </text:list-item>
      </text:list>
      <text:p text:style-name="P1"/>
      <text:h text:style-name="P267" text:outline-level="2"><text:bookmark-start text:name="__RefHeading__61_2004689950"/>Periodic<text:span text:style-name="T28"> </text:span>fileclass<text:span text:style-name="T28"> </text:span>matching<text:bookmark-end text:name="__RefHeading__61_2004689950"/></text:h>
      <text:p text:style-name="Standard"/>
      <text:p text:style-name="Standard"><text:span text:style-name="T15">By default, Robinhood matches fileclasses for an entry each time it updates it</text:span><text:span text:style-name="T15">s attributes. Alternatively you </text:span><text:span text:style-name="T3">can match fileclasses only if it has not been updated for a given time.</text:span></text:p>
      <text:p text:style-name="P1"/>
      <text:p text:style-name="P32"><text:span text:style-name="T3">The fileclass matching interval is set using the ‘</text:span><text:span text:style-name="T50">fileclass_update</text:span><text:span text:style-name="T3">’ parameter in the new ‘</text:span><text:span text:style-name="T50">db_update_policy</text:span><text:span text:style-name="T3">’ section:</text:span></text:p>
      <text:p text:style-name="P1"/>
      <text:p text:style-name="P52">db_update_policy</text:p>
      <text:p text:style-name="P52">{</text:p>
      <text:p text:style-name="P52"><text:tab/>fileclass_update<text:span text:style-name="T118"> </text:span>=<text:span text:style-name="T118"> </text:span>periodic(<text:span text:style-name="T118"> </text:span>1h<text:span text:style-name="T118"> </text:span>);</text:p>
      <text:p text:style-name="P52">}</text:p>
      <text:p text:style-name="P52"/>
      <text:p text:style-name="P1">Possible values are:</text:p>
      <text:list xml:id="list3876788324985860646" text:style-name="WW8Num59">
        <text:list-item>
          <text:p text:style-name="P230"><text:span text:style-name="T50">never</text:span><text:span text:style-name="T3">: match file class once, and never again</text:span></text:p>
        </text:list-item>
        <text:list-item>
          <text:p text:style-name="P230"><text:span text:style-name="T50">always:</text:span><text:span text:style-name="T3"> always re-match file class when applying policies (this is the old behavior)</text:span></text:p>
        </text:list-item>
        <text:list-item>
          <text:p text:style-name="P230"><text:span text:style-name="T50">periodic(</text:span><text:span text:style-name="T69">&lt;period&gt;</text:span><text:span text:style-name="T50">)</text:span><text:span text:style-name="T3">: periodically re-match fileclasses</text:span></text:p>
        </text:list-item>
      </text:list>
      <text:h text:style-name="P268" text:outline-level="2"><text:bookmark-start text:name="__RefHeading__63_2004689950"/>Periodic<text:span text:style-name="T28"> </text:span>information<text:span text:style-name="T28"> </text:span>update<text:span text:style-name="T28"> </text:span>when<text:span text:style-name="T28"> </text:span>handling<text:span text:style-name="T28"> </text:span>Lustre<text:span text:style-name="T28"> </text:span>changelogs<text:bookmark-end text:name="__RefHeading__63_2004689950"/></text:h>
      <text:p text:style-name="P1"/>
      <text:p text:style-name="P1">This is similar to fileclass periodic matching, but it is for updating file metadata and path in the database when processing Lustre changelogs.</text:p>
      <text:p text:style-name="P1">Indeed, if robinhood receives a lot of events for a given entry, it can be very loud to update entry information when processing each event.</text:p>
      <text:p text:style-name="Standard"><text:span text:style-name="T3">You can specifies the way entry path and entry metadata is updated in the database using ‘md_update’ and ‘path_update’ parameters in the new ‘</text:span><text:span text:style-name="T50">db_update_policy</text:span><text:span text:style-name="T3">’ section:</text:span></text:p>
      <text:p text:style-name="P1"/>
      <text:p text:style-name="P52">db_update_policy</text:p>
      <text:p text:style-name="P52">{</text:p>
      <text:p text:style-name="P52"><text:soft-page-break/><text:tab/>md_update<text:span text:style-name="T118"> </text:span>=<text:span text:style-name="T118"> </text:span>on_event_periodic(1sec,1min);</text:p>
      <text:p text:style-name="P52"><text:tab/>path_update<text:span text:style-name="T118"> </text:span>=<text:span text:style-name="T118"> </text:span>on_event;</text:p>
      <text:p text:style-name="P52">}</text:p>
      <text:p text:style-name="P1"/>
      <text:p text:style-name="P1">Possible values for those parameters are:</text:p>
      <text:list xml:id="list1419387372" text:continue-numbering="true" text:style-name="WW8Num59">
        <text:list-item>
          <text:p text:style-name="P230"><text:span text:style-name="T50">never</text:span><text:span text:style-name="T3">: retrieve it once, then never update the information</text:span></text:p>
        </text:list-item>
        <text:list-item>
          <text:p text:style-name="P230"><text:span text:style-name="T50">always:</text:span><text:span text:style-name="T3"> always update the information when receiving an event for the entry</text:span></text:p>
        </text:list-item>
        <text:list-item>
          <text:p text:style-name="P230"><text:span text:style-name="T50">periodic(</text:span><text:span text:style-name="T69">&lt;period&gt;</text:span><text:span text:style-name="T50">)</text:span><text:span text:style-name="T3">: update the information only if it was not updated for a while</text:span></text:p>
        </text:list-item>
        <text:list-item>
          <text:p text:style-name="P230"><text:span text:style-name="T50">on_event:</text:span><text:span text:style-name="T3"> update the information every time the event is related to it (eg. update entry path when the event is a ‘rename’ on the entry).</text:span></text:p>
        </text:list-item>
        <text:list-item>
          <text:p text:style-name="P230"><text:span text:style-name="T50">on_event_periodic(&lt;interval_min&gt;,&lt;interval_max&gt;):</text:span><text:span text:style-name="T3"> this is the smarter one</text:span></text:p>
        </text:list-item>
      </text:list>
      <text:p text:style-name="P1"/>
      <text:h text:style-name="Heading_20_2" text:outline-level="2"><text:bookmark-start text:name="__RefHeading__65_2004689950"/><text:bookmark-start text:name="_Ref301872647"/><text:bookmark-start text:name="__RefNumPara__15549_306650062"/><text:span text:style-name="T3">Database</text:span><text:span text:style-name="T4"> </text:span><text:span text:style-name="T3">parameters</text:span><text:bookmark-end text:name="__RefHeading__65_2004689950"/><text:bookmark-end text:name="_Ref301872647"/><text:bookmark-end text:name="__RefNumPara__15549_306650062"/></text:h>
      <text:p text:style-name="P1"/>
      <text:p text:style-name="Standard"><text:span text:style-name="T3">T</text:span><text:span text:style-name="T3">he ‘ListManager’ block is the configuration for accessing the database.</text:span></text:p>
      <text:p text:style-name="P1"/>
      <text:p text:style-name="P1">ListManager parameters:</text:p>
      <text:p text:style-name="P1"/>
      <text:list xml:id="list7349352553964492733" text:style-name="WW8Num40">
        <text:list-item>
          <text:p text:style-name="P231"><text:span text:style-name="T9">commit_behavior</text:span><text:span text:style-name="T3">: this is the method for committing information to database.<text:line-break/>The following values are allowed:</text:span></text:p>
        </text:list-item>
      </text:list>
      <text:list xml:id="list7070509146111950422" text:style-name="WW8Num57">
        <text:list-item>
          <text:list>
            <text:list-item>
              <text:p text:style-name="P170"><text:span text:style-name="T9">t</text:span><text:span text:style-name="T9">ransaction</text:span><text:span text:style-name="T3">: group operations in transactions (best consistency, recommended).</text:span></text:p>
            </text:list-item>
            <text:list-item>
              <text:p text:style-name="P232"><text:span text:style-name="T9">autocommit: </text:span><text:span text:style-name="T3">more efficient with some DB engines, but database inconsistencies may appear.</text:span></text:p>
            </text:list-item>
            <text:list-item>
              <text:p text:style-name="P170"><text:span text:style-name="T9">periodic(&lt;n</text:span><text:span text:style-name="T9">br_transactions&gt;)</text:span><text:span text:style-name="T3">: operations are packed in large transactions before they are committed. ‘Commit’ is done evry </text:span><text:span text:style-name="T16">n</text:span><text:span text:style-name="T3"> transactions. This method is more efficient for in-file databases like SQLite. This causes no database inconsistency, but more operations are lost in case of a crash.</text:span></text:p>
            </text:list-item>
          </text:list>
        </text:list-item>
      </text:list>
      <text:p text:style-name="P139"><text:span text:style-name="T3">E.g:</text:span><text:span text:style-name="T3"> <text:s/></text:span><text:span text:style-name="T49">commit_behavior</text:span><text:span text:style-name="T53"> </text:span><text:span text:style-name="T49">=</text:span><text:span text:style-name="T53"> </text:span><text:span text:style-name="T49">periodic(1000);</text:span></text:p>
      <text:p text:style-name="P11"/>
      <text:list xml:id="list1032965980" text:continue-list="list7349352553964492733" text:style-name="WW8Num40">
        <text:list-item>
          <text:p text:style-name="P231"><text:span text:style-name="T9">connect_retry_interval_min</text:span><text:span text:style-name="T3">, </text:span><text:span text:style-name="T9">connect_retry_interval_max</text:span><text:span text:style-name="T3"> (durations): ‘connect_retry_interval_min’ is the time (in seconds) to wait before re-establishing a lost connection to database. If reconnection fails, this time is doubled at each retry, until ‘connect_retry_interval_max’.<text:line-break/>E.g: <text:s/></text:span><text:span text:style-name="T49">connect_retry_interval_min</text:span><text:span text:style-name="T53"> </text:span><text:span text:style-name="T49">=</text:span><text:span text:style-name="T53"> </text:span><text:span text:style-name="T49">1;<text:line-break/></text:span><text:span text:style-name="T53"> <text:s text:c="3"/></text:span><text:span text:style-name="T49">connect_retry_interval_max</text:span><text:span text:style-name="T53"> </text:span><text:span text:style-name="T49">=</text:span><text:span text:style-name="T53"> </text:span><text:span text:style-name="T49">30;</text:span></text:p>
        </text:list-item>
      </text:list>
      <text:p text:style-name="P16"/>
      <text:p text:style-name="P38"><text:span text:style-name="T3">Accounting parameters</text:span><text:span text:style-name="T3"> (in ListManager):</text:span></text:p>
      <text:list xml:id="list4727611749592119080" text:style-name="WW8Num43">
        <text:list-item>
          <text:p text:style-name="P233"><text:span text:style-name="T10">user_acct, group_acct </text:span><text:span text:style-name="T3">(Booleans): these parameters enable or disable optimized reports for user and group statistics.<text:line-break/>By default these parameters are enabled. If you disable them (or one of them), report generation will be slower, but it will make database operation faster during filesystem scans. For instance, if you only need reports by user, disable </text:span><text:span text:style-name="T17">group_acct </text:span><text:span text:style-name="T3">to optimize scan speed.<text:line-break/>E.g: <text:s/></text:span><text:span text:style-name="T122">user_acct</text:span><text:span text:style-name="T124"> </text:span><text:span text:style-name="T122">=</text:span><text:span text:style-name="T124"> </text:span><text:span text:style-name="T122">on</text:span><text:span text:style-name="T124"> </text:span><text:span text:style-name="T122">;<text:line-break/></text:span><text:span text:style-name="T124"> <text:s text:c="3"/></text:span><text:span text:style-name="T122">group_acct</text:span><text:span text:style-name="T124"> </text:span><text:span text:style-name="T122">=</text:span><text:span text:style-name="T124"> </text:span><text:span text:style-name="T122">off</text:span><text:span text:style-name="T124"> </text:span><text:span text:style-name="T122">;<text:line-break/></text:span><text:span text:style-name="T3">See section </text:span><text:span text:style-name="T3"><text:bookmark-ref text:reference-format="chapter" text:ref-name="_Ref301872881">10.3</text:bookmark-ref></text:span><text:span text:style-name="T3"> for more details.</text:span></text:p>
        </text:list-item>
      </text:list>
      <text:p text:style-name="P106"/>
      <text:p text:style-name="P33"><text:span text:style-name="T3">MySQL specific configuration</text:span><text:span text:style-name="T3"> is set in a ‘</text:span><text:span text:style-name="T9">MySQL</text:span><text:span text:style-name="T3">’ sub-block, with the following parameters:</text:span></text:p>
      <text:p text:style-name="P8"><text:soft-page-break/></text:p>
      <text:list xml:id="list3066862237330674464" text:style-name="WW8Num14">
        <text:list-item>
          <text:p text:style-name="P234"><text:span text:style-name="T9">server</text:span><text:span text:style-name="T3">: machine where MySQL server is running. Both server name and IP address can be specified.<text:line-break/>E.g.: </text:span><text:span text:style-name="T49">server</text:span><text:span text:style-name="T53"> </text:span><text:span text:style-name="T49">=</text:span><text:span text:style-name="T53"> <text:s/>“</text:span><text:span text:style-name="T49">mydbhost.localnetwork.net</text:span><text:span text:style-name="T53">”</text:span><text:span text:style-name="T49">;</text:span></text:p>
        </text:list-item>
        <text:list-item>
          <text:p text:style-name="P234"><text:span text:style-name="T9">db</text:span><text:span text:style-name="T3"> (string, mandatory): name of the database.<text:line-break/>E.g.: </text:span><text:span text:style-name="T49">db</text:span><text:span text:style-name="T53"> </text:span><text:span text:style-name="T49">=</text:span><text:span text:style-name="T53"> “</text:span><text:span text:style-name="T49">robinhood_db</text:span><text:span text:style-name="T53">”</text:span><text:span text:style-name="T49">;</text:span></text:p>
        </text:list-item>
        <text:list-item>
          <text:p text:style-name="P234"><text:span text:style-name="T9">user</text:span><text:span text:style-name="T3"> (string): name of the database user.<text:line-break/>E.g.: </text:span><text:span text:style-name="T49">user</text:span><text:span text:style-name="T53"> </text:span><text:span text:style-name="T49">=</text:span><text:span text:style-name="T53"> “</text:span><text:span text:style-name="T49">robinhood</text:span><text:span text:style-name="T53">”</text:span><text:span text:style-name="T49">;</text:span></text:p>
        </text:list-item>
        <text:list-item>
          <text:p text:style-name="P234"><text:span text:style-name="T9">password</text:span><text:span text:style-name="T3"> or </text:span><text:span text:style-name="T9">password_file </text:span><text:span text:style-name="T3">(string, mandatory): there are two methods for specifying the password for connecting to the database, depending of the security level you want. You can directly write it in the configuration file, by setting the ‘</text:span><text:span text:style-name="T9">password</text:span><text:span text:style-name="T3">’ </text:span><text:span text:style-name="T3">parameter. You can also write the password in a distinct file (with more restrictive rights) and give the path to this file by setting ‘</text:span><text:span text:style-name="T9">password_file</text:span><text:span text:style-name="T3">’ parameter. This makes it possible to have different access rights for config file and password file.<text:line-break/>E.g.: </text:span><text:span text:style-name="T49">password_file</text:span><text:span text:style-name="T53"> </text:span><text:span text:style-name="T49">=</text:span><text:span text:style-name="T53"> “</text:span><text:span text:style-name="T49">/etc/robinhood/.dbpass</text:span><text:span text:style-name="T53">”</text:span><text:span text:style-name="T49">;</text:span></text:p>
        </text:list-item>
        <text:list-item>
          <text:p text:style-name="P234"><text:span text:style-name="T9">innodb </text:span><text:span text:style-name="T15">(Boolean): b</text:span><text:span text:style-name="T3">y default, Robinhood creates a database using InnoDB MySQL engine. Usually, InnoDB results in better performances, depending on your usage of robinhood.<text:line-break/>If you want to use MyISAM instead, disable this parameter:<text:line-break/></text:span><text:span text:style-name="T50">innodb</text:span><text:span text:style-name="T54"> </text:span><text:span text:style-name="T50">=</text:span><text:span text:style-name="T54"> </text:span><text:span text:style-name="T50">disabled</text:span><text:span text:style-name="T54"> </text:span><text:span text:style-name="T50">;</text:span><text:span text:style-name="T3"><text:line-break/>Note: if Robinhood already created its database tables, you need to drop them (run </text:span><text:span text:style-name="T50">rbh-config</text:span><text:span text:style-name="T54"> </text:span><text:span text:style-name="T50">empty_db</text:span><text:span text:style-name="T3">) and restart Robinhood to create the tables with the new DB engine.</text:span></text:p>
        </text:list-item>
      </text:list>
      <text:p text:style-name="P1"/>
      <text:p text:style-name="P1"/>
      <text:h text:style-name="P266" text:outline-level="2"><text:bookmark-start text:name="__RefHeading__67_2004689950"/>Filesystem<text:span text:style-name="T28"> </text:span>scan<text:span text:style-name="T28"> </text:span>parameters<text:bookmark-end text:name="__RefHeading__67_2004689950"/></text:h>
      <text:p text:style-name="P1"/>
      <text:p text:style-name="Standard"><text:span text:style-name="T3">Parameters for scann</text:span><text:span text:style-name="T3">ing the filesystem are set in the ‘</text:span><text:span text:style-name="T9">FS_Scan</text:span><text:span text:style-name="T3">’ block.</text:span></text:p>
      <text:p text:style-name="Standard"><text:span text:style-name="T3">It </text:span><text:span text:style-name="T3">can contain the following parameters:</text:span></text:p>
      <text:p text:style-name="P1"/>
      <text:list xml:id="list7451916239164344995" text:style-name="WW8Num24">
        <text:list-item>
          <text:p text:style-name="P171"><text:span text:style-name="T35">scan_interval</text:span><text:span text:style-name="T37"> </text:span><text:span text:style-name="T38">(duration):</text:span><text:span text:style-name="T39"> </text:span><text:span text:style-name="T34">specifies </text:span><text:span text:style-name="T38">a</text:span><text:span text:style-name="T39"> </text:span><text:span text:style-name="T34">fix</text:span><text:span text:style-name="T39"> </text:span><text:span text:style-name="T38">frequency</text:span><text:span text:style-name="T39"> </text:span><text:span text:style-name="T34">for scanning the filesystem</text:span><text:span text:style-name="T39"> </text:span><text:span text:style-name="T38">(daemon</text:span><text:span text:style-name="T39"> </text:span><text:span text:style-name="T34">mode</text:span><text:span text:style-name="T38">).</text:span></text:p>
        </text:list-item>
      </text:list>
      <text:p text:style-name="P114">or</text:p>
      <text:list xml:id="list2053157825" text:continue-numbering="true" text:style-name="WW8Num24">
        <text:list-item>
          <text:p text:style-name="P171"><text:span text:style-name="T9">min_scan_interval</text:span><text:span text:style-name="T3">, </text:span><text:span text:style-name="T9">max_scan_interval</text:span><text:span text:style-name="T3"> (durations): it is possible to adapt the scan frequency depending on the current filesystem usage. </text:span><text:span text:style-name="T5">Indeed,</text:span><text:span text:style-name="T7"> </text:span><text:span text:style-name="T3">it is not necessary to scan </text:span><text:span text:style-name="T5">the</text:span><text:span text:style-name="T7"> </text:span><text:span text:style-name="T5">filesystem</text:span><text:span text:style-name="T7"> </text:span><text:span text:style-name="T3">frequently when it is empty (because no purge </text:span><text:span text:style-name="T5">is</text:span><text:span text:style-name="T7"> </text:span><text:span text:style-name="T5">needed).</text:span><text:span text:style-name="T7"> </text:span><text:span text:style-name="T5">When</text:span><text:span text:style-name="T7"> </text:span><text:span text:style-name="T3">the filesystem is </text:span><text:span text:style-name="T5">full,</text:span><text:span text:style-name="T7"> </text:span><text:span text:style-name="T5">robinhood</text:span><text:span text:style-name="T7"> </text:span><text:span text:style-name="T5">will</text:span><text:span text:style-name="T7"> </text:span><text:span text:style-name="T5">need</text:span><text:span text:style-name="T7"> </text:span><text:span text:style-name="T3">a fresh list for purging</text:span><text:span text:style-name="T7"> </text:span><text:span text:style-name="T5">files,</text:span><text:span text:style-name="T7"> </text:span><text:span text:style-name="T3">so </text:span><text:span text:style-name="T5">it</text:span><text:span text:style-name="T7"> </text:span><text:span text:style-name="T3">is better</text:span><text:span text:style-name="T7"> </text:span><text:span text:style-name="T5">to</text:span><text:span text:style-name="T7"> </text:span><text:span text:style-name="T3">scan</text:span><text:span text:style-name="T7"> </text:span><text:span text:style-name="T3">more frequently</text:span><text:span text:style-name="T5">.</text:span><text:span text:style-name="T7"> </text:span><text:span text:style-name="T3">For </text:span><text:span text:style-name="T5">this,</text:span><text:span text:style-name="T7"> </text:span><text:span text:style-name="T3">s</text:span><text:span text:style-name="T38">pecify</text:span><text:span text:style-name="T39"> </text:span><text:span text:style-name="T38">the</text:span><text:span text:style-name="T39"> </text:span><text:span text:style-name="T34">interval</text:span><text:span text:style-name="T39"> </text:span><text:span text:style-name="T34">between scans using:</text:span></text:p>
        </text:list-item>
      </text:list>
      <text:list xml:id="list7091173908772818465" text:style-name="WW8Num28">
        <text:list-item>
          <text:list>
            <text:list-item>
              <text:p text:style-name="P235"><text:span text:style-name="T11">min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full;</text:span></text:p>
            </text:list-item>
            <text:list-item>
              <text:p text:style-name="P235"><text:span text:style-name="T11">max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empty</text:span></text:p>
            </text:list-item>
          </text:list>
        </text:list-item>
      </text:list>
      <text:p text:style-name="P142"><text:span text:style-name="T3">T</text:span><text:span text:style-name="T3">he interval between scans is computed according to this formula:</text:span></text:p>
      <text:p text:style-name="P38"><text:span text:style-name="T48"><text:s text:c="4"/></text:span><text:span text:style-name="T48"><text:s text:c="2"/></text:span><text:span text:style-name="T44">min</text:span><text:span text:style-name="T78"> </text:span><text:span text:style-name="T44">+</text:span><text:span text:style-name="T78"> </text:span><text:span text:style-name="T44">(100%</text:span><text:span text:style-name="T78"> </text:span><text:span text:style-name="T44">-</text:span><text:span text:style-name="T78"> </text:span><text:span text:style-name="T44">current</text:span><text:span text:style-name="T78"> </text:span><text:span text:style-name="T44">usage)*(max-min)</text:span></text:p>
      <text:p text:style-name="P32"><text:tab/><text:span text:style-name="T34">Note : those parameters are not compatible with simple </text:span><text:span text:style-name="T36">scan_interval</text:span><text:span text:style-name="T34">.</text:span></text:p>
      <text:p text:style-name="P48"/>
      <text:list xml:id="list3814179767613009414" text:style-name="WW8Num47">
        <text:list-item>
          <text:p text:style-name="P172"><text:span text:style-name="T9">nb_threads_scan</text:span><text:span text:style-name="T3"> (integer): number of threads used for scanning the filesystem in parallel.</text:span></text:p>
        </text:list-item>
        <text:list-item>
          <text:p text:style-name="P236"><text:span text:style-name="T9">scan_retry_delay</text:span><text:span text:style-name="T3"> (duration): if a scan fails, this is the delay before starting another.</text:span></text:p>
        </text:list-item>
        <text:list-item>
          <text:p text:style-name="P236"><text:soft-page-break/><text:span text:style-name="T9">scan_</text:span><text:span text:style-name="T9">op_timeout</text:span><text:span text:style-name="T3"> (duration): this specifies the timeout for readdir/getattr operations. If filesystem operations are blocked more than this time, there are cancelled.<text:line-break/>It is recommended to enable ‘exit_on_timeout’ option in that case.</text:span></text:p>
        </text:list-item>
        <text:list-item>
          <text:p text:style-name="P236"><text:span text:style-name="T9">exit_on_timeout</text:span><text:span text:style-name="T9"> </text:span><text:span text:style-name="T15">(Boolean)</text:span><text:span text:style-name="T9">: </text:span><text:span text:style-name="T15">robinhood exits if filesystem operations are blocked for a long time (specified by</text:span><text:span text:style-name="T9"> ‘</text:span><text:span text:style-name="T15">scan_op_timeout’</text:span><text:span text:style-name="T9">).</text:span></text:p>
        </text:list-item>
        <text:list-item>
          <text:p text:style-name="P236"><text:span text:style-name="T9">spooler_check_interval</text:span><text:span text:style-name="T3"> (duration): interval for testing FS scans, deadlines and hangs.</text:span></text:p>
        </text:list-item>
        <text:list-item>
          <text:p text:style-name="P236"><text:span text:style-name="T9">nb_prealloc_tasks</text:span><text:span text:style-name="T3"> (integer): number of pre-allocated task structures (advanced parameter).</text:span></text:p>
        </text:list-item>
        <text:list-item>
          <text:p text:style-name="P236"><text:span text:style-name="T9">completion_command</text:span><text:span text:style-name="T3"> (string): external completion command to be called when robinhood terminate a filesystem scan. The full path for the command must be specified. Command arguments can contain special values:</text:span></text:p>
          <text:list>
            <text:list-item>
              <text:p text:style-name="P236"><text:span text:style-name="T9">{cfg} </text:span><text:span text:style-name="T3">for the config file</text:span></text:p>
            </text:list-item>
            <text:list-item>
              <text:p text:style-name="P236"><text:span text:style-name="T9">{</text:span><text:span text:style-name="T9">fspath}</text:span><text:span text:style-name="T3"> for the path of the filesystem managed by robinhood</text:span></text:p>
            </text:list-item>
          </text:list>
        </text:list-item>
      </text:list>
      <text:p text:style-name="P95"><text:span text:style-name="T3">Eg.</text:span><text:span text:style-name="T3">: </text:span><text:span text:style-name="T50">completion_command</text:span><text:span text:style-name="T54"> </text:span><text:span text:style-name="T50">=</text:span><text:span text:style-name="T54"> “</text:span><text:span text:style-name="T50">/path/to/script.sh</text:span><text:span text:style-name="T54"> –</text:span><text:span text:style-name="T50">f</text:span><text:span text:style-name="T54"> </text:span><text:span text:style-name="T50">{cfg}</text:span><text:span text:style-name="T54"> –</text:span><text:span text:style-name="T50">p</text:span><text:span text:style-name="T54"> </text:span><text:span text:style-name="T50">{fspath}</text:span><text:span text:style-name="T54">”</text:span><text:span text:style-name="T50">;</text:span></text:p>
      <text:p text:style-name="P9"/>
      <text:list xml:id="list916166937" text:continue-numbering="true" text:style-name="WW8Num47">
        <text:list-item>
          <text:p text:style-name="P236"><text:span text:style-name="T9">Ignore </text:span><text:span text:style-name="T3">block (Boolean expression): robinhood will skip entries and directories that match the given expression. Several ignore blocks can be defined in FS_Scan.</text:span></text:p>
        </text:list-item>
      </text:list>
      <text:p text:style-name="P145"/>
      <text:p text:style-name="Paragraphe_20_de_20_liste"><text:span text:style-name="T3">Example</text:span><text:span text:style-name="T3">s:</text:span></text:p>
      <text:p text:style-name="P32"><text:span text:style-name="T47"><text:s text:c="2"/></text:span><text:span text:style-name="T45"><text:tab/></text:span><text:span text:style-name="T47"> <text:s/></text:span><text:span text:style-name="T45">Ignore</text:span><text:span text:style-name="T47"> </text:span><text:span text:style-name="T45">{</text:span></text:p>
      <text:p text:style-name="P32"><text:span text:style-name="T47"><text:s text:c="6"/></text:span><text:span text:style-name="T45"><text:tab/></text:span><text:span text:style-name="T47"> <text:s/></text:span><text:span text:style-name="T45">#</text:span><text:span text:style-name="T47"> </text:span><text:span text:style-name="T45">ignore</text:span><text:span text:style-name="T47"> </text:span><text:span text:style-name="T45">".snapshot"</text:span><text:span text:style-name="T47"> </text:span><text:span text:style-name="T45">directories</text:span><text:span text:style-name="T47"> </text:span><text:span text:style-name="T45">(don't</text:span><text:span text:style-name="T47"> </text:span><text:span text:style-name="T45">scan</text:span><text:span text:style-name="T47"> </text:span><text:span text:style-name="T45">them)</text:span></text:p>
      <text:p text:style-name="P117"><text:span text:style-name="T118"><text:s text:c="8"/></text:span>type<text:span text:style-name="T118"> </text:span>==<text:span text:style-name="T118"> </text:span>directory</text:p>
      <text:p text:style-name="P32"><text:span text:style-name="T47"><text:s text:c="6"/></text:span><text:span text:style-name="T45"><text:tab/></text:span><text:span text:style-name="T47"> <text:s/></text:span><text:span text:style-name="T45">and</text:span></text:p>
      <text:p text:style-name="P126"><text:span text:style-name="T47"><text:s text:c="8"/></text:span><text:span text:style-name="T45">name</text:span><text:span text:style-name="T47"> </text:span><text:span text:style-name="T45">==</text:span><text:span text:style-name="T47"> </text:span><text:span text:style-name="T45">".snapshot"</text:span></text:p>
      <text:p text:style-name="P126"><text:span text:style-name="T47"><text:s text:c="2"/></text:span><text:span text:style-name="T45">}<text:line-break/></text:span></text:p>
      <text:p text:style-name="P32"><text:span text:style-name="T47"><text:s text:c="2"/></text:span><text:span text:style-name="T45"><text:tab/></text:span><text:span text:style-name="T47"> <text:s/></text:span><text:span text:style-name="T45">Ignore</text:span><text:span text:style-name="T47"> </text:span><text:span text:style-name="T45">{</text:span></text:p>
      <text:p text:style-name="P32"><text:span text:style-name="T47"><text:s text:c="6"/></text:span><text:span text:style-name="T45"><text:tab/></text:span><text:span text:style-name="T47"> <text:s/></text:span><text:span text:style-name="T45">#</text:span><text:span text:style-name="T47"> </text:span><text:span text:style-name="T45">ignore</text:span><text:span text:style-name="T47"> </text:span><text:span text:style-name="T45">a</text:span><text:span text:style-name="T47"> </text:span><text:span text:style-name="T45">whole</text:span><text:span text:style-name="T47"> </text:span><text:span text:style-name="T45">part</text:span><text:span text:style-name="T47"> </text:span><text:span text:style-name="T45">of</text:span><text:span text:style-name="T47"> </text:span><text:span text:style-name="T45">the</text:span><text:span text:style-name="T47"> </text:span><text:span text:style-name="T45">filesystem</text:span></text:p>
      <text:p text:style-name="P126"><text:span text:style-name="T47"><text:s text:c="8"/></text:span><text:span text:style-name="T43">tree</text:span><text:span text:style-name="T77"> </text:span><text:span text:style-name="T43">==</text:span><text:span text:style-name="T77"> “</text:span><text:span text:style-name="T43">/mnt/lustre/dont_scan_me</text:span><text:span text:style-name="T77">”</text:span></text:p>
      <text:p text:style-name="P96"><text:span text:style-name="T77"><text:s text:c="2"/></text:span><text:span text:style-name="T43">}</text:span></text:p>
      <text:p text:style-name="P100"/>
      <text:h text:style-name="P266" text:outline-level="2"><text:bookmark-start text:name="__RefHeading__69_2004689950"/>Lustre<text:span text:style-name="T28"> </text:span>2.x<text:span text:style-name="T28"> </text:span>changelog<text:span text:style-name="T28"> </text:span>parameters<text:bookmark-end text:name="__RefHeading__69_2004689950"/></text:h>
      <text:p text:style-name="P1"/>
      <text:p text:style-name="P32"><text:span text:style-name="T3">With Lustre 2.x, FS scan are no </text:span><text:span text:style-name="T3">longer required to update robinhood’s database.<text:line-break/>Reading Lustre’s changelog is much more efficient, because this does not load the filesystem as much as a full namespace scan.</text:span></text:p>
      <text:p text:style-name="Standard"><text:span text:style-name="T3">Accessing the chngelog is driven by the ‘</text:span><text:span text:style-name="T9">ChangeLog</text:span><text:span text:style-name="T3">’ block of configuration.</text:span></text:p>
      <text:p text:style-name="Standard"><text:span text:style-name="T3"><text:line-break/></text:span><text:span text:style-name="T3">It contains one ‘MDT’ block for each MDT, with the following information:</text:span></text:p>
      <text:p text:style-name="P1"/>
      <text:list xml:id="list2115115155" text:continue-numbering="true" text:style-name="WW8Num47">
        <text:list-item>
          <text:p text:style-name="P172"><text:span text:style-name="T9">mdt_name</text:span><text:span text:style-name="T3"> (string): name of the MDT to read ChangeLog from (basically “MDT0000”).</text:span></text:p>
        </text:list-item>
        <text:list-item>
          <text:p text:style-name="P172"><text:span text:style-name="T9">reader_id</text:span><text:span text:style-name="T3"> (string): log reader identifier, returned by ‘</text:span><text:span text:style-name="T9">lctl changelog_register</text:span><text:span text:style-name="T3">’ (see section </text:span><text:span text:style-name="T3"><text:bookmark-ref text:reference-format="chapter" text:ref-name="_Ref247443044">2.6</text:bookmark-ref></text:span><text:span text:style-name="T3">: “</text:span><text:span text:style-name="T3"><text:bookmark-ref text:reference-format="text" text:ref-name="_Ref247443044">Enabling Lustre Changelogs</text:bookmark-ref></text:span><text:span text:style-name="T3">”).</text:span></text:p>
        </text:list-item>
      </text:list>
      <text:p text:style-name="P12"/>
      <text:p text:style-name="P33"><text:span text:style-name="T3">So far</text:span><text:span text:style-name="T3">, changelog readers need to perform active polling to get new events from MDT. Until that changes, you need to activate polling:</text:span></text:p>
      <text:p text:style-name="P9">force_polling = ON;</text:p>
      <text:p text:style-name="P9"/>
      <text:p text:style-name="Standard"><text:span text:style-name="T3">The p</text:span><text:span text:style-name="T3">olling interval control the frequency for reading changelog records from the MDTs:</text:span></text:p>
      <text:p text:style-name="P13"><text:soft-page-break/>polling_interval = 1s;</text:p>
      <text:p text:style-name="P1"/>
      <text:p text:style-name="Standard"><text:span text:style-name="T3">You can also control the frequency of acknowledging chengelog records to Lustre (this reduces the number of filesystem calls), by specifying “</text:span><text:span text:style-name="T10">batch_ack_count</text:span><text:span text:style-name="T3">”.<text:line-break/>A zero value indicates that changelog records are acknowledged once they have all been read and processed.</text:span></text:p>
      <text:p text:style-name="P1">E.g: clear changelog every 500 records</text:p>
      <text:p text:style-name="Standard"><text:span text:style-name="T50">batch_ack_count</text:span><text:span text:style-name="T54"> </text:span><text:span text:style-name="T50">=</text:span><text:span text:style-name="T54"> </text:span><text:span text:style-name="T50">500</text:span><text:span text:style-name="T54"> </text:span><text:span text:style-name="T50">;</text:span></text:p>
      <text:p text:style-name="P1"/>
      <text:p text:style-name="P1">A basic “ChangeLog” block looks like this:</text:p>
      <text:p text:style-name="P52"/>
      <text:p text:style-name="Standard"><text:span text:style-name="T84">ChangeLog</text:span><text:span text:style-name="T86"> </text:span><text:span text:style-name="T84">{</text:span></text:p>
      <text:p text:style-name="Standard"><text:span text:style-name="T86"><text:s text:c="4"/></text:span><text:span text:style-name="T84">MDT</text:span><text:span text:style-name="T86"> </text:span><text:span text:style-name="T84">{</text:span></text:p>
      <text:p text:style-name="P62"><text:span text:style-name="T118"><text:s text:c="8"/></text:span>mdt_name<text:span text:style-name="T118"> <text:s/></text:span>=<text:span text:style-name="T118"> </text:span>"MDT0000";</text:p>
      <text:p text:style-name="Standard"><text:span text:style-name="T86"><text:s text:c="8"/></text:span><text:span text:style-name="T49">reader_id</text:span><text:span text:style-name="T53"> </text:span><text:span text:style-name="T49">=</text:span><text:span text:style-name="T53"> </text:span><text:span text:style-name="T49">"cl1";</text:span></text:p>
      <text:p text:style-name="Standard"><text:span text:style-name="T53"><text:s text:c="4"/></text:span><text:span text:style-name="T49">}<text:line-break/></text:span><text:span text:style-name="T70"> <text:s text:c="3"/></text:span><text:span text:style-name="T67">#</text:span><text:span text:style-name="T70"> </text:span><text:span text:style-name="T67">In</text:span><text:span text:style-name="T70"> </text:span><text:span text:style-name="T67">the</text:span><text:span text:style-name="T70"> </text:span><text:span text:style-name="T67">case</text:span><text:span text:style-name="T70"> </text:span><text:span text:style-name="T67">of</text:span><text:span text:style-name="T70"> </text:span><text:span text:style-name="T67">using</text:span><text:span text:style-name="T70"> </text:span><text:span text:style-name="T67">DNE,</text:span><text:span text:style-name="T70"> </text:span><text:span text:style-name="T67">you</text:span><text:span text:style-name="T70"> </text:span><text:span text:style-name="T67">can</text:span><text:span text:style-name="T70"> </text:span><text:span text:style-name="T67">define</text:span><text:span text:style-name="T70"> </text:span><text:span text:style-name="T67">other</text:span><text:span text:style-name="T70"> </text:span><text:span text:style-name="T67">MDTs<text:line-break/></text:span><text:span text:style-name="T70"> <text:s text:c="3"/></text:span><text:span text:style-name="T67">#</text:span><text:span text:style-name="T70"> </text:span><text:span text:style-name="T67">as</text:span><text:span text:style-name="T70"> </text:span><text:span text:style-name="T67">other</text:span><text:span text:style-name="T70"> </text:span><text:span text:style-name="T67">MDT</text:span><text:span text:style-name="T70"> </text:span><text:span text:style-name="T67">blocks.</text:span></text:p>
      <text:p text:style-name="P51"><text:span text:style-name="T118"><text:s text:c="4"/></text:span>MDT<text:span text:style-name="T118"> </text:span>{</text:p>
      <text:p text:style-name="Standard"><text:span text:style-name="T53"><text:s text:c="8"/></text:span><text:span text:style-name="T49">mdt_name</text:span><text:span text:style-name="T53"> <text:s/></text:span><text:span text:style-name="T49">=</text:span><text:span text:style-name="T53"> </text:span><text:span text:style-name="T49">"MDT0001";</text:span></text:p>
      <text:p text:style-name="Standard"><text:span text:style-name="T53"><text:s text:c="8"/></text:span><text:span text:style-name="T49">reader_id</text:span><text:span text:style-name="T53"> </text:span><text:span text:style-name="T49">=</text:span><text:span text:style-name="T53"> </text:span><text:span text:style-name="T49">"cl2";</text:span></text:p>
      <text:p text:style-name="Standard"><text:span text:style-name="T53"><text:s text:c="4"/></text:span><text:span text:style-name="T49">}<text:line-break/>}</text:span></text:p>
      <text:h text:style-name="Heading_20_3" text:outline-level="3" text:is-list-header="true"><text:bookmark-start text:name="__RefHeading__71_2004689950"/><text:span text:style-name="T3">[new</text:span><text:span text:style-name="T4"> </text:span><text:span text:style-name="T3">2.5]</text:span><text:span text:style-name="T4"> </text:span><text:span text:style-name="T3">Lustre</text:span><text:span text:style-name="T4"> </text:span><text:span text:style-name="T3">Changelog</text:span><text:span text:style-name="T4"> </text:span><text:span text:style-name="T3">batching</text:span><text:span text:style-name="T4"> </text:span><text:span text:style-name="T3">(optimization)</text:span><text:bookmark-end text:name="__RefHeading__71_2004689950"/></text:h>
      <text:p text:style-name="Standard"><text:span text:style-name="T3"><text:line-break/>To speed up changelog processing, robinhood </text:span><text:span text:style-name="T3">retains changelog records in memory a short time, to aggregate similar/redundant Changelog records on the same entry before updating its database (e.g. both MTIME and CLOSE events mean the file mtime and size may have changed and must be updated).<text:line-break/>You can configure this batching using the following parameters in the ‘Changelog’ block:</text:span></text:p>
      <text:list xml:id="list4414185398831335651" text:style-name="WW8Num7">
        <text:list-item>
          <text:p text:style-name="P237"><text:span text:style-name="T9">queue_max_size</text:span><text:span text:style-name="T3"> (integer): the maximum number of retained records. Default is 1000.</text:span></text:p>
        </text:list-item>
        <text:list-item>
          <text:p text:style-name="P237"><text:span text:style-name="T9">queue_max_age </text:span><text:span text:style-name="T3">(duration): the maximum time a record is retained. Default is 5s.</text:span></text:p>
        </text:list-item>
        <text:list-item>
          <text:p text:style-name="P237"><text:span text:style-name="T9">queue_check_interval</text:span><text:span text:style-name="T3"> (duration): the period for checking records age (related to queue_max_age parameter). Default is 1s.</text:span></text:p>
        </text:list-item>
      </text:list>
      <text:h text:style-name="P281" text:outline-level="3" text:is-list-header="true"><text:bookmark-start text:name="__RefHeading__73_2004689950"/><text:span text:style-name="T134"><text:s/></text:span><text:span text:style-name="T133">[new</text:span><text:span text:style-name="T134"> </text:span><text:span text:style-name="T133">2.5]</text:span><text:span text:style-name="T134"> </text:span><text:span text:style-name="T133">Reading</text:span><text:span text:style-name="T134"> </text:span><text:span text:style-name="T133">Changelogs</text:span><text:span text:style-name="T134"> </text:span><text:span text:style-name="T133">with</text:span><text:span text:style-name="T134"> </text:span><text:span text:style-name="T133">Lustre</text:span><text:span text:style-name="T134"> </text:span><text:span text:style-name="T133">DNE</text:span><text:bookmark-end text:name="__RefHeading__73_2004689950"/></text:h>
      <text:p text:style-name="Standard"><text:span text:style-name="T3"><text:line-break/>For handling several Lustre MDTs (with DNE), there are 2 possible</text:span><text:span text:style-name="T3"> configurations:</text:span></text:p>
      <text:list xml:id="list1860092316" text:continue-list="list7091173908772818465" text:style-name="WW8Num28">
        <text:list-item>
          <text:list>
            <text:list-item>
              <text:p text:style-name="P235"><text:span text:style-name="T3">You can run Changelog readers for all MDTs as a single Robinhood process. </text:span><text:span text:style-name="T3">In this case, robinhood will have 1 changelog reader thread per MDT in the same Robinhood process. To do so, simply run Robinhood as usual (with no option, or with --readlog option).</text:span></text:p>
            </text:list-item>
            <text:list-item>
              <text:p text:style-name="P235"><text:span text:style-name="T3">You can run 1 </text:span><text:span text:style-name="T3">changelog reader process per MDT, possibly distributed on different hosts. To do so, give the MDT index as an option to --readlog.<text:line-break/><text:line-break/>Example:<text:line-break/>on host1, to read changelogs from the first MDT in config file (should be MDT0000):<text:line-break/></text:span><text:span text:style-name="T50">robinhood</text:span><text:span text:style-name="T54"> </text:span><text:span text:style-name="T50">--readlog=0</text:span></text:p>
            </text:list-item>
          </text:list>
        </text:list-item>
      </text:list>
      <text:p text:style-name="P143"><text:span text:style-name="T3">on host2</text:span><text:span text:style-name="T3">, to read changelogs from the second MDT (should be MDT0001):<text:line-break/></text:span><text:span text:style-name="T50">robinhood</text:span><text:span text:style-name="T54"> </text:span><text:span text:style-name="T50">--readlog=1</text:span><text:span text:style-name="T3"><text:line-break/>and so on…</text:span></text:p>
      <text:h text:style-name="Heading_20_3" text:outline-level="3" text:is-list-header="true"><text:bookmark-start text:name="__RefHeading__75_2004689950"/><text:soft-page-break/><text:span text:style-name="T3">[new</text:span><text:span text:style-name="T4"> </text:span><text:span text:style-name="T3">2.5]</text:span><text:span text:style-name="T4"> </text:span><text:span text:style-name="T3">Dealing</text:span><text:span text:style-name="T4"> </text:span><text:span text:style-name="T3">with</text:span><text:span text:style-name="T4"> old </text:span><text:span text:style-name="T3">Changelogs</text:span><text:span text:style-name="T4"> </text:span><text:span text:style-name="T3">bugs</text:span><text:bookmark-end text:name="__RefHeading__75_2004689950"/></text:h>
      <text:p text:style-name="Standard"><text:span text:style-name="T3">In some past Lustre versions, there were a couple of lacks or defects in Changelog records.<text:line-break/>If your MDS runs an old version of Lustre, you can specify whether your MDS has the patches for the following bugs: </text:span><text:span text:style-name="T3">LU-543, LU-1331.<text:line-break/>This can be specified using the following parameters in the ‘Changelog’ block:</text:span></text:p>
      <text:list xml:id="list7246661904717917543" text:style-name="WW8Num51">
        <text:list-item>
          <text:p text:style-name="P238"><text:span text:style-name="T9">mds_has_lu543</text:span><text:span text:style-name="T3"> (boolean): enable if the MDS has the fix for LU-543. Disable if it has the bug.</text:span></text:p>
        </text:list-item>
        <text:list-item>
          <text:p text:style-name="P238"><text:span text:style-name="T9">mds_has_lu1331 </text:span><text:span text:style-name="T3">(boolean): enable if the MDS has the fix for LU-1331. Disable if it has the bug.</text:span></text:p>
          <text:p text:style-name="P201"/>
        </text:list-item>
      </text:list>
      <text:p text:style-name="Standard"><text:span text:style-name="T3">If you don’t know</text:span><text:span text:style-name="T3">, don’t specify those parameters. Robinhood will guess them by taking a look at record contents. In this case it will display such messages in the log:</text:span></text:p>
      <text:p text:style-name="P140"><text:span text:style-name="T50">Detected</text:span><text:span text:style-name="T54"> </text:span><text:span text:style-name="T50">LU-543.<text:line-break/></text:span><text:span text:style-name="T3">which means the bug is not present on your MDS.</text:span></text:p>
      <text:p text:style-name="P1"/>
      <text:h text:style-name="Heading_20_2" text:outline-level="2"><text:bookmark-start text:name="__RefHeading__77_2004689950"/><text:bookmark-start text:name="__RefNumPara__16178_306650062"/><text:span text:style-name="T3">Entry</text:span><text:span text:style-name="T4"> </text:span><text:span text:style-name="T3">processor</text:span><text:span text:style-name="T4"> </text:span><text:span text:style-name="T3">pipeline</text:span><text:span text:style-name="T4"> </text:span><text:span text:style-name="T3">options</text:span><text:bookmark-end text:name="__RefHeading__77_2004689950"/><text:bookmark-end text:name="__RefNumPara__16178_306650062"/></text:h>
      <text:p text:style-name="P1"/>
      <text:p text:style-name="P23">When scanning a filesystem or reading changelogs, robinhood process incoming information using a pool of worker threads. The processing is based on a pipeline model, with 1 stage for each kind of operation (FS operation, DB operation ...).</text:p>
      <text:p text:style-name="P92"><text:span text:style-name="T3">The behavior of this module is controlled by the ‘</text:span><text:span text:style-name="T9">EntryProcessor</text:span><text:span text:style-name="T3">’ block.</text:span></text:p>
      <text:p text:style-name="P1"/>
      <text:p text:style-name="P93"><text:span text:style-name="T10">[new 2.5]</text:span><text:span text:style-name="T3"> You have the choice between 2 strategies to maximize robinhood processing speed:</text:span></text:p>
      <text:p text:style-name="P93"><text:span text:style-name="T3">- </text:span><text:span text:style-name="T17">multi-threading</text:span><text:span text:style-name="T3">: perform multiple DB operations in parallel as independent transactions.</text:span></text:p>
      <text:p text:style-name="P94"><text:span text:style-name="T3">- </text:span><text:span text:style-name="T21">batching</text:span><text:span text:style-name="T3">: batch database operations (insert, update...) into a single transaction, which minimize the need for IOPS on the database backend. Batches are not executed in parallel.</text:span></text:p>
      <text:p text:style-name="P24"/>
      <text:p text:style-name="P25">The following benchmark evaluated the DB performance for each strategy. This benchmark ran on a simple test-bed using basic SATA disk as DB storage for innodb.</text:p>
      <text:p text:style-name="P24"><draw:g text:anchor-type="paragraph" draw:z-index="3" draw:style-name="gr1"><draw:frame draw:style-name="gr2" draw:text-style-name="P282" svg:width="11.993cm" svg:height="6.748cm" svg:x="-2.499cm" svg:y="0.208cm"><draw:image xlink:href="Pictures/200002CA00003E800000232A20F0EBEC.svm" xlink:type="simple" xlink:show="embed" xlink:actuate="onLoad"><text:p/></draw:image></draw:frame><draw:frame draw:style-name="gr2" draw:text-style-name="P282"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26"/>
      <text:p text:style-name="P26">You can control batches size using this parameter:</text:p>
      <text:p text:style-name="P24"/>
      <text:list xml:id="list1989614645547261332" text:style-name="WW8Num8">
        <text:list-item>
          <text:p text:style-name="P174"><text:soft-page-break/><text:span text:style-name="T9">[new 2.5] max_batch_size </text:span><text:span text:style-name="T3">(positive integer): by default,</text:span><text:span text:style-name="T9"> </text:span><text:span text:style-name="T3">the</text:span><text:span text:style-name="T9"> </text:span><text:span text:style-name="T3">entry processor tries to batch similar database operations to speed them. This can be controlled by the max_batch_size parameter. The default max batch size is 1000.</text:span></text:p>
          <text:p text:style-name="P185"/>
        </text:list-item>
      </text:list>
      <text:p text:style-name="P35"><text:span text:style-name="T3">If your DB storage backend is efficient enough (high IOPS) you may want to give a try to </text:span><text:span text:style-name="T26">the other </text:span><text:span text:style-name="T3">strategy. To switch from </text:span><text:span text:style-name="T17">batching </text:span><text:span text:style-name="T26">strategy to </text:span><text:span text:style-name="T17">multi-threading, </text:span><text:span text:style-name="T26">set </text:span><text:span text:style-name="T24">max_batch_size = 1</text:span><text:span text:style-name="T25">.<text:line-break/>This will automatically disable batching and enables multi-threading for DB operations. Consider increasing </text:span><text:span text:style-name="T24">nb_threads</text:span><text:span text:style-name="T25"> parameter in this case (see below).</text:span></text:p>
      <text:p text:style-name="P27"><text:line-break/></text:p>
      <text:p text:style-name="P27"/>
      <text:p text:style-name="P27"/>
      <text:p text:style-name="P27">You can control the number of worker thread for the pipeline using the following parameter:</text:p>
      <text:p text:style-name="P34"/>
      <text:list xml:id="list1629229785" text:continue-numbering="true" text:style-name="WW8Num8">
        <text:list-item>
          <text:p text:style-name="P239"><text:span text:style-name="T9">nb_threads</text:span><text:span text:style-name="T3"> (integer): total number of threads for performing pipeline tasks.<text:line-break/>Default is 4. Consider increasing it if you disable </text:span><text:span text:style-name="T17">batching</text:span><text:span text:style-name="T3">.</text:span></text:p>
        </text:list-item>
      </text:list>
      <text:p text:style-name="P28"/>
      <text:p text:style-name="P29">You can also precisely control the max number of threads that work for each pipeline step, using those parameters:</text:p>
      <text:p text:style-name="P29"/>
      <text:list xml:id="list7672527009882172505" text:style-name="WW8Num36">
        <text:list-item>
          <text:p text:style-name="P175"><text:span text:style-name="T9">STAGE_GET_FID_threads_max </text:span><text:span text:style-name="T3">(integer): when scanning a filesystem, this indicates the maximum number of threads that can perform a llapi_path2fid operation simultaneously.</text:span></text:p>
        </text:list-item>
        <text:list-item>
          <text:p text:style-name="P175"><text:span text:style-name="T9">STAGE_GET_INFO_DB_threads_max </text:span><text:span text:style-name="T3">(integer): this limits the number of threads that simultaneously check if an entry already exists in database.</text:span></text:p>
        </text:list-item>
        <text:list-item>
          <text:p text:style-name="P175"><text:span text:style-name="T9">STAGE_GET_INFO_FS_threads_max </text:span><text:span text:style-name="T3">(integer): this limits the number of threads that simultaneously retrieve information from filesystem (getstripe…).</text:span></text:p>
        </text:list-item>
        <text:list-item>
          <text:p text:style-name="P240"><text:span text:style-name="T9">STAGE_REPORTING_threads_max </text:span><text:span text:style-name="T3">(integer): this limits the number of threads that simultaneously check and raise alerts about filesystem entries.</text:span></text:p>
        </text:list-item>
        <text:list-item>
          <text:p text:style-name="P240"><text:span text:style-name="T9">STAGE_PRE_APPLY_threads_max</text:span><text:span text:style-name="T3"> (integer): this step is only filtering entries before the DB_APPLY step. No reason to limit it.</text:span></text:p>
        </text:list-item>
        <text:list-item>
          <text:p text:style-name="P240"><text:span text:style-name="T9">STAGE_DB_APPLY_threads_max </text:span><text:span text:style-name="T3">(integer): this limits the number of threads that simultaneously insert/upate entries in the database.</text:span></text:p>
        </text:list-item>
      </text:list>
      <text:p text:style-name="P65"/>
      <text:p text:style-name="P69"/>
      <text:p text:style-name="P29">E.g.: for limiting the number of simultaneous database operations:</text:p>
      <text:p text:style-name="P91"><text:span text:style-name="T50">STAGE_DB_APPLY_threads_max</text:span><text:span text:style-name="T54"> </text:span><text:span text:style-name="T50">=</text:span><text:span text:style-name="T54"> </text:span><text:span text:style-name="T50">4;</text:span></text:p>
      <text:p text:style-name="P1"/>
      <text:p text:style-name="P30">Other parameters:</text:p>
      <text:p text:style-name="P1"/>
      <text:list xml:id="list1397852395" text:continue-list="list1629229785" text:style-name="WW8Num8">
        <text:list-item>
          <text:p text:style-name="P173"><text:span text:style-name="T9">max_pending_operations</text:span><text:span text:style-name="T3"> (integer): this parameter limits the number of pending operations in the pipeline, so this prevents from using too much memory. When the number of queued entries reaches this value, the scanning process is slowed-down to keep the pending operation count below this value. </text:span></text:p>
          <text:p text:style-name="P184"/>
        </text:list-item>
      </text:list>
      <text:p text:style-name="P9">Alerts</text:p>
      <text:p text:style-name="P9"/>
      <text:p text:style-name="P32"><text:span text:style-name="T3">O</text:span><text:span text:style-name="T3">ne</text:span><text:span text:style-name="T9"> </text:span><text:span text:style-name="T3">of the tasks</text:span><text:span text:style-name="T9"> </text:span><text:span text:style-name="T3">of the Entry Processor is to check alert rules and raise alerts. For defining an alert, simply write an ‘</text:span><text:span text:style-name="T9">Alert</text:span><text:span text:style-name="T3">’ sub-block with a Boolean expression that describes the </text:span><text:soft-page-break/><text:span text:style-name="T3">condition for raising an alert (see section </text:span><text:span text:style-name="T3"><text:bookmark-ref text:reference-format="chapter" text:ref-name="_Ref221604936">3.1</text:bookmark-ref></text:span><text:span text:style-name="T3"> for more details about writing Boolean expressions on file attributes).</text:span></text:p>
      <text:p text:style-name="P32"><text:span text:style-name="T3">Alert</text:span><text:span text:style-name="T3">s can be named, to easily identify/distinguish them in alert summaries.</text:span></text:p>
      <text:p text:style-name="P7"/>
      <text:p text:style-name="P7">E.g.: raise an alert if a directory contains more that 10 thousand entries:</text:p>
      <text:p text:style-name="P7"/>
      <text:p text:style-name="P38"><text:span text:style-name="T54"><text:s text:c="4"/></text:span><text:span text:style-name="T50">Alert<text:tab/></text:span><text:span text:style-name="T59">Large_flat_directory</text:span></text:p>
      <text:p text:style-name="P55"><text:span text:style-name="T118"><text:s text:c="4"/></text:span>{</text:p>
      <text:p text:style-name="P38"><text:span text:style-name="T54"><text:s text:c="8"/></text:span><text:span text:style-name="T50">type</text:span><text:span text:style-name="T54"> </text:span><text:span text:style-name="T50">==</text:span><text:span text:style-name="T54"> </text:span><text:span text:style-name="T50">directory</text:span></text:p>
      <text:p text:style-name="P55"><text:span text:style-name="T118"><text:s text:c="8"/></text:span>and</text:p>
      <text:p text:style-name="P55"><text:span text:style-name="T118"><text:s text:c="8"/></text:span>dircount<text:span text:style-name="T118"> </text:span>&gt;<text:span text:style-name="T118"> </text:span>10000</text:p>
      <text:p text:style-name="P144"><text:span text:style-name="T50">and</text:span><text:span text:style-name="T50"><text:line-break/>last_mod</text:span><text:span text:style-name="T54"> </text:span><text:span text:style-name="T50">&lt;</text:span><text:span text:style-name="T54"> </text:span><text:span text:style-name="T50">2h</text:span></text:p>
      <text:p text:style-name="P32"><text:span text:style-name="T54"><text:s text:c="4"/></text:span><text:span text:style-name="T50">}</text:span></text:p>
      <text:p text:style-name="P53"/>
      <text:p text:style-name="P32"><text:span text:style-name="T3">Another example: raise an alert if a file </text:span><text:span text:style-name="T3">is larger that 100GB (except for user ‘foo’):</text:span></text:p>
      <text:p text:style-name="P7"/>
      <text:p text:style-name="P38"><text:span text:style-name="T54"><text:s text:c="4"/></text:span><text:span text:style-name="T50">Alert<text:tab/></text:span><text:span text:style-name="T59">Big_File</text:span></text:p>
      <text:p text:style-name="P55"><text:span text:style-name="T118"><text:s text:c="4"/></text:span>{</text:p>
      <text:p text:style-name="P38"><text:span text:style-name="T54"><text:s text:c="8"/></text:span><text:span text:style-name="T50">type</text:span><text:span text:style-name="T54"> </text:span><text:span text:style-name="T50">==</text:span><text:span text:style-name="T54"> </text:span><text:span text:style-name="T50">file</text:span></text:p>
      <text:p text:style-name="P55"><text:span text:style-name="T118"><text:s text:c="8"/></text:span>and</text:p>
      <text:p text:style-name="P38"><text:span text:style-name="T54"><text:s text:c="8"/></text:span><text:span text:style-name="T50">size</text:span><text:span text:style-name="T54"> </text:span><text:span text:style-name="T50">&gt;</text:span><text:span text:style-name="T54"> </text:span><text:span text:style-name="T50">100GB</text:span></text:p>
      <text:p text:style-name="P55"><text:tab/><text:span text:style-name="T118"> <text:s/></text:span>and</text:p>
      <text:p text:style-name="P144"><text:span text:style-name="T50">owner</text:span><text:span text:style-name="T54"> </text:span><text:span text:style-name="T50">!=</text:span><text:span text:style-name="T54"> ‘</text:span><text:span text:style-name="T50">foo</text:span><text:span text:style-name="T54">’</text:span><text:span text:style-name="T50"><text:line-break/>and<text:line-break/>last_mod</text:span><text:span text:style-name="T54"> </text:span><text:span text:style-name="T50">&lt;</text:span><text:span text:style-name="T54"> </text:span><text:span text:style-name="T50">2h</text:span></text:p>
      <text:p text:style-name="P32"><text:span text:style-name="T54"><text:s text:c="4"/></text:span><text:span text:style-name="T50">}</text:span></text:p>
      <text:p text:style-name="P7"/>
      <text:p text:style-name="P32"><text:span text:style-name="T3">Tip: alert rules are matched at every scan. If you don’t want to be alerted about a given file at each scan, it is advised to specify a condition on </text:span><text:span text:style-name="T50">last_mod</text:span><text:span text:style-name="T3">, so you will only be alerted for recently modified entries.</text:span></text:p>
      <text:p text:style-name="P7"/>
      <text:p text:style-name="P14">FileClass matching</text:p>
      <text:p text:style-name="P14"/>
      <text:p text:style-name="P7">By default, entry fileclass are matched immediately when entries are discovered (basically at scan time). This make it possible for the reporting command to display the fileclass information.</text:p>
      <text:p text:style-name="P32"><text:span text:style-name="T3">If the filesystem is overloaded, </text:span><text:span text:style-name="T3">this can be disabled using the ‘</text:span><text:span text:style-name="T10">match_classes</text:span><text:span text:style-name="T3">’ parameter in the ‘</text:span><text:span text:style-name="T9">EntryProcessor</text:span><text:span text:style-name="T3">’ block. In this case, entry fileclasses will only be matched when applying policies.</text:span></text:p>
      <text:p text:style-name="P120">match_classes<text:span text:style-name="T118"> </text:span>=<text:span text:style-name="T118"> </text:span>FALSE;</text:p>
      <text:p text:style-name="P53"/>
      <text:p text:style-name="P14"/>
      <text:p text:style-name="P14">Detecting “fake” mtime</text:p>
      <text:p text:style-name="P14"/>
      <text:p text:style-name="P17">You may have robinhood policies based on file modification time. If users change their file modification times using ‘touch’ command, ‘utime’ call, or copying files using ‘rsync’ or ‘cp –p’, it may result in unexpected policy decisions (like purging recently modified files because the user set a mtime in the past).</text:p>
      <text:p text:style-name="P32"><text:span text:style-name="T15">To avoid such situation, enable the ‘</text:span><text:span text:style-name="T10">detect_fake_mtime</text:span><text:span text:style-name="T15">’ parameter in the ‘</text:span><text:span text:style-name="T9">EntryProcessor</text:span><text:span text:style-name="T3">’ block:<text:line-break/></text:span><text:span text:style-name="T15"><text:tab/></text:span><text:span text:style-name="T51">detect_fake_mtime</text:span><text:span text:style-name="T55"> </text:span><text:span text:style-name="T51">=</text:span><text:span text:style-name="T55"> </text:span><text:span text:style-name="T51">TRUE;</text:span></text:p>
      <text:p text:style-name="P7"/>
      <text:p text:style-name="P32"><text:span text:style-name="T3">Note: robinhood traces the fake mtime i</text:span><text:span text:style-name="T3">t detects with ‘debug’ trace level.</text:span></text:p>
      <text:h text:style-name="Heading_20_1" text:outline-level="1"><text:bookmark-start text:name="__RefHeading__79_2004689950"/><text:soft-page-break/><text:span text:style-name="T3">Reporting</text:span><text:span text:style-name="T4"> </text:span><text:span text:style-name="T3">tool</text:span><text:span text:style-name="T4"> </text:span><text:span text:style-name="T3">(rbh-report)</text:span><text:bookmark-end text:name="__RefHeading__79_2004689950"/></text:h>
      <text:h text:style-name="P266" text:outline-level="2"><text:bookmark-start text:name="__RefHeading__81_2004689950"/>Overview<text:bookmark-end text:name="__RefHeading__81_2004689950"/></text:h>
      <text:p text:style-name="P1"/>
      <text:p text:style-name="P32"><text:span text:style-name="T3">The content of Robinhood’s database can be very useful for </text:span><text:span text:style-name="T3">building detailed reports about filesystem content. For example, you can know how many entries of each type (directory, file, symlink…) exist in the filesystem, the min/max/average size of files, the min/max/average count of entries in directories, the space used by a given user, etc…</text:span></text:p>
      <text:p text:style-name="P32"><text:span text:style-name="T3">All those statistics can </text:span><text:span text:style-name="T3">easily be retrieved using Robinhood reporting tool: </text:span><text:span text:style-name="T9">rbh-report</text:span><text:span text:style-name="T3">.</text:span></text:p>
      <text:p text:style-name="P7"/>
      <text:h text:style-name="P266" text:outline-level="2"><text:bookmark-start text:name="__RefHeading__83_2004689950"/>Command<text:span text:style-name="T28"> </text:span>line<text:bookmark-end text:name="__RefHeading__83_2004689950"/></text:h>
      <text:p text:style-name="P7"/>
      <text:p text:style-name="P1">Legend:</text:p>
      <text:p text:style-name="P18"><text:tab/><text:span text:style-name="T143">*&gt;</text:span> = new in robinhood 2.5<text:line-break/><text:tab/><text:span text:style-name="T143">~&gt;</text:span> = changes in robinhood 2.5</text:p>
      <text:p text:style-name="P7"/>
      <text:p text:style-name="P38"><text:span text:style-name="T79">Usage:</text:span><text:span text:style-name="T80"> </text:span><text:span text:style-name="T50">rbh-report</text:span><text:span text:style-name="T54"> </text:span><text:span text:style-name="T50">[options]</text:span></text:p>
      <text:p text:style-name="P58"/>
      <text:p text:style-name="P58">Stats<text:span text:style-name="T118"> </text:span>switches:</text:p>
      <text:p text:style-name="P38"><text:span text:style-name="T54"><text:s text:c="4"/></text:span><text:span text:style-name="T59">--activity</text:span><text:span text:style-name="T50">,</text:span><text:span text:style-name="T54"> </text:span><text:span text:style-name="T59">-a</text:span></text:p>
      <text:p text:style-name="P55"><text:span text:style-name="T118"><text:s text:c="8"/></text:span>Display<text:span text:style-name="T118"> </text:span>stats<text:span text:style-name="T118"> </text:span>abount<text:span text:style-name="T118"> </text:span>daemon's<text:span text:style-name="T118"> </text:span>activity.</text:p>
      <text:p text:style-name="P38"><text:span text:style-name="T54"><text:s text:c="4"/></text:span><text:span text:style-name="T59">--fs-info</text:span><text:span text:style-name="T50">,</text:span><text:span text:style-name="T54"> </text:span><text:span text:style-name="T59">-i</text:span></text:p>
      <text:p text:style-name="P55"><text:span text:style-name="T118"><text:s text:c="8"/></text:span>Display<text:span text:style-name="T118"> </text:span>filesystem<text:span text:style-name="T118"> </text:span>content<text:span text:style-name="T118"> </text:span>statistics.</text:p>
      <text:p text:style-name="P55"><text:span text:style-name="T32">*&gt;</text:span> <text:s/><text:span text:style-name="T32">--entry-info</text:span> <text:span text:style-name="T137">path</text:span>|<text:span text:style-name="T137">id</text:span>, <text:span text:style-name="T32">-e</text:span> <text:span text:style-name="T137">path</text:span>|<text:span text:style-name="T137">id </text:span></text:p>
      <text:p text:style-name="P55"><text:s text:c="8"/>Display all stored information about an entry.</text:p>
      <text:p text:style-name="P38"><text:span text:style-name="T54"><text:s text:c="4"/></text:span><text:span text:style-name="T59">--class-info</text:span><text:span text:style-name="T54"> </text:span><text:span text:style-name="T50">[=</text:span><text:span text:style-name="T64">fileclass</text:span><text:span text:style-name="T50">]</text:span></text:p>
      <text:p text:style-name="P55"><text:span text:style-name="T118"><text:s text:c="8"/></text:span>Display<text:span text:style-name="T118"> </text:span>Fileclasses<text:span text:style-name="T118"> </text:span>summary.<text:span text:style-name="T118"> </text:span>Use<text:span text:style-name="T118"> </text:span>optional<text:span text:style-name="T118"> </text:span>parameter<text:span text:style-name="T118"> </text:span>fileclass</text:p>
      <text:p text:style-name="P38"><text:span text:style-name="T54"><text:s text:c="8"/></text:span><text:span text:style-name="T50">for</text:span><text:span text:style-name="T54"> </text:span><text:span text:style-name="T50">retrieving</text:span><text:span text:style-name="T54"> </text:span><text:span text:style-name="T50">stats</text:span><text:span text:style-name="T54"> </text:span><text:span text:style-name="T50">about</text:span><text:span text:style-name="T54"> </text:span><text:span text:style-name="T50">a</text:span><text:span text:style-name="T54"> </text:span><text:span text:style-name="T50">given</text:span><text:span text:style-name="T54"> </text:span><text:span text:style-name="T50">fileclass</text:span><text:span text:style-name="T54"> </text:span><text:span text:style-name="T50">(wildcards</text:span><text:span text:style-name="T54"> </text:span><text:span text:style-name="T50">allowed).</text:span></text:p>
      <text:p text:style-name="P38"><text:span text:style-name="T54"><text:s text:c="4"/></text:span><text:span text:style-name="T59">--user-info</text:span><text:span text:style-name="T54"> </text:span><text:span text:style-name="T50">[=</text:span><text:span text:style-name="T64">user</text:span><text:span text:style-name="T50">],</text:span><text:span text:style-name="T54"> </text:span><text:span text:style-name="T59">-u</text:span><text:span text:style-name="T54"> </text:span><text:span text:style-name="T64">user</text:span></text:p>
      <text:p text:style-name="P55"><text:span text:style-name="T118"><text:s text:c="8"/></text:span>Display<text:span text:style-name="T118"> </text:span>user<text:span text:style-name="T118"> </text:span>statistics.<text:span text:style-name="T118"> </text:span>Use<text:span text:style-name="T118"> </text:span>optional<text:span text:style-name="T118"> </text:span>parameter<text:span text:style-name="T118"> </text:span>user<text:span text:style-name="T118"> </text:span>for<text:span text:style-name="T118"> </text:span>retrieving</text:p>
      <text:p text:style-name="P98"><text:span text:style-name="T54"><text:s text:c="2"/></text:span><text:span text:style-name="T50">stats</text:span><text:span text:style-name="T54"> </text:span><text:span text:style-name="T50">about</text:span><text:span text:style-name="T54"> </text:span><text:span text:style-name="T50">a</text:span><text:span text:style-name="T54"> </text:span><text:span text:style-name="T50">single</text:span><text:span text:style-name="T54"> </text:span><text:span text:style-name="T50">user.</text:span></text:p>
      <text:p text:style-name="P38"><text:span text:style-name="T54"><text:s text:c="4"/></text:span><text:span text:style-name="T59">--group-info</text:span><text:span text:style-name="T54"> </text:span><text:span text:style-name="T50">[=</text:span><text:span text:style-name="T64">group</text:span><text:span text:style-name="T50">],</text:span><text:span text:style-name="T54"> </text:span><text:span text:style-name="T59">-g</text:span><text:span text:style-name="T54"> </text:span><text:span text:style-name="T64">group</text:span></text:p>
      <text:p text:style-name="P55"><text:span text:style-name="T118"><text:s text:c="8"/></text:span>Display<text:span text:style-name="T118"> </text:span>group<text:span text:style-name="T118"> </text:span>statistics.<text:span text:style-name="T118"> </text:span>Use<text:span text:style-name="T118"> </text:span>optional<text:span text:style-name="T118"> </text:span>parameter<text:span text:style-name="T118"> </text:span>group<text:span text:style-name="T118"> </text:span>for</text:p>
      <text:p text:style-name="P127"><text:span text:style-name="T54"><text:s text:c="2"/></text:span><text:span text:style-name="T50">retrieving</text:span><text:span text:style-name="T54"> </text:span><text:span text:style-name="T50">stats</text:span><text:span text:style-name="T54"> </text:span><text:span text:style-name="T50">about</text:span><text:span text:style-name="T54"> </text:span><text:span text:style-name="T50">a</text:span><text:span text:style-name="T54"> </text:span><text:span text:style-name="T50">single</text:span><text:span text:style-name="T54"> </text:span><text:span text:style-name="T50">group.</text:span></text:p>
      <text:p text:style-name="P38"><text:span text:style-name="T54"><text:s text:c="4"/></text:span><text:span text:style-name="T59">--top-dirs</text:span><text:span text:style-name="T54"> </text:span><text:span text:style-name="T50">[=</text:span><text:span text:style-name="T64">count</text:span><text:span text:style-name="T50">],</text:span><text:span text:style-name="T54"> </text:span><text:span text:style-name="T59">-d</text:span><text:span text:style-name="T54"> </text:span><text:span text:style-name="T64">count</text:span></text:p>
      <text:p text:style-name="P38"><text:span text:style-name="T54"><text:s text:c="8"/></text:span><text:span text:style-name="T50">Display</text:span><text:span text:style-name="T54"> </text:span><text:span text:style-name="T50">largest</text:span><text:span text:style-name="T54"> </text:span><text:span text:style-name="T50">directories.</text:span><text:span text:style-name="T54"> </text:span><text:span text:style-name="T50">Optional</text:span><text:span text:style-name="T54"> </text:span><text:span text:style-name="T50">argument</text:span><text:span text:style-name="T54"> </text:span><text:span text:style-name="T50">indicates</text:span><text:span text:style-name="T54"> </text:span><text:span text:style-name="T50">the</text:span><text:span text:style-name="T54"> </text:span><text:span text:style-name="T50">number</text:span></text:p>
      <text:p text:style-name="P98"><text:span text:style-name="T54"><text:s text:c="2"/></text:span><text:span text:style-name="T50">of</text:span><text:span text:style-name="T54"> </text:span><text:span text:style-name="T50">directories</text:span><text:span text:style-name="T54"> </text:span><text:span text:style-name="T50">to</text:span><text:span text:style-name="T54"> </text:span><text:span text:style-name="T50">be</text:span><text:span text:style-name="T54"> </text:span><text:span text:style-name="T50">returned</text:span><text:span text:style-name="T54"> </text:span><text:span text:style-name="T50">(default:</text:span><text:span text:style-name="T54"> </text:span><text:span text:style-name="T50">20).</text:span></text:p>
      <text:p text:style-name="P38"><text:span text:style-name="T61"><text:s text:c="4"/></text:span><text:span text:style-name="T59">--top-size</text:span><text:span text:style-name="T54"> </text:span><text:span text:style-name="T50">[=</text:span><text:span text:style-name="T64">count</text:span><text:span text:style-name="T50">],</text:span><text:span text:style-name="T54"> </text:span><text:span text:style-name="T59">-s</text:span><text:span text:style-name="T61"> </text:span><text:span text:style-name="T64">count</text:span></text:p>
      <text:p text:style-name="P55"><text:span text:style-name="T118"><text:s text:c="8"/></text:span>Display<text:span text:style-name="T118"> </text:span>largest<text:span text:style-name="T118"> </text:span>files.<text:span text:style-name="T118"> </text:span>Optional<text:span text:style-name="T118"> </text:span>argument<text:span text:style-name="T118"> </text:span>indicates<text:span text:style-name="T118"> </text:span>the<text:span text:style-name="T118"> </text:span>number<text:span text:style-name="T118"> </text:span>of</text:p>
      <text:p text:style-name="P38"><text:span text:style-name="T54"><text:s text:c="8"/></text:span><text:span text:style-name="T50">files</text:span><text:span text:style-name="T54"> </text:span><text:span text:style-name="T50">to</text:span><text:span text:style-name="T54"> </text:span><text:span text:style-name="T50">be</text:span><text:span text:style-name="T54"> </text:span><text:span text:style-name="T50">returned</text:span><text:span text:style-name="T54"> </text:span><text:span text:style-name="T50">(default:</text:span><text:span text:style-name="T54"> </text:span><text:span text:style-name="T50">20).</text:span></text:p>
      <text:p text:style-name="P38"><text:span text:style-name="T54"><text:s text:c="4"/></text:span><text:span text:style-name="T59">--top-purge</text:span><text:span text:style-name="T54"> </text:span><text:span text:style-name="T50">[=</text:span><text:span text:style-name="T64">count</text:span><text:span text:style-name="T50">],</text:span><text:span text:style-name="T54"> </text:span><text:span text:style-name="T59">-p</text:span><text:span text:style-name="T54"> </text:span><text:span text:style-name="T64">count</text:span></text:p>
      <text:p text:style-name="P55"><text:span text:style-name="T118"><text:s text:c="8"/></text:span>Display<text:span text:style-name="T118"> </text:span>oldest<text:span text:style-name="T118"> </text:span>entries<text:span text:style-name="T118"> </text:span>eligible<text:span text:style-name="T118"> </text:span>for<text:span text:style-name="T118"> </text:span>purge.<text:span text:style-name="T118"> </text:span>Optional<text:span text:style-name="T118"> </text:span>argument</text:p>
      <text:p text:style-name="P127"><text:span text:style-name="T54"><text:s text:c="2"/></text:span><text:span text:style-name="T50">indicates</text:span><text:span text:style-name="T54"> </text:span><text:span text:style-name="T50">the</text:span><text:span text:style-name="T54"> </text:span><text:span text:style-name="T50">number</text:span><text:span text:style-name="T54"> </text:span><text:span text:style-name="T50">of</text:span><text:span text:style-name="T54"> </text:span><text:span text:style-name="T50">entries</text:span><text:span text:style-name="T54"> </text:span><text:span text:style-name="T50">to</text:span><text:span text:style-name="T54"> </text:span><text:span text:style-name="T50">be</text:span><text:span text:style-name="T54"> </text:span><text:span text:style-name="T50">returned</text:span><text:span text:style-name="T54"> </text:span><text:span text:style-name="T50">(default:</text:span><text:span text:style-name="T54"> </text:span><text:span text:style-name="T50">20).</text:span></text:p>
      <text:p text:style-name="P38"><text:span text:style-name="T54"><text:s text:c="4"/></text:span><text:span text:style-name="T59">--top-rmdir</text:span><text:span text:style-name="T54"> </text:span><text:span text:style-name="T50">[=</text:span><text:span text:style-name="T64">count</text:span><text:span text:style-name="T50">],</text:span><text:span text:style-name="T54"> </text:span><text:span text:style-name="T59">-r</text:span><text:span text:style-name="T54"> </text:span><text:span text:style-name="T64">count</text:span></text:p>
      <text:p text:style-name="P55"><text:span text:style-name="T118"><text:s text:c="8"/></text:span>Display<text:span text:style-name="T118"> </text:span>oldest<text:span text:style-name="T118"> </text:span>empty<text:span text:style-name="T118"> </text:span>directories<text:span text:style-name="T118"> </text:span>eligible<text:span text:style-name="T118"> </text:span>for<text:span text:style-name="T118"> </text:span>rmdir.<text:span text:style-name="T118"> </text:span>Optional</text:p>
      <text:p text:style-name="P127"><text:span text:style-name="T54"><text:s text:c="2"/></text:span><text:span text:style-name="T50">argument</text:span><text:span text:style-name="T54"> </text:span><text:span text:style-name="T50">indicates</text:span><text:span text:style-name="T54"> </text:span><text:span text:style-name="T50">the</text:span><text:span text:style-name="T54"> </text:span><text:span text:style-name="T50">number</text:span><text:span text:style-name="T54"> </text:span><text:span text:style-name="T50">of</text:span><text:span text:style-name="T54"> </text:span><text:span text:style-name="T50">dirs</text:span><text:span text:style-name="T54"> </text:span><text:span text:style-name="T50">to</text:span><text:span text:style-name="T54"> </text:span><text:span text:style-name="T50">be</text:span><text:span text:style-name="T54"> </text:span><text:span text:style-name="T50">returned</text:span><text:span text:style-name="T54"> </text:span><text:span text:style-name="T50">(default:</text:span><text:span text:style-name="T54"> </text:span><text:span text:style-name="T50">20).</text:span></text:p>
      <text:p text:style-name="P38"><text:span text:style-name="T54"><text:s text:c="4"/></text:span><text:span text:style-name="T59">--top-users</text:span><text:span text:style-name="T54"> </text:span><text:span text:style-name="T50">[=</text:span><text:span text:style-name="T64">count</text:span><text:span text:style-name="T50">],</text:span><text:span text:style-name="T54"> </text:span><text:span text:style-name="T59">-U</text:span><text:span text:style-name="T54"> </text:span><text:span text:style-name="T64">count</text:span></text:p>
      <text:p text:style-name="P55"><text:span text:style-name="T118"><text:s text:c="8"/></text:span>Display<text:span text:style-name="T118"> </text:span>top<text:span text:style-name="T118"> </text:span>disk<text:span text:style-name="T118"> </text:span>space<text:span text:style-name="T118"> </text:span>consumers.<text:span text:style-name="T118"> </text:span>Optional<text:span text:style-name="T118"> </text:span>argument<text:span text:style-name="T118"> </text:span>indicates<text:span text:style-name="T118"> </text:span>the</text:p>
      <text:p text:style-name="P38"><text:span text:style-name="T54"><text:s/></text:span><text:span text:style-name="T50"><text:tab/></text:span><text:span text:style-name="T54"> <text:s/></text:span><text:span text:style-name="T50">number</text:span><text:span text:style-name="T54"> </text:span><text:span text:style-name="T50">of</text:span><text:span text:style-name="T54"> </text:span><text:span text:style-name="T50">users</text:span><text:span text:style-name="T54"> </text:span><text:span text:style-name="T50">to</text:span><text:span text:style-name="T54"> </text:span><text:span text:style-name="T50">be</text:span><text:span text:style-name="T54"> </text:span><text:span text:style-name="T50">returned</text:span><text:span text:style-name="T54"> </text:span><text:span text:style-name="T50">(default:</text:span><text:span text:style-name="T54"> </text:span><text:span text:style-name="T50">20).</text:span></text:p>
      <text:p text:style-name="P38"><text:span text:style-name="T54"><text:s text:c="4"/></text:span><text:span text:style-name="T59">--dump</text:span><text:span text:style-name="T50">,</text:span><text:span text:style-name="T54"> </text:span><text:span text:style-name="T59">-D</text:span></text:p>
      <text:p text:style-name="P55"><text:span text:style-name="T118"><text:s text:c="8"/></text:span>Dump<text:span text:style-name="T118"> </text:span>all<text:span text:style-name="T118"> </text:span>filesystem<text:span text:style-name="T118"> </text:span>entries.</text:p>
      <text:p text:style-name="P38"><text:span text:style-name="T54"><text:s text:c="4"/></text:span><text:span text:style-name="T59">--dump-user</text:span><text:span text:style-name="T54"> </text:span><text:span text:style-name="T64">user</text:span></text:p>
      <text:p text:style-name="P55"><text:span text:style-name="T118"><text:s text:c="8"/></text:span>Dump<text:span text:style-name="T118"> </text:span>all<text:span text:style-name="T118"> </text:span>entries<text:span text:style-name="T118"> </text:span>for<text:span text:style-name="T118"> </text:span>the<text:span text:style-name="T118"> </text:span>given<text:span text:style-name="T118"> </text:span>user.</text:p>
      <text:p text:style-name="P38"><text:span text:style-name="T54"><text:s text:c="4"/></text:span><text:span text:style-name="T59">--dump-group</text:span><text:span text:style-name="T54"> </text:span><text:span text:style-name="T64">group</text:span></text:p>
      <text:p text:style-name="P55"><text:span text:style-name="T118"><text:s text:c="8"/></text:span>Dump<text:span text:style-name="T118"> </text:span>all<text:span text:style-name="T118"> </text:span>entries<text:span text:style-name="T118"> </text:span>for<text:span text:style-name="T118"> </text:span>the<text:span text:style-name="T118"> </text:span>given<text:span text:style-name="T118"> </text:span>group.</text:p>
      <text:p text:style-name="P38"><text:soft-page-break/><text:span text:style-name="T76">~&gt;</text:span><text:span text:style-name="T50"> <text:s/></text:span><text:span text:style-name="T59">--dump-ost</text:span><text:span text:style-name="T50"> </text:span><text:span text:style-name="T64">ost_index</text:span><text:span text:style-name="T50">|</text:span><text:span text:style-name="T64">ost_set </text:span></text:p>
      <text:p text:style-name="P55"><text:s text:c="8"/>Dump all entries on the given OST or set of OSTs (e.g. 3,5-8).</text:p>
      <text:p text:style-name="P55"/>
      <text:p text:style-name="P58">Filter<text:span text:style-name="T118"> </text:span>options:</text:p>
      <text:p text:style-name="P55">The<text:span text:style-name="T118"> </text:span>following<text:span text:style-name="T118"> </text:span>filters<text:span text:style-name="T118"> </text:span>can<text:span text:style-name="T118"> </text:span>be<text:span text:style-name="T118"> </text:span>speficied<text:span text:style-name="T118"> </text:span>for<text:span text:style-name="T118"> </text:span>reports:</text:p>
      <text:p text:style-name="P38"><text:span text:style-name="T54"><text:s text:c="4"/></text:span><text:span text:style-name="T59">-P</text:span><text:span text:style-name="T54"> </text:span><text:span text:style-name="T64">path</text:span><text:span text:style-name="T50">,</text:span><text:span text:style-name="T54"> </text:span><text:span text:style-name="T59">--filter-path</text:span><text:span text:style-name="T54"> </text:span><text:span text:style-name="T64">path</text:span></text:p>
      <text:p text:style-name="P55"><text:span text:style-name="T118"><text:s text:c="8"/></text:span>Display<text:span text:style-name="T118"> </text:span>the<text:span text:style-name="T118"> </text:span>report<text:span text:style-name="T118"> </text:span>only<text:span text:style-name="T118"> </text:span>for<text:span text:style-name="T118"> </text:span>objects<text:span text:style-name="T118"> </text:span>in<text:span text:style-name="T118"> </text:span>the<text:span text:style-name="T118"> </text:span>given<text:span text:style-name="T118"> </text:span>path.</text:p>
      <text:p text:style-name="P38"><text:span text:style-name="T54"><text:s text:c="4"/></text:span><text:span text:style-name="T59">-C</text:span><text:span text:style-name="T54"> </text:span><text:span text:style-name="T64">class</text:span><text:span text:style-name="T50">,</text:span><text:span text:style-name="T54"> </text:span><text:span text:style-name="T59">--filter-class</text:span><text:span text:style-name="T54"> </text:span><text:span text:style-name="T64">class</text:span></text:p>
      <text:p text:style-name="P55"><text:span text:style-name="T118"><text:s text:c="8"/></text:span>Report<text:span text:style-name="T118"> </text:span>only<text:span text:style-name="T118"> </text:span>entries<text:span text:style-name="T118"> </text:span>in<text:span text:style-name="T118"> </text:span>the<text:span text:style-name="T118"> </text:span>given<text:span text:style-name="T118"> </text:span>FileClass.</text:p>
      <text:p text:style-name="P38"><text:span text:style-name="T54"><text:s text:c="4"/></text:span><text:span text:style-name="T58">--count-min</text:span><text:span text:style-name="T54"> </text:span><text:span text:style-name="T64">cnt</text:span></text:p>
      <text:p text:style-name="P38"><text:span text:style-name="T54"><text:s text:c="8"/></text:span><text:span text:style-name="T50">Display</text:span><text:span text:style-name="T54"> </text:span><text:span text:style-name="T50">only</text:span><text:span text:style-name="T54"> </text:span><text:span text:style-name="T50">topuser/userinfo</text:span><text:span text:style-name="T54"> </text:span><text:span text:style-name="T50">with</text:span><text:span text:style-name="T54"> </text:span><text:span text:style-name="T50">at</text:span><text:span text:style-name="T54"> </text:span><text:span text:style-name="T50">least</text:span><text:span text:style-name="T54"> </text:span><text:span text:style-name="T64">cnt</text:span><text:span text:style-name="T54"> </text:span><text:span text:style-name="T50">entries</text:span></text:p>
      <text:p text:style-name="P55"/>
      <text:p text:style-name="P81">Accounting<text:span text:style-name="T132"> </text:span>report<text:span text:style-name="T132"> </text:span>options:</text:p>
      <text:p text:style-name="P38"><text:span text:style-name="T126"><text:s/></text:span><text:span text:style-name="T126"><text:s text:c="3"/></text:span><text:span text:style-name="T125">--size-profile</text:span><text:span text:style-name="T123">,</text:span><text:span text:style-name="T126"> </text:span><text:span text:style-name="T125">--szprof</text:span></text:p>
      <text:p text:style-name="P82"><text:span text:style-name="T132"><text:s text:c="8"/></text:span>Display<text:span text:style-name="T132"> </text:span>size<text:span text:style-name="T132"> </text:span>profile<text:span text:style-name="T132"> </text:span>statistics</text:p>
      <text:p text:style-name="P38"><text:span text:style-name="T126"><text:s/></text:span><text:span text:style-name="T126"><text:s text:c="3"/></text:span><text:span text:style-name="T125">--by-size-ratio</text:span><text:span text:style-name="T126"> </text:span><text:span text:style-name="T127">range</text:span><text:span text:style-name="T123">,</text:span><text:span text:style-name="T126"> </text:span><text:span text:style-name="T125">--by-szratio</text:span><text:span text:style-name="T126"> </text:span><text:span text:style-name="T127">range</text:span></text:p>
      <text:p text:style-name="P82"><text:span text:style-name="T132"><text:s text:c="8"/></text:span>Sort<text:span text:style-name="T132"> </text:span>on<text:span text:style-name="T132"> </text:span>the<text:span text:style-name="T132"> </text:span>ratio<text:span text:style-name="T132"> </text:span>of<text:span text:style-name="T132"> </text:span>files<text:span text:style-name="T132"> </text:span>in<text:span text:style-name="T132"> </text:span>the<text:span text:style-name="T132"> </text:span>given<text:span text:style-name="T132"> </text:span>size-range</text:p>
      <text:p text:style-name="P82"><text:span text:style-name="T132"><text:s text:c="8"/></text:span>range:<text:span text:style-name="T132"> </text:span>&lt;val&gt;&lt;sep&gt;&lt;val&gt;-<text:span text:style-name="T132"> </text:span>or<text:span text:style-name="T132"> </text:span>&lt;val&gt;&lt;sep&gt;&lt;val-1&gt;<text:span text:style-name="T132"> </text:span>or<text:span text:style-name="T132"> </text:span>&lt;val&gt;&lt;sep&gt;inf</text:p>
      <text:p text:style-name="P82"><text:span text:style-name="T132"><text:s text:c="11"/></text:span>&lt;val&gt;:<text:span text:style-name="T132"> </text:span>0,<text:span text:style-name="T132"> </text:span>1,<text:span text:style-name="T132"> </text:span>32,<text:span text:style-name="T132"> </text:span>1K<text:span text:style-name="T132"> </text:span>32K,<text:span text:style-name="T132"> </text:span>1M,<text:span text:style-name="T132"> </text:span>32M,<text:span text:style-name="T132"> </text:span>1G,<text:span text:style-name="T132"> </text:span>32G,<text:span text:style-name="T132"> </text:span>1T</text:p>
      <text:p text:style-name="P82"><text:span text:style-name="T132"><text:s text:c="11"/></text:span>&lt;sep&gt;:<text:span text:style-name="T132"> </text:span>~<text:span text:style-name="T132"> </text:span>or<text:span text:style-name="T132"> </text:span>..</text:p>
      <text:p text:style-name="P82"><text:span text:style-name="T132"><text:s text:c="11"/></text:span>e.g:<text:span text:style-name="T132"> </text:span>1G..inf,<text:span text:style-name="T132"> </text:span>1..1K-,<text:span text:style-name="T132"> </text:span>0..31M</text:p>
      <text:p text:style-name="P38"><text:span text:style-name="T54"><text:s text:c="4"/></text:span><text:span text:style-name="T59">--by-count</text:span></text:p>
      <text:p text:style-name="P55"><text:span text:style-name="T118"><text:s text:c="8"/></text:span>Sort<text:span text:style-name="T118"> </text:span>top<text:span text:style-name="T118"> </text:span>users<text:span text:style-name="T118"> </text:span>by<text:span text:style-name="T118"> </text:span>count<text:span text:style-name="T118"> </text:span>instead<text:span text:style-name="T118"> </text:span>of<text:span text:style-name="T118"> </text:span>sorting<text:span text:style-name="T118"> </text:span>by<text:span text:style-name="T118"> </text:span>volume</text:p>
      <text:p text:style-name="P38"><text:span text:style-name="T54"><text:s text:c="4"/></text:span><text:span text:style-name="T58">--by-avgsize</text:span></text:p>
      <text:p text:style-name="P38"><text:span text:style-name="T54"><text:s text:c="8"/></text:span><text:span text:style-name="T50">Sort</text:span><text:span text:style-name="T54"> </text:span><text:span text:style-name="T50">users</text:span><text:span text:style-name="T54"> </text:span><text:span text:style-name="T50">by</text:span><text:span text:style-name="T54"> </text:span><text:span text:style-name="T50">average</text:span><text:span text:style-name="T54"> </text:span><text:span text:style-name="T50">file</text:span><text:span text:style-name="T54"> </text:span><text:span text:style-name="T50">size</text:span></text:p>
      <text:p text:style-name="P38"><text:span text:style-name="T54"><text:s text:c="4"/></text:span><text:span text:style-name="T58">--reverse</text:span></text:p>
      <text:p text:style-name="P55"><text:span text:style-name="T118"><text:s text:c="8"/></text:span>Reverse<text:span text:style-name="T118"> </text:span>sort<text:span text:style-name="T118"> </text:span>order</text:p>
      <text:p text:style-name="P38"><text:span text:style-name="T126"><text:s text:c="4"/></text:span><text:span text:style-name="T125">-S</text:span><text:span text:style-name="T122">,</text:span><text:span text:style-name="T124"> </text:span><text:span text:style-name="T125">--split-user-groups</text:span></text:p>
      <text:p text:style-name="P38"><text:span text:style-name="T124"><text:s text:c="8"/></text:span><text:span text:style-name="T122">Display</text:span><text:span text:style-name="T124"> </text:span><text:span text:style-name="T122">the</text:span><text:span text:style-name="T124"> </text:span><text:span text:style-name="T122">report</text:span><text:span text:style-name="T124"> </text:span><text:span text:style-name="T122">by</text:span><text:span text:style-name="T124"> </text:span><text:span text:style-name="T122">user</text:span><text:span text:style-name="T124"> </text:span><text:span text:style-name="T122">AND</text:span><text:span text:style-name="T124"> </text:span><text:span text:style-name="T122">group</text:span></text:p>
      <text:p text:style-name="P38"><text:span text:style-name="T126"><text:s text:c="4"/></text:span><text:span text:style-name="T125">-F</text:span><text:span text:style-name="T122">,</text:span><text:span text:style-name="T124"> </text:span><text:span text:style-name="T125">--force-no-acct</text:span></text:p>
      <text:p text:style-name="P38"><text:span text:style-name="T124"><text:s text:c="8"/></text:span><text:span text:style-name="T122">Generate</text:span><text:span text:style-name="T124"> </text:span><text:span text:style-name="T122">the</text:span><text:span text:style-name="T124"> </text:span><text:span text:style-name="T122">report</text:span><text:span text:style-name="T124"> </text:span><text:span text:style-name="T122">without</text:span><text:span text:style-name="T124"> </text:span><text:span text:style-name="T122">using</text:span><text:span text:style-name="T124"> </text:span><text:span text:style-name="T122">accounting</text:span><text:span text:style-name="T124"> </text:span><text:span text:style-name="T122">table</text:span></text:p>
      <text:p text:style-name="P55"/>
      <text:p text:style-name="P57">Config<text:span text:style-name="T118"> </text:span>file<text:span text:style-name="T118"> </text:span>options:</text:p>
      <text:p text:style-name="P38"><text:span text:style-name="T54"><text:s text:c="4"/></text:span><text:span text:style-name="T58">--config-file</text:span><text:span text:style-name="T50">=</text:span><text:span text:style-name="T64">file</text:span><text:span text:style-name="T50">,</text:span><text:span text:style-name="T54"> </text:span><text:span text:style-name="T58">-f</text:span><text:span text:style-name="T54"> </text:span><text:span text:style-name="T64">file</text:span></text:p>
      <text:p text:style-name="P55"><text:span text:style-name="T118"><text:s text:c="8"/></text:span>Path<text:span text:style-name="T118"> </text:span>to<text:span text:style-name="T118"> </text:span>configuration<text:span text:style-name="T118"> </text:span>file<text:span text:style-name="T118"> </text:span>(or<text:span text:style-name="T118"> </text:span>short<text:span text:style-name="T118"> </text:span>name).</text:p>
      <text:p text:style-name="P55"/>
      <text:p text:style-name="P57">Output<text:span text:style-name="T118"> </text:span>format<text:span text:style-name="T118"> </text:span>options:</text:p>
      <text:p text:style-name="P38"><text:span text:style-name="T54"><text:s text:c="4"/></text:span><text:span text:style-name="T58">-c</text:span><text:span text:style-name="T54"> </text:span><text:span text:style-name="T50">,</text:span><text:span text:style-name="T54"> </text:span><text:span text:style-name="T58">--csv</text:span></text:p>
      <text:p text:style-name="P55"><text:span text:style-name="T118"><text:s text:c="8"/></text:span>Output<text:span text:style-name="T118"> </text:span>stats<text:span text:style-name="T118"> </text:span>in<text:span text:style-name="T118"> </text:span>a<text:span text:style-name="T118"> </text:span>csv-like<text:span text:style-name="T118"> </text:span>format<text:span text:style-name="T118"> </text:span>for<text:span text:style-name="T118"> </text:span>parsing</text:p>
      <text:p text:style-name="P38"><text:span text:style-name="T54"><text:s text:c="4"/></text:span><text:span text:style-name="T58">-q</text:span><text:span text:style-name="T54"> </text:span><text:span text:style-name="T50">,</text:span><text:span text:style-name="T54"> </text:span><text:span text:style-name="T58">--no-header</text:span></text:p>
      <text:p text:style-name="P55"><text:span text:style-name="T118"><text:s text:c="8"/></text:span>Don't<text:span text:style-name="T118"> </text:span>display<text:span text:style-name="T118"> </text:span>column<text:span text:style-name="T118"> </text:span>headers/footers</text:p>
      <text:p text:style-name="P55"/>
      <text:p text:style-name="P57">Miscellaneous<text:span text:style-name="T118"> </text:span>options:</text:p>
      <text:p text:style-name="P38"><text:span text:style-name="T54"><text:s text:c="4"/></text:span><text:span text:style-name="T58">--log-level</text:span><text:span text:style-name="T50">=</text:span><text:span text:style-name="T64">level</text:span><text:span text:style-name="T50">,</text:span><text:span text:style-name="T54"> </text:span><text:span text:style-name="T58">-l</text:span><text:span text:style-name="T54"> </text:span><text:span text:style-name="T64">level</text:span><text:span text:style-name="T50">,</text:span></text:p>
      <text:p text:style-name="P38"><text:span text:style-name="T54"><text:s text:c="8"/></text:span><text:span text:style-name="T50">Force</text:span><text:span text:style-name="T54"> </text:span><text:span text:style-name="T50">the</text:span><text:span text:style-name="T54"> </text:span><text:span text:style-name="T50">log</text:span><text:span text:style-name="T54"> </text:span><text:span text:style-name="T50">verbosity</text:span><text:span text:style-name="T54"> </text:span><text:span text:style-name="T50">level</text:span><text:span text:style-name="T54"> </text:span><text:span text:style-name="T50">(overrides</text:span><text:span text:style-name="T54"> </text:span><text:span text:style-name="T50">configuration</text:span><text:span text:style-name="T54"> </text:span><text:span text:style-name="T50">value).</text:span></text:p>
      <text:p text:style-name="P55"><text:span text:style-name="T118"><text:s text:c="8"/></text:span>Allowed<text:span text:style-name="T118"> </text:span>values:<text:span text:style-name="T118"> </text:span>CRIT,<text:span text:style-name="T118"> </text:span>MAJOR,<text:span text:style-name="T118"> </text:span>EVENT,<text:span text:style-name="T118"> </text:span>VERB,<text:span text:style-name="T118"> </text:span>DEBUG,<text:span text:style-name="T118"> </text:span>FULL.</text:p>
      <text:p text:style-name="P38"><text:span text:style-name="T54"><text:s text:c="4"/></text:span><text:span text:style-name="T58">--help,</text:span><text:span text:style-name="T60"> </text:span><text:span text:style-name="T58">-h</text:span></text:p>
      <text:p text:style-name="P55"><text:span text:style-name="T118"><text:s text:c="8"/></text:span>Display<text:span text:style-name="T118"> </text:span>a<text:span text:style-name="T118"> </text:span>short<text:span text:style-name="T118"> </text:span>help<text:span text:style-name="T118"> </text:span>about<text:span text:style-name="T118"> </text:span>command<text:span text:style-name="T118"> </text:span>line<text:span text:style-name="T118"> </text:span>options.</text:p>
      <text:p text:style-name="P38"><text:span text:style-name="T54"><text:s text:c="4"/></text:span><text:span text:style-name="T79">--version,</text:span><text:span text:style-name="T80"> </text:span><text:span text:style-name="T79">-V</text:span></text:p>
      <text:p text:style-name="P38"><text:span text:style-name="T78"><text:s text:c="8"/></text:span><text:span text:style-name="T44">Display</text:span><text:span text:style-name="T78"> </text:span><text:span text:style-name="T44">version</text:span><text:span text:style-name="T78"> </text:span><text:span text:style-name="T44">info.</text:span></text:p>
      <text:p text:style-name="P7"/>
      <text:h text:style-name="P266" text:outline-level="2"><text:bookmark-start text:name="__RefHeading__85_2004689950"/>Reports<text:bookmark-end text:name="__RefHeading__85_2004689950"/></text:h>
      <text:p text:style-name="P1"/>
      <text:p text:style-name="Standard"><text:span text:style-name="T3">This command can </text:span><text:span text:style-name="T3">provide the following reports:</text:span></text:p>
      <text:p text:style-name="P1"/>
      <text:p text:style-name="P32"><text:span text:style-name="T9">Filesystem content </text:span><text:span text:style-name="T9">report </text:span><text:span text:style-name="T3">(</text:span><text:span text:style-name="T49">--fs-info</text:span><text:span text:style-name="T3"> option)</text:span></text:p>
      <text:p text:style-name="P11"/>
      <text:p text:style-name="P32"><text:span text:style-name="T3">This d</text:span><text:span text:style-name="T3">isplays the number of entries of each type, and their volume stats.</text:span></text:p>
      <text:p text:style-name="P7"><text:soft-page-break/></text:p>
      <text:p text:style-name="P7">Example of output:</text:p>
      <text:p text:style-name="P7"/>
      <text:p text:style-name="P72">type<text:span text:style-name="T118"> <text:s text:c="3"/></text:span>,<text:span text:style-name="T118"> <text:s text:c="5"/></text:span>count,<text:span text:style-name="T118"> <text:s text:c="4"/></text:span>volume,<text:span text:style-name="T118"> <text:s text:c="2"/></text:span>avg_size</text:p>
      <text:p text:style-name="P72">dir<text:span text:style-name="T118"> <text:s text:c="4"/></text:span>,<text:span text:style-name="T118"> <text:s text:c="3"/></text:span>1780074,<text:span text:style-name="T118"> <text:s text:c="3"/></text:span>8.02<text:span text:style-name="T118"> </text:span>GB,<text:span text:style-name="T118"> <text:s text:c="3"/></text:span>4.72<text:span text:style-name="T118"> </text:span>KB</text:p>
      <text:p text:style-name="P72">file<text:span text:style-name="T118"> <text:s text:c="3"/></text:span>,<text:span text:style-name="T118"> <text:s text:c="2"/></text:span>21366275,<text:span text:style-name="T118"> <text:s text:c="2"/></text:span>91.15<text:span text:style-name="T118"> </text:span>TB,<text:span text:style-name="T118"> <text:s text:c="3"/></text:span>4.47<text:span text:style-name="T118"> </text:span>MB</text:p>
      <text:p text:style-name="P72">symlink<text:span text:style-name="T118"> </text:span>,<text:span text:style-name="T118"> <text:s text:c="4"/></text:span>496142,<text:span text:style-name="T118"> <text:s text:c="2"/></text:span>24.92<text:span text:style-name="T118"> </text:span>MB,<text:span text:style-name="T118"> <text:s text:c="8"/></text:span>53</text:p>
      <text:p text:style-name="P53"/>
      <text:p text:style-name="P73">Total:<text:span text:style-name="T118"> </text:span>23475376<text:span text:style-name="T118"> </text:span>entries,<text:span text:style-name="T118"> </text:span>100399805708329<text:span text:style-name="T118"> </text:span>bytes<text:span text:style-name="T118"> </text:span>(91.31<text:span text:style-name="T118"> </text:span>TB)</text:p>
      <text:p text:style-name="P11"/>
      <text:p text:style-name="P11"/>
      <text:p text:style-name="P11"/>
      <text:p text:style-name="P11"/>
      <text:p text:style-name="P11">Entry info <text:span text:style-name="T138">(</text:span><text:span text:style-name="T88">--entry-info</text:span><text:span text:style-name="T138"> option)</text:span></text:p>
      <text:p text:style-name="P11"/>
      <text:p text:style-name="P20">Displays all informations stored in database about an entry.<text:line-break/>Example of output:</text:p>
      <text:p text:style-name="P20"/>
      <text:p text:style-name="P147">id <text:s text:c="12"/>: <text:tab/>[0x200000400:0x16a94:0x0] </text:p>
      <text:p text:style-name="P147">parent_id <text:s text:c="5"/>: <text:tab/>[0x200000007:0x1:0x0] </text:p>
      <text:p text:style-name="P147">name <text:s text:c="10"/>: <text:tab/>file.1 </text:p>
      <text:p text:style-name="P147">path updt <text:s text:c="5"/>: <text:tab/>2013/10/30 10:25:30 </text:p>
      <text:p text:style-name="P147">path <text:s text:c="10"/>: <text:tab/>/mnt/lustre/file.1 </text:p>
      <text:p text:style-name="P147">depth <text:s text:c="9"/>: <text:tab/>0 </text:p>
      <text:p text:style-name="P147">user <text:s text:c="10"/>: <text:tab/>root </text:p>
      <text:p text:style-name="P147">group <text:s text:c="9"/>: <text:tab/>root </text:p>
      <text:p text:style-name="P147">size <text:s text:c="10"/>: <text:tab/>1.42 MB </text:p>
      <text:p text:style-name="P147">spc_used <text:s text:c="6"/>: <text:tab/>1.42 MB</text:p>
      <text:p text:style-name="P147">creation <text:s text:c="6"/>: <text:tab/>2013/10/30 10:07:17 </text:p>
      <text:p text:style-name="P147">last_access <text:s text:c="3"/>: <text:tab/>2013/10/30 10:15:28 </text:p>
      <text:p text:style-name="P147">last_mod <text:s text:c="6"/>: <text:tab/>2013/10/30 10:10:52</text:p>
      <text:p text:style-name="P147">type <text:s text:c="10"/>: <text:tab/>file </text:p>
      <text:p text:style-name="P147">mode <text:s text:c="10"/>: <text:tab/>rw-r--r-- </text:p>
      <text:p text:style-name="P147">nlink <text:s text:c="9"/>: <text:tab/>1 </text:p>
      <text:p text:style-name="P147">md updt <text:s text:c="7"/>: <text:tab/>2013/10/30 10:25:30</text:p>
      <text:p text:style-name="P147">stripe_cnt, stripe_size, <text:s text:c="5"/>pool: <text:tab/> <text:s text:c="8"/>2, <text:s text:c="4"/>1.00 MB, <text:s text:c="9"/></text:p>
      <text:p text:style-name="P147">stripes <text:s text:c="7"/>: <text:tab/>ost#1: 30515, ost#0: 30520 </text:p>
      <text:p text:style-name="Courrier_20_new"/>
      <text:p text:style-name="P11"/>
      <text:p text:style-name="P32"><text:span text:style-name="T9">Fileclasses summary </text:span><text:span text:style-name="T3">(</text:span><text:span text:style-name="T49">--class-info</text:span><text:span text:style-name="T3"> option)</text:span></text:p>
      <text:p text:style-name="P102"/>
      <text:p text:style-name="P7">This generates a summary of fileclasses used for purge policy.</text:p>
      <text:p text:style-name="P7">Example of output:</text:p>
      <text:p text:style-name="P104"/>
      <text:p text:style-name="P67">purge<text:span text:style-name="T118"> </text:span>class<text:span text:style-name="T118"> <text:s text:c="8"/></text:span>,<text:span text:style-name="T118"> <text:s text:c="5"/></text:span>count,<text:span text:style-name="T118"> <text:s text:c="2"/></text:span>spc_used,<text:span text:style-name="T118"> <text:s text:c="4"/></text:span>volume,<text:span text:style-name="T118"> <text:s text:c="2"/></text:span>min_size,<text:span text:style-name="T118"> <text:s text:c="2"/></text:span>max_size,<text:span text:style-name="T118"> <text:s text:c="2"/></text:span>avg_size</text:p>
      <text:p text:style-name="P67">BigFiles<text:span text:style-name="T118"> <text:s text:c="11"/></text:span>,<text:span text:style-name="T118"> <text:s text:c="6"/></text:span>1103,<text:span text:style-name="T118"> <text:s text:c="2"/></text:span>19.66<text:span text:style-name="T118"> </text:span>TB,<text:span text:style-name="T118"> <text:s text:c="2"/></text:span>20.76<text:span text:style-name="T118"> </text:span>TB,<text:span text:style-name="T118"> <text:s text:c="3"/></text:span>8.00<text:span text:style-name="T118"> </text:span>GB,<text:span text:style-name="T118"> <text:s/></text:span>512.00<text:span text:style-name="T118"> </text:span>GB,<text:span text:style-name="T118"> <text:s text:c="2"/></text:span>19.28<text:span text:style-name="T118"> </text:span>GB</text:p>
      <text:p text:style-name="P67">EmptyFiles<text:span text:style-name="T118"> <text:s text:c="9"/></text:span>,<text:span text:style-name="T118"> <text:s text:c="3"/></text:span>1048697,<text:span text:style-name="T118"> <text:s text:c="3"/></text:span>7.92<text:span text:style-name="T118"> </text:span>GB,<text:span text:style-name="T118"> <text:s text:c="3"/></text:span>4.15<text:span text:style-name="T118"> </text:span>GB,<text:span text:style-name="T118"> <text:s text:c="9"/></text:span>0,<text:span text:style-name="T118"> <text:s text:c="3"/></text:span>1.96<text:span text:style-name="T118"> </text:span>GB,<text:span text:style-name="T118"> <text:s text:c="3"/></text:span>4.15<text:span text:style-name="T118"> </text:span>KB</text:p>
      <text:p text:style-name="P67">SmallFiles<text:span text:style-name="T118"> <text:s text:c="9"/></text:span>,<text:span text:style-name="T118"> <text:s text:c="2"/></text:span>20218577,<text:span text:style-name="T118"> <text:s text:c="3"/></text:span>9.63<text:span text:style-name="T118"> </text:span>TB,<text:span text:style-name="T118"> <text:s text:c="3"/></text:span>9.67<text:span text:style-name="T118"> </text:span>TB,<text:span text:style-name="T118"> <text:s text:c="9"/></text:span>0,<text:span text:style-name="T118"> <text:s text:c="2"/></text:span>95.71<text:span text:style-name="T118"> </text:span>MB,<text:span text:style-name="T118"> <text:s/></text:span>513.79<text:span text:style-name="T118"> </text:span>KB</text:p>
      <text:p text:style-name="P32"><text:span text:style-name="T90">ImportantFiles</text:span><text:span text:style-name="T92"> <text:s text:c="5"/></text:span><text:span text:style-name="T90">,</text:span><text:span text:style-name="T92"> <text:s text:c="4"/></text:span><text:span text:style-name="T90">426427,</text:span><text:span text:style-name="T92"> <text:s text:c="2"/></text:span><text:span text:style-name="T90">60.75</text:span><text:span text:style-name="T92"> </text:span><text:span text:style-name="T90">TB,</text:span><text:span text:style-name="T92"> <text:s text:c="2"/></text:span><text:span text:style-name="T90">60.86</text:span><text:span text:style-name="T92"> </text:span><text:span text:style-name="T90">TB,</text:span><text:span text:style-name="T92"> <text:s text:c="2"/></text:span><text:span text:style-name="T90">16.00</text:span><text:span text:style-name="T92"> </text:span><text:span text:style-name="T90">MB,</text:span><text:span text:style-name="T92"> <text:s text:c="3"/></text:span><text:span text:style-name="T90">7.84</text:span><text:span text:style-name="T92"> </text:span><text:span text:style-name="T90">GB,</text:span><text:span text:style-name="T92"> <text:s/></text:span><text:span text:style-name="T90">149.66</text:span><text:span text:style-name="T92"> </text:span><text:span text:style-name="T90">MB</text:span></text:p>
      <text:p text:style-name="P67"/>
      <text:p text:style-name="P74"/>
      <text:p text:style-name="P32"><text:span text:style-name="T3">Note: if you need to list all entries of a given fileclass, use the ‘</text:span><text:span text:style-name="T50">--dump-all</text:span><text:span text:style-name="T3">’ and<text:line-break/>the ‘</text:span><text:span text:style-name="T50">--filter-class</text:span><text:span text:style-name="T3">’ options together:</text:span></text:p>
      <text:p text:style-name="P122">rbh-report<text:span text:style-name="T118"> –</text:span>-dump-all<text:span text:style-name="T118"> </text:span>-<text:span text:style-name="T118">–</text:span>filter-class<text:span text:style-name="T118"> </text:span>project_B</text:p>
      <text:p text:style-name="P67"/>
      <text:p text:style-name="P53"/>
      <text:p text:style-name="P32"><text:span text:style-name="T9">User info report </text:span><text:span text:style-name="T3">(</text:span><text:span text:style-name="T49">--user-info</text:span><text:span text:style-name="T3"> option)</text:span></text:p>
      <text:p text:style-name="P7"/>
      <text:p text:style-name="P32"><text:span text:style-name="T3">This displays </text:span><text:span text:style-name="T3">about the same statistics as ‘fs-info’ for each user (or only for the user given in parameter).</text:span></text:p>
      <text:p text:style-name="P7"/>
      <text:p text:style-name="P7">Example of output:</text:p>
      <text:p text:style-name="P75">user<text:span text:style-name="T118"> <text:s text:c="5"/></text:span>,<text:span text:style-name="T118"> <text:s text:c="4"/></text:span>type,<text:span text:style-name="T118"> <text:s text:c="5"/></text:span>count,<text:span text:style-name="T118"> <text:s text:c="2"/></text:span>spc_used,<text:span text:style-name="T118"> <text:s text:c="2"/></text:span>avg_size</text:p>
      <text:p text:style-name="Standard"><text:soft-page-break/><text:span text:style-name="T104">foo</text:span><text:span text:style-name="T106"> <text:s text:c="6"/></text:span><text:span text:style-name="T104">,</text:span><text:span text:style-name="T106"> <text:s text:c="5"/></text:span><text:span text:style-name="T104">dir,</text:span><text:span text:style-name="T110"> <text:s text:c="4"/></text:span><text:span text:style-name="T105">75450,</text:span><text:span text:style-name="T107"> <text:s/></text:span><text:span text:style-name="T105">306.10</text:span><text:span text:style-name="T107"> </text:span><text:span text:style-name="T105">MB,</text:span><text:span text:style-name="T107"> <text:s text:c="3"/></text:span><text:span text:style-name="T105">4.15</text:span><text:span text:style-name="T107"> </text:span><text:span text:style-name="T105">KB</text:span></text:p>
      <text:p text:style-name="Standard"><text:span text:style-name="T104">foo</text:span><text:span text:style-name="T106"> <text:s text:c="6"/></text:span><text:span text:style-name="T104">,</text:span><text:span text:style-name="T106"> <text:s text:c="4"/></text:span><text:span text:style-name="T104">file,</text:span><text:span text:style-name="T106"> <text:s text:c="4"/></text:span><text:span text:style-name="T105">116396,</text:span><text:span text:style-name="T107"> <text:s text:c="2"/></text:span><text:span text:style-name="T105">11.14</text:span><text:span text:style-name="T107"> </text:span><text:span text:style-name="T105">TB,</text:span><text:span text:style-name="T107"> <text:s/></text:span><text:span text:style-name="T105">100.34</text:span><text:span text:style-name="T107"> </text:span><text:span text:style-name="T105">MB</text:span></text:p>
      <text:p text:style-name="P75"/>
      <text:p text:style-name="P76">Total:<text:span text:style-name="T118"> </text:span>191846<text:span text:style-name="T118"> </text:span>entries,<text:span text:style-name="T118"> </text:span>12248033808384<text:span text:style-name="T118"> </text:span>bytes<text:span text:style-name="T118"> </text:span>used<text:span text:style-name="T118"> </text:span>(11.14<text:span text:style-name="T118"> </text:span>TB)</text:p>
      <text:p text:style-name="P50"/>
      <text:p text:style-name="P32"><text:span text:style-name="T9">Group info report </text:span><text:span text:style-name="T3">(</text:span><text:span text:style-name="T49">--group-info</text:span><text:span text:style-name="T3"> option)</text:span></text:p>
      <text:p text:style-name="P7"/>
      <text:p text:style-name="P32"><text:span text:style-name="T3">Same </text:span><text:span text:style-name="T3">report as ‘user-info’, for groups.</text:span></text:p>
      <text:p text:style-name="P7"/>
      <text:p text:style-name="P38"><text:span text:style-name="T10">Info per user </text:span><text:span text:style-name="T14">and</text:span><text:span text:style-name="T10"> group </text:span><text:span text:style-name="T3">(</text:span><text:span text:style-name="T122">--split-user-groups</text:span><text:span text:style-name="T124"> </text:span><text:span text:style-name="T3">option, or briefly: </text:span><text:span text:style-name="T129">-S</text:span><text:span text:style-name="T3">)</text:span></text:p>
      <text:p text:style-name="P16"/>
      <text:p text:style-name="P16">This option splits user stats by group.</text:p>
      <text:p text:style-name="P38"><text:span text:style-name="T3">E.g. : </text:span><text:span text:style-name="T122">rbh-report</text:span><text:span text:style-name="T124"> </text:span><text:span text:style-name="T122">-u</text:span><text:span text:style-name="T124"> </text:span><text:span text:style-name="T122">john</text:span><text:span text:style-name="T124"> </text:span><text:span text:style-name="T122">-S</text:span><text:span text:style-name="T124"> </text:span></text:p>
      <text:p text:style-name="P83"/>
      <text:p text:style-name="P38"><text:span text:style-name="T122">user</text:span><text:span text:style-name="T124"> </text:span><text:span text:style-name="T122">,</text:span><text:span text:style-name="T124"> </text:span><text:span text:style-name="T122"><text:tab/>group,</text:span><text:span text:style-name="T124"> <text:s text:c="2"/></text:span><text:span text:style-name="T122">type,</text:span><text:span text:style-name="T124"> <text:s text:c="3"/></text:span><text:span text:style-name="T122">count,</text:span><text:span text:style-name="T124"> <text:s text:c="3"/></text:span><text:span text:style-name="T122">spc_used,</text:span><text:span text:style-name="T124"> <text:s text:c="2"/></text:span><text:span text:style-name="T122">avg_size</text:span></text:p>
      <text:p text:style-name="P38"><text:span text:style-name="T125">john</text:span><text:span text:style-name="T126"> </text:span><text:span text:style-name="T122">,</text:span><text:span text:style-name="T124"> <text:s text:c="6"/></text:span><text:span text:style-name="T128">grp</text:span><text:span text:style-name="T125">1</text:span><text:span text:style-name="T122">,</text:span><text:span text:style-name="T124"> <text:s text:c="2"/></text:span><text:span text:style-name="T122">dir,</text:span><text:span text:style-name="T124"> <text:s text:c="5"/></text:span><text:span text:style-name="T122">208,</text:span><text:span text:style-name="T124"> <text:s text:c="3"/></text:span><text:span text:style-name="T122">106.49</text:span><text:span text:style-name="T124"> </text:span><text:span text:style-name="T122">KB,</text:span><text:span text:style-name="T124"> <text:s text:c="8"/></text:span><text:span text:style-name="T122">0</text:span></text:p>
      <text:p text:style-name="P38"><text:span text:style-name="T125">john</text:span><text:span text:style-name="T126"> </text:span><text:span text:style-name="T122">,</text:span><text:span text:style-name="T124"> <text:s text:c="6"/></text:span><text:span text:style-name="T128">grp</text:span><text:span text:style-name="T125">1</text:span><text:span text:style-name="T122">,</text:span><text:span text:style-name="T124"> <text:s/></text:span><text:span text:style-name="T122">file,</text:span><text:span text:style-name="T124"> <text:s text:c="2"/></text:span><text:span text:style-name="T122">259781,</text:span><text:span text:style-name="T124"> <text:s text:c="3"/></text:span><text:span text:style-name="T122">781.21</text:span><text:span text:style-name="T124"> </text:span><text:span text:style-name="T122">GB,</text:span><text:span text:style-name="T124"> <text:s text:c="2"/></text:span><text:span text:style-name="T122">3.08</text:span><text:span text:style-name="T124"> </text:span><text:span text:style-name="T122">MB</text:span></text:p>
      <text:p text:style-name="P38"><text:span text:style-name="T125">john</text:span><text:span text:style-name="T126"> </text:span><text:span text:style-name="T122">,</text:span><text:span text:style-name="T124"> <text:s text:c="6"/></text:span><text:span text:style-name="T128">grp</text:span><text:span text:style-name="T125">2</text:span><text:span text:style-name="T122">,</text:span><text:span text:style-name="T124"> <text:s text:c="2"/></text:span><text:span text:style-name="T122">dir,</text:span><text:span text:style-name="T124"> <text:s text:c="5"/></text:span><text:span text:style-name="T122">125,</text:span><text:span text:style-name="T124"> <text:s text:c="4"/></text:span><text:span text:style-name="T122">64.00</text:span><text:span text:style-name="T124"> </text:span><text:span text:style-name="T122">KB,</text:span><text:span text:style-name="T124"> <text:s text:c="8"/></text:span><text:span text:style-name="T122">0</text:span></text:p>
      <text:p text:style-name="P32"><text:span text:style-name="T125">john</text:span><text:span text:style-name="T126"> </text:span><text:span text:style-name="T122">,</text:span><text:span text:style-name="T124"> <text:s text:c="6"/></text:span><text:span text:style-name="T128">grp</text:span><text:span text:style-name="T125">2</text:span><text:span text:style-name="T122">,</text:span><text:span text:style-name="T124"> <text:s/></text:span><text:span text:style-name="T122">file,</text:span><text:span text:style-name="T124"> <text:s text:c="3"/></text:span><text:span text:style-name="T122">34525,</text:span><text:span text:style-name="T124"> <text:s text:c="5"/></text:span><text:span text:style-name="T122">4.26</text:span><text:span text:style-name="T124"> </text:span><text:span text:style-name="T122">GB,</text:span><text:span text:style-name="T124"> </text:span><text:span text:style-name="T122">123.46</text:span><text:span text:style-name="T124"> </text:span><text:span text:style-name="T122">KB</text:span></text:p>
      <text:p text:style-name="P7"/>
      <text:p text:style-name="P32"><text:span text:style-name="T9">Top</text:span><text:span text:style-name="T9"> directories </text:span><text:span text:style-name="T3">(</text:span><text:span text:style-name="T49">--top-dirs</text:span><text:span text:style-name="T3"> option)</text:span></text:p>
      <text:p text:style-name="P7"/>
      <text:p text:style-name="P32"><text:span text:style-name="T3">This option displays directories with the </text:span><text:span text:style-name="T3">highest number of child entries.</text:span></text:p>
      <text:p text:style-name="P32"><text:span text:style-name="T3">Useful information is given for each of them: path, owner, number of entries, </text:span><text:span text:style-name="T3">avg size of dir entries, last modification time.</text:span></text:p>
      <text:p text:style-name="P7"/>
      <text:p text:style-name="P7">Example of output:</text:p>
      <text:p text:style-name="P7"/>
      <text:p text:style-name="P32"><text:span text:style-name="T90">rank,</text:span><text:span text:style-name="T92"> <text:s text:c="12"/></text:span><text:span text:style-name="T90">path,</text:span><text:span text:style-name="T92"> </text:span><text:span text:style-name="T90">dircount,</text:span><text:span text:style-name="T92"> <text:s text:c="3"/></text:span><text:span text:style-name="T90">avgsize,</text:span><text:span text:style-name="T92"> <text:s text:c="3"/></text:span><text:span text:style-name="T90">user,</text:span><text:span text:style-name="T92"> <text:s text:c="5"/></text:span><text:span text:style-name="T90">group,</text:span><text:span text:style-name="T92"> <text:s text:c="12"/></text:span><text:span text:style-name="T90">last_mod</text:span></text:p>
      <text:p text:style-name="P32"><text:span text:style-name="T92"><text:s text:c="3"/></text:span><text:span text:style-name="T90">1,</text:span><text:span text:style-name="T92"> <text:s text:c="5"/></text:span><text:span text:style-name="T90">/lustre/90k,</text:span><text:span text:style-name="T92"> <text:s text:c="3"/></text:span><text:span text:style-name="T90">89957,</text:span><text:span text:style-name="T92"> <text:s text:c="9"/></text:span><text:span text:style-name="T90">0,</text:span><text:span text:style-name="T92"> <text:s text:c="3"/></text:span><text:span text:style-name="T90">john,</text:span><text:span text:style-name="T92"> <text:s text:c="6"/></text:span><text:span text:style-name="T90">pr01,</text:span><text:span text:style-name="T92"> <text:s/></text:span><text:span text:style-name="T90">2012/03/21</text:span><text:span text:style-name="T92"> </text:span><text:span text:style-name="T90">21:50:14</text:span></text:p>
      <text:p text:style-name="P32"><text:span text:style-name="T92"><text:s text:c="3"/></text:span><text:span text:style-name="T90">2,</text:span><text:span text:style-name="T92"> <text:s text:c="3"/></text:span><text:span text:style-name="T90">/lustre/foooo,</text:span><text:span text:style-name="T92"> <text:s text:c="3"/></text:span><text:span text:style-name="T90">80939,</text:span><text:span text:style-name="T92"> <text:s text:c="2"/></text:span><text:span text:style-name="T90">79.13</text:span><text:span text:style-name="T92"> </text:span><text:span text:style-name="T90">KB,</text:span><text:span text:style-name="T92"> <text:s text:c="4"/></text:span><text:span text:style-name="T90">tod,</text:span><text:span text:style-name="T92"> <text:s text:c="6"/></text:span><text:span text:style-name="T90">pr32,</text:span><text:span text:style-name="T92"> <text:s/></text:span><text:span text:style-name="T90">2011/05/25</text:span><text:span text:style-name="T92"> </text:span><text:span text:style-name="T90">13:33:05</text:span></text:p>
      <text:p text:style-name="P32"><text:span text:style-name="T92"><text:s text:c="3"/></text:span><text:span text:style-name="T90">3,</text:span><text:span text:style-name="T92"> <text:s/></text:span><text:span text:style-name="T90">/lustre/results,</text:span><text:span text:style-name="T92"> <text:s text:c="3"/></text:span><text:span text:style-name="T90">73983,</text:span><text:span text:style-name="T92"> <text:s/></text:span><text:span text:style-name="T90">197.49</text:span><text:span text:style-name="T92"> </text:span><text:span text:style-name="T90">KB,</text:span><text:span text:style-name="T92"> <text:s text:c="3"/></text:span><text:span text:style-name="T90">eddy,</text:span><text:span text:style-name="T92"> <text:s text:c="6"/></text:span><text:span text:style-name="T90">pr32,</text:span><text:span text:style-name="T92"> <text:s/></text:span><text:span text:style-name="T90">2011/06/15</text:span><text:span text:style-name="T92"> </text:span><text:span text:style-name="T90">19:23:40</text:span></text:p>
      <text:p text:style-name="P32"><text:span text:style-name="T101"><text:s text:c="3"/></text:span><text:span text:style-name="T100">4,</text:span><text:span text:style-name="T101"> <text:s text:c="5"/></text:span><text:span text:style-name="T100">/lustre/bar,</text:span><text:span text:style-name="T101"> <text:s text:c="3"/></text:span><text:span text:style-name="T100">73524,</text:span><text:span text:style-name="T101"> <text:s text:c="3"/></text:span><text:span text:style-name="T100">1.72</text:span><text:span text:style-name="T101"> </text:span><text:span text:style-name="T100">MB,</text:span><text:span text:style-name="T101"> </text:span><text:span text:style-name="T100">charlie,</text:span><text:span text:style-name="T101"> <text:s text:c="6"/></text:span><text:span text:style-name="T100">pr87,</text:span><text:span text:style-name="T101"> <text:s/></text:span><text:span text:style-name="T100">2012/09/15</text:span><text:span text:style-name="T101"> </text:span><text:span text:style-name="T100">19:36:17</text:span></text:p>
      <text:p text:style-name="P67"><text:span text:style-name="T118"><text:s text:c="3"/></text:span>5,<text:span text:style-name="T118"> <text:s text:c="5"/></text:span>/lustre/log,<text:span text:style-name="T118"> <text:s text:c="3"/></text:span>53693,<text:span text:style-name="T118"> <text:s/></text:span>350.94<text:span text:style-name="T118"> </text:span>KB,<text:span text:style-name="T118"> <text:s text:c="3"/></text:span>lily,<text:span text:style-name="T118"> <text:s text:c="6"/></text:span>pr14,<text:span text:style-name="T118"> <text:s/></text:span>2012/10/22<text:span text:style-name="T118"> </text:span>18:32:31</text:p>
      <text:p text:style-name="P7"/>
      <text:list xml:id="list7655515615667319912" text:style-name="WW8Num23">
        <text:list-item>
          <text:p text:style-name="P176"><text:span text:style-name="T3">By default, directories are</text:span><text:span text:style-name="T3"> sorted by entry count</text:span></text:p>
        </text:list-item>
        <text:list-item>
          <text:p text:style-name="P186">‘--by-avgsize’ option sorts dirs by average file size</text:p>
        </text:list-item>
        <text:list-item>
          <text:p text:style-name="P186">‘--reverse’ option reverses sort order (e.g. smallest first)</text:p>
        </text:list-item>
        <text:list-item>
          <text:p text:style-name="P176"><text:span text:style-name="T3">Use ‘--count-min </text:span><text:span text:style-name="T16">N</text:span><text:span text:style-name="T3">’ option to only display directories with at least </text:span><text:span text:style-name="T16">N</text:span><text:span text:style-name="T3"> entries.</text:span></text:p>
        </text:list-item>
      </text:list>
      <text:p text:style-name="P80"/>
      <text:p text:style-name="P7">Example of use: <text:s/>find directories with plenty of small files</text:p>
      <text:p text:style-name="P32"><text:span text:style-name="T42">(directories with at least 1000 entries, sorted by average file</text:span><text:span text:style-name="T42"> size, from the smaller avgsize to the bigger)</text:span></text:p>
      <text:p text:style-name="P32"><text:span text:style-name="T52">rbh-report</text:span><text:span text:style-name="T56"> </text:span><text:span text:style-name="T52">--topdirs</text:span><text:span text:style-name="T56"> </text:span><text:span text:style-name="T52">--count-min=1000</text:span><text:span text:style-name="T56"> </text:span><text:span text:style-name="T52">--by-avgsize</text:span><text:span text:style-name="T56"> –</text:span><text:span text:style-name="T52">-reverse</text:span></text:p>
      <text:p text:style-name="P56"/>
      <text:p text:style-name="P32"><text:span text:style-name="T90">rank,</text:span><text:span text:style-name="T92"> <text:s text:c="7"/></text:span><text:span text:style-name="T90">path,</text:span><text:span text:style-name="T92"> </text:span><text:span text:style-name="T90">dircount,</text:span><text:span text:style-name="T92"> <text:s text:c="3"/></text:span><text:span text:style-name="T90">avgsize,</text:span><text:span text:style-name="T92"> <text:s/></text:span><text:span text:style-name="T90">user,</text:span><text:span text:style-name="T92"> <text:s text:c="2"/></text:span><text:span text:style-name="T90">group,</text:span><text:span text:style-name="T92"> <text:s text:c="12"/></text:span><text:span text:style-name="T90">last_mod</text:span></text:p>
      <text:p text:style-name="P32"><text:span text:style-name="T101"><text:s text:c="2"/></text:span><text:span text:style-name="T100">1,</text:span><text:span text:style-name="T101"> </text:span><text:span text:style-name="T100">/lustre/dir1,</text:span><text:span text:style-name="T101"> <text:s text:c="4"/></text:span><text:span text:style-name="T100">1121,</text:span><text:span text:style-name="T101"> <text:s text:c="3"/></text:span><text:span text:style-name="T100">6.01</text:span><text:span text:style-name="T101"> </text:span><text:span text:style-name="T100">KB,</text:span><text:span text:style-name="T101"> <text:s text:c="2"/></text:span><text:span text:style-name="T100">foo,</text:span><text:span text:style-name="T101"> <text:s text:c="4"/></text:span><text:span text:style-name="T100">gp1,</text:span><text:span text:style-name="T101"> <text:s/></text:span><text:span text:style-name="T100">2012/04/29</text:span><text:span text:style-name="T101"> </text:span><text:span text:style-name="T100">18:20:34</text:span></text:p>
      <text:p text:style-name="P32"><text:span text:style-name="T101"><text:s text:c="2"/></text:span><text:span text:style-name="T90">2,</text:span><text:span text:style-name="T92"> </text:span><text:span text:style-name="T90">/lustre/dir2,</text:span><text:span text:style-name="T92"> <text:s text:c="4"/></text:span><text:span text:style-name="T90">1543,</text:span><text:span text:style-name="T92"> <text:s text:c="3"/></text:span><text:span text:style-name="T90">7.75</text:span><text:span text:style-name="T92"> </text:span><text:span text:style-name="T90">KB,</text:span><text:span text:style-name="T92"> <text:s text:c="2"/></text:span><text:span text:style-name="T90">foo,</text:span><text:span text:style-name="T92"> <text:s text:c="4"/></text:span><text:span text:style-name="T90">gp1,</text:span><text:span text:style-name="T92"> <text:s/></text:span><text:span text:style-name="T90">2012/04/17</text:span><text:span text:style-name="T92"> </text:span><text:span text:style-name="T90">15:34:55</text:span></text:p>
      <text:p text:style-name="P32"><text:span text:style-name="T101"><text:s text:c="2"/></text:span><text:span text:style-name="T100">3,</text:span><text:span text:style-name="T101"> </text:span><text:span text:style-name="T100">/lustre/x,</text:span><text:span text:style-name="T101"> <text:s text:c="7"/></text:span><text:span text:style-name="T100">1029,</text:span><text:span text:style-name="T101"> <text:s text:c="2"/></text:span><text:span text:style-name="T100">12.88</text:span><text:span text:style-name="T101"> </text:span><text:span text:style-name="T100">KB,</text:span><text:span text:style-name="T101"> <text:s text:c="2"/></text:span><text:span text:style-name="T100">bar,</text:span><text:span text:style-name="T101"> <text:s text:c="4"/></text:span><text:span text:style-name="T100">gp2,</text:span><text:span text:style-name="T101"> <text:s/></text:span><text:span text:style-name="T100">2011/02/16</text:span><text:span text:style-name="T101"> </text:span><text:span text:style-name="T100">01:22:57</text:span></text:p>
      <text:p text:style-name="P32"><text:span text:style-name="T101"><text:s text:c="2"/></text:span><text:span text:style-name="T100">4,</text:span><text:span text:style-name="T101"> </text:span><text:span text:style-name="T100">/lustre/y,</text:span><text:span text:style-name="T101"> <text:s text:c="7"/></text:span><text:span text:style-name="T100">1019,</text:span><text:span text:style-name="T101"> <text:s text:c="2"/></text:span><text:span text:style-name="T100">12.99</text:span><text:span text:style-name="T101"> </text:span><text:span text:style-name="T100">KB,</text:span><text:span text:style-name="T101"> <text:s text:c="2"/></text:span><text:span text:style-name="T100">bar,</text:span><text:span text:style-name="T101"> <text:s text:c="4"/></text:span><text:span text:style-name="T100">gp2,</text:span><text:span text:style-name="T101"> <text:s/></text:span><text:span text:style-name="T100">2011/01/21</text:span><text:span text:style-name="T101"> </text:span><text:span text:style-name="T100">11:16:06</text:span></text:p>
      <text:p text:style-name="P74">...</text:p>
      <text:p text:style-name="P40"/>
      <text:p text:style-name="P32"><text:span text:style-name="T9">Top file size </text:span><text:span text:style-name="T3">(</text:span><text:span text:style-name="T49">--top-size</text:span><text:span text:style-name="T3"> option)</text:span></text:p>
      <text:p text:style-name="P7"/>
      <text:p text:style-name="P32"><text:span text:style-name="T3">This option</text:span><text:span text:style-name="T3"> displays a list of largest files, with useful information: path, size, last access time, last modification time, owner, stripe information.</text:span></text:p>
      <text:p text:style-name="P7"/>
      <text:p text:style-name="P7">Example of output:</text:p>
      <text:p text:style-name="P68"/>
      <text:p text:style-name="P77"><text:soft-page-break/>rank,<text:span text:style-name="T118"> <text:s text:c="10"/></text:span>path,<text:span text:style-name="T118"> <text:s text:c="6"/></text:span>size,<text:span text:style-name="T118"> </text:span>user,<text:span text:style-name="T118"> </text:span>group,<text:span text:style-name="T118"> <text:s text:c="9"/></text:span>last_access,<text:span text:style-name="T118"> <text:s text:c="12"/></text:span>last_mod,<text:span text:style-name="T118"> <text:s/></text:span>purge<text:span text:style-name="T118"> </text:span>class</text:p>
      <text:p text:style-name="P77"><text:span text:style-name="T118"><text:s text:c="3"/></text:span>1,<text:span text:style-name="T118"> </text:span>/tmp/file.big1,<text:span text:style-name="T118"> <text:s/></text:span>512.00<text:span text:style-name="T118"> </text:span>GB,<text:span text:style-name="T118"> </text:span>foo1,<text:span text:style-name="T118"> <text:s text:c="2"/></text:span>p01,<text:span text:style-name="T118"> <text:s/></text:span>2012/10/14<text:span text:style-name="T118"> </text:span>17:41:38,<text:span text:style-name="T118"> <text:s/></text:span>2011/05/25<text:span text:style-name="T118"> </text:span>14:22:41,<text:span text:style-name="T118"> <text:s text:c="4"/></text:span>BigFiles</text:p>
      <text:p text:style-name="P77"><text:span text:style-name="T118"><text:s text:c="3"/></text:span>2,<text:span text:style-name="T118"> </text:span>/tmp/file2.tar,<text:span text:style-name="T118"> <text:s/></text:span>380.53<text:span text:style-name="T118"> </text:span>GB,<text:span text:style-name="T118"> </text:span>foo2,<text:span text:style-name="T118"> <text:s text:c="2"/></text:span>p01,<text:span text:style-name="T118"> <text:s/></text:span>2012/10/14<text:span text:style-name="T118"> </text:span>21:38:07,<text:span text:style-name="T118"> <text:s/></text:span>2012/02/01<text:span text:style-name="T118"> </text:span>14:30:48,<text:span text:style-name="T118"> <text:s text:c="4"/></text:span>BigFiles</text:p>
      <text:p text:style-name="P77"><text:span text:style-name="T118"><text:s text:c="3"/></text:span>3,<text:span text:style-name="T118"> </text:span>/tmp/big.1,<text:span text:style-name="T118"> <text:s text:c="5"/></text:span>379.92<text:span text:style-name="T118"> </text:span>GB,<text:span text:style-name="T118"> </text:span>foo1,<text:span text:style-name="T118"> <text:s text:c="2"/></text:span>p02,<text:span text:style-name="T118"> <text:s/></text:span>2012/10/14<text:span text:style-name="T118"> </text:span>20:24:20,<text:span text:style-name="T118"> <text:s/></text:span>2012/05/17<text:span text:style-name="T118"> </text:span>17:40:57,<text:span text:style-name="T118"> <text:s text:c="4"/></text:span>BigFiles</text:p>
      <text:p text:style-name="P77">...</text:p>
      <text:p text:style-name="P7"/>
      <text:p text:style-name="P32"><text:span text:style-name="T9">Top disk space consumers </text:span><text:span text:style-name="T3">(</text:span><text:span text:style-name="T49">--top-users</text:span><text:span text:style-name="T3"> option)</text:span></text:p>
      <text:p text:style-name="P7"/>
      <text:p text:style-name="P7">Display users who consume the larger disk space.</text:p>
      <text:p text:style-name="P55"/>
      <text:p text:style-name="P74">rank,<text:span text:style-name="T118"> </text:span>user<text:span text:style-name="T118"> <text:s text:c="5"/></text:span>,<text:span text:style-name="T118"> <text:s text:c="2"/></text:span>spc_used,<text:span text:style-name="T118"> <text:s text:c="5"/></text:span>count,<text:span text:style-name="T118"> <text:s/></text:span>avg_size</text:p>
      <text:p text:style-name="P74"><text:span text:style-name="T118"><text:s text:c="3"/></text:span>1,<text:span text:style-name="T118"> </text:span>usr0021<text:span text:style-name="T118"> <text:s/></text:span>,<text:span text:style-name="T118"> <text:s text:c="2"/></text:span>11.14<text:span text:style-name="T118"> </text:span>TB,<text:span text:style-name="T118"> <text:s text:c="4"/></text:span>116396,<text:span text:style-name="T118"> <text:s/></text:span>100.34<text:span text:style-name="T118"> </text:span>MB</text:p>
      <text:p text:style-name="P74"><text:span text:style-name="T118"><text:s text:c="3"/></text:span>2,<text:span text:style-name="T118"> </text:span>usr3562<text:span text:style-name="T118"> <text:s/></text:span>,<text:span text:style-name="T118"> <text:s text:c="3"/></text:span>5.54<text:span text:style-name="T118"> </text:span>TB,<text:span text:style-name="T118"> <text:s text:c="7"/></text:span>575,<text:span text:style-name="T118"> <text:s text:c="3"/></text:span>9.86<text:span text:style-name="T118"> </text:span>GB</text:p>
      <text:p text:style-name="P74"><text:span text:style-name="T118"><text:s text:c="3"/></text:span>3,<text:span text:style-name="T118"> </text:span>usr2189<text:span text:style-name="T118"> <text:s text:c="2"/></text:span>,<text:span text:style-name="T118"> <text:s text:c="2"/></text:span>5.52<text:span text:style-name="T118"> </text:span>TB,<text:span text:style-name="T118"> <text:s text:c="6"/></text:span>9888,<text:span text:style-name="T118"> <text:s/></text:span>585.50<text:span text:style-name="T118"> </text:span>MB</text:p>
      <text:p text:style-name="P74">...</text:p>
      <text:p text:style-name="P7"/>
      <text:p text:style-name="P7">Useful options:</text:p>
      <text:list xml:id="list1012909969209226200" text:style-name="WW8Num19">
        <text:list-item>
          <text:p text:style-name="P177"><text:span text:style-name="T3">‘--by-count’ option </text:span><text:span text:style-name="T3">sorts users by entry count</text:span></text:p>
        </text:list-item>
        <text:list-item>
          <text:p text:style-name="P187">‘--by-avgsize’ option sorts users by average file size</text:p>
        </text:list-item>
        <text:list-item>
          <text:p text:style-name="P187">‘--reverse’ option reverses sort order (e.g. smallest first)</text:p>
        </text:list-item>
        <text:list-item>
          <text:p text:style-name="P177"><text:span text:style-name="T3">Use ‘--count-min </text:span><text:span text:style-name="T16">N</text:span><text:span text:style-name="T3">’ option to only display users with at least </text:span><text:span text:style-name="T16">N</text:span><text:span text:style-name="T3"> entries.</text:span></text:p>
        </text:list-item>
        <text:list-item>
          <text:p text:style-name="P187">‘--by-size-ratio’ option makes it possible to sort users using the percentage of files in the given range.</text:p>
        </text:list-item>
      </text:list>
      <text:p text:style-name="P80"/>
      <text:p text:style-name="P7">Example of use: find users with the highest percentage of files &lt; 32MB</text:p>
      <text:p text:style-name="P32"><text:span text:style-name="T42">(</text:span><text:span text:style-name="T42">users sorted by file percentage in the range [0-32M[, with at least 1000 entries)</text:span></text:p>
      <text:p text:style-name="P32"><text:span text:style-name="T52">rbh-report</text:span><text:span text:style-name="T56"> </text:span><text:span text:style-name="T52">--topusers</text:span><text:span text:style-name="T56"> </text:span><text:span text:style-name="T52">--by-szratio=0..31M</text:span><text:span text:style-name="T56"> </text:span><text:span text:style-name="T52">--count-min=1000</text:span></text:p>
      <text:p text:style-name="P7"/>
      <text:p text:style-name="Standard"><text:span text:style-name="T90">rank,</text:span><text:span text:style-name="T92"> </text:span><text:span text:style-name="T90">user</text:span><text:span text:style-name="T92"> <text:s/></text:span><text:span text:style-name="T90">,</text:span><text:span text:style-name="T92"> <text:s text:c="2"/></text:span><text:span text:style-name="T90">spc_used,</text:span><text:span text:style-name="T92"> <text:s/></text:span><text:span text:style-name="T90">count,</text:span><text:span text:style-name="T92"> <text:s text:c="2"/></text:span><text:span text:style-name="T90">avg_size,</text:span><text:span text:style-name="T92"> <text:s/></text:span><text:span text:style-name="T90">...</text:span><text:span text:style-name="T92"> </text:span><text:span text:style-name="T90">,</text:span><text:span text:style-name="T92"> </text:span><text:span text:style-name="T90">ratio(0..31M)</text:span></text:p>
      <text:p text:style-name="Standard"><text:span text:style-name="T92"><text:s text:c="3"/></text:span><text:span text:style-name="T90">1,</text:span><text:span text:style-name="T92"> </text:span><text:span text:style-name="T90">foo1</text:span><text:span text:style-name="T92"> <text:s/></text:span><text:span text:style-name="T90">,</text:span><text:span text:style-name="T92"> <text:s text:c="2"/></text:span><text:span text:style-name="T90">1.23</text:span><text:span text:style-name="T92"> </text:span><text:span text:style-name="T90">GB,</text:span><text:span text:style-name="T92"> <text:s text:c="3"/></text:span><text:span text:style-name="T90">2915,</text:span><text:span text:style-name="T92"> <text:s/></text:span><text:span text:style-name="T90">440.57</text:span><text:span text:style-name="T92"> </text:span><text:span text:style-name="T90">KB,</text:span><text:span text:style-name="T92"> <text:s/></text:span><text:span text:style-name="T90">...</text:span><text:span text:style-name="T92"> </text:span><text:span text:style-name="T90">,</text:span><text:span text:style-name="T92"> </text:span><text:span text:style-name="T90">100.00%</text:span></text:p>
      <text:p text:style-name="Standard"><text:span text:style-name="T92"><text:s text:c="3"/></text:span><text:span text:style-name="T90">2,</text:span><text:span text:style-name="T92"> </text:span><text:span text:style-name="T90">bar2</text:span><text:span text:style-name="T92"> <text:s/></text:span><text:span text:style-name="T90">,</text:span><text:span text:style-name="T92"> <text:s text:c="2"/></text:span><text:span text:style-name="T90">1.60</text:span><text:span text:style-name="T92"> </text:span><text:span text:style-name="T90">MB,</text:span><text:span text:style-name="T92"> <text:s text:c="3"/></text:span><text:span text:style-name="T90">3876,</text:span><text:span text:style-name="T92"> <text:s text:c="2"/></text:span><text:span text:style-name="T90">42.50</text:span><text:span text:style-name="T92"> </text:span><text:span text:style-name="T90">KB,</text:span><text:span text:style-name="T92"> <text:s/></text:span><text:span text:style-name="T90">...</text:span><text:span text:style-name="T92"> </text:span><text:span text:style-name="T90">,</text:span><text:span text:style-name="T92"> </text:span><text:span text:style-name="T90">100.00%</text:span></text:p>
      <text:p text:style-name="Standard"><text:span text:style-name="T92"><text:s text:c="3"/></text:span><text:span text:style-name="T90">3,</text:span><text:span text:style-name="T92"> </text:span><text:span text:style-name="T90">foo2</text:span><text:span text:style-name="T92"> <text:s/></text:span><text:span text:style-name="T90">,</text:span><text:span text:style-name="T92"> </text:span><text:span text:style-name="T90">511.36</text:span><text:span text:style-name="T92"> </text:span><text:span text:style-name="T90">MB,</text:span><text:span text:style-name="T92"> <text:s text:c="2"/></text:span><text:span text:style-name="T90">11298,</text:span><text:span text:style-name="T92"> <text:s text:c="2"/></text:span><text:span text:style-name="T90">47.79</text:span><text:span text:style-name="T92"> </text:span><text:span text:style-name="T90">KB,</text:span><text:span text:style-name="T92"> <text:s/></text:span><text:span text:style-name="T90">...</text:span><text:span text:style-name="T92"> </text:span><text:span text:style-name="T90">,</text:span><text:span text:style-name="T92"> </text:span><text:span text:style-name="T90">99.95%</text:span></text:p>
      <text:p text:style-name="Standard"><text:span text:style-name="T92"><text:s text:c="3"/></text:span><text:span text:style-name="T90">4,</text:span><text:span text:style-name="T92"> </text:span><text:span text:style-name="T90">bar3</text:span><text:span text:style-name="T92"> <text:s/></text:span><text:span text:style-name="T90">,</text:span><text:span text:style-name="T92"> <text:s/></text:span><text:span text:style-name="T90">40.06</text:span><text:span text:style-name="T92"> </text:span><text:span text:style-name="T90">GB,</text:span><text:span text:style-name="T92"> <text:s text:c="3"/></text:span><text:span text:style-name="T90">5247,</text:span><text:span text:style-name="T92"> <text:s text:c="2"/></text:span><text:span text:style-name="T90">39.35</text:span><text:span text:style-name="T92"> </text:span><text:span text:style-name="T90">MB,</text:span><text:span text:style-name="T92"> <text:s/></text:span><text:span text:style-name="T90">...</text:span><text:span text:style-name="T92"> </text:span><text:span text:style-name="T90">,</text:span><text:span text:style-name="T92"> </text:span><text:span text:style-name="T90">99.77%</text:span></text:p>
      <text:p text:style-name="Standard"><text:span text:style-name="T92"><text:s text:c="3"/></text:span><text:span text:style-name="T90">5,</text:span><text:span text:style-name="T92"> </text:span><text:span text:style-name="T90">usr202,</text:span><text:span text:style-name="T92"> <text:s text:c="2"/></text:span><text:span text:style-name="T90">8.72</text:span><text:span text:style-name="T92"> </text:span><text:span text:style-name="T90">GB,</text:span><text:span text:style-name="T92"> <text:s text:c="2"/></text:span><text:span text:style-name="T90">58152,</text:span><text:span text:style-name="T92"> <text:s text:c="3"/></text:span><text:span text:style-name="T90">5.10</text:span><text:span text:style-name="T92"> </text:span><text:span text:style-name="T90">MB,</text:span><text:span text:style-name="T92"> <text:s/></text:span><text:span text:style-name="T90">...</text:span><text:span text:style-name="T92"> </text:span><text:span text:style-name="T90">,</text:span><text:span text:style-name="T92"> </text:span><text:span text:style-name="T90">99.75%</text:span></text:p>
      <text:p text:style-name="P85"/>
      <text:p text:style-name="P32"><text:span text:style-name="T9">Size profile </text:span><text:span text:style-name="T3">(</text:span><text:span text:style-name="T49">--size-profile</text:span><text:span text:style-name="T3"> option)</text:span></text:p>
      <text:p text:style-name="P7"/>
      <text:p text:style-name="P32"><text:span text:style-name="T3">This option can be used to display the file size profile in the filesystem (with with </text:span><text:span text:style-name="T50">--fs-info</text:span><text:span text:style-name="T3">), for a user (with </text:span><text:span text:style-name="T50">--user-info</text:span><text:span text:style-name="T3">), or a group (with</text:span><text:span text:style-name="T54"> </text:span><text:span text:style-name="T50">--group-info</text:span><text:span text:style-name="T3">).</text:span></text:p>
      <text:p text:style-name="P53"/>
      <text:p text:style-name="P32"><text:span text:style-name="T50">rbh-report</text:span><text:span text:style-name="T54"> </text:span><text:span text:style-name="T50">-u</text:span><text:span text:style-name="T54"> </text:span><text:span text:style-name="T50">foo</text:span><text:span text:style-name="T54"> </text:span><text:span text:style-name="T50">--szprof</text:span></text:p>
      <text:p text:style-name="Standard"><text:span text:style-name="T111">user,</text:span><text:span text:style-name="T112"> <text:s/></text:span><text:span text:style-name="T111">type,</text:span><text:span text:style-name="T112"> <text:s/></text:span><text:span text:style-name="T111">count,</text:span><text:span text:style-name="T112"> </text:span><text:span text:style-name="T111">spc_used,</text:span><text:span text:style-name="T112"> <text:s/></text:span><text:span text:style-name="T111">avg_size,</text:span><text:span text:style-name="T112"> <text:s/></text:span><text:span text:style-name="T113">0,</text:span><text:span text:style-name="T114"> </text:span><text:span text:style-name="T113">1~31,</text:span><text:span text:style-name="T114"> </text:span><text:span text:style-name="T113">32~1K-,</text:span><text:span text:style-name="T114"> </text:span><text:span text:style-name="T113">1K~31K,</text:span><text:span text:style-name="T114"> </text:span><text:span text:style-name="T113">32K~1M-,</text:span><text:span text:style-name="T114"> </text:span><text:span text:style-name="T113">1M~31M,</text:span><text:span text:style-name="T114"> </text:span><text:span text:style-name="T113">32M~1G-,</text:span><text:span text:style-name="T114"> </text:span><text:span text:style-name="T113">1G~31G,</text:span><text:span text:style-name="T114"> </text:span><text:span text:style-name="T113">32G~1T-,</text:span><text:span text:style-name="T114"> </text:span><text:span text:style-name="T113">+1T</text:span></text:p>
      <text:p text:style-name="Standard"><text:span text:style-name="T111">foo</text:span><text:span text:style-name="T112"> </text:span><text:span text:style-name="T111">,</text:span><text:span text:style-name="T112"> <text:s/></text:span><text:span text:style-name="T111">file,</text:span><text:span text:style-name="T112"> </text:span><text:span text:style-name="T111">116396,</text:span><text:span text:style-name="T112"> </text:span><text:span text:style-name="T111">11.14</text:span><text:span text:style-name="T112"> </text:span><text:span text:style-name="T111">TB,</text:span><text:span text:style-name="T112"> </text:span><text:span text:style-name="T111">100.34</text:span><text:span text:style-name="T112"> </text:span><text:span text:style-name="T111">MB,</text:span><text:span text:style-name="T112"> </text:span><text:span text:style-name="T113">56,</text:span><text:span text:style-name="T114"> </text:span><text:span text:style-name="T113">2536,</text:span><text:span text:style-name="T114"> <text:s/></text:span><text:span text:style-name="T113">28661,</text:span><text:span text:style-name="T114"> <text:s/></text:span><text:span text:style-name="T113">11054,</text:span><text:span text:style-name="T114"> <text:s text:c="2"/></text:span><text:span text:style-name="T113">16286,</text:span><text:span text:style-name="T114"> <text:s/></text:span><text:span text:style-name="T113">14443,</text:span><text:span text:style-name="T114"> <text:s text:c="2"/></text:span><text:span text:style-name="T113">43291,</text:span><text:span text:style-name="T114"> <text:s text:c="4"/></text:span><text:span text:style-name="T113">68,</text:span><text:span text:style-name="T114"> <text:s text:c="6"/></text:span><text:span text:style-name="T113">1,</text:span><text:span text:style-name="T114"> <text:s text:c="2"/></text:span><text:span text:style-name="T113">0</text:span></text:p>
      <text:p text:style-name="P7"/>
      <text:p text:style-name="P7">Note: such information is also available as chart via the robinhood’s web UI</text:p>
      <text:p text:style-name="P11"/>
      <text:p text:style-name="P32"><text:span text:style-name="T9">robinhood</text:span><text:span text:style-name="T9"> activity </text:span><text:span text:style-name="T3">(</text:span><text:span text:style-name="T49">--activity</text:span><text:span text:style-name="T53"> </text:span><text:span text:style-name="T3">option)</text:span></text:p>
      <text:p text:style-name="P7"/>
      <text:p text:style-name="P32"><text:span text:style-name="T3">This reports the last actions Robinhood</text:span><text:span text:style-name="T3"> did, and their status: last filesystem scan, last purge…</text:span></text:p>
      <text:p text:style-name="P7"/>
      <text:p text:style-name="P83">Filesystem<text:span text:style-name="T132"> </text:span>scan<text:span text:style-name="T132"> </text:span>activity:</text:p>
      <text:p text:style-name="P83"/>
      <text:p text:style-name="P83"><text:span text:style-name="T132"><text:s text:c="4"/></text:span>Current<text:span text:style-name="T132"> </text:span>scan<text:span text:style-name="T132"> </text:span>interval:<text:span text:style-name="T132"> <text:s text:c="2"/></text:span>2.8d</text:p>
      <text:p text:style-name="P83"/>
      <text:p text:style-name="P83"><text:span text:style-name="T132"><text:s text:c="4"/></text:span>Previous<text:span text:style-name="T132"> </text:span>filesystem<text:span text:style-name="T132"> </text:span>scan:</text:p>
      <text:p text:style-name="P83"><text:span text:style-name="T132"><text:s text:c="12"/></text:span>start:<text:span text:style-name="T132"> <text:s text:c="10"/></text:span>2012/02/07<text:span text:style-name="T132"> </text:span>11:16:12</text:p>
      <text:p text:style-name="P83"><text:span text:style-name="T132"><text:s text:c="12"/></text:span>duration:<text:span text:style-name="T132"> <text:s text:c="7"/></text:span>2h<text:span text:style-name="T132"> </text:span>28min<text:span text:style-name="T132"> </text:span>50s</text:p>
      <text:p text:style-name="P83"/>
      <text:p text:style-name="P83"><text:span text:style-name="T132"><text:s text:c="4"/></text:span>Last<text:span text:style-name="T132"> </text:span>filesystem<text:span text:style-name="T132"> </text:span>scan:</text:p>
      <text:p text:style-name="P83"><text:span text:style-name="T132"><text:s text:c="12"/></text:span>status:<text:span text:style-name="T132"> <text:s text:c="9"/></text:span>running</text:p>
      <text:p text:style-name="P38"><text:span text:style-name="T131"><text:s text:c="12"/></text:span><text:span text:style-name="T130">start:</text:span><text:span text:style-name="T131"> <text:s text:c="10"/></text:span><text:span text:style-name="T130">2012/02/08</text:span><text:span text:style-name="T131"> </text:span><text:span text:style-name="T130">15:00:26</text:span><text:span text:style-name="T131"> </text:span><text:span text:style-name="T130">(1h</text:span><text:span text:style-name="T131"> </text:span><text:span text:style-name="T130">13min</text:span><text:span text:style-name="T131"> </text:span><text:span text:style-name="T130">16s</text:span><text:span text:style-name="T131"> </text:span><text:span text:style-name="T130">ago)</text:span></text:p>
      <text:p text:style-name="P83"><text:span text:style-name="T132"><text:s text:c="12"/></text:span>last<text:span text:style-name="T132"> </text:span>action:<text:span text:style-name="T132"> <text:s text:c="4"/></text:span>2012/02/08<text:span text:style-name="T132"> </text:span>16:00:27<text:span text:style-name="T132"> </text:span>(1min<text:span text:style-name="T132"> </text:span>15s<text:span text:style-name="T132"> </text:span>ago)</text:p>
      <text:p text:style-name="P83"/>
      <text:p text:style-name="P83"><text:soft-page-break/><text:span text:style-name="T132"><text:s text:c="9"/></text:span>Statistics:</text:p>
      <text:p text:style-name="P83"><text:span text:style-name="T132"><text:s text:c="12"/></text:span>entries<text:span text:style-name="T132"> </text:span>scanned:<text:span text:style-name="T132"> </text:span>3757494</text:p>
      <text:p text:style-name="P83"><text:span text:style-name="T132"><text:s text:c="12"/></text:span>errors:<text:span text:style-name="T132"> <text:s text:c="9"/></text:span>0</text:p>
      <text:p text:style-name="P83"><text:span text:style-name="T132"><text:s text:c="12"/></text:span>timeouts:<text:span text:style-name="T132"> <text:s text:c="7"/></text:span>0</text:p>
      <text:p text:style-name="P83"><text:span text:style-name="T132"><text:s text:c="12"/></text:span>#<text:span text:style-name="T132"> </text:span>threads:<text:span text:style-name="T132"> <text:s text:c="6"/></text:span>1</text:p>
      <text:p text:style-name="P83"><text:span text:style-name="T132"><text:s text:c="12"/></text:span>average<text:span text:style-name="T132"> </text:span>speed:<text:span text:style-name="T132"> <text:s text:c="2"/></text:span>4177<text:span text:style-name="T132"> </text:span>entries/sec</text:p>
      <text:p text:style-name="P83"><text:span text:style-name="T132"><text:s text:c="8"/></text:span>&gt;&gt;&gt;<text:span text:style-name="T132"> </text:span>current<text:span text:style-name="T132"> </text:span>speed:<text:span text:style-name="T132"> <text:s text:c="2"/></text:span>1985<text:span text:style-name="T132"> </text:span>entries/sec</text:p>
      <text:p text:style-name="P83"/>
      <text:p text:style-name="P83"/>
      <text:p text:style-name="P83">Changelog<text:span text:style-name="T132"> </text:span>stats:</text:p>
      <text:p text:style-name="P83"/>
      <text:p text:style-name="P83"><text:span text:style-name="T132"><text:s text:c="8"/></text:span>Last<text:span text:style-name="T132"> </text:span>read<text:span text:style-name="T132"> </text:span>record<text:span text:style-name="T132"> </text:span>id:<text:span text:style-name="T132"> <text:s text:c="5"/></text:span>71812545</text:p>
      <text:p text:style-name="P83"><text:span text:style-name="T132"><text:s text:c="8"/></text:span>Last<text:span text:style-name="T132"> </text:span>record<text:span text:style-name="T132"> </text:span>read<text:span text:style-name="T132"> </text:span>time:<text:span text:style-name="T132"> <text:s text:c="3"/></text:span>2012/02/08<text:span text:style-name="T132"> </text:span>16:00:14</text:p>
      <text:p text:style-name="P83"><text:span text:style-name="T132"><text:s text:c="8"/></text:span>Last<text:span text:style-name="T132"> </text:span>committed<text:span text:style-name="T132"> </text:span>record<text:span text:style-name="T132"> </text:span>id:<text:span text:style-name="T132"> </text:span>71812545</text:p>
      <text:p text:style-name="P83"><text:span text:style-name="T132"><text:s text:c="8"/></text:span>Changelog<text:span text:style-name="T132"> </text:span>stats:</text:p>
      <text:p text:style-name="P83"><text:span text:style-name="T132"><text:s text:c="17"/></text:span>type<text:span text:style-name="T132"> <text:s text:c="11"/></text:span>total<text:span text:style-name="T132"> <text:s/></text:span>(diff)<text:span text:style-name="T132"> <text:s/></text:span>(rate)</text:p>
      <text:p text:style-name="P83"><text:span text:style-name="T132"><text:s text:c="17"/></text:span>MARK:<text:span text:style-name="T132"> <text:s text:c="9"/></text:span>135406<text:span text:style-name="T132"> <text:s/></text:span>(+28)<text:span text:style-name="T132"> <text:s text:c="2"/></text:span>(0.03/sec)</text:p>
      <text:p text:style-name="P83"><text:span text:style-name="T132"><text:s text:c="16"/></text:span>CREAT:<text:span text:style-name="T132"> <text:s text:c="7"/></text:span>16911356<text:span text:style-name="T132"> <text:s/></text:span>(+82)<text:span text:style-name="T132"> <text:s text:c="2"/></text:span>(0.09/sec)</text:p>
      <text:p text:style-name="P83"><text:span text:style-name="T132"><text:s text:c="16"/></text:span>MKDIR:<text:span text:style-name="T132"> <text:s text:c="9"/></text:span>629730</text:p>
      <text:p text:style-name="P83"><text:span text:style-name="T132"><text:s text:c="16"/></text:span>HLINK:<text:span text:style-name="T132"> <text:s text:c="9"/></text:span>128048</text:p>
      <text:p text:style-name="P83"><text:span text:style-name="T132"><text:s text:c="16"/></text:span>SLINK:<text:span text:style-name="T132"> <text:s text:c="9"/></text:span>601645<text:span text:style-name="T132"> <text:s/></text:span>(+11)<text:span text:style-name="T132"> <text:s text:c="2"/></text:span>(0.01/sec)</text:p>
      <text:p text:style-name="P83"><text:span text:style-name="T132"><text:s text:c="16"/></text:span>MKNOD:<text:span text:style-name="T132"> <text:s text:c="14"/></text:span>0</text:p>
      <text:p text:style-name="P83"><text:span text:style-name="T132"><text:s text:c="16"/></text:span>UNLNK:<text:span text:style-name="T132"> <text:s text:c="7"/></text:span>11150277<text:span text:style-name="T132"> <text:s/></text:span>(+47)<text:span text:style-name="T132"> <text:s text:c="2"/></text:span>(0.05/sec)</text:p>
      <text:p text:style-name="P83"><text:span text:style-name="T132"><text:s text:c="16"/></text:span>RMDIR:<text:span text:style-name="T132"> <text:s text:c="9"/></text:span>411672</text:p>
      <text:p text:style-name="P83"><text:span text:style-name="T132"><text:s text:c="16"/></text:span>RNMFM:<text:span text:style-name="T132"> <text:s text:c="8"/></text:span>1566093</text:p>
      <text:p text:style-name="P83"><text:span text:style-name="T132"><text:s text:c="16"/></text:span>RNMTO:<text:span text:style-name="T132"> <text:s text:c="8"/></text:span>1572679<text:span text:style-name="T132"> <text:s/></text:span>(+26)<text:span text:style-name="T132"> <text:s text:c="2"/></text:span>(0.03/sec)</text:p>
      <text:p text:style-name="P83"><text:span text:style-name="T132"><text:s text:c="17"/></text:span>OPEN:<text:span text:style-name="T132"> <text:s text:c="14"/></text:span>0</text:p>
      <text:p text:style-name="P83"><text:span text:style-name="T132"><text:s text:c="16"/></text:span>CLOSE:<text:span text:style-name="T132"> <text:s text:c="14"/></text:span>0</text:p>
      <text:p text:style-name="P83"><text:span text:style-name="T132"><text:s text:c="16"/></text:span>IOCTL:<text:span text:style-name="T132"> <text:s text:c="14"/></text:span>0</text:p>
      <text:p text:style-name="P83"><text:span text:style-name="T132"><text:s text:c="16"/></text:span>TRUNC:<text:span text:style-name="T132"> <text:s text:c="14"/></text:span>0</text:p>
      <text:p text:style-name="P83"><text:span text:style-name="T132"><text:s text:c="16"/></text:span>SATTR:<text:span text:style-name="T132"> <text:s text:c="8"/></text:span>6674152<text:span text:style-name="T132"> <text:s/></text:span>(+24)<text:span text:style-name="T132"> <text:s text:c="2"/></text:span>(0.03/sec)</text:p>
      <text:p text:style-name="P83"><text:span text:style-name="T132"><text:s text:c="16"/></text:span>XATTR:<text:span text:style-name="T132"> <text:s text:c="14"/></text:span>0</text:p>
      <text:p text:style-name="P83"><text:span text:style-name="T132"><text:s text:c="18"/></text:span>HSM:<text:span text:style-name="T132"> <text:s text:c="14"/></text:span>0</text:p>
      <text:p text:style-name="P83"><text:span text:style-name="T132"><text:s text:c="16"/></text:span>MTIME:<text:span text:style-name="T132"> <text:s text:c="8"/></text:span>8201315<text:span text:style-name="T132"> <text:s/></text:span>(+193)<text:span text:style-name="T132"> <text:s/></text:span>(0.21/sec)</text:p>
      <text:p text:style-name="P83"><text:span text:style-name="T132"><text:s text:c="16"/></text:span>CTIME:<text:span text:style-name="T132"> <text:s text:c="14"/></text:span>0</text:p>
      <text:p text:style-name="P83"><text:span text:style-name="T132"><text:s text:c="16"/></text:span>ATIME:<text:span text:style-name="T132"> <text:s text:c="14"/></text:span>0</text:p>
      <text:p text:style-name="P83"/>
      <text:p text:style-name="P83">Storage<text:span text:style-name="T132"> </text:span>unit<text:span text:style-name="T132"> </text:span>usage<text:span text:style-name="T132"> </text:span>max:<text:span text:style-name="T132"> </text:span>55.33%</text:p>
      <text:p text:style-name="P83"/>
      <text:p text:style-name="P83">Last<text:span text:style-name="T132"> </text:span>purge:<text:span text:style-name="T132"> </text:span>2011/05/04<text:span text:style-name="T132"> </text:span>13:45:44</text:p>
      <text:p text:style-name="P128">Target:<text:span text:style-name="T132"> </text:span>OST<text:span text:style-name="T132"> </text:span>#16</text:p>
      <text:p text:style-name="P129">Status:<text:span text:style-name="T132"> </text:span>OK<text:span text:style-name="T132"> </text:span>(83<text:span text:style-name="T132"> </text:span>files<text:span text:style-name="T132"> </text:span>purged,<text:span text:style-name="T132"> </text:span>958MB)</text:p>
      <text:p text:style-name="P84"/>
      <text:p text:style-name="P79"/>
      <text:p text:style-name="Standard"><text:span text:style-name="T10">Dump </text:span><text:span text:style-name="T10">commands</text:span><text:span text:style-name="T3"> (</text:span><text:span text:style-name="T50">--dump,</text:span><text:span text:style-name="T54"> </text:span><text:span text:style-name="T50">--dump-user,</text:span><text:span text:style-name="T54"> </text:span><text:span text:style-name="T50">--dump-group,</text:span><text:span text:style-name="T54"> </text:span><text:span text:style-name="T50">--dump-ost</text:span><text:span text:style-name="T3">)</text:span></text:p>
      <text:p text:style-name="P1"/>
      <text:p text:style-name="P1">These options can be used for listing entries with a given criteria.<text:line-break/>They can be used with filtering options on path (–P) or fileclass (-C).</text:p>
      <text:p text:style-name="P1"/>
      <text:p text:style-name="Standard"><text:span text:style-name="T3">Example</text:span><text:span text:style-name="T3">: listing all entries of user ‘foo’ in the ‘BigFiles’ class:</text:span></text:p>
      <text:p text:style-name="P1"/>
      <text:p text:style-name="Standard"><text:span text:style-name="T102">#</text:span><text:span text:style-name="T103"> </text:span><text:span text:style-name="T102">rbh-report</text:span><text:span text:style-name="T103"> </text:span><text:span text:style-name="T102">--dump-user</text:span><text:span text:style-name="T103"> </text:span><text:span text:style-name="T102">foo</text:span><text:span text:style-name="T103"> –</text:span><text:span text:style-name="T102">C</text:span><text:span text:style-name="T103"> </text:span><text:span text:style-name="T102">BigFiles<text:line-break/></text:span></text:p>
      <text:p text:style-name="Standard"><text:span text:style-name="T90">type,</text:span><text:span text:style-name="T92"> <text:s text:c="5"/></text:span><text:span text:style-name="T90">size,</text:span><text:span text:style-name="T92"> <text:s text:c="3"/></text:span><text:span text:style-name="T90">user,</text:span><text:span text:style-name="T92"> <text:s text:c="3"/></text:span><text:span text:style-name="T90">group,</text:span><text:span text:style-name="T92"> <text:s/></text:span><text:span text:style-name="T90">purge</text:span><text:span text:style-name="T92"> </text:span><text:span text:style-name="T90">class,</text:span><text:span text:style-name="T92"> </text:span><text:span text:style-name="T90">path</text:span></text:p>
      <text:p text:style-name="Standard"><text:span text:style-name="T90">file,</text:span><text:span text:style-name="T92"> <text:s/></text:span><text:span text:style-name="T90">32.00</text:span><text:span text:style-name="T92"> </text:span><text:span text:style-name="T90">GB,</text:span><text:span text:style-name="T92"> <text:s text:c="4"/></text:span><text:span text:style-name="T90">foo,</text:span><text:span text:style-name="T92"> <text:s/></text:span><text:span text:style-name="T90">grp2191,</text:span><text:span text:style-name="T92"> <text:s text:c="4"/></text:span><text:span text:style-name="T90">BigFiles,</text:span><text:span text:style-name="T92"> </text:span><text:span text:style-name="T90">/lustre/foo/job2389/data.1123</text:span></text:p>
      <text:p text:style-name="Standard"><text:span text:style-name="T90">file,</text:span><text:span text:style-name="T92"> </text:span><text:span text:style-name="T90">135.32</text:span><text:span text:style-name="T92"> </text:span><text:span text:style-name="T90">GB,</text:span><text:span text:style-name="T92"> <text:s text:c="4"/></text:span><text:span text:style-name="T90">foo,</text:span><text:span text:style-name="T92"> <text:s/></text:span><text:span text:style-name="T90">grp2191,</text:span><text:span text:style-name="T92"> <text:s text:c="4"/></text:span><text:span text:style-name="T90">BigFiles,</text:span><text:span text:style-name="T92"> </text:span><text:span text:style-name="T90">/lustre/foo/job1223/data.2332</text:span></text:p>
      <text:p text:style-name="P66"/>
      <text:p text:style-name="P66"/>
      <text:p text:style-name="Standard"><text:span text:style-name="T90">Total:</text:span><text:span text:style-name="T92"> </text:span><text:span text:style-name="T90">2</text:span><text:span text:style-name="T92"> </text:span><text:span text:style-name="T90">entries,</text:span><text:span text:style-name="T92"> </text:span><text:span text:style-name="T90">179658481991</text:span><text:span text:style-name="T92"> </text:span><text:span text:style-name="T90">bytes</text:span><text:span text:style-name="T92"> </text:span><text:span text:style-name="T90">(167.32</text:span><text:span text:style-name="T92"> </text:span><text:span text:style-name="T90">GB)</text:span><text:span text:style-name="T92"> </text:span></text:p>
      <text:p text:style-name="P66"/>
      <text:p text:style-name="Standard"><text:span text:style-name="T32">[new 2.5]</text:span> Example: listing all entries in OSTs 2 + 5 to 8 (using OST sets)</text:p>
      <text:p text:style-name="P19">Note that a file may be striped on an OST, but may have no data on it (depending on file size, stripe order and stripe size). This is indicated by the last column in the report:</text:p>
      <text:p text:style-name="P11"/>
      <text:p text:style-name="P147"># rbh-report --dump-ost 2,5-8</text:p>
      <text:p text:style-name="P87"><text:span text:style-name="T144">type, <text:s text:c="4"/>size, <text:s text:c="4"/>path, stripe_cnt, stripe_size, stripes, </text:span><text:span text:style-name="T145">data_on_ost[2,5-8]</text:span></text:p>
      <text:p text:style-name="P87"><text:span text:style-name="T144">file, <text:s/>8.00 MB, <text:s/>/fs/dir.1/file.8, 2, 1.00 MB, ost#2: 797094, ost#0: 796997, </text:span><text:span text:style-name="T145">yes</text:span></text:p>
      <text:p text:style-name="P87"><text:span text:style-name="T144">file, 29.00 MB, /fs/dir.1/file.29, 2, 1.00 MB, ost#2: 797104, ost#0: 797007, </text:span><text:span text:style-name="T145">yes</text:span></text:p>
      <text:p text:style-name="P87"><text:span text:style-name="T144">file, <text:s/>1.00 MB, <text:s/>/fs/dir.4/file.1, 2, 1.00 MB, ost#3: 797154, ost#2: 797090, </text:span><text:span text:style-name="T145">no</text:span></text:p>
      <text:p text:style-name="P87"><text:span text:style-name="T144">file, 27.00 MB, /fs/dir.1/file.27, 2, 1.00 MB, ost#3: 797167, ost#2: 797103, </text:span><text:span text:style-name="T145">yes</text:span></text:p>
      <text:p text:style-name="P87"><text:span text:style-name="T144">file, 14.00 MB, /fs/dir.5/file.14, 2, 1.00 MB, ost#3: 797161, ost#2: 797097, </text:span><text:span text:style-name="T145">yes</text:span></text:p>
      <text:p text:style-name="P87"><text:soft-page-break/><text:span text:style-name="T144">file, 13.00 MB, /fs/dir.7/file.13, 2, 1.00 MB, ost#2: 797096, ost#0: 796999, </text:span><text:span text:style-name="T145">yes</text:span></text:p>
      <text:p text:style-name="P38"><text:span text:style-name="T146">file, 24.00 KB, /fs/dir.1/file.24, 2, 1.00 MB, ost#1: 797102, ost#2: 797005, </text:span><text:span text:style-name="T147">no</text:span></text:p>
      <text:p text:style-name="P11"/>
      <text:h text:style-name="P273" text:outline-level="1"><text:bookmark-start text:name="__RefHeading__87_2004689950"/>rbh-find<text:bookmark-end text:name="__RefHeading__87_2004689950"/></text:h>
      <text:h text:style-name="P266" text:outline-level="2"><text:bookmark-start text:name="__RefHeading__89_2004689950"/>Overview<text:bookmark-end text:name="__RefHeading__89_2004689950"/></text:h>
      <text:p text:style-name="P1"/>
      <text:p text:style-name="P32"><text:span text:style-name="T3">This is a clone of the standard ‘find’ command, much faster, as is it based on robinhood’s database (a database is much more adapted for </text:span><text:span text:style-name="T3">performing queries based on criteria, than a filesystem which is more adapted for IOs).</text:span></text:p>
      <text:p text:style-name="P32"><text:span text:style-name="T3">If you are using Lustre v2 Changelogs, you will get an even more fresh result as the database is fed in soft real-time</text:span><text:span text:style-name="T3">, whereas the long time of running standard ‘find’ results in an out-of-date result at the end.</text:span></text:p>
      <text:p text:style-name="P7">Note: this command may require an access to the filesystem (not only a connection to the DB).</text:p>
      <text:h text:style-name="P266" text:outline-level="2"><text:bookmark-start text:name="__RefHeading__91_2004689950"/>Syntax<text:bookmark-end text:name="__RefHeading__91_2004689950"/></text:h>
      <text:p text:style-name="P253"><text:span text:style-name="T32">* =</text:span><text:span text:style-name="T31"> new in version 2.5.1</text:span></text:p>
      <text:p text:style-name="P253"><text:span text:style-name="T31"/></text:p>
      <text:p text:style-name="Standard"><text:span text:style-name="T94">Usage:</text:span><text:span text:style-name="T92"> </text:span><text:span text:style-name="T90">rbh-find</text:span><text:span text:style-name="T92"> </text:span><text:span text:style-name="T90">[options]</text:span><text:span text:style-name="T92"> </text:span><text:span text:style-name="T90">[path|fid]...</text:span></text:p>
      <text:p text:style-name="P66"/>
      <text:p text:style-name="P71">Filters:</text:p>
      <text:p text:style-name="Standard"><text:span text:style-name="T92"><text:s text:c="4"/></text:span><text:span text:style-name="T94">-user</text:span><text:span text:style-name="T92"> </text:span><text:span text:style-name="T98">user</text:span></text:p>
      <text:p text:style-name="P256"><text:span text:style-name="T92"><text:s text:c="4"/></text:span><text:span text:style-name="T94">-group</text:span><text:span text:style-name="T92"> </text:span><text:span text:style-name="T98">group</text:span></text:p>
      <text:p text:style-name="P257"><text:span text:style-name="T97">*</text:span><text:span text:style-name="T92"> <text:s text:c="2"/></text:span><text:span text:style-name="T94">-nouser</text:span></text:p>
      <text:p text:style-name="P257"><text:span text:style-name="T97">*</text:span><text:span text:style-name="T96"> <text:s text:c="2"/></text:span><text:span text:style-name="T94">-nogroup</text:span></text:p>
      <text:p text:style-name="Standard"><text:span text:style-name="T92"><text:s text:c="4"/></text:span><text:span text:style-name="T94">-type</text:span><text:span text:style-name="T92"> </text:span><text:span text:style-name="T98">type</text:span></text:p>
      <text:p text:style-name="Standard"><text:span text:style-name="T92"><text:s text:c="7"/></text:span><text:span text:style-name="T90">'f'</text:span><text:span text:style-name="T92"> </text:span><text:span text:style-name="T90">(file),</text:span><text:span text:style-name="T92"> </text:span><text:span text:style-name="T90">'d'</text:span><text:span text:style-name="T92"> </text:span><text:span text:style-name="T90">(dir),</text:span><text:span text:style-name="T92"> </text:span><text:span text:style-name="T90">'l'</text:span><text:span text:style-name="T92"> </text:span><text:span text:style-name="T90">(symlink),</text:span><text:span text:style-name="T92"> </text:span><text:span text:style-name="T90">'b'</text:span><text:span text:style-name="T92"> </text:span><text:span text:style-name="T90">(block),</text:span><text:span text:style-name="T92"> </text:span><text:span text:style-name="T90">'c'</text:span><text:span text:style-name="T92"> </text:span><text:span text:style-name="T90">(char),</text:span><text:span text:style-name="T92"> </text:span><text:span text:style-name="T90">'p'</text:span><text:span text:style-name="T92"> </text:span><text:span text:style-name="T90">(named</text:span><text:span text:style-name="T92"> </text:span><text:span text:style-name="T90">pipe/FIFO),<text:line-break/></text:span><text:span text:style-name="T92"> <text:s text:c="6"/></text:span><text:span text:style-name="T90">'s'</text:span><text:span text:style-name="T92"> </text:span><text:span text:style-name="T90">(socket)</text:span></text:p>
      <text:p text:style-name="Standard"><text:span text:style-name="T92"><text:s text:c="4"/></text:span><text:span text:style-name="T94">-size</text:span><text:span text:style-name="T92"> </text:span><text:span text:style-name="T98">size_crit</text:span></text:p>
      <text:p text:style-name="P66"><text:span text:style-name="T118"><text:s text:c="7"/></text:span>[-|+]&lt;val&gt;[K|M|G|T]</text:p>
      <text:p text:style-name="Standard"><text:span text:style-name="T92"><text:s text:c="4"/></text:span><text:span text:style-name="T94">-name</text:span><text:span text:style-name="T92"> </text:span><text:span text:style-name="T98">filename</text:span></text:p>
      <text:p text:style-name="Standard"><text:span text:style-name="T92"><text:s text:c="4"/></text:span><text:span text:style-name="T94">-mtime</text:span><text:span text:style-name="T92"> </text:span><text:span text:style-name="T98">time_crit</text:span></text:p>
      <text:p text:style-name="P66"><text:span text:style-name="T118"><text:s text:c="7"/></text:span>[-|+]&lt;val&gt;[s|m|h|d|y]<text:span text:style-name="T118"> </text:span>(s:<text:span text:style-name="T118"> </text:span>sec,<text:span text:style-name="T118"> </text:span>m:<text:span text:style-name="T118"> </text:span>min,<text:span text:style-name="T118"> </text:span>h:<text:span text:style-name="T118"> </text:span>hour,<text:span text:style-name="T118"> </text:span>d:day,<text:span text:style-name="T118"> </text:span>y:year.<text:span text:style-name="T118"> </text:span>default<text:span text:style-name="T118"> </text:span>unit<text:span text:style-name="T118"> </text:span>is<text:span text:style-name="T118"> </text:span>days)</text:p>
      <text:p text:style-name="Standard"><text:span text:style-name="T97"><text:s text:c="3"/></text:span><text:span text:style-name="T92"><text:s/></text:span><text:span text:style-name="T94">-crtime</text:span><text:span text:style-name="T92"> </text:span><text:span text:style-name="T98">time_crit</text:span></text:p>
      <text:p text:style-name="P66"><text:span text:style-name="T118"><text:s text:c="7"/></text:span>[-|+]&lt;val&gt;[s|m|h|d|y]<text:span text:style-name="T118"> </text:span>(s:<text:span text:style-name="T118"> </text:span>sec,<text:span text:style-name="T118"> </text:span>m:<text:span text:style-name="T118"> </text:span>min,<text:span text:style-name="T118"> </text:span>h:<text:span text:style-name="T118"> </text:span>hour,<text:span text:style-name="T118"> </text:span>d:day,<text:span text:style-name="T118"> </text:span>y:year.<text:span text:style-name="T118"> </text:span>default<text:span text:style-name="T118"> </text:span>unit<text:span text:style-name="T118"> </text:span>is<text:span text:style-name="T118"> </text:span>days)</text:p>
      <text:p text:style-name="Standard"><text:span text:style-name="T92"><text:s text:c="4"/></text:span><text:span text:style-name="T94">-mmin</text:span><text:span text:style-name="T92"> </text:span><text:span text:style-name="T98">minute_crit</text:span></text:p>
      <text:p text:style-name="P66"><text:span text:style-name="T118"><text:s text:c="8"/></text:span>same<text:span text:style-name="T118"> </text:span>as<text:span text:style-name="T118"> </text:span>'-mtime<text:span text:style-name="T118"> </text:span>Nm'</text:p>
      <text:p text:style-name="Standard"><text:span text:style-name="T92"><text:s text:c="4"/></text:span><text:span text:style-name="T94">-msec</text:span><text:span text:style-name="T92"> </text:span><text:span text:style-name="T98">second_crit</text:span></text:p>
      <text:p text:style-name="P66"><text:span text:style-name="T118"><text:s text:c="8"/></text:span>same<text:span text:style-name="T118"> </text:span>as<text:span text:style-name="T118"> </text:span>'-mtime<text:span text:style-name="T118"> </text:span>Ns'</text:p>
      <text:p text:style-name="Standard"><text:span text:style-name="T92"><text:s text:c="4"/></text:span><text:span text:style-name="T94">-atime</text:span><text:span text:style-name="T92"> </text:span><text:span text:style-name="T98">time_crit</text:span></text:p>
      <text:p text:style-name="P66"><text:span text:style-name="T118"><text:s text:c="7"/></text:span>[-|+]&lt;val&gt;[s|m|h|d|y]<text:span text:style-name="T118"> </text:span>(s:<text:span text:style-name="T118"> </text:span>sec,<text:span text:style-name="T118"> </text:span>m:<text:span text:style-name="T118"> </text:span>min,<text:span text:style-name="T118"> </text:span>h:<text:span text:style-name="T118"> </text:span>hour,<text:span text:style-name="T118"> </text:span>d:day,<text:span text:style-name="T118"> </text:span>y:year.<text:span text:style-name="T118"> </text:span>default<text:span text:style-name="T118"> </text:span>unit<text:span text:style-name="T118"> </text:span>is<text:span text:style-name="T118"> </text:span>days)</text:p>
      <text:p text:style-name="Standard"><text:span text:style-name="T92"><text:s text:c="4"/></text:span><text:span text:style-name="T94">-amin</text:span><text:span text:style-name="T92"> </text:span><text:span text:style-name="T98">minute_crit</text:span></text:p>
      <text:p text:style-name="Standard"><text:span text:style-name="T92"><text:s text:c="7"/></text:span><text:span text:style-name="T90">[-|+]&lt;val&gt;[s|m|h|d|y]</text:span><text:span text:style-name="T92"> </text:span><text:span text:style-name="T90">(s:</text:span><text:span text:style-name="T92"> </text:span><text:span text:style-name="T90">sec,</text:span><text:span text:style-name="T92"> </text:span><text:span text:style-name="T90">m:</text:span><text:span text:style-name="T92"> </text:span><text:span text:style-name="T90">min,</text:span><text:span text:style-name="T92"> </text:span><text:span text:style-name="T90">h:</text:span><text:span text:style-name="T92"> </text:span><text:span text:style-name="T90">hour,</text:span><text:span text:style-name="T92"> </text:span><text:span text:style-name="T90">d:day,</text:span><text:span text:style-name="T92"> </text:span><text:span text:style-name="T90">y:year.</text:span><text:span text:style-name="T92"> </text:span><text:span text:style-name="T90">default</text:span><text:span text:style-name="T92"> </text:span><text:span text:style-name="T90">unit</text:span><text:span text:style-name="T92"> </text:span><text:span text:style-name="T90">is</text:span><text:span text:style-name="T92"> </text:span><text:span text:style-name="T90">days)</text:span><text:span text:style-name="T92"> <text:s text:c="2"/></text:span></text:p>
      <text:p text:style-name="Standard"><text:span text:style-name="T92"><text:s text:c="4"/></text:span><text:span text:style-name="T94">-ost</text:span><text:span text:style-name="T92"> </text:span><text:span text:style-name="T98">ost_index</text:span></text:p>
      <text:p text:style-name="P258"><text:span text:style-name="T90">* <text:s text:c="2"/>-pool </text:span><text:span text:style-name="T99">ost_pool</text:span></text:p>
      <text:p text:style-name="P66"/>
      <text:p text:style-name="Standard"><text:span text:style-name="T92"><text:s text:c="4"/></text:span><text:span text:style-name="T94">-not</text:span><text:span text:style-name="T90">,</text:span><text:span text:style-name="T92"> </text:span><text:span text:style-name="T94">-! </text:span><text:span text:style-name="T92"><text:s text:c="2"/>N</text:span><text:span text:style-name="T90">egate</text:span><text:span text:style-name="T92"> the </text:span><text:span text:style-name="T90">next</text:span><text:span text:style-name="T92"> option</text:span></text:p>
      <text:p text:style-name="P66"/>
      <text:p text:style-name="P71">Output<text:span text:style-name="T118"> </text:span>options:</text:p>
      <text:p text:style-name="P259"><text:span text:style-name="T90"><text:s text:c="4"/></text:span><text:span text:style-name="T95">-ls</text:span><text:span text:style-name="T90"> <text:tab/> Display attributes</text:span></text:p>
      <text:p text:style-name="P250"><text:span text:style-name="T32">*</text:span> <text:s text:c="2"/><text:span text:style-name="T32">-lsost</text:span> <text:tab/> Display OST information</text:p>
      <text:p text:style-name="P251"><text:span text:style-name="T32">*</text:span> <text:s text:c="2"/><text:span text:style-name="T32">-print</text:span> <text:tab/> Display the fullpath of matching entries (this is the default, unless -ls,</text:p>
      <text:p text:style-name="P252"><text:tab/><text:tab/> -lsost or -exec are used).</text:p>
      <text:p text:style-name="P255">Actions:</text:p>
      <text:p text:style-name="P251"><text:span text:style-name="T32">*</text:span> <text:s text:c="2"/><text:span text:style-name="T32">-exec </text:span>"<text:span text:style-name="T137">cmd</text:span>"</text:p>
      <text:p text:style-name="P251"><text:s text:c="7"/>Execute the given command for each matching entry. Unlike classical 'find',</text:p>
      <text:p text:style-name="P251"><text:s text:c="7"/>cmd must be a single (quoted) shell param, not necessarily terminated with ';'.</text:p>
      <text:p text:style-name="P251"><text:s text:c="7"/>'{}' is replaced by the entry path. Example: -exec 'md5sum {}'</text:p>
      <text:p text:style-name="P251"></text:p>
      <text:p text:style-name="P255">Behavior:</text:p>
      <text:p text:style-name="P251"><text:span text:style-name="T32">*</text:span> <text:s text:c="2"/><text:span text:style-name="T32">-nobulk</text:span></text:p>
      <text:p text:style-name="P251"><text:s text:c="7"/>When running rbh-find on the filesystem root, rbh-find automatically switches</text:p>
      <text:p text:style-name="P251"><text:s text:c="7"/>to bulk DB request instead of browsing the namespace from the DB.</text:p>
      <text:p text:style-name="P251"><text:s text:c="7"/>This speeds up the query, but this may result in an arbitrary output ordering,</text:p>
      <text:p text:style-name="P251"><text:s text:c="7"/>and a single path may be displayed in case of multiple hardlinks.</text:p>
      <text:p text:style-name="P254"><text:soft-page-break/><text:s text:c="7"/>Use -nobulk to disable this optimization.<text:tab/><text:tab/> </text:p>
      <text:p text:style-name="P254"></text:p>
      <text:p text:style-name="P66"><text:span text:style-name="T31">Program</text:span><text:span text:style-name="T33"> </text:span><text:span text:style-name="T31">options:</text:span></text:p>
      <text:p text:style-name="Standard"><text:span text:style-name="T92"><text:s text:c="4"/></text:span><text:span text:style-name="T94">-f</text:span><text:span text:style-name="T92"> </text:span><text:span text:style-name="T90">config_file</text:span></text:p>
      <text:p text:style-name="Standard"><text:span text:style-name="T92"><text:s text:c="4"/></text:span><text:span text:style-name="T94">-d</text:span><text:span text:style-name="T92"> </text:span><text:span text:style-name="T90">log_level</text:span></text:p>
      <text:p text:style-name="P66"><text:span text:style-name="T118"><text:s text:c="7"/></text:span>CRIT,<text:span text:style-name="T118"> </text:span>MAJOR,<text:span text:style-name="T118"> </text:span>EVENT,<text:span text:style-name="T118"> </text:span>VERB,<text:span text:style-name="T118"> </text:span>DEBUG,<text:span text:style-name="T118"> </text:span>FULL</text:p>
      <text:p text:style-name="Standard"><text:span text:style-name="T92"><text:s text:c="4"/></text:span><text:span text:style-name="T94">-h</text:span><text:span text:style-name="T90">,</text:span><text:span text:style-name="T92"> </text:span><text:span text:style-name="T94">--help</text:span></text:p>
      <text:p text:style-name="P66"><text:span text:style-name="T118"><text:s text:c="8"/></text:span>Display<text:span text:style-name="T118"> </text:span>a<text:span text:style-name="T118"> </text:span>short<text:span text:style-name="T118"> </text:span>help<text:span text:style-name="T118"> </text:span>about<text:span text:style-name="T118"> </text:span>command<text:span text:style-name="T118"> </text:span>line<text:span text:style-name="T118"> </text:span>options.</text:p>
      <text:p text:style-name="Standard"><text:span text:style-name="T92"><text:s text:c="4"/></text:span><text:span text:style-name="T94">-V</text:span><text:span text:style-name="T90">,</text:span><text:span text:style-name="T92"> </text:span><text:span text:style-name="T94">--version</text:span></text:p>
      <text:p text:style-name="Standard"><text:span text:style-name="T92"><text:s text:c="8"/></text:span><text:span text:style-name="T90">Display</text:span><text:span text:style-name="T92"> </text:span><text:span text:style-name="T90">version</text:span><text:span text:style-name="T92"> </text:span><text:span text:style-name="T90">info</text:span></text:p>
      <text:p text:style-name="P80"/>
      <text:p text:style-name="P32"><text:span text:style-name="T3">Notice</text:span><text:span text:style-name="T3">:</text:span></text:p>
      <text:list xml:id="list8157480917207342654" text:style-name="WW8Num13">
        <text:list-item>
          <text:p text:style-name="P188">The path or fid argument is optional. If not specified, the command will run on the entire filesystem specified in robinhood’s config file.</text:p>
        </text:list-item>
        <text:list-item>
          <text:p text:style-name="P188">Size can be specified with a suffix (eg. 10M for 10 MB). No suffix means ‘bytes’.</text:p>
        </text:list-item>
        <text:list-item>
          <text:p text:style-name="P178"><text:span text:style-name="T3">Time criteria can be suffixed (e.g. 10h for 10 hours). No suffix means ‘days’, like the standard </text:span><text:span text:style-name="T16">find </text:span><text:span text:style-name="T3">syntax).</text:span></text:p>
        </text:list-item>
        <text:list-item>
          <text:p text:style-name="P188">Specifying ‘+’ before a value matches values strictly higher than the value (e.g. +10M matches files whose size is &gt; 10MB).</text:p>
        </text:list-item>
        <text:list-item>
          <text:p text:style-name="P188">Specifying ‘-’ before a value matches values strictly smaller than the value (e.g. -10M matches files whose size is &lt; 10MB).</text:p>
        </text:list-item>
        <text:list-item>
          <text:p text:style-name="P178"><text:span text:style-name="T3">For performance reasons, </text:span><text:span text:style-name="T16">atime</text:span><text:span text:style-name="T3"> value stored in robinhood DB may be outdated. So the returned values for “-atime” and “-amin” options may not be accurate. Make sure to double check </text:span><text:span text:style-name="T16">atime</text:span><text:span text:style-name="T3"> value in filesystem for exact matching.</text:span></text:p>
        </text:list-item>
        <text:list-item>
          <text:p text:style-name="P179"><text:span text:style-name="T158">[new 2.5.1]</text:span><text:span text:style-name="T157"> When running </text:span><text:span text:style-name="T156">rbh-find</text:span><text:span text:style-name="T157"> on the filesystem root, rbh-find automatically switches to bulk DB request instead of browsing the namespace from the DB. This speeds up the query, but this may result in an arbitrary output ordering, and a single path may be displayed in case of multiple hardlinks. </text:span><text:span text:style-name="T3">You need to specify the </text:span><text:span text:style-name="T142">-nobulk</text:span><text:span text:style-name="T3"> option to disable this optimization.</text:span></text:p>
        </text:list-item>
      </text:list>
      <text:p text:style-name="Standard"/>
      <text:h text:style-name="P266" text:outline-level="2"><text:bookmark-start text:name="__RefHeading__93_2004689950"/>Performance<text:bookmark-end text:name="__RefHeading__93_2004689950"/></text:h>
      <text:p text:style-name="P1"/>
      <text:p text:style-name="P1">Performance comparison on a 1 million entry Lustre filesystem:</text:p>
      <text:p text:style-name="P1"/>
      <text:p text:style-name="P9">find</text:p>
      <text:p text:style-name="P78"><text:span text:style-name="T118"><text:s text:c="3"/></text:span>find<text:span text:style-name="T118"> /lustre </text:span>-user<text:span text:style-name="T118"> </text:span>foo<text:span text:style-name="T118"> </text:span>-type<text:span text:style-name="T118"> </text:span>f<text:span text:style-name="T118"> </text:span>-size<text:span text:style-name="T118"> </text:span>-32M<text:span text:style-name="T118"> </text:span>-ls</text:p>
      <text:p text:style-name="P1"><text:s text:c="8"/>(no possible criteria on OST index)</text:p>
      <text:p text:style-name="Standard"><text:span text:style-name="T3"><text:s text:c="8"/>&gt; </text:span><text:span text:style-name="T9">58m13s</text:span></text:p>
      <text:p text:style-name="Standard"><text:span text:style-name="T3"><text:line-break/></text:span><text:span text:style-name="T9">lfs find</text:span></text:p>
      <text:p text:style-name="Standard"><text:span text:style-name="T3"><text:s text:c="7"/></text:span><text:span text:style-name="T115">lfs</text:span><text:span text:style-name="T116"> </text:span><text:span text:style-name="T115">find</text:span><text:span text:style-name="T116"> </text:span><text:span text:style-name="T115">/lustre</text:span><text:span text:style-name="T116"> </text:span><text:span text:style-name="T115">-user</text:span><text:span text:style-name="T116"> </text:span><text:span text:style-name="T115">foo</text:span><text:span text:style-name="T116"> </text:span><text:span text:style-name="T115">-type</text:span><text:span text:style-name="T116"> </text:span><text:span text:style-name="T115">f</text:span><text:span text:style-name="T116"> </text:span><text:span text:style-name="T115">--obd</text:span><text:span text:style-name="T116"> </text:span><text:span text:style-name="T115">lustre-OST0001</text:span></text:p>
      <text:p text:style-name="Standard"><text:span text:style-name="T3"><text:s text:c="7"/>&gt; </text:span><text:span text:style-name="T9">20m46s<text:line-break/></text:span><text:span text:style-name="T3"> <text:s text:c="6"/>(much longer if a criteria on size is specified)</text:span></text:p>
      <text:p text:style-name="P1"/>
      <text:p text:style-name="P1"/>
      <text:p text:style-name="P9">rbh-find</text:p>
      <text:p text:style-name="Standard"><text:span text:style-name="T3"><text:s text:c="5"/></text:span><text:span text:style-name="T116"><text:s/></text:span><text:span text:style-name="T115">rbh-find</text:span><text:span text:style-name="T116"> </text:span><text:span text:style-name="T115">-user</text:span><text:span text:style-name="T116"> </text:span><text:span text:style-name="T115">foo</text:span><text:span text:style-name="T116"> </text:span><text:span text:style-name="T115">-type</text:span><text:span text:style-name="T116"> </text:span><text:span text:style-name="T115">f</text:span><text:span text:style-name="T116"> </text:span><text:span text:style-name="T115">-size</text:span><text:span text:style-name="T116"> </text:span><text:span text:style-name="T115">-32M</text:span><text:span text:style-name="T116"> </text:span><text:span text:style-name="T115">-ost</text:span><text:span text:style-name="T116"> </text:span><text:span text:style-name="T115">1</text:span><text:span text:style-name="T116"> –</text:span><text:span text:style-name="T115">ls</text:span></text:p>
      <text:p text:style-name="Standard"><text:span text:style-name="T3"><text:s text:c="8"/>(criter</text:span><text:span text:style-name="T3">ia on both size and OST index)</text:span></text:p>
      <text:p text:style-name="Standard"><text:span text:style-name="T3"><text:s text:c="8"/>&gt; </text:span><text:span text:style-name="T9">1.2s</text:span></text:p>
      <text:p text:style-name="P9"/>
      <text:list xml:id="list393717150" text:continue-list="list5099150663444378186" text:style-name="WW8Num38">
        <text:list-item>
          <text:p text:style-name="P198"><text:s/>~3000 times faster than find</text:p>
        </text:list-item>
      </text:list>
      <text:p text:style-name="P7"/>
      <text:h text:style-name="P273" text:outline-level="1"><text:bookmark-start text:name="__RefHeading__95_2004689950"/><text:soft-page-break/>rbh-du<text:bookmark-end text:name="__RefHeading__95_2004689950"/></text:h>
      <text:h text:style-name="P266" text:outline-level="2"><text:bookmark-start text:name="__RefHeading__97_2004689950"/>Overview<text:bookmark-end text:name="__RefHeading__97_2004689950"/></text:h>
      <text:p text:style-name="P1"/>
      <text:p text:style-name="P7">This is a clone of the standard ‘du’ command, querying robinhood’s DB, with additional features and enhancements:</text:p>
      <text:list xml:id="list1094713990" text:continue-list="list1860092316" text:style-name="WW8Num28">
        <text:list-item>
          <text:list>
            <text:list-item>
              <text:p text:style-name="P180"><text:span text:style-name="T3">filtering per user (</text:span><text:span text:style-name="T9">-u</text:span><text:span text:style-name="T3"> option), per group (</text:span><text:span text:style-name="T9">-g</text:span><text:span text:style-name="T3"> option) or per type (</text:span><text:span text:style-name="T9">-t </text:span><text:span text:style-name="T3">option)</text:span></text:p>
            </text:list-item>
            <text:list-item>
              <text:p text:style-name="P180"><text:span text:style-name="T3">more detailed outputs (</text:span><text:span text:style-name="T9">-d</text:span><text:span text:style-name="T3"> option): display entry count, size and disk usage per type. </text:span></text:p>
            </text:list-item>
          </text:list>
        </text:list-item>
      </text:list>
      <text:p text:style-name="P1">Note: this command requires an access to the filesystem (not only a connection to the DB).</text:p>
      <text:p text:style-name="P7"/>
      <text:h text:style-name="P266" text:outline-level="2"><text:bookmark-start text:name="__RefHeading__99_2004689950"/>Syntax<text:bookmark-end text:name="__RefHeading__99_2004689950"/></text:h>
      <text:p text:style-name="P7"/>
      <text:p text:style-name="P32"><text:span text:style-name="T79">Usage:</text:span><text:span text:style-name="T78"> </text:span><text:span text:style-name="T44">rbh-du</text:span><text:span text:style-name="T78"> </text:span><text:span text:style-name="T44">[options]</text:span><text:span text:style-name="T78"> </text:span><text:span text:style-name="T44">[path|fid]</text:span></text:p>
      <text:p text:style-name="P46"/>
      <text:p text:style-name="P59">Filters:</text:p>
      <text:p text:style-name="P32"><text:span text:style-name="T54"><text:s text:c="4"/></text:span><text:span text:style-name="T58">-u</text:span><text:span text:style-name="T54"> </text:span><text:span text:style-name="T64">user</text:span></text:p>
      <text:p text:style-name="P32"><text:span text:style-name="T54"><text:s text:c="4"/></text:span><text:span text:style-name="T58">-g</text:span><text:span text:style-name="T54"> </text:span><text:span text:style-name="T64">group</text:span></text:p>
      <text:p text:style-name="P32"><text:span text:style-name="T54"><text:s text:c="4"/></text:span><text:span text:style-name="T58">-t</text:span><text:span text:style-name="T54"> </text:span><text:span text:style-name="T64">type</text:span></text:p>
      <text:p text:style-name="P53"><text:span text:style-name="T118"><text:s text:c="7"/></text:span>'f'<text:span text:style-name="T118"> </text:span>(file),<text:span text:style-name="T118"> </text:span>'d'<text:span text:style-name="T118"> </text:span>(dir),<text:span text:style-name="T118"> </text:span>'l'<text:span text:style-name="T118"> </text:span>(symlink),<text:span text:style-name="T118"> </text:span>'b'<text:span text:style-name="T118"> </text:span>(block),<text:span text:style-name="T118"> </text:span>'c'<text:span text:style-name="T118"> </text:span>(char),</text:p>
      <text:p text:style-name="P126"><text:span text:style-name="T54"><text:s/></text:span><text:span text:style-name="T50">'p'</text:span><text:span text:style-name="T54"> </text:span><text:span text:style-name="T50">(named</text:span><text:span text:style-name="T54"> </text:span><text:span text:style-name="T50">pipe/FIFO),</text:span><text:span text:style-name="T54"> </text:span><text:span text:style-name="T50">'s'</text:span><text:span text:style-name="T54"> </text:span><text:span text:style-name="T50">(socket)</text:span></text:p>
      <text:p text:style-name="P53"/>
      <text:p text:style-name="P59">Output<text:span text:style-name="T118"> </text:span>options:</text:p>
      <text:p text:style-name="P32"><text:span text:style-name="T54"><text:s text:c="4"/></text:span><text:span text:style-name="T58">-s</text:span><text:span text:style-name="T50">,</text:span><text:span text:style-name="T54"> </text:span><text:span text:style-name="T58">--sum</text:span></text:p>
      <text:p text:style-name="P53"><text:span text:style-name="T118"><text:s text:c="7"/></text:span>display<text:span text:style-name="T118"> </text:span>total<text:span text:style-name="T118"> </text:span>instead<text:span text:style-name="T118"> </text:span>of<text:span text:style-name="T118"> </text:span>stats<text:span text:style-name="T118"> </text:span>per<text:span text:style-name="T118"> </text:span>argument</text:p>
      <text:p text:style-name="P32"><text:span text:style-name="T54"><text:s text:c="4"/></text:span><text:span text:style-name="T58">-c</text:span><text:span text:style-name="T50">,</text:span><text:span text:style-name="T54"> </text:span><text:span text:style-name="T58">--count</text:span></text:p>
      <text:p text:style-name="P53"><text:span text:style-name="T118"><text:s text:c="7"/></text:span>display<text:span text:style-name="T118"> </text:span>entry<text:span text:style-name="T118"> </text:span>count<text:span text:style-name="T118"> </text:span>instead<text:span text:style-name="T118"> </text:span>of<text:span text:style-name="T118"> </text:span>disk<text:span text:style-name="T118"> </text:span>usage</text:p>
      <text:p text:style-name="P32"><text:span text:style-name="T54"><text:s text:c="4"/></text:span><text:span text:style-name="T58">-b</text:span><text:span text:style-name="T50">,</text:span><text:span text:style-name="T54"> </text:span><text:span text:style-name="T58">--bytes</text:span></text:p>
      <text:p text:style-name="P53"><text:span text:style-name="T118"><text:s text:c="7"/></text:span>display<text:span text:style-name="T118"> </text:span>size<text:span text:style-name="T118"> </text:span>instead<text:span text:style-name="T118"> </text:span>of<text:span text:style-name="T118"> </text:span>disk<text:span text:style-name="T118"> </text:span>usage<text:span text:style-name="T118"> </text:span>(display<text:span text:style-name="T118"> </text:span>in<text:span text:style-name="T118"> </text:span>bytes)</text:p>
      <text:p text:style-name="P32"><text:span text:style-name="T54"><text:s text:c="4"/></text:span><text:span text:style-name="T58">-k</text:span><text:span text:style-name="T50">,</text:span><text:span text:style-name="T54"> </text:span><text:span text:style-name="T58">--kilo</text:span></text:p>
      <text:p text:style-name="P53"><text:span text:style-name="T118"><text:s text:c="7"/></text:span>display<text:span text:style-name="T118"> </text:span>disk<text:span text:style-name="T118"> </text:span>usage<text:span text:style-name="T118"> </text:span>in<text:span text:style-name="T118"> </text:span>blocks<text:span text:style-name="T118"> </text:span>of<text:span text:style-name="T118"> </text:span>1K<text:span text:style-name="T118"> </text:span>(default)</text:p>
      <text:p text:style-name="P32"><text:span text:style-name="T54"><text:s text:c="4"/></text:span><text:span text:style-name="T58">-m</text:span><text:span text:style-name="T50">,</text:span><text:span text:style-name="T54"> </text:span><text:span text:style-name="T58">--mega</text:span></text:p>
      <text:p text:style-name="P53"><text:span text:style-name="T118"><text:s text:c="7"/></text:span>display<text:span text:style-name="T118"> </text:span>disk<text:span text:style-name="T118"> </text:span>usage<text:span text:style-name="T118"> </text:span>in<text:span text:style-name="T118"> </text:span>blocks<text:span text:style-name="T118"> </text:span>of<text:span text:style-name="T118"> </text:span>1M</text:p>
      <text:p text:style-name="P32"><text:span text:style-name="T54"><text:s text:c="4"/></text:span><text:span text:style-name="T58">-H</text:span><text:span text:style-name="T50">,</text:span><text:span text:style-name="T54"> </text:span><text:span text:style-name="T58">--human-readable</text:span></text:p>
      <text:p text:style-name="P53"><text:span text:style-name="T118"><text:s text:c="7"/></text:span>display<text:span text:style-name="T118"> </text:span>in<text:span text:style-name="T118"> </text:span>human<text:span text:style-name="T118"> </text:span>readable<text:span text:style-name="T118"> </text:span>format<text:span text:style-name="T118"> </text:span>(e.g<text:span text:style-name="T118"> </text:span>512K<text:span text:style-name="T118"> </text:span>123.7M)</text:p>
      <text:p text:style-name="P32"><text:span text:style-name="T54"><text:s text:c="4"/></text:span><text:span text:style-name="T58">-d</text:span><text:span text:style-name="T50">,</text:span><text:span text:style-name="T54"> </text:span><text:span text:style-name="T58">--details</text:span></text:p>
      <text:p text:style-name="P53"><text:span text:style-name="T118"><text:s text:c="7"/></text:span>show<text:span text:style-name="T118"> </text:span>detailed<text:span text:style-name="T118"> </text:span>stats:<text:span text:style-name="T118"> </text:span>type,<text:span text:style-name="T118"> </text:span>count,<text:span text:style-name="T118"> </text:span>size,<text:span text:style-name="T118"> </text:span>disk<text:span text:style-name="T118"> </text:span>usage</text:p>
      <text:p text:style-name="P53"><text:span text:style-name="T118"><text:s text:c="7"/></text:span>(display<text:span text:style-name="T118"> </text:span>in<text:span text:style-name="T118"> </text:span>bytes<text:span text:style-name="T118"> </text:span>by<text:span text:style-name="T118"> </text:span>default)</text:p>
      <text:p text:style-name="P53"/>
      <text:p text:style-name="P59">Program<text:span text:style-name="T118"> </text:span>options:</text:p>
      <text:p text:style-name="P32"><text:span text:style-name="T54"><text:s text:c="4"/></text:span><text:span text:style-name="T58">-f</text:span><text:span text:style-name="T54"> </text:span><text:span text:style-name="T64">config_file</text:span></text:p>
      <text:p text:style-name="P32"><text:span text:style-name="T54"><text:s text:c="4"/></text:span><text:span text:style-name="T58">-l</text:span><text:span text:style-name="T54"> </text:span><text:span text:style-name="T64">log_level</text:span></text:p>
      <text:p text:style-name="P32"><text:span text:style-name="T54"><text:s text:c="4"/></text:span><text:span text:style-name="T58">-h</text:span><text:span text:style-name="T50">,</text:span><text:span text:style-name="T54"> </text:span><text:span text:style-name="T58">--help</text:span></text:p>
      <text:p text:style-name="P53"><text:span text:style-name="T118"><text:s text:c="8"/></text:span>Display<text:span text:style-name="T118"> </text:span>a<text:span text:style-name="T118"> </text:span>short<text:span text:style-name="T118"> </text:span>help<text:span text:style-name="T118"> </text:span>about<text:span text:style-name="T118"> </text:span>command<text:span text:style-name="T118"> </text:span>line<text:span text:style-name="T118"> </text:span>options.</text:p>
      <text:p text:style-name="P32"><text:span text:style-name="T54"><text:s text:c="4"/></text:span><text:span text:style-name="T58">-V</text:span><text:span text:style-name="T50">,</text:span><text:span text:style-name="T54"> </text:span><text:span text:style-name="T58">--version</text:span></text:p>
      <text:p text:style-name="P53"><text:span text:style-name="T118"><text:s text:c="8"/></text:span>Display<text:span text:style-name="T118"> </text:span>version<text:span text:style-name="T118"> </text:span>info</text:p>
      <text:p text:style-name="P7"/>
      <text:h text:style-name="P266" text:outline-level="2"><text:bookmark-start text:name="__RefHeading__101_2004689950"/>Performance<text:bookmark-end text:name="__RefHeading__101_2004689950"/></text:h>
      <text:p text:style-name="P1"/>
      <text:p text:style-name="P37">du</text:p>
      <text:p text:style-name="P124">du<text:span text:style-name="T118"> –</text:span>sh<text:span text:style-name="T118"> </text:span>/lustre/grp1234/usr123</text:p>
      <text:p text:style-name="P124">12T<text:span text:style-name="T118"> <text:s text:c="4"/></text:span>/lustre/grp1234/usr123</text:p>
      <text:p text:style-name="P115">&gt; <text:span text:style-name="T31">3m22.108s</text:span></text:p>
      <text:p text:style-name="Standard"><text:soft-page-break/></text:p>
      <text:p text:style-name="P37">rbh-du</text:p>
      <text:p text:style-name="P124">rbh-du<text:span text:style-name="T118"> </text:span>-Hd<text:span text:style-name="T118"> </text:span>/lustre/grp1234/usr123</text:p>
      <text:p text:style-name="P125">dir<text:span text:style-name="T118"> </text:span>count:75448,<text:span text:style-name="T118"> </text:span>size:305.8M,<text:span text:style-name="T118"> </text:span>spc_used:306.1M</text:p>
      <text:p text:style-name="P125">file<text:span text:style-name="T118"> </text:span>count:116250,<text:span text:style-name="T118"> </text:span>size:11.1T,<text:span text:style-name="T118"> </text:span>spc_used:11.1T</text:p>
      <text:p text:style-name="P142"><text:span text:style-name="T3">&gt; </text:span><text:span text:style-name="T9">16.815s</text:span></text:p>
      <text:p text:style-name="P1"/>
      <text:list xml:id="list455536732" text:continue-list="list393717150" text:style-name="WW8Num38">
        <text:list-item>
          <text:p text:style-name="P224"><text:span text:style-name="T9">12 times faster than </text:span><text:span text:style-name="T19">du</text:span><text:span text:style-name="T9"> (for 200k entries in user’s directory)</text:span></text:p>
        </text:list-item>
      </text:list>
      <text:p text:style-name="P7"/>
      <text:h text:style-name="P274" text:outline-level="1"><text:bookmark-start text:name="__RefHeading__16330_104978877"/>[new 2.5] rbh-diff<text:bookmark-end text:name="__RefHeading__16330_104978877"/></text:h>
      <text:h text:style-name="P266" text:outline-level="2"><text:bookmark-start text:name="__RefHeading__16332_104978877"/>Overview<text:bookmark-end text:name="__RefHeading__16332_104978877"/></text:h>
      <text:p text:style-name="P32"><text:span text:style-name="T141">rbh-diff</text:span><text:span text:style-name="T3"> command performs a filesystem scan and displays differences with the <text:s/>information currently stored in robinhood database. Optionally, it can apply those changes to the database or revert the detected changes in the filesystem.</text:span></text:p>
      <text:p text:style-name="P7">It can be used:</text:p>
      <text:list xml:id="list5144311902876202781" text:style-name="L1">
        <text:list-item>
          <text:p text:style-name="P241"><text:span text:style-name="T3">for </text:span><text:span text:style-name="T22">disaster recovery</text:span><text:span text:style-name="T10"> </text:span><text:span text:style-name="T3">purpose: after restoring an outdated version of filesystem metadata from a snapshot, </text:span><text:span text:style-name="T141">rbh-diff</text:span><text:span text:style-name="T148"> can restore the metadata changes that occurred after the snapshot time.<text:line-break/>Moreover, with a Lustre 2.1 filesystem, it is able to restore newly created files and link them to their data on OSTs. It can also rebuild a MDS from scratch in case of disaster!<text:line-break/>For more details, see the </text:span><text:span text:style-name="T149">Lustre disaster recovery guide</text:span><text:span text:style-name="T150"> in robinhood documentation repository.</text:span></text:p>
        </text:list-item>
      </text:list>
      <text:list xml:id="list616154118949505726" text:style-name="L2">
        <text:list-item>
          <text:p text:style-name="P202">if you are just curious about what changed in the filesystem since the last robinhood scan.</text:p>
        </text:list-item>
        <text:list-item>
          <text:p text:style-name="P202">for debugging purpose: to detect robinhood database inconsistencies.</text:p>
        </text:list-item>
      </text:list>
      <text:h text:style-name="P266" text:outline-level="2"><text:bookmark-start text:name="__RefHeading__16334_104978877"/>Syntax<text:bookmark-end text:name="__RefHeading__16334_104978877"/></text:h>
      <text:p text:style-name="P148"/>
      <text:p text:style-name="P149">rbh-diff </text:p>
      <text:p text:style-name="P148"><text:s text:c="4"/>List differences between robinhood database and the filesystem. </text:p>
      <text:p text:style-name="P148"/>
      <text:p text:style-name="P149">Options: </text:p>
      <text:p text:style-name="Courrier_20_new"><text:span text:style-name="T3"><text:s text:c="4"/></text:span><text:span text:style-name="T10">-s</text:span><text:span text:style-name="T3"> </text:span><text:span text:style-name="T13">dir</text:span><text:span text:style-name="T3">, </text:span><text:span text:style-name="T10">--scan</text:span><text:span text:style-name="T3">=</text:span><text:span text:style-name="T13">dir </text:span></text:p>
      <text:p text:style-name="P148"><text:s text:c="8"/>Only scan the specified subdir. </text:p>
      <text:p text:style-name="Courrier_20_new"><text:span text:style-name="T3"><text:s text:c="4"/></text:span><text:span text:style-name="T10">-d</text:span><text:span text:style-name="T3"> </text:span><text:span text:style-name="T13">attrset</text:span><text:span text:style-name="T3">, </text:span><text:span text:style-name="T10">--diff</text:span><text:span text:style-name="T3">=</text:span><text:span text:style-name="T13">attrset</text:span><text:span text:style-name="T3"> : </text:span></text:p>
      <text:p text:style-name="P148"><text:s text:c="8"/>Display changes for the given set of attributes. </text:p>
      <text:p text:style-name="P148"><text:s text:c="8"/>attrset is a list of options in:</text:p>
      <text:p text:style-name="P148"><text:tab/><text:tab/>path,posix,stripe,all,notimes,noatime. </text:p>
      <text:p text:style-name="Courrier_20_new"><text:span text:style-name="T3"><text:s text:c="4"/></text:span><text:span text:style-name="T10">-a</text:span><text:span text:style-name="T3"> {fs|db}, </text:span><text:span text:style-name="T10">--apply</text:span><text:span text:style-name="T3">[={fs|db}] </text:span></text:p>
      <text:p text:style-name="P148"><text:s text:c="8"/>db (default): apply changes to the database using the filesystem<text:line-break/><text:tab/><text:tab/><text:tab/> <text:s text:c="3"/>as the reference. </text:p>
      <text:p text:style-name="P148"><text:s text:c="8"/>fs: revert changes in the filesystem using the database as<text:line-break/><text:tab/><text:tab/>the reference. </text:p>
      <text:p text:style-name="P148"/>
      <text:p text:style-name="Courrier_20_new"><text:span text:style-name="T3"><text:s text:c="4"/></text:span><text:span text:style-name="T10">--dry-run </text:span></text:p>
      <text:p text:style-name="P148"><text:s text:c="8"/>If --apply=fs, display operations on filesystem without performing</text:p>
      <text:p text:style-name="P148"><text:tab/> <text:s/>them. </text:p>
      <text:p text:style-name="P148"/>
      <text:p text:style-name="Courrier_20_new"><text:span text:style-name="T3"><text:s text:c="4"/></text:span><text:span text:style-name="T10">-f</text:span><text:span text:style-name="T3"> file, </text:span><text:span text:style-name="T10">--config-file</text:span><text:span text:style-name="T3">=file </text:span></text:p>
      <text:p text:style-name="P148"><text:s text:c="8"/>Path to configuration file (or short name). </text:p>
      <text:p text:style-name="Courrier_20_new"><text:span text:style-name="T3"><text:s text:c="4"/></text:span><text:span text:style-name="T10">-l</text:span><text:span text:style-name="T3"> level, </text:span><text:span text:style-name="T10">--log-level</text:span><text:span text:style-name="T3">=level </text:span></text:p>
      <text:p text:style-name="P148"><text:s text:c="8"/>Force the log verbosity level (overrides configuration value). </text:p>
      <text:p text:style-name="P148"><text:soft-page-break/><text:s text:c="8"/>Allowed values: CRIT, MAJOR, EVENT, VERB, DEBUG, FULL. </text:p>
      <text:p text:style-name="P148"/>
      <text:p text:style-name="Courrier_20_new"><text:span text:style-name="T3"><text:s text:c="4"/></text:span><text:span text:style-name="T10">-h</text:span><text:span text:style-name="T3">, </text:span><text:span text:style-name="T10">--help</text:span><text:span text:style-name="T3"> </text:span></text:p>
      <text:p text:style-name="P148"><text:s text:c="8"/>Display a short help about command line options. </text:p>
      <text:p text:style-name="Courrier_20_new"><text:span text:style-name="T3"><text:s text:c="4"/></text:span><text:span text:style-name="T10">-V</text:span><text:span text:style-name="T3">, </text:span><text:span text:style-name="T10">--version</text:span><text:span text:style-name="T3"> </text:span></text:p>
      <text:p text:style-name="P148"><text:s text:c="8"/>Display version info </text:p>
      <text:h text:style-name="P266" text:outline-level="2"><text:bookmark-start text:name="__RefHeading__16336_104978877"/>Output overview<text:bookmark-end text:name="__RefHeading__16336_104978877"/></text:h>
      <text:p text:style-name="Standard"/>
      <text:p text:style-name="Standard">The example below simply lists the changes in the filesystem since the last scan.<text:line-break/></text:p>
      <text:list xml:id="list6913432117237817777" text:style-name="L3">
        <text:list-item>
          <text:p text:style-name="P242"><text:span text:style-name="T32">Changes</text:span> are displayed as 2 lines:</text:p>
        </text:list-item>
      </text:list>
      <text:list xml:id="list4154362491071903816" text:style-name="L4">
        <text:list-item>
          <text:p text:style-name="P243">the first line, starting with '-', indicates the old attribute value (from robinhood DB)</text:p>
        </text:list-item>
        <text:list-item>
          <text:p text:style-name="P243">the second line, stating with '+', indicated the new attribute value (from the filesystem)</text:p>
        </text:list-item>
      </text:list>
      <text:list xml:id="list4085354905445984894" text:style-name="L5">
        <text:list-item>
          <text:p text:style-name="P244"><text:span text:style-name="T32">New entries</text:span> in the filesystem are represented in lines starting with '++'.</text:p>
        </text:list-item>
        <text:list-item>
          <text:p text:style-name="P244"><text:span text:style-name="T32">Removed entries</text:span> are represented in lines starting with '--'.</text:p>
        </text:list-item>
      </text:list>
      <text:p text:style-name="Standard"/>
      <text:p text:style-name="P89"># rbh-diff</text:p>
      <text:p text:style-name="P89">---db </text:p>
      <text:p text:style-name="P89">+++fs </text:p>
      <text:p text:style-name="P89">-[0x200000bd0:0x1a:0x0] path='/mnt/lustre/file' </text:p>
      <text:p text:style-name="P89">+[0x200000bd0:0x1a:0x0] path='/mnt/lustre/fname' </text:p>
      <text:p text:style-name="P89">-[0x200000bd0:0x16:0x0] size=0,blocks=0 </text:p>
      <text:p text:style-name="P89">+[0x200000bd0:0x16:0x0] size=18,blocks=1 </text:p>
      <text:p text:style-name="P89">++[0x200000bd0:0xe:0x0] path='/mnt/lustre/dir.1/file.new',parent=[0x200000bd0:0x1:0x0],<text:line-break/> <text:s text:c="3"/>type=file,nlink=1,mode=0644,owner=root,group=root,size=0,blocks=0,depth=1,<text:line-break/> <text:s text:c="3"/>access=1383128424,modif=1383128424,creation=1383128424,stripes={ost#0:35561,<text:line-break/> <text:s text:c="3"/>ost#1:35497},stripe_count=2,stripe_size=1048576</text:p>
      <text:p text:style-name="P89">++[0x200000bd0:0xf:0x0] path='/mnt/lustre/dir.new',parent=[0x61ab:0x2dd8dd16:0x0],<text:line-break/> <text:s text:c="3"/>type=dir,nlink=2,mode=0755,owner=root,group=root,size=4096,blocks=8,depth=0,dircount=0,<text:line-break/> <text:s text:c="3"/>access=1383128424,modif=1383128424,creation=1383128424 -[0x200000bd0:0x12:0x0] owner=root </text:p>
      <text:p text:style-name="P89">-[0x200000bd0:0x17:0x0] path='/mnt/lustre/dir.2/d',parent=[0x200000bd0:0x12:0x0] </text:p>
      <text:p text:style-name="P89">+[0x200000bd0:0x17:0x0] path='/mnt/lustre/dir.1/d',parent=[0x200000bd0:0x11:0x0] </text:p>
      <text:p text:style-name="P89">-[0x200000bd0:0x11:0x0] mode=0750 </text:p>
      <text:p text:style-name="P89">+[0x200000bd0:0x11:0x0] mode=0700 </text:p>
      <text:p text:style-name="P89">--[0x200000bd0:0x15:0x0] path=/mnt/lustre/dir.1/b</text:p>
      <text:p text:style-name="P88"/>
      <text:h text:style-name="P279" text:outline-level="1"><text:bookmark-start text:name="__RefHeading__103_2004689950"/><text:bookmark-start text:name="_Ref301863147"/><text:span text:style-name="T40"><text:s/></text:span><text:span text:style-name="T34">Web</text:span><text:span text:style-name="T40"> </text:span><text:span text:style-name="T34">interface</text:span><text:bookmark-end text:name="__RefHeading__103_2004689950"/><text:bookmark-end text:name="_Ref301863147"/></text:h>
      <text:h text:style-name="P266" text:outline-level="2"><text:bookmark-start text:name="__RefHeading__105_2004689950"/>Overview<text:bookmark-end text:name="__RefHeading__105_2004689950"/></text:h>
      <text:p text:style-name="P1"/>
      <text:p text:style-name="P32"><text:span text:style-name="T3">Web interface </text:span><text:span text:style-name="T3">makes it possible for an administrator to visualize top disk space consumers (per user or per group), top inode consumers with fancy charts, details for each user. It also makes it possible to search for specific entries in the filesystem.</text:span></text:p>
      <text:p text:style-name="P1"/>
      <table:table table:name="Tableau1" table:style-name="Tableau1">
        <table:table-column table:style-name="Tableau1.A" table:number-columns-repeated="2"/>
        <table:table-row table:style-name="Tableau1.1">
          <table:table-cell table:style-name="Tableau1.A1" office:value-type="string">
            <text:p text:style-name="P43"><draw:frame draw:style-name="fr1" draw:name="images1" text:anchor-type="char" svg:x="0.018cm" svg:y="0.263cm" svg:width="6.648cm" svg:height="4.284cm" draw:z-index="1"><draw:image xlink:href="Pictures/2000000900005F6700003D76D20D960B.wmf" xlink:type="simple" xlink:show="embed" xlink:actuate="onLoad"/></draw:frame></text:p>
          </table:table-cell>
          <table:table-cell table:style-name="Tableau1.A1" office:value-type="string">
            <text:p text:style-name="P86"><draw:frame draw:style-name="fr2" draw:name="images2" text:anchor-type="as-char" svg:width="7.445cm" svg:height="4.729cm" draw:z-index="0"><draw:image xlink:href="Pictures/2000000900005F0E00003C29DE0DB010.wmf" xlink:type="simple" xlink:show="embed" xlink:actuate="onLoad"/></draw:frame></text:p>
          </table:table-cell>
        </table:table-row>
      </table:table>
      <text:h text:style-name="P269" text:outline-level="2" text:is-list-header="true"><text:soft-page-break/></text:h>
      <text:h text:style-name="P266" text:outline-level="2"><text:bookmark-start text:name="__RefHeading__107_2004689950"/>Installation<text:span text:style-name="T28"> </text:span>and<text:span text:style-name="T28"> </text:span>configuration<text:bookmark-end text:name="__RefHeading__107_2004689950"/></text:h>
      <text:p text:style-name="P1"/>
      <text:p text:style-name="P1">You can install it on any machine with a web server (not necessarily the robinhood or the database node). Of course, the web server must be able to contact the Robinhood database.</text:p>
      <text:p text:style-name="P1"/>
      <text:p text:style-name="Standard"><text:span text:style-name="T34">Requirements: php/mysql support must be enabled in the web server configuration.<text:line-break/>The following packages must be installed on the web server: </text:span><text:span text:style-name="T46">php,</text:span><text:span text:style-name="T48"> </text:span><text:span text:style-name="T46">php-mysql,</text:span><text:span text:style-name="T48"> </text:span><text:span text:style-name="T46">php-xml,</text:span><text:span text:style-name="T48"> <text:s/></text:span><text:span text:style-name="T46">php-pdo,</text:span><text:span text:style-name="T48"> </text:span><text:span text:style-name="T46">php-gd</text:span></text:p>
      <text:p text:style-name="P39"/>
      <text:p text:style-name="P39">The following parameter must be set in httpd.conf:</text:p>
      <text:p text:style-name="Standard"><text:span text:style-name="T48"><text:s text:c="3"/></text:span><text:span text:style-name="T46">AllowOverride</text:span><text:span text:style-name="T48"> </text:span><text:span text:style-name="T46">All</text:span></text:p>
      <text:p text:style-name="P1"/>
      <text:p text:style-name="P39">Install robinhood interface:</text:p>
      <text:list xml:id="list1335388556" text:continue-list="list1419387372" text:style-name="WW8Num59">
        <text:list-item>
          <text:p text:style-name="P203">install robinhood-webgui RPM on the web server (it will install php files into /var/www/html/robinhood)</text:p>
        </text:list-item>
      </text:list>
      <text:p text:style-name="P105">or</text:p>
      <text:list xml:id="list1593883862" text:continue-numbering="true" text:style-name="WW8Num59">
        <text:list-item>
          <text:p text:style-name="P203">untar the robinhood-webgui tarball in your web server root directory<text:line-break/>(e.g. /var/www/http)</text:p>
        </text:list-item>
      </text:list>
      <text:p text:style-name="P112"><draw:frame draw:style-name="fr1" draw:name="images3" text:anchor-type="char" svg:x="13.018cm" svg:y="0.469cm" svg:width="3.424cm" svg:height="3.644cm" draw:z-index="2"><draw:image xlink:href="Pictures/2000000900002780000029EE795AD915.wmf" xlink:type="simple" xlink:show="embed" xlink:actuate="onLoad"/></draw:frame></text:p>
      <text:p text:style-name="P1">Configuration:</text:p>
      <text:p text:style-name="Standard"><text:span text:style-name="T3">In a web browser, enter the robinhood URL: </text:span><text:a xlink:type="simple" xlink:href="http://yourserver/robinhood"><text:span text:style-name="Internet_20_link"><text:span text:style-name="T3">http://</text:span></text:span></text:a><text:a xlink:type="simple" xlink:href="http://yourserver/robinhood"><text:span text:style-name="Internet_20_link"><text:span text:style-name="T17">yourserver</text:span></text:span></text:a><text:a xlink:type="simple" xlink:href="http://yourserver/robinhood"><text:span text:style-name="Internet_20_link"><text:span text:style-name="T3">/robinhood</text:span></text:span></text:a><text:span text:style-name="T3"><text:line-break/>The first time you connect to this address, fill-in database parameters (host, login, password, …).</text:span></text:p>
      <text:p text:style-name="Standard"><text:span text:style-name="T3">Those parameters are saved in: </text:span><text:span text:style-name="T50">/var/www/http/robinhood/app/config/database.xml</text:span></text:p>
      <text:p text:style-name="P1"><text:line-break/>That’s done. You can enjoy statistics charts.</text:p>
      <text:p text:style-name="P1"/>
      <text:h text:style-name="Heading_20_1" text:outline-level="1"><text:bookmark-start text:name="__RefHeading__109_2004689950"/><text:span text:style-name="T3">Configuration</text:span><text:span text:style-name="T4"> </text:span><text:span text:style-name="T3">and</text:span><text:span text:style-name="T4"> </text:span><text:span text:style-name="T3">admin</text:span><text:span text:style-name="T4"> </text:span><text:span text:style-name="T3">helper</text:span><text:span text:style-name="T4"> </text:span><text:span text:style-name="T3">(rbh-config)</text:span><text:bookmark-end text:name="__RefHeading__109_2004689950"/></text:h>
      <text:p text:style-name="P1"/>
      <text:p text:style-name="P32"><text:span text:style-name="T10">r</text:span><text:span text:style-name="T10">bh-config</text:span><text:span text:style-name="T3"> is a script (installed in /usr/sbin) that helps administrator for configuration and maintenance operations (mostly on robinhood database). It can be used as an interactive command, or in batch mode:</text:span></text:p>
      <text:list xml:id="list4289899803488514614" text:style-name="WW8Num18">
        <text:list-item>
          <text:p text:style-name="P245"><text:span text:style-name="T3">Interactive</text:span><text:span text:style-name="T3"> mode: just specify an action, it prompts for additional parameters.<text:line-break/>E.g: </text:span><text:span text:style-name="T50">rbh-config</text:span><text:span text:style-name="T54"> </text:span><text:span text:style-name="T50">test_db</text:span></text:p>
        </text:list-item>
        <text:list-item>
          <text:p text:style-name="P245"><text:span text:style-name="T3">Batch mode: specify all required parameters on command line.<text:line-break/>E.g.: </text:span><text:span text:style-name="T50">rbh-config</text:span><text:span text:style-name="T54"> </text:span><text:span text:style-name="T50">test_db</text:span><text:span text:style-name="T54"> “</text:span><text:span text:style-name="T50">robinhood_scratch</text:span><text:span text:style-name="T54">” “</text:span><text:span text:style-name="T50">passw0rd</text:span><text:span text:style-name="T54">”</text:span></text:p>
        </text:list-item>
      </text:list>
      <text:p text:style-name="P1"/>
      <text:p text:style-name="P1">Available actions:</text:p>
      <text:list xml:id="list7921858947571695987" text:style-name="WW8Num17">
        <text:list-item>
          <text:p text:style-name="P246"><text:span text:style-name="T10">precheck_db</text:span><text:span text:style-name="T3">: check database packages and service</text:span></text:p>
        </text:list-item>
        <text:list-item>
          <text:p text:style-name="P246"><text:span text:style-name="T10">create_db</text:span><text:span text:style-name="T3">: create robinhood database</text:span></text:p>
        </text:list-item>
        <text:list-item>
          <text:p text:style-name="P246"><text:span text:style-name="T10">empty_db</text:span><text:span text:style-name="T3">: clear robinhood database content</text:span></text:p>
        </text:list-item>
        <text:list-item>
          <text:p text:style-name="P246"><text:span text:style-name="T10">test_db</text:span><text:span text:style-name="T3">: test if the database exists and test login on it</text:span></text:p>
        </text:list-item>
        <text:list-item>
          <text:p text:style-name="P246"><text:span text:style-name="T10">repair_db</text:span><text:span text:style-name="T3">: check tables and fix them after a mysql server crash</text:span></text:p>
        </text:list-item>
        <text:list-item>
          <text:p text:style-name="P246"><text:span text:style-name="T10">reset_classes</text:span><text:span text:style-name="T3">: reset fileclasses after a change in config file</text:span></text:p>
        </text:list-item>
        <text:list-item>
          <text:p text:style-name="P246"><text:span text:style-name="T10">enable_chglogs</text:span><text:span text:style-name="T3">: enable ChangeLogs (Lustre 2.x only, must be executed on MDT)</text:span></text:p>
        </text:list-item>
      </text:list>
      <text:list xml:id="list5713708607523441543" text:style-name="WW8Num50">
        <text:list-item>
          <text:p text:style-name="P247"><text:span text:style-name="T10">backup_db</text:span><text:span text:style-name="T3">:</text:span><text:span text:style-name="T10"> </text:span><text:span text:style-name="T3">backup</text:span><text:span text:style-name="T10"> </text:span><text:span text:style-name="T3">robinhood database</text:span></text:p>
        </text:list-item>
      </text:list>
      <text:h text:style-name="Heading_20_1" text:outline-level="1"><text:bookmark-start text:name="__RefHeading__111_2004689950"/><text:soft-page-break/><text:span text:style-name="T4">Performance </text:span><text:span text:style-name="T3">tunings</text:span><text:bookmark-end text:name="__RefHeading__111_2004689950"/></text:h>
      <text:h text:style-name="Heading_20_2" text:outline-level="2"><text:bookmark-start text:name="__RefHeading__113_2004689950"/><text:span text:style-name="T3">Lustre</text:span><text:span text:style-name="T4"> </text:span><text:span text:style-name="T3">tunings</text:span><text:span text:style-name="T4"> </text:span><text:span text:style-name="T3">and</text:span><text:span text:style-name="T4"> </text:span><text:span text:style-name="T3">workarounds</text:span><text:bookmark-end text:name="__RefHeading__113_2004689950"/></text:h>
      <text:p text:style-name="P1"/>
      <text:p text:style-name="P32"><text:span text:style-name="T3">S</text:span><text:span text:style-name="T3">everal bugs or bad behaviours in Lustre can make your node crash or use a lot of memory when Robinhood is scanning or massively purging entries in the FileSystem. Here are some workarounds we had to apply on our system for making it stable:</text:span></text:p>
      <text:p text:style-name="P1"/>
      <text:list xml:id="list4185064317067941383" text:style-name="WW8Num37">
        <text:list-item>
          <text:p text:style-name="P248"><text:span text:style-name="T3">If your system </text:span><text:span text:style-name="T3">“Oops” in </text:span><text:span text:style-name="T50">statahead</text:span><text:span text:style-name="T3"> function, disable this feature:<text:line-break/></text:span><text:span text:style-name="T50">echo</text:span><text:span text:style-name="T54"> </text:span><text:span text:style-name="T50">0</text:span><text:span text:style-name="T54"> </text:span><text:span text:style-name="T50">&gt;</text:span><text:span text:style-name="T54"> </text:span><text:span text:style-name="T50">/proc/fs/lustre/llite/*/statahead_max</text:span></text:p>
        </text:list-item>
      </text:list>
      <text:p text:style-name="P1"/>
      <text:list xml:id="list939412967" text:continue-numbering="true" text:style-name="WW8Num37">
        <text:list-item>
          <text:p text:style-name="P248"><text:span text:style-name="T3">CPU overload and client performance drop when free memory is low (bug </text:span><text:span text:style-name="T3">#17282):<text:line-break/>in this case, lru_size must be set at CPU_count * 100:<text:line-break/></text:span><text:span text:style-name="T50">lctl</text:span><text:span text:style-name="T54"> </text:span><text:span text:style-name="T50">set_param</text:span><text:span text:style-name="T54"> </text:span><text:span text:style-name="T50">ldlm.namespaces.*.lru_size=800</text:span></text:p>
        </text:list-item>
      </text:list>
      <text:p text:style-name="P106"/>
      <text:h text:style-name="P266" text:outline-level="2"><text:bookmark-start text:name="__RefHeading__115_2004689950"/>Linux<text:span text:style-name="T28"> </text:span>kernel<text:span text:style-name="T28"> </text:span>tunings<text:bookmark-end text:name="__RefHeading__115_2004689950"/></text:h>
      <text:p text:style-name="P1"/>
      <text:p text:style-name="Standard"><text:span text:style-name="T3">Robinhood daemon </text:span><text:span text:style-name="T3">retrieves attributes for large sets of entries in filesystem:</text:span></text:p>
      <text:list xml:id="list956331281" text:continue-list="list1094713990" text:style-name="WW8Num28">
        <text:list-item>
          <text:p text:style-name="P204">When scanning, it needs to retrieve attributes of all objects in the filesystem;</text:p>
        </text:list-item>
        <text:list-item>
          <text:p text:style-name="P235"><text:span text:style-name="T3">When purging, its checks the attributes of entries before </text:span><text:span text:style-name="T3">purging them.</text:span></text:p>
        </text:list-item>
      </text:list>
      <text:p text:style-name="P1"/>
      <text:p text:style-name="Standard"><text:span text:style-name="T3">This results in load</text:span><text:span text:style-name="T3">ing many inodes and direntries in Linux VFS cache.</text:span></text:p>
      <text:p text:style-name="P1"/>
      <text:p text:style-name="P32"><text:span text:style-name="T3">I</text:span><text:span text:style-name="T3">f the free memory of the machine is low, or if the machine swaps, this may be due to this cache. To check this, you can read the ‘</text:span><text:span text:style-name="T49">/proc/slabinfo</text:span><text:span text:style-name="T3">’ pseudo-file that reports how many objects are allocated by the system, and their size.</text:span></text:p>
      <text:p text:style-name="P1"/>
      <text:p text:style-name="P32"><text:span text:style-name="T3">For reducing the size of this cache, you can make </text:span><text:span text:style-name="T3">VFS garbage collection more aggressive by setting the </text:span><text:span text:style-name="T50">/proc/sys/vm/vfs_cache_pressure</text:span><text:span text:style-name="T54"> </text:span><text:span text:style-name="T3">parameter. By default, its value is 100. If you increase it, garbage collection will be more aggressive and VFS cache will use less memory.</text:span></text:p>
      <text:p text:style-name="P7"/>
      <text:p text:style-name="Standard">E.g:</text:p>
      <text:p text:style-name="P46">echo<text:span text:style-name="T118"> </text:span>1000<text:span text:style-name="T118"> </text:span>&gt;<text:span text:style-name="T118"> </text:span>/proc/sys/vm/vfs_cache_pressure</text:p>
      <text:p text:style-name="P1"/>
      <text:h text:style-name="Heading_20_2" text:outline-level="2"><text:bookmark-start text:name="__RefHeading__117_2004689950"/><text:bookmark-start text:name="_Ref301872881"/><text:span text:style-name="T34">Optimize</text:span><text:span text:style-name="T40"> </text:span><text:span text:style-name="T34">scanning</text:span><text:span text:style-name="T40"> <text:s/></text:span><text:span text:style-name="T34">vs</text:span><text:span text:style-name="T40"> </text:span><text:span text:style-name="T34">reporting</text:span><text:span text:style-name="T40"> </text:span><text:span text:style-name="T34">speed</text:span><text:bookmark-end text:name="__RefHeading__117_2004689950"/><text:bookmark-end text:name="_Ref301872881"/></text:h>
      <text:p text:style-name="P39"/>
      <text:p text:style-name="P7">By default, robinhood is optimized for speeding up common accounting reports (by user, by</text:p>
      <text:p text:style-name="P7">group, …), but this can slow database operations during filesystem scans. If you only need</text:p>
      <text:p text:style-name="P7">specific reports, you can disable some parameters to make scan faster.</text:p>
      <text:p text:style-name="P32"><text:span text:style-name="T3">For instance, if you only need usage reports by user, you had better disable </text:span><text:span text:style-name="T17">group_acct</text:span></text:p>
      <text:p text:style-name="P7">parameter; this will improve scan performance. In this case, reports on groups will still be</text:p>
      <text:p text:style-name="P32"><text:span text:style-name="T3">available, but their generation will be slower: if you request a </text:span><text:span text:style-name="T17">group-info</text:span><text:span text:style-name="T3"> report and if</text:span></text:p>
      <text:p text:style-name="P32"><text:span text:style-name="T17">group_acct</text:span><text:span text:style-name="T3"> is </text:span><text:span text:style-name="T17">off</text:span><text:span text:style-name="T3">, the program will iterate through all the entries (complexity: O(n) with</text:span></text:p>
      <text:p text:style-name="P32"><text:span text:style-name="T3">n=number of entries). If </text:span><text:span text:style-name="T17">group_acct</text:span><text:span text:style-name="T3"> is </text:span><text:span text:style-name="T17">on</text:span><text:span text:style-name="T3">, robinhood will directly access the data in its</text:span></text:p>
      <text:p text:style-name="P7">accounting table, which is quite instantaneous (complexity: O(1)).</text:p>
      <text:p text:style-name="P32"><text:soft-page-break/><text:span text:style-name="T3">Performance example: with </text:span><text:span text:style-name="T17">group_acct</text:span><text:span text:style-name="T3"> parameter activated, </text:span><text:span text:style-name="T17">group-info</text:span><text:span text:style-name="T3"> report is generated in 0.01sec for 1M entries. If </text:span><text:span text:style-name="T17">group_acct</text:span><text:span text:style-name="T3"> is disabled, the same report takes about 10sec.</text:span></text:p>
      <text:h text:style-name="Heading_20_2" text:outline-level="2"><text:bookmark-start text:name="__RefHeading__119_2004689950"/><text:span text:style-name="T3">Database</text:span><text:span text:style-name="T4"> </text:span><text:span text:style-name="T3">tunings</text:span><text:bookmark-end text:name="__RefHeading__119_2004689950"/></text:h>
      <text:p text:style-name="P1"/>
      <text:p text:style-name="P32"><text:span text:style-name="T3">For </text:span><text:span text:style-name="T3">managing very large filesystems, some tuning is needed to optimize database performance and fit with available memory. Of course, using large buffers and memory caches will make DB requests faster, but if buffers are oversized, the DB engine and the client may use too much memory, slow-down filesystem performances or make the machine swap.</text:span></text:p>
      <text:p text:style-name="P32"><text:span text:style-name="T3">MySQL</text:span><text:span text:style-name="T3"> server tuning is to be done in </text:span><text:span text:style-name="T49">/etc/my.cnf</text:span><text:span text:style-name="T3">.</text:span></text:p>
      <text:p text:style-name="P7"/>
      <text:p text:style-name="P32"><text:span text:style-name="T3">By default (since version 2.4), Robinhood uses innodb MySQL engine (see database parameters in section </text:span><text:span text:style-name="T3"><text:bookmark-ref text:reference-format="chapter" text:ref-name="__RefNumPara__15549_306650062">3.13</text:bookmark-ref></text:span><text:span text:style-name="T3"> to use MyIsam instead).</text:span></text:p>
      <text:p text:style-name="P7"/>
      <text:p text:style-name="P7">It is recommended to tune the following parameters for innodb:</text:p>
      <text:p text:style-name="P7"/>
      <text:p text:style-name="P54">innodb_file_per_table</text:p>
      <text:p text:style-name="P54"/>
      <text:p text:style-name="P53">#<text:span text:style-name="T118"> 50% to 90% of the physical memory</text:span></text:p>
      <text:p text:style-name="P53">innodb_buffer_pool_size=16G</text:p>
      <text:p text:style-name="P53"/>
      <text:p text:style-name="P32"><text:span text:style-name="T50">#</text:span><text:span text:style-name="T54"> </text:span><text:span text:style-name="T50">2*nbr_cpu_cores</text:span></text:p>
      <text:p text:style-name="P32"><text:span text:style-name="T50">innodb_thread_concurrency=</text:span><text:span text:style-name="T50">32</text:span></text:p>
      <text:p text:style-name="P53"/>
      <text:p text:style-name="P53">#<text:span text:style-name="T118"> </text:span>memory<text:span text:style-name="T118"> </text:span>cache<text:span text:style-name="T118"> </text:span>tuning</text:p>
      <text:p text:style-name="P53">innodb_max_dirty_pages_pct=15</text:p>
      <text:p text:style-name="P53"/>
      <text:p text:style-name="P32"><text:span text:style-name="T49">#</text:span><text:span text:style-name="T53"> </text:span><text:span text:style-name="T49">robinhood</text:span><text:span text:style-name="T53"> </text:span><text:span text:style-name="T49">is</text:span><text:span text:style-name="T53"> </text:span><text:span text:style-name="T49">massively</text:span><text:span text:style-name="T53"> </text:span><text:span text:style-name="T49">multithreaded:</text:span><text:span text:style-name="T53"> </text:span><text:span text:style-name="T49">set</text:span><text:span text:style-name="T53"> </text:span><text:span text:style-name="T49">enough</text:span><text:span text:style-name="T53"> </text:span><text:span text:style-name="T49">connections</text:span></text:p>
      <text:p text:style-name="P32"><text:span text:style-name="T49">#</text:span><text:span text:style-name="T53"> </text:span><text:span text:style-name="T49">for</text:span><text:span text:style-name="T53"> </text:span><text:span text:style-name="T49">its</text:span><text:span text:style-name="T53"> </text:span><text:span text:style-name="T49">threads,</text:span><text:span text:style-name="T53"> </text:span><text:span text:style-name="T49">and</text:span><text:span text:style-name="T53"> </text:span><text:span text:style-name="T49">its</text:span><text:span text:style-name="T53"> </text:span><text:span text:style-name="T49">multiple</text:span><text:span text:style-name="T53"> </text:span><text:span text:style-name="T49">instances</text:span></text:p>
      <text:p text:style-name="P49">max_connections=256</text:p>
      <text:p text:style-name="P47"/>
      <text:p text:style-name="Standard"><text:span text:style-name="T152"># If you get DB connection failures, increase this parameter:</text:span><text:span text:style-name="T46"><text:line-break/>connect_timeout=60</text:span></text:p>
      <text:p text:style-name="P47"/>
      <text:p text:style-name="P49"># This parameter appears to have a significant impact on performances:</text:p>
      <text:p text:style-name="P49">#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49">innodb_log_file_size=500M </text:p>
      <text:p text:style-name="P49"/>
      <text:p text:style-name="P32"><text:span text:style-name="T34">To manage transactions efficiently, innodb needs a storage backend with high IOPS performances. You can monitor you disk stress by running “</text:span><text:span text:style-name="T108">sar</text:span><text:span text:style-name="T109"> –</text:span><text:span text:style-name="T108">d</text:span><text:span text:style-name="T34">” on your DB storage device: if ‘%util’ field is close to 100%, your database rate is limited by disk IOPS.<text:line-break/></text:span><text:span text:style-name="T34">In this case you have the choice between these 2 solutions, depending on how critical is your robinhood DB content:</text:span></text:p>
      <text:list xml:id="list1928139874" text:continue-list="list1593883862" text:style-name="WW8Num59">
        <text:list-item>
          <text:p text:style-name="P230"><text:span text:style-name="T34">Safe (needs specific hardware): put your DB on a SSD device, or use a write-back capable storage that is protected against power-failures. </text:span>In this case, no DB operation can be lost.</text:p>
        </text:list-item>
        <text:list-item>
          <text:p text:style-name="P230"><text:span text:style-name="T34">Cheap (and unsafe): add this tuning to </text:span><text:span text:style-name="T108">/etc/my.cnf</text:span><text:span text:style-name="T34">:<text:line-break/></text:span><text:span text:style-name="T46">innodb_flush_log_at_trx_commit=2</text:span></text:p>
        </text:list-item>
      </text:list>
      <text:p text:style-name="P135">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text:soft-page-break/>scan). If you read Lustre changelogs, then you will need to scan your filesystem after a DB server failure.</text:p>
      <text:p text:style-name="P135"/>
      <text:p text:style-name="P41">This little script is also very convenient to analyze your database performance and it often suggests relevant tunings:</text:p>
      <text:p text:style-name="P36"><text:span text:style-name="T34"><text:tab/></text:span><text:a xlink:type="simple" xlink:href="http://mysqltuner.pl/"><text:span text:style-name="T34">http://mysqltuner.pl</text:span></text:a></text:p>
      <text:p text:style-name="P134"/>
      <text:h text:style-name="P270" text:outline-level="2"><text:bookmark-start text:name="__RefHeading__16222_306650062"/>DB operation batching vs. multi-threading<text:bookmark-end text:name="__RefHeading__16222_306650062"/></text:h>
      <text:p text:style-name="P151"/>
      <text:p text:style-name="P152">By default (since version 2.5), robinhood performs database operation batching to limit the need for IOPS for the DB storage.</text:p>
      <text:p text:style-name="P150"><text:span text:style-name="T3">Depending on your DB storage, you may want to parallelize DB accesses instead of batching them. To tune this, refer to section </text:span><text:span text:style-name="T3"><text:bookmark-ref text:reference-format="chapter" text:ref-name="__RefNumPara__16178_306650062">3.16</text:bookmark-ref></text:span><text:span text:style-name="T3">: </text:span><text:span text:style-name="T17"><text:bookmark-ref text:reference-format="text" text:ref-name="__RefNumPara__16178_306650062">Entry processor pipeline options</text:bookmark-ref></text:span><text:span text:style-name="T3">.</text:span></text:p>
      <text:h text:style-name="P275" text:outline-level="1"><text:bookmark-start text:name="__RefHeading__16338_104978877"/>Getting help<text:bookmark-end text:name="__RefHeading__16338_104978877"/></text:h>
      <text:p text:style-name="P32"/>
      <text:p text:style-name="P21">If you still have questions once you read this guide...</text:p>
      <text:p text:style-name="P21"/>
      <text:p text:style-name="P21">You can find several tips and answers for frequently asked questions in the wiki pages on the robinhood project website:</text:p>
      <text:p text:style-name="P32"><text:span text:style-name="T23"><text:tab/></text:span><text:a xlink:type="simple" xlink:href="http://robinhood.sf.net/"><text:span text:style-name="T13">http://robinhood.sf.net</text:span></text:a></text:p>
      <text:p text:style-name="P21"/>
      <text:p text:style-name="P32"><text:span text:style-name="T23">You can also take a look at the archive of support mailing list on </text:span><text:span text:style-name="T20">sourceforge</text:span><text:span text:style-name="T23">:</text:span></text:p>
      <text:p text:style-name="P32"><text:a xlink:type="simple" xlink:href="http://sourceforge.net/projects/robinhood"><text:span text:style-name="T13">http://sourceforge.net/projects/robinhood</text:span></text:a></text:p>
      <text:p text:style-name="P90"><text:span text:style-name="T151"><text:tab/>®</text:span><text:span text:style-name="T3"> Mailing Lists</text:span></text:p>
      <text:p text:style-name="P90"><text:span text:style-name="T3"><text:tab/><text:tab/></text:span><text:span text:style-name="T151">®</text:span><text:span text:style-name="T3"> robinhood-support: archive / search</text:span></text:p>
      <text:p text:style-name="P21"/>
      <text:p text:style-name="P21">If that didn't help, send your question to the support mailing list:</text:p>
      <text:p text:style-name="P32"><text:a xlink:type="simple" xlink:href="mailto:robinhood-support@lists.sf.net"><text:span text:style-name="T13">robinhood-support@lists.sf.net</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consol" svg:font-family="'Lucida cons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Lucida console" svg:font-family="'Lucida console'"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Times New Roman" style:font-name-asian="Times New Roman" style:font-name-complex="Times New Roman"/>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29z0" style:family="text">
      <style:text-properties style:font-name="Symbol" style:font-name-complex="Symbol"/>
    </style:style>
    <style:style style:name="WW8Num29z1" style:family="text">
      <style:text-properties style:font-name="Times New Roman" style:font-name-asian="Times New Roman" style:font-name-complex="Times New Roman"/>
    </style:style>
    <style:style style:name="WW8Num29z2" style:family="text">
      <style:text-properties style:font-name="Wingdings" style:font-name-complex="Wingdings"/>
    </style:style>
    <style:style style:name="WW8Num29z4" style:family="text">
      <style:text-properties style:font-name="Courier New" style:font-name-complex="Courier New"/>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Wingdings"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Symbol" style:font-name-complex="Symbol"/>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6z0" style:family="text">
      <style:text-properties style:font-name="Symbol" style:font-name-complex="Symbol"/>
    </style:style>
    <style:style style:name="WW8Num56z1" style:family="text">
      <style:text-properties style:font-name="Times New Roman" style:font-name-asian="Times New Roman" style:font-name-complex="Times New Roman"/>
    </style:style>
    <style:style style:name="WW8Num56z2" style:family="text">
      <style:text-properties style:font-name="Wingdings" style:font-name-complex="Wingdings"/>
    </style:style>
    <style:style style:name="WW8Num56z4" style:family="text">
      <style:text-properties style:font-name="Courier New" style:font-name-complex="Courier New"/>
    </style:style>
    <style:style style:name="WW8Num57z0" style:family="text">
      <style:text-properties style:font-name="Symbol" style:font-name-complex="Symbol"/>
    </style:style>
    <style:style style:name="WW8Num57z1" style:family="text">
      <style:text-properties style:font-name="Times New Roman" style:font-name-asian="Times New Roman" style:font-name-complex="Times New Roman"/>
    </style:style>
    <style:style style:name="WW8Num57z2" style:family="text">
      <style:text-properties style:font-name="Wingdings" style:font-name-complex="Wingdings"/>
    </style:style>
    <style:style style:name="WW8Num57z4" style:family="text">
      <style:text-properties style:font-name="Courier New" style:font-name-complex="Courier New"/>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binhood PolicyEngine</dc:title>
    <meta:initial-creator>leibovicit</meta:initial-creator>
    <meta:creation-date>2011-08-23T13:46:00</meta:creation-date>
    <dc:creator>LEIBOVICI Thomas </dc:creator>
    <dc:date>2014-03-19T15:27:55</dc:date>
    <meta:print-date>2013-07-18T15:01:00</meta:print-date>
    <meta:editing-cycles>842</meta:editing-cycles>
    <meta:editing-duration>P1DT14H44M39S</meta:editing-duration>
    <meta:generator>LibreOffice/4.0.4.2$Linux_X86_64 LibreOffice_project/400m0$Build-2</meta:generator>
    <meta:document-statistic meta:table-count="1" meta:image-count="3" meta:object-count="0" meta:page-count="46" meta:paragraph-count="1355" meta:word-count="13304" meta:character-count="87559" meta:non-whitespace-character-count="72335"/>
    <meta:user-defined meta:name="Info 1"/>
    <meta:user-defined meta:name="Info 2"/>
    <meta:user-defined meta:name="Info 3"/>
    <meta:user-defined meta:name="Info 4"/>
  </office:meta>
</office:document-meta>
</file>